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C00000089175A76BA0EBE6DDB.png" manifest:media-type="image/png"/>
  <manifest:file-entry manifest:full-path="Pictures/100000000000002100000089A427B9F272FB78D9.png" manifest:media-type="image/png"/>
  <manifest:file-entry manifest:full-path="Pictures/100000000000044A00000035BC78BD02107CC8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Standard">
      <style:paragraph-properties fo:orphans="0" fo:widows="0"/>
      <style:text-properties fo:font-size="1pt" style:font-size-asian="1pt" style:font-size-complex="1pt"/>
    </style:style>
    <style:style style:name="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7cm" style:type="right"/>
        </style:tab-stops>
      </style:paragraph-properties>
    </style:style>
    <style:style style:name="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35cm" style:type="right"/>
        </style:tab-stops>
      </style:paragraph-properties>
    </style:style>
    <style:style style:name="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7cm" style:type="right"/>
        </style:tab-stops>
      </style:paragraph-properties>
    </style:style>
    <style:style style:name="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3cm" style:type="right"/>
        </style:tab-stops>
      </style:paragraph-properties>
    </style:style>
    <style:style style:name="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64cm" style:type="right"/>
        </style:tab-stops>
      </style:paragraph-properties>
    </style:style>
    <style:style style:name="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6cm" style:type="right"/>
        </style:tab-stops>
      </style:paragraph-properties>
    </style:style>
    <style:style style:name="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1cm" style:type="right"/>
        </style:tab-stops>
      </style:paragraph-properties>
    </style:style>
    <style:style style:name="P11" style:family="paragraph" style:parent-style-name="Standard">
      <style:paragraph-properties fo:orphans="0" fo:widows="0"/>
    </style:style>
    <style:style style:name="P12" style:family="paragraph" style:parent-style-name="Frame_20_contents">
      <style:paragraph-properties fo:orphans="0" fo:widows="0"/>
    </style:style>
    <style:style style:name="P13" style:family="paragraph" style:parent-style-name="Body_20_text_20__28_14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6"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0cm" fo:margin-top="0cm" fo:margin-bottom="0.829cm" style:contextual-spacing="false" fo:keep-together="auto" fo:orphans="0" fo:widows="0" fo:text-indent="0cm" style:auto-text-indent="false" fo:background-color="transparent" fo:keep-with-next="auto" style:writing-mode="lr-tb"/>
    </style:style>
    <style:style style:name="P19" style:family="paragraph" style:parent-style-name="Body_20_text_20__28_4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style>
    <style:style style:name="P20" style:family="paragraph" style:parent-style-name="Body_20_text_20__28_5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style>
    <style:style style:name="P21"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22" style:family="paragraph" style:parent-style-name="Body_20_text_20__28_1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23" style:family="paragraph" style:parent-style-name="Body_20_text_20__28_2_29_">
      <loext:graphic-properties draw:fill="none" draw:fill-color="#ffffff"/>
      <style:paragraph-properties fo:margin-left="0cm" fo:margin-right="0.282cm" fo:margin-top="0cm" fo:margin-bottom="0cm" style:contextual-spacing="false" fo:keep-together="auto" fo:orphans="0" fo:widows="0" fo:text-indent="0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318cm" fo:margin-right="0.247cm" fo:margin-top="0cm" fo:margin-bottom="0cm" style:contextual-spacing="false" fo:keep-together="auto" fo:orphans="0" fo:widows="0" fo:text-indent="0cm" style:auto-text-indent="false" fo:background-color="transparent" fo:keep-with-next="auto" style:writing-mode="lr-tb"/>
    </style:style>
    <style:style style:name="P2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 style:position="4.664cm"/>
          <style:tab-stop style:position="6.496cm" style:type="right"/>
        </style:tab-stops>
      </style:paragraph-properties>
    </style:style>
    <style:style style:name="P2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 style:position="4.658cm"/>
        </style:tab-stops>
      </style:paragraph-properties>
    </style:style>
    <style:style style:name="P2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2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29"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 style:position="7.204cm" style:type="right"/>
        </style:tab-stops>
      </style:paragraph-properties>
    </style:style>
    <style:style style:name="P30"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3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16cm"/>
        </style:tab-stops>
      </style:paragraph-properties>
    </style:style>
    <style:style style:name="P3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 style:position="4.641cm"/>
          <style:tab-stop style:position="10.756cm" style:type="right"/>
        </style:tab-stops>
      </style:paragraph-properties>
    </style:style>
    <style:style style:name="P3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3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35"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3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3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3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 style:position="6.175cm" style:type="center"/>
          <style:tab-stop style:position="6.909cm" style:type="center"/>
        </style:tab-stops>
      </style:paragraph-properties>
    </style:style>
    <style:style style:name="P3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 style:position="6.608cm" style:type="center"/>
        </style:tab-stops>
      </style:paragraph-properties>
    </style:style>
    <style:style style:name="P4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7.05cm" style:type="right"/>
        </style:tab-stops>
      </style:paragraph-properties>
    </style:style>
    <style:style style:name="P4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4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4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503cm" style:type="center"/>
        </style:tab-stops>
      </style:paragraph-properties>
    </style:style>
    <style:style style:name="P4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503cm" style:type="center"/>
          <style:tab-stop style:position="7.195cm" style:type="right"/>
        </style:tab-stops>
      </style:paragraph-properties>
    </style:style>
    <style:style style:name="P4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059cm" style:type="center"/>
          <style:tab-stop style:position="6.525cm" style:type="center"/>
        </style:tab-stops>
      </style:paragraph-properties>
    </style:style>
    <style:style style:name="P4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5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 style:position="4.747cm" style:type="right"/>
          <style:tab-stop style:position="7.237cm" style:type="right"/>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 style:position="4.99cm"/>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cm"/>
          <style:tab-stop style:position="4.187cm"/>
        </style:tab-stops>
      </style:paragraph-properties>
    </style:style>
    <style:style style:name="P5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 style:position="5.897cm" style:type="right"/>
          <style:tab-stop style:position="7.071cm" style:type="right"/>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 style:position="7.071cm" style:type="right"/>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 style:position="4.683cm" style:type="center"/>
          <style:tab-stop style:position="5.489cm" style:type="center"/>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 style:position="4.678cm" style:type="center"/>
          <style:tab-stop style:position="5.489cm" style:type="center"/>
          <style:tab-stop style:position="7.119cm" style:type="right"/>
        </style:tab-stops>
      </style:paragraph-properties>
    </style:style>
    <style:style style:name="P5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5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6.883cm" style:type="right"/>
        </style:tab-stops>
      </style:paragraph-properties>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46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58cm"/>
        </style:tab-stops>
      </style:paragraph-properties>
    </style:style>
    <style:style style:name="P6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6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 style:position="6.941cm" style:type="center"/>
        </style:tab-stops>
      </style:paragraph-properties>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6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66"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style>
    <style:style style:name="P67"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s>
      </style:paragraph-properties>
    </style:style>
    <style:style style:name="P6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6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style>
    <style:style style:name="P7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7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7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cm"/>
        </style:tab-stops>
      </style:paragraph-properties>
    </style:style>
    <style:style style:name="P7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7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5cm"/>
        </style:tab-stops>
      </style:paragraph-properties>
    </style:style>
    <style:style style:name="P75"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59cm"/>
        </style:tab-stops>
      </style:paragraph-properties>
    </style:style>
    <style:style style:name="P76"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76cm"/>
        </style:tab-stops>
      </style:paragraph-properties>
    </style:style>
    <style:style style:name="P77"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7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5cm"/>
        </style:tab-stops>
      </style:paragraph-properties>
    </style:style>
    <style:style style:name="P7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80" style:family="paragraph" style:parent-style-name="Table_20_of_20_contents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8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8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s>
      </style:paragraph-properties>
    </style:style>
    <style:style style:name="P8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8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4cm"/>
        </style:tab-stops>
      </style:paragraph-properties>
    </style:style>
    <style:style style:name="P8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58cm"/>
        </style:tab-stops>
      </style:paragraph-properties>
    </style:style>
    <style:style style:name="P86"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5cm"/>
        </style:tab-stops>
      </style:paragraph-properties>
    </style:style>
    <style:style style:name="P87"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381cm"/>
          <style:tab-stop style:position="0.864cm"/>
          <style:tab-stop style:position="1.854cm" style:leader-style="solid" style:leader-text="_"/>
          <style:tab-stop style:position="2.134cm" style:leader-style="solid" style:leader-text="_"/>
          <style:tab-stop style:position="4.636cm"/>
        </style:tab-stops>
      </style:paragraph-properties>
    </style:style>
    <style:style style:name="P88" style:family="paragraph" style:parent-style-name="Body_20_text_20__28_1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s>
      </style:paragraph-properties>
    </style:style>
    <style:style style:name="P8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90" style:family="paragraph" style:parent-style-name="Body_20_text_20__28_2_29_">
      <loext:graphic-properties draw:fill="none" draw:fill-color="#ffffff"/>
      <style:paragraph-properties fo:margin-left="0cm" fo:margin-right="7.902cm" fo:margin-top="0cm" fo:margin-bottom="0cm" style:contextual-spacing="false" fo:line-height="0.374cm" fo:keep-together="auto" fo:orphans="0" fo:widows="0" fo:text-indent="0cm" style:auto-text-indent="false" fo:background-color="transparent" fo:keep-with-next="auto" style:writing-mode="lr-tb"/>
    </style:style>
    <style:style style:name="P9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cm"/>
          <style:tab-stop style:position="6.426cm" style:type="right"/>
          <style:tab-stop style:position="7.073cm" style:type="right"/>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cm"/>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cm"/>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cm"/>
          <style:tab-stop style:position="4.658cm"/>
        </style:tab-stops>
      </style:paragraph-properties>
    </style:style>
    <style:style style:name="P9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s>
      </style:paragraph-properties>
    </style:style>
    <style:style style:name="P96"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s>
      </style:paragraph-properties>
    </style:style>
    <style:style style:name="P97"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119cm"/>
        </style:tab-stops>
      </style:paragraph-properties>
    </style:style>
    <style:style style:name="P9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235cm"/>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147cm"/>
          <style:tab-stop style:position="7.165cm" style:type="right"/>
        </style:tab-stops>
      </style:paragraph-properties>
    </style:style>
    <style:style style:name="P10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096cm"/>
          <style:tab-stop style:position="7.165cm" style:type="right"/>
        </style:tab-stops>
      </style:paragraph-properties>
    </style:style>
    <style:style style:name="P10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4.893cm" style:type="right"/>
          <style:tab-stop style:position="5.223cm"/>
          <style:tab-stop style:position="7.165cm" style:type="right"/>
        </style:tab-stops>
      </style:paragraph-properties>
    </style:style>
    <style:style style:name="P10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2cm"/>
          <style:tab-stop style:position="5.542cm" style:type="center"/>
          <style:tab-stop style:position="6.398cm" style:type="center"/>
          <style:tab-stop style:position="7.133cm" style:type="right"/>
        </style:tab-stops>
      </style:paragraph-properties>
    </style:style>
    <style:style style:name="P10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2cm"/>
          <style:tab-stop style:position="7.133cm" style:type="right"/>
        </style:tab-stops>
      </style:paragraph-properties>
    </style:style>
    <style:style style:name="P10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s>
      </style:paragraph-properties>
    </style:style>
    <style:style style:name="P105"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s>
      </style:paragraph-properties>
    </style:style>
    <style:style style:name="P10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 style:position="6.724cm" style:type="right"/>
        </style:tab-stops>
      </style:paragraph-properties>
    </style:style>
    <style:style style:name="P107"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 style:position="5.595cm" style:type="center"/>
          <style:tab-stop style:position="6.452cm" style:type="center"/>
          <style:tab-stop style:position="7.331cm" style:type="right"/>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 style:position="5.198cm"/>
          <style:tab-stop style:position="6.271cm"/>
          <style:tab-stop style:position="7.31cm" style:type="right"/>
        </style:tab-stops>
      </style:paragraph-properties>
    </style:style>
    <style:style style:name="P10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 style:position="5.166cm"/>
          <style:tab-stop style:position="6.239cm"/>
          <style:tab-stop style:position="6.727cm" style:type="center"/>
        </style:tab-stops>
      </style:paragraph-properties>
    </style:style>
    <style:style style:name="P110"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6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5cm"/>
          <style:tab-stop style:position="7.036cm" style:type="right"/>
        </style:tab-stops>
      </style:paragraph-properties>
    </style:style>
    <style:style style:name="P112"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67cm"/>
          <style:tab-stop style:position="5.521cm"/>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28cm"/>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503cm" style:type="center"/>
          <style:tab-stop style:position="7.195cm" style:type="right"/>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23cm"/>
          <style:tab-stop style:position="6.509cm" style:type="right"/>
          <style:tab-stop style:position="7.195cm" style:type="right"/>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235cm"/>
          <style:tab-stop style:position="7.195cm" style:type="right"/>
        </style:tab-stops>
      </style:paragraph-properties>
    </style:style>
    <style:style style:name="P11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3cm"/>
          <style:tab-stop style:position="4.747cm" style:type="right"/>
          <style:tab-stop style:position="5.278cm" style:type="center"/>
          <style:tab-stop style:position="6.121cm" style:type="center"/>
          <style:tab-stop style:position="6.742cm" style:type="center"/>
        </style:tab-stops>
      </style:paragraph-properties>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6cm"/>
          <style:tab-stop style:position="6.712cm" style:type="center"/>
        </style:tab-stops>
      </style:paragraph-properties>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6cm"/>
          <style:tab-stop style:position="5.68cm" style:type="center"/>
          <style:tab-stop style:position="7.235cm" style:type="right"/>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4cm"/>
          <style:tab-stop style:position="5.025cm" style:type="right"/>
          <style:tab-stop style:position="5.517cm" style:type="center"/>
          <style:tab-stop style:position="6.392cm"/>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 style:position="7.071cm" style:type="right"/>
        </style:tab-stops>
      </style:paragraph-properties>
    </style:style>
    <style:style style:name="P12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 style:position="5.159cm"/>
          <style:tab-stop style:position="6.207cm" style:type="center"/>
          <style:tab-stop style:position="6.588cm" style:type="center"/>
        </style:tab-stops>
      </style:paragraph-properties>
    </style:style>
    <style:style style:name="P12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 style:position="5.154cm"/>
          <style:tab-stop style:position="7.119cm" style:type="right"/>
        </style:tab-stops>
      </style:paragraph-properties>
    </style:style>
    <style:style style:name="P12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3cm"/>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4cm"/>
        </style:tab-stops>
      </style:paragraph-properties>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7cm"/>
        </style:tab-stops>
      </style:paragraph-properties>
    </style:style>
    <style:style style:name="P12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 style:position="6.941cm" style:type="center"/>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s>
      </style:paragraph-properties>
    </style:style>
    <style:style style:name="P13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9cm"/>
        </style:tab-stops>
      </style:paragraph-properties>
    </style:style>
    <style:style style:name="P13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1cm"/>
        </style:tab-stops>
      </style:paragraph-properties>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 style:position="5.909cm" style:type="right"/>
          <style:tab-stop style:position="6.265cm" style:type="center"/>
          <style:tab-stop style:position="7.131cm" style:type="right"/>
        </style:tab-stops>
      </style:paragraph-properties>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 style:position="5.909cm" style:type="right"/>
          <style:tab-stop style:position="6.271cm" style:type="center"/>
          <style:tab-stop style:position="7.131cm" style:type="right"/>
        </style:tab-stops>
      </style:paragraph-properties>
    </style:style>
    <style:style style:name="P134"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135" style:family="paragraph" style:parent-style-name="Footnote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136"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137"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loext:graphic-properties draw:fill="none" draw:fill-color="#ffffff"/>
      <style:paragraph-properties fo:margin-left="0cm" fo:margin-right="0cm" fo:margin-top="0cm" fo:margin-bottom="0.282cm" style:contextual-spacing="false" fo:line-height="0.374cm" fo:text-align="start"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loext:graphic-properties draw:fill="none" draw:fill-color="#ffffff"/>
      <style:paragraph-properties fo:margin-left="0cm" fo:margin-right="0cm" fo:margin-top="0cm" fo:margin-bottom="0.247cm" style:contextual-spacing="false" fo:line-height="0.374cm" fo:text-align="start" style:justify-single-word="false" fo:keep-together="auto" fo:orphans="0" fo:widows="0" fo:text-indent="0cm" style:auto-text-indent="false" fo:background-color="transparent" fo:keep-with-next="auto" style:writing-mode="lr-tb"/>
    </style:style>
    <style:style style:name="P140" style:family="paragraph" style:parent-style-name="Body_20_text_20__28_2_29_">
      <loext:graphic-properties draw:fill="none" draw:fill-color="#ffffff"/>
      <style:paragraph-properties fo:margin-left="0cm" fo:margin-right="0cm" fo:margin-top="0cm" fo:margin-bottom="0.762cm" style:contextual-spacing="false" fo:line-height="0.374cm" fo:text-align="start" style:justify-single-word="false" fo:keep-together="auto" fo:orphans="0" fo:widows="0" fo:text-indent="0cm" style:auto-text-indent="false" fo:background-color="transparent" fo:keep-with-next="auto" style:writing-mode="lr-tb"/>
    </style:style>
    <style:style style:name="P141" style:family="paragraph" style:parent-style-name="Body_20_text_20__28_2_29_">
      <loext:graphic-properties draw:fill="none" draw:fill-color="#ffffff"/>
      <style:paragraph-properties fo:margin-left="0cm" fo:margin-right="0cm" fo:margin-top="0cm" fo:margin-bottom="0.212cm" style:contextual-spacing="false" fo:line-height="0.374cm" fo:text-align="start" style:justify-single-word="false" fo:keep-together="auto" fo:orphans="0" fo:widows="0" fo:text-indent="0cm" style:auto-text-indent="false" fo:background-color="transparent" fo:keep-with-next="auto" style:writing-mode="lr-tb"/>
    </style:style>
    <style:style style:name="P142" style:family="paragraph" style:parent-style-name="Body_20_text_20__28_2_29_">
      <loext:graphic-properties draw:fill="none" draw:fill-color="#ffffff"/>
      <style:paragraph-properties fo:margin-left="0.318cm" fo:margin-right="0cm" fo:margin-top="0cm" fo:margin-bottom="0.247cm" style:contextual-spacing="false" fo:line-height="0.374cm" fo:text-align="start" style:justify-single-word="false" fo:keep-together="auto" fo:orphans="0" fo:widows="0" fo:text-indent="-0.318cm" style:auto-text-indent="false" fo:background-color="transparent" fo:keep-with-next="auto" style:writing-mode="lr-tb"/>
    </style:style>
    <style:style style:name="P143" style:family="paragraph" style:parent-style-name="Body_20_text_20__28_2_29_">
      <loext:graphic-properties draw:fill="none" draw:fill-color="#ffffff"/>
      <style:paragraph-properties fo:margin-left="0.318cm" fo:margin-right="5.433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loext:graphic-properties draw:fill="none" draw:fill-color="#ffffff"/>
      <style:paragraph-properties fo:margin-left="0cm" fo:margin-right="5.53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loext:graphic-properties draw:fill="none" draw:fill-color="#ffffff"/>
      <style:paragraph-properties fo:margin-left="0.282cm" fo:margin-right="0cm" fo:margin-top="0cm" fo:margin-bottom="0.252cm" style:contextual-spacing="false" fo:line-height="0.374cm" fo:text-align="start" style:justify-single-word="false" fo:keep-together="auto" fo:orphans="0" fo:widows="0" fo:text-indent="0cm" style:auto-text-indent="false" fo:background-color="transparent" fo:keep-with-next="auto" style:writing-mode="lr-tb"/>
    </style:style>
    <style:style style:name="P146" style:family="paragraph" style:parent-style-name="Body_20_text_20__28_2_29_">
      <loext:graphic-properties draw:fill="none" draw:fill-color="#ffffff"/>
      <style:paragraph-properties fo:margin-left="0.318cm" fo:margin-right="5.151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47" style:family="paragraph" style:parent-style-name="Body_20_text_20__28_2_29_">
      <loext:graphic-properties draw:fill="none" draw:fill-color="#ffffff"/>
      <style:paragraph-properties fo:margin-left="0cm" fo:margin-right="4.4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48" style:family="paragraph" style:parent-style-name="Body_20_text_20__28_2_29_">
      <loext:graphic-properties draw:fill="none" draw:fill-color="#ffffff"/>
      <style:paragraph-properties fo:margin-left="0cm" fo:margin-right="5.856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149" style:family="paragraph" style:parent-style-name="Body_20_text_20__28_2_29_">
      <loext:graphic-properties draw:fill="none" draw:fill-color="#ffffff"/>
      <style:paragraph-properties fo:margin-left="0cm" fo:margin-right="5.00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15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3"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4"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5" style:family="paragraph" style:parent-style-name="Body_20_text_20__28_6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6"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157" style:family="paragraph" style:parent-style-name="Body_20_text_20__28_2_29_">
      <loext:graphic-properties draw:fill="none" draw:fill-color="#ffffff"/>
      <style:paragraph-properties fo:margin-left="0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style>
    <style:style style:name="P158"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59" style:family="paragraph" style:parent-style-name="Body_20_text_20__28_2_29_">
      <loext:graphic-properties draw:fill="none" draw:fill-color="#ffffff"/>
      <style:paragraph-properties fo:margin-left="0cm" fo:margin-right="0cm" fo:margin-top="0cm" fo:margin-bottom="0.171cm" style:contextual-spacing="false" fo:text-align="start" style:justify-single-word="false" fo:keep-together="auto" fo:orphans="0" fo:widows="0" fo:text-indent="0cm" style:auto-text-indent="false" fo:background-color="transparent" fo:keep-with-next="auto" style:writing-mode="lr-tb"/>
    </style:style>
    <style:style style:name="P160" style:family="paragraph" style:parent-style-name="Body_20_text_20__28_4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style>
    <style:style style:name="P161" style:family="paragraph" style:parent-style-name="Body_20_text_20__28_2_29_">
      <loext:graphic-properties draw:fill="none" draw:fill-color="#ffffff"/>
      <style:paragraph-properties fo:margin-left="0.318cm" fo:margin-right="5.43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2" style:family="paragraph" style:parent-style-name="Body_20_text_20__28_2_29_">
      <loext:graphic-properties draw:fill="none" draw:fill-color="#ffffff"/>
      <style:paragraph-properties fo:margin-left="0.282cm" fo:margin-right="5.292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282cm" fo:margin-right="0cm" fo:margin-top="0cm" fo:margin-bottom="0.277cm" style:contextual-spacing="false" fo:text-align="start"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98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5.53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167"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168"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169"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170" style:family="paragraph" style:parent-style-name="Body_20_text_20__28_4_29_">
      <loext:graphic-properties draw:fill="none" draw:fill-color="#ffffff"/>
      <style:paragraph-properties fo:margin-left="0.529cm" fo:margin-right="0cm" fo:margin-top="0cm" fo:margin-bottom="0cm" style:contextual-spacing="false" fo:text-align="start" style:justify-single-word="false" fo:keep-together="auto" fo:orphans="0" fo:widows="0" fo:text-indent="-0.247cm" style:auto-text-indent="false" fo:background-color="transparent" fo:keep-with-next="auto" style:writing-mode="lr-tb"/>
    </style:style>
    <style:style style:name="P171" style:family="paragraph" style:parent-style-name="Body_20_text_20__28_6_29_">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3.216cm"/>
        </style:tab-stops>
      </style:paragraph-properties>
    </style:style>
    <style:style style:name="P172" style:family="paragraph" style:parent-style-name="Body_20_text_20__28_9_29_">
      <loext:graphic-properties draw:fill="none" draw:fill-color="#ffffff"/>
      <style:paragraph-properties fo:margin-left="0.423cm" fo:margin-right="6.95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3.766cm"/>
        </style:tab-stops>
      </style:paragraph-properties>
    </style:style>
    <style:style style:name="P173" style:family="paragraph" style:parent-style-name="Footnote_20__28_user_29_">
      <loext:graphic-properties draw:fill="none" draw:fill-color="#ffffff"/>
      <style:paragraph-properties fo:margin-left="0cm" fo:margin-right="0.74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74" style:family="paragraph" style:parent-style-name="Heading_20__23_2">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17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0cm" fo:margin-top="0cm" fo:margin-bottom="0.834cm" style:contextual-spacing="false" fo:line-height="0.332cm"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cm" fo:margin-top="0cm" fo:margin-bottom="0.217cm" style:contextual-spacing="false" fo:line-height="0.332cm" fo:keep-together="auto" fo:orphans="0" fo:widows="0" fo:text-indent="0cm" style:auto-text-indent="false" fo:background-color="transparent" fo:keep-with-next="auto" style:writing-mode="lr-tb"/>
    </style:style>
    <style:style style:name="P178" style:family="paragraph" style:parent-style-name="Body_20_text_20__28_2_29_">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179" style:family="paragraph" style:parent-style-name="Body_20_text_20__28_2_29_">
      <loext:graphic-properties draw:fill="none" draw:fill-color="#ffffff"/>
      <style:paragraph-properties fo:margin-left="0cm" fo:margin-right="0cm" fo:margin-top="0cm" fo:margin-bottom="0.178cm" style:contextual-spacing="false" fo:line-height="0.332cm" fo:keep-together="auto" fo:orphans="0" fo:widows="0" fo:text-indent="0cm" style:auto-text-indent="false" fo:background-color="transparent" fo:keep-with-next="auto" style:writing-mode="lr-tb"/>
    </style:style>
    <style:style style:name="P180" style:family="paragraph" style:parent-style-name="Body_20_text_20__28_2_29_">
      <loext:graphic-properties draw:fill="none" draw:fill-color="#ffffff"/>
      <style:paragraph-properties fo:margin-left="0cm" fo:margin-right="0cm" fo:margin-top="0cm" fo:margin-bottom="0.141cm" style:contextual-spacing="false" fo:line-height="0.332cm" fo:keep-together="auto" fo:orphans="0" fo:widows="0" fo:text-indent="0cm" style:auto-text-indent="false" fo:background-color="transparent" fo:keep-with-next="auto" style:writing-mode="lr-tb"/>
    </style:style>
    <style:style style:name="P181" style:family="paragraph" style:parent-style-name="Body_20_text_20__28_2_29_">
      <loext:graphic-properties draw:fill="none" draw:fill-color="#ffffff"/>
      <style:paragraph-properties fo:margin-left="0.353cm" fo:margin-right="0cm" fo:margin-top="0cm" fo:margin-bottom="0.213cm" style:contextual-spacing="false" fo:line-height="0.332cm" fo:keep-together="auto" fo:orphans="0" fo:widows="0" fo:text-indent="0cm" style:auto-text-indent="false" fo:background-color="transparent" fo:keep-with-next="auto" style:writing-mode="lr-tb"/>
    </style:style>
    <style:style style:name="P182" style:family="paragraph" style:parent-style-name="Body_20_text_20__28_6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119cm"/>
        </style:tab-stops>
      </style:paragraph-properties>
    </style:style>
    <style:style style:name="P184"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s>
      </style:paragraph-properties>
    </style:style>
    <style:style style:name="P18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097cm"/>
        </style:tab-stops>
      </style:paragraph-properties>
    </style:style>
    <style:style style:name="P186"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style>
    <style:style style:name="P187"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188" style:family="paragraph" style:parent-style-name="Body_20_text_20__28_2_29_">
      <loext:graphic-properties draw:fill="none" draw:fill-color="#ffffff"/>
      <style:paragraph-properties fo:margin-left="0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style>
    <style:style style:name="P189" style:family="paragraph" style:parent-style-name="Body_20_text_20__28_2_29_">
      <loext:graphic-properties draw:fill="none" draw:fill-color="#ffffff"/>
      <style:paragraph-properties fo:margin-left="0cm" fo:margin-right="0cm" fo:margin-top="0cm" fo:margin-bottom="0.213cm" style:contextual-spacing="false" fo:line-height="0.332cm" fo:text-align="start" style:justify-single-word="false" fo:keep-together="auto" fo:orphans="0" fo:widows="0" fo:text-indent="0cm" style:auto-text-indent="false" fo:background-color="transparent" fo:keep-with-next="auto" style:writing-mode="lr-tb"/>
    </style:style>
    <style:style style:name="P190" style:family="paragraph" style:parent-style-name="Body_20_text_20__28_2_29_">
      <loext:graphic-properties draw:fill="none" draw:fill-color="#ffffff"/>
      <style:paragraph-properties fo:margin-left="0cm" fo:margin-right="0cm" fo:margin-top="0cm" fo:margin-bottom="0.268cm" style:contextual-spacing="false" fo:line-height="0.4cm" fo:keep-together="auto" fo:orphans="0" fo:widows="0" fo:text-indent="0cm" style:auto-text-indent="false" fo:background-color="transparent" fo:keep-with-next="auto" style:writing-mode="lr-tb"/>
    </style:style>
    <style:style style:name="P191" style:family="paragraph" style:parent-style-name="Body_20_text_20__28_2_29_">
      <loext:graphic-properties draw:fill="none" draw:fill-color="#ffffff"/>
      <style:paragraph-properties fo:margin-left="0.318cm" fo:margin-right="0.388cm" fo:margin-top="0cm" fo:margin-bottom="0.208cm" style:contextual-spacing="false" fo:line-height="0.4cm" fo:keep-together="auto" fo:orphans="0" fo:widows="0" fo:text-indent="0cm" style:auto-text-indent="false" fo:background-color="transparent" fo:keep-with-next="auto" style:writing-mode="lr-tb"/>
    </style:style>
    <style:style style:name="P192"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2.972cm"/>
        </style:tab-stops>
      </style:paragraph-properties>
    </style:style>
    <style:style style:name="P19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cm"/>
          <style:tab-stop style:position="6.426cm" style:type="right"/>
          <style:tab-stop style:position="7.073cm" style:type="right"/>
        </style:tab-stops>
      </style:paragraph-properties>
    </style:style>
    <style:style style:name="P19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4cm"/>
          <style:tab-stop style:position="4.893cm" style:type="right"/>
          <style:tab-stop style:position="5.281cm"/>
          <style:tab-stop style:position="6.553cm" style:type="right"/>
          <style:tab-stop style:position="7.165cm" style:type="right"/>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 style:position="5.542cm" style:type="center"/>
          <style:tab-stop style:position="6.373cm" style:type="center"/>
        </style:tab-stops>
      </style:paragraph-properties>
    </style:style>
    <style:style style:name="P19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 style:position="5.542cm" style:type="center"/>
          <style:tab-stop style:position="7.133cm" style:type="right"/>
        </style:tab-stops>
      </style:paragraph-properties>
    </style:style>
    <style:style style:name="P197"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25cm"/>
          <style:tab-stop style:position="6.724cm" style:type="right"/>
          <style:tab-stop style:position="7.331cm" style:type="right"/>
        </style:tab-stops>
      </style:paragraph-properties>
    </style:style>
    <style:style style:name="P19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28cm"/>
        </style:tab-stops>
      </style:paragraph-properties>
    </style:style>
    <style:style style:name="P19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 style:position="5.286cm"/>
          <style:tab-stop style:position="6.405cm" style:type="center"/>
          <style:tab-stop style:position="7.283cm" style:type="center"/>
        </style:tab-stops>
      </style:paragraph-properties>
    </style:style>
    <style:style style:name="P200"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s>
      </style:paragraph-properties>
    </style:style>
    <style:style style:name="P201"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44cm"/>
        </style:tab-stops>
      </style:paragraph-properties>
    </style:style>
    <style:style style:name="P20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9cm"/>
          <style:tab-stop style:position="5.147cm" style:type="center"/>
          <style:tab-stop style:position="6.246cm"/>
          <style:tab-stop style:position="6.696cm" style:type="center"/>
        </style:tab-stops>
      </style:paragraph-properties>
    </style:style>
    <style:style style:name="P203" style:family="paragraph" style:parent-style-name="Body_20_text_20__28_2_29_">
      <loext:graphic-properties draw:fill="none" draw:fill-color="#ffffff"/>
      <style:paragraph-properties fo:margin-left="0cm" fo:margin-right="0cm" fo:margin-top="0cm" fo:margin-bottom="0.242cm" style:contextual-spacing="false" fo:line-height="0.381cm" fo:keep-together="auto" fo:orphans="0" fo:widows="0" fo:text-indent="0cm" style:auto-text-indent="false" fo:background-color="transparent" fo:keep-with-next="auto" style:writing-mode="lr-tb">
        <style:tab-stops>
          <style:tab-stop style:position="2.949cm"/>
        </style:tab-stops>
      </style:paragraph-properties>
    </style:style>
    <style:style style:name="P204"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s>
      </style:paragraph-properties>
    </style:style>
    <style:style style:name="P205"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4cm"/>
        </style:tab-stops>
      </style:paragraph-properties>
    </style:style>
    <style:style style:name="P206"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25cm"/>
        </style:tab-stops>
      </style:paragraph-properties>
    </style:style>
    <style:style style:name="P207"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423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423cm" fo:margin-right="0.247cm" fo:margin-top="0cm" fo:margin-bottom="0cm" style:contextual-spacing="false" fo:line-height="0.362cm" fo:keep-together="auto" fo:orphans="0" fo:widows="0" fo:text-indent="0cm" style:auto-text-indent="false" fo:background-color="transparent" fo:keep-with-next="auto" style:writing-mode="lr-tb"/>
    </style:style>
    <style:style style:name="P211" style:family="paragraph" style:parent-style-name="Body_20_text_20__28_2_29_">
      <loext:graphic-properties draw:fill="none" draw:fill-color="#ffffff"/>
      <style:paragraph-properties fo:margin-left="0.459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212" style:family="paragraph" style:parent-style-name="Body_20_text_20__28_6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3cm"/>
        </style:tab-stops>
      </style:paragraph-properties>
    </style:style>
    <style:style style:name="P213" style:family="paragraph" style:parent-style-name="Body_20_text_20__28_2_29_">
      <loext:graphic-properties draw:fill="none" draw:fill-color="#ffffff"/>
      <style:paragraph-properties fo:margin-left="0cm" fo:margin-right="6.703cm" fo:margin-top="0cm" fo:margin-bottom="0.201cm" style:contextual-spacing="false" fo:line-height="0.362cm" fo:text-align="start" style:justify-single-word="false" fo:keep-together="auto" fo:orphans="0" fo:widows="0" fo:text-indent="0cm" style:auto-text-indent="false" fo:break-before="page" fo:background-color="transparent" fo:keep-with-next="auto" style:writing-mode="lr-tb"/>
    </style:style>
    <style:style style:name="P214" style:family="paragraph" style:parent-style-name="Body_20_text_20__28_2_29_">
      <loext:graphic-properties draw:fill="none" draw:fill-color="#ffffff"/>
      <style:paragraph-properties fo:margin-left="0cm" fo:margin-right="0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215"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216" style:family="paragraph" style:parent-style-name="Body_20_text_20__28_2_29_">
      <loext:graphic-properties draw:fill="none" draw:fill-color="#ffffff"/>
      <style:paragraph-properties fo:margin-left="0cm" fo:margin-right="0cm" fo:margin-top="0cm" fo:margin-bottom="0.171cm" style:contextual-spacing="false" fo:line-height="0.362cm" fo:text-align="start" style:justify-single-word="false" fo:keep-together="auto" fo:orphans="0" fo:widows="0" fo:text-indent="0cm" style:auto-text-indent="false" fo:background-color="transparent" fo:keep-with-next="auto" style:writing-mode="lr-tb"/>
    </style:style>
    <style:style style:name="P217" style:family="paragraph" style:parent-style-name="Body_20_text_20__28_2_29_">
      <loext:graphic-properties draw:fill="none" draw:fill-color="#ffffff"/>
      <style:paragraph-properties fo:margin-left="0cm" fo:margin-right="0cm" fo:margin-top="0cm" fo:margin-bottom="0.236cm" style:contextual-spacing="false" fo:line-height="0.362cm" fo:text-align="start" style:justify-single-word="false" fo:keep-together="auto" fo:orphans="0" fo:widows="0" fo:text-indent="0cm" style:auto-text-indent="false" fo:background-color="transparent" fo:keep-with-next="auto" style:writing-mode="lr-tb"/>
    </style:style>
    <style:style style:name="P218" style:family="paragraph" style:parent-style-name="Body_20_text_20__28_2_29_">
      <loext:graphic-properties draw:fill="none" draw:fill-color="#ffffff"/>
      <style:paragraph-properties fo:margin-left="0cm" fo:margin-right="5.08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219" style:family="paragraph" style:parent-style-name="Body_20_text_20__28_2_29_">
      <loext:graphic-properties draw:fill="none" draw:fill-color="#ffffff"/>
      <style:paragraph-properties fo:margin-left="0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style>
    <style:style style:name="P220"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tab-stops>
          <style:tab-stop style:position="3.119cm"/>
        </style:tab-stops>
      </style:paragraph-properties>
    </style:style>
    <style:style style:name="P221" style:family="paragraph" style:parent-style-name="Body_20_text_20__28_2_29_">
      <loext:graphic-properties draw:fill="none" draw:fill-color="#ffffff"/>
      <style:paragraph-properties fo:margin-left="0.318cm" fo:margin-right="2.011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222" style:family="paragraph" style:parent-style-name="Body_20_text_20__28_2_29_">
      <loext:graphic-properties draw:fill="none" draw:fill-color="#ffffff"/>
      <style:paragraph-properties fo:margin-left="0.318cm" fo:margin-right="0cm" fo:margin-top="0cm" fo:margin-bottom="0.425cm" style:contextual-spacing="false" fo:line-height="0.393cm" fo:text-align="start" style:justify-single-word="false" fo:keep-together="auto" fo:orphans="0" fo:widows="0" fo:text-indent="-0.318cm" style:auto-text-indent="false" fo:background-color="transparent" fo:keep-with-next="auto" style:writing-mode="lr-tb"/>
    </style:style>
    <style:style style:name="P223" style:family="paragraph" style:parent-style-name="Body_20_text_20__28_2_29_">
      <loext:graphic-properties draw:fill="none" draw:fill-color="#ffffff"/>
      <style:paragraph-properties fo:margin-left="0cm" fo:margin-right="0cm" fo:margin-top="0cm" fo:margin-bottom="0.187cm" style:contextual-spacing="false" fo:line-height="0.388cm" fo:keep-together="auto" fo:orphans="0" fo:widows="0" fo:text-indent="0cm" style:auto-text-indent="false" fo:background-color="transparent" fo:keep-with-next="auto" style:writing-mode="lr-tb"/>
    </style:style>
    <style:style style:name="P224"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 style:position="7.204cm" style:type="right"/>
        </style:tab-stops>
      </style:paragraph-properties>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 style:position="5.23cm"/>
          <style:tab-stop style:position="6.747cm" style:type="center"/>
        </style:tab-stops>
      </style:paragraph-properties>
    </style:style>
    <style:style style:name="P226"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s>
      </style:paragraph-properties>
    </style:style>
    <style:style style:name="P227"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s>
      </style:paragraph-properties>
    </style:style>
    <style:style style:name="P228" style:family="paragraph" style:parent-style-name="Body_20_text_20__28_6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s>
      </style:paragraph-properties>
    </style:style>
    <style:style style:name="P229"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25cm"/>
        </style:tab-stops>
      </style:paragraph-properties>
    </style:style>
    <style:style style:name="P230" style:family="paragraph" style:parent-style-name="Table_20_of_20_contents">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44cm"/>
          <style:tab-stop style:position="5.025cm" style:type="right"/>
          <style:tab-stop style:position="5.517cm" style:type="center"/>
          <style:tab-stop style:position="6.341cm"/>
          <style:tab-stop style:position="7.422cm" style:type="right"/>
        </style:tab-stops>
      </style:paragraph-properties>
    </style:style>
    <style:style style:name="P231" style:family="paragraph" style:parent-style-name="Body_20_text_20__28_2_29_">
      <loext:graphic-properties draw:fill="none" draw:fill-color="#ffffff"/>
      <style:paragraph-properties fo:margin-left="0.282cm" fo:margin-right="0cm" fo:margin-top="0cm" fo:margin-bottom="0.258cm" style:contextual-spacing="false" fo:line-height="0.388cm" fo:text-align="start" style:justify-single-word="false" fo:keep-together="auto" fo:orphans="0" fo:widows="0" fo:text-indent="0cm" style:auto-text-indent="false" fo:background-color="transparent" fo:keep-with-next="auto" style:writing-mode="lr-tb"/>
    </style:style>
    <style:style style:name="P232" style:family="paragraph" style:parent-style-name="Body_20_text_20__28_2_29_">
      <loext:graphic-properties draw:fill="none" draw:fill-color="#ffffff"/>
      <style:paragraph-properties fo:margin-left="0.388cm" fo:margin-right="0cm" fo:margin-top="0cm" fo:margin-bottom="0.222cm" style:contextual-spacing="false" fo:line-height="0.388cm" fo:text-align="start" style:justify-single-word="false" fo:keep-together="auto" fo:orphans="0" fo:widows="0" fo:text-indent="0cm" style:auto-text-indent="false" fo:background-color="transparent" fo:keep-with-next="auto" style:writing-mode="lr-tb"/>
    </style:style>
    <style:style style:name="P233" style:family="paragraph" style:parent-style-name="Body_20_text_20__28_2_29_">
      <loext:graphic-properties draw:fill="none" draw:fill-color="#ffffff"/>
      <style:paragraph-properties fo:margin-left="0cm" fo:margin-right="5.327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3.025cm"/>
        </style:tab-stops>
      </style:paragraph-properties>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2.905cm"/>
        </style:tab-stops>
      </style:paragraph-properties>
    </style:style>
    <style:style style:name="P235" style:family="paragraph" style:parent-style-name="Body_20_text_20__28_2_29_">
      <loext:graphic-properties draw:fill="none" draw:fill-color="#ffffff"/>
      <style:paragraph-properties fo:margin-left="0cm" fo:margin-right="0cm" fo:margin-top="0cm" fo:margin-bottom="0cm" style:contextual-spacing="false" fo:line-height="0.57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236" style:family="paragraph" style:parent-style-name="Body_20_text_20__28_2_29_">
      <loext:graphic-properties draw:fill="none" draw:fill-color="#ffffff"/>
      <style:paragraph-properties fo:margin-left="0cm" fo:margin-right="0cm" fo:margin-top="0cm" fo:margin-bottom="0cm" style:contextual-spacing="false" fo:line-height="0.406cm" fo:keep-together="auto" fo:orphans="0" fo:widows="0" fo:text-indent="0cm" style:auto-text-indent="false" fo:background-color="transparent" fo:keep-with-next="auto" style:writing-mode="lr-tb">
        <style:tab-stops>
          <style:tab-stop style:position="3.023cm"/>
        </style:tab-stops>
      </style:paragraph-properties>
    </style:style>
    <style:style style:name="P237" style:family="paragraph" style:parent-style-name="Body_20_text_20__28_2_29_">
      <loext:graphic-properties draw:fill="none" draw:fill-color="#ffffff"/>
      <style:paragraph-properties fo:margin-left="0cm" fo:margin-right="0.353cm" fo:margin-top="0cm" fo:margin-bottom="0.182cm" style:contextual-spacing="false" fo:line-height="0.406cm" fo:keep-together="auto" fo:orphans="0" fo:widows="0" fo:text-indent="0cm" style:auto-text-indent="false" fo:background-color="transparent" fo:keep-with-next="auto" style:writing-mode="lr-tb"/>
    </style:style>
    <style:style style:name="P238" style:family="paragraph" style:parent-style-name="Body_20_text_20__28_2_29_">
      <loext:graphic-properties draw:fill="none" draw:fill-color="#ffffff"/>
      <style:paragraph-properties fo:margin-left="0cm" fo:margin-right="9.06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239"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240" style:family="paragraph" style:parent-style-name="Body_20_text_20__28_4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7.126cm" fo:margin-top="0cm" fo:margin-bottom="0.157cm" style:contextual-spacing="false" fo:line-height="0.349cm" fo:text-align="start" style:justify-single-word="false" fo:keep-together="auto" fo:orphans="0" fo:widows="0" fo:text-indent="0cm" style:auto-text-indent="false" fo:background-color="transparent" fo:keep-with-next="auto" style:writing-mode="lr-tb"/>
    </style:style>
    <style:style style:name="P242" style:family="paragraph" style:parent-style-name="Body_20_text_20__28_2_29_">
      <loext:graphic-properties draw:fill="none" draw:fill-color="#ffffff"/>
      <style:paragraph-properties fo:margin-left="0cm" fo:margin-right="1.764cm" fo:margin-top="0cm" fo:margin-bottom="0cm" style:contextual-spacing="false" fo:line-height="0.349cm" fo:text-align="start" style:justify-single-word="false" fo:keep-together="auto" fo:orphans="0" fo:widows="0" fo:text-indent="0cm" style:auto-text-indent="false" fo:background-color="transparent" fo:keep-with-next="auto" style:writing-mode="lr-tb"/>
    </style:style>
    <style:style style:name="P243" style:family="paragraph" style:parent-style-name="Body_20_text_20__28_2_29_">
      <loext:graphic-properties draw:fill="none" draw:fill-color="#ffffff"/>
      <style:paragraph-properties fo:margin-left="0.318cm" fo:margin-right="0cm" fo:margin-top="0cm" fo:margin-bottom="0cm" style:contextual-spacing="false" fo:line-height="0.392cm" fo:keep-together="auto" fo:orphans="0" fo:widows="0" fo:text-indent="0cm" style:auto-text-indent="false" fo:background-color="transparent" fo:keep-with-next="auto" style:writing-mode="lr-tb"/>
    </style:style>
    <style:style style:name="P244" style:family="paragraph" style:parent-style-name="Body_20_text_20__28_2_29_">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style>
    <style:style style:name="P245" style:family="paragraph" style:parent-style-name="Body_20_text_20__28_2_29_">
      <loext:graphic-properties draw:fill="none" draw:fill-color="#ffffff"/>
      <style:paragraph-properties fo:margin-left="0cm" fo:margin-right="0cm" fo:margin-top="0cm" fo:margin-bottom="0.282cm" style:contextual-spacing="false" fo:line-height="0.42cm" fo:text-align="start" style:justify-single-word="false"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318cm" fo:margin-right="0cm" fo:margin-top="0cm" fo:margin-bottom="0cm" style:contextual-spacing="false" fo:line-height="0.42cm"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0cm" fo:margin-right="6.773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style>
    <style:style style:name="P248" style:family="paragraph" style:parent-style-name="Body_20_text_20__28_2_29_">
      <loext:graphic-properties draw:fill="none" draw:fill-color="#ffffff"/>
      <style:paragraph-properties fo:margin-left="0cm" fo:margin-right="0cm" fo:margin-top="0cm" fo:margin-bottom="0.161cm" style:contextual-spacing="false" fo:line-height="0.337cm" fo:text-align="start" style:justify-single-word="false"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0cm" fo:margin-right="0cm" fo:margin-top="0cm" fo:margin-bottom="0cm" style:contextual-spacing="false" fo:line-height="0.337cm" fo:keep-together="auto" fo:orphans="0" fo:widows="0" fo:text-indent="0cm" style:auto-text-indent="false" fo:background-color="transparent" fo:keep-with-next="auto" style:writing-mode="lr-tb">
        <style:tab-stops>
          <style:tab-stop style:position="11.862cm"/>
        </style:tab-stops>
      </style:paragraph-properties>
    </style:style>
    <style:style style:name="P250" style:family="paragraph" style:parent-style-name="Table_20_of_20_contents">
      <loext:graphic-properties draw:fill="none" draw:fill-color="#ffffff"/>
      <style:paragraph-properties fo:margin-left="0cm" fo:margin-right="0cm" fo:margin-top="0cm" fo:margin-bottom="0cm" style:contextual-spacing="false" fo:line-height="0.298cm" fo:keep-together="auto" fo:orphans="0" fo:widows="0" fo:text-indent="0cm" style:auto-text-indent="false" fo:background-color="transparent" fo:keep-with-next="auto" style:writing-mode="lr-tb">
        <style:tab-stops>
          <style:tab-stop style:position="11.264cm"/>
        </style:tab-stops>
      </style:paragraph-properties>
    </style:style>
    <style:style style:name="P251" style:family="paragraph" style:parent-style-name="Body_20_text_20__28_2_29_">
      <loext:graphic-properties draw:fill="none" draw:fill-color="#ffffff"/>
      <style:paragraph-properties fo:margin-left="0cm" fo:margin-right="0cm" fo:margin-top="0cm" fo:margin-bottom="0cm" style:contextual-spacing="false" fo:line-height="0.293cm" fo:keep-together="auto" fo:orphans="0" fo:widows="0" fo:text-indent="0cm" style:auto-text-indent="false" fo:background-color="transparent" fo:keep-with-next="auto" style:writing-mode="lr-tb">
        <style:tab-stops>
          <style:tab-stop style:position="3.036cm"/>
        </style:tab-stops>
      </style:paragraph-properties>
    </style:style>
    <style:style style:name="P252" style:family="paragraph" style:parent-style-name="Body_20_text_20__28_2_29_">
      <loext:graphic-properties draw:fill="none" draw:fill-color="#ffffff"/>
      <style:paragraph-properties fo:margin-left="0cm" fo:margin-right="0cm" fo:margin-top="0cm" fo:margin-bottom="0.182cm" style:contextual-spacing="false" fo:line-height="0.325cm" fo:text-align="start" style:justify-single-word="false" fo:keep-together="auto" fo:orphans="0" fo:widows="0" fo:text-indent="0cm" style:auto-text-indent="false" fo:background-color="transparent" fo:keep-with-next="auto" style:writing-mode="lr-tb"/>
    </style:style>
    <style:style style:name="P253" style:family="paragraph" style:parent-style-name="Body_20_text_20__28_2_29_">
      <loext:graphic-properties draw:fill="none" draw:fill-color="#ffffff"/>
      <style:paragraph-properties fo:margin-left="0cm" fo:margin-right="0cm" fo:margin-top="0cm" fo:margin-bottom="0cm" style:contextual-spacing="false" fo:line-height="0.31cm" fo:text-align="start" style:justify-single-word="false" fo:keep-together="auto" fo:orphans="0" fo:widows="0" fo:text-indent="0cm" style:auto-text-indent="false" fo:background-color="transparent" fo:keep-with-next="auto" style:writing-mode="lr-tb"/>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437cm" fo:text-align="start" style:justify-single-word="false" fo:keep-together="auto" fo:orphans="0" fo:widows="0" fo:text-indent="0cm" style:auto-text-indent="false" fo:background-color="transparent" fo:keep-with-next="auto" style:writing-mode="lr-tb"/>
    </style:style>
    <style:style style:name="P255" style:family="paragraph" style:parent-style-name="Body_20_text_20__28_2_29_">
      <loext:graphic-properties draw:fill="none" draw:fill-color="#ffffff"/>
      <style:paragraph-properties fo:margin-left="0cm" fo:margin-right="0.282cm" fo:margin-top="0cm" fo:margin-bottom="0cm" style:contextual-spacing="false" fo:line-height="0.469cm" fo:keep-together="auto" fo:orphans="0" fo:widows="0" fo:text-indent="0cm" style:auto-text-indent="false" fo:background-color="transparent" fo:keep-with-next="auto" style:writing-mode="lr-tb"/>
    </style:style>
    <style:style style:name="P256"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257" style:family="paragraph" style:parent-style-name="Body_20_text_20__28_6_29_">
      <loext:graphic-properties draw:fill="none" draw:fill-color="#ffffff"/>
      <style:paragraph-properties fo:margin-left="0.318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119cm"/>
        </style:tab-stops>
      </style:paragraph-properties>
    </style:style>
    <style:style style:name="P258"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5cm"/>
        </style:tab-stops>
      </style:paragraph-properties>
    </style:style>
    <style:style style:name="P259" style:family="paragraph" style:parent-style-name="Body_20_text_20__28_6_29_">
      <loext:graphic-properties draw:fill="none" draw:fill-color="#ffffff"/>
      <style:paragraph-properties fo:margin-left="0.318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216cm"/>
        </style:tab-stops>
      </style:paragraph-properties>
    </style:style>
    <style:style style:name="P260"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8cm"/>
        </style:tab-stops>
      </style:paragraph-properties>
    </style:style>
    <style:style style:name="P261"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262"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3cm"/>
        </style:tab-stops>
      </style:paragraph-properties>
    </style:style>
    <style:style style:name="P263"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4cm"/>
        </style:tab-stops>
      </style:paragraph-properties>
    </style:style>
    <style:style style:name="P264"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265" style:family="paragraph" style:parent-style-name="Body_20_text_20__28_6_29_">
      <loext:graphic-properties draw:fill="none" draw:fill-color="#ffffff"/>
      <style:paragraph-properties fo:margin-left="0cm" fo:margin-right="0.706cm" fo:margin-top="0cm" fo:margin-bottom="0cm" style:contextual-spacing="false" fo:line-height="0.369cm" fo:keep-together="auto" fo:orphans="0" fo:widows="0" fo:text-indent="0cm" style:auto-text-indent="false" fo:background-color="transparent" fo:keep-with-next="auto" style:writing-mode="lr-tb"/>
    </style:style>
    <style:style style:name="P266"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26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268"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7cm"/>
        </style:tab-stops>
      </style:paragraph-properties>
    </style:style>
    <style:style style:name="P269"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03cm"/>
        </style:tab-stops>
      </style:paragraph-properties>
    </style:style>
    <style:style style:name="P270"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6cm"/>
        </style:tab-stops>
      </style:paragraph-properties>
    </style:style>
    <style:style style:name="P271"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cm"/>
        </style:tab-stops>
      </style:paragraph-properties>
    </style:style>
    <style:style style:name="P272"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s>
      </style:paragraph-properties>
    </style:style>
    <style:style style:name="P273"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274"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275"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3cm"/>
        </style:tab-stops>
      </style:paragraph-properties>
    </style:style>
    <style:style style:name="P276"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27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9cm"/>
        </style:tab-stops>
      </style:paragraph-properties>
    </style:style>
    <style:style style:name="P278"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5cm"/>
        </style:tab-stops>
      </style:paragraph-properties>
    </style:style>
    <style:style style:name="P279" style:family="paragraph" style:parent-style-name="Body_20_text_20__28_6_29_">
      <loext:graphic-properties draw:fill="none" draw:fill-color="#ffffff"/>
      <style:paragraph-properties fo:margin-left="0cm" fo:margin-right="9.98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280" style:family="paragraph" style:parent-style-name="Body_20_text_20__28_6_29_">
      <loext:graphic-properties draw:fill="none" draw:fill-color="#ffffff"/>
      <style:paragraph-properties fo:margin-left="0cm" fo:margin-right="2.96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281" style:family="paragraph" style:parent-style-name="Heading_20__23_1">
      <loext:graphic-properties draw:fill="none" draw:fill-color="#ffffff"/>
      <style:paragraph-properties fo:margin-left="0cm" fo:margin-right="0cm" fo:margin-top="0cm" fo:margin-bottom="0cm" style:contextual-spacing="false" fo:keep-together="always" fo:orphans="0" fo:widows="0" fo:text-indent="0cm" style:auto-text-indent="false" fo:break-before="page" fo:background-color="transparent" fo:keep-with-next="always" style:writing-mode="lr-tb"/>
    </style:style>
    <style:style style:name="P282"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283" style:family="paragraph" style:parent-style-name="Heading_20__23_2">
      <loext:graphic-properties draw:fill="none" draw:fill-color="#ffffff"/>
      <style:paragraph-properties fo:margin-left="0cm" fo:margin-right="0cm" fo:margin-top="0cm" fo:margin-bottom="0.917cm" style:contextual-spacing="false" fo:keep-together="always" fo:orphans="0" fo:widows="0" fo:text-indent="0cm" style:auto-text-indent="false" fo:background-color="transparent" fo:keep-with-next="always" style:writing-mode="lr-tb"/>
    </style:style>
    <style:style style:name="P284" style:family="paragraph" style:parent-style-name="Heading_20__23_2">
      <loext:graphic-properties draw:fill="none" draw:fill-color="#ffffff"/>
      <style:paragraph-properties fo:margin-left="0.459cm" fo:margin-right="0cm" fo:margin-top="0cm" fo:margin-bottom="0.882cm" style:contextual-spacing="false" fo:keep-together="always" fo:orphans="0" fo:widows="0" fo:text-indent="0cm" style:auto-text-indent="false" fo:background-color="transparent" fo:keep-with-next="always" style:writing-mode="lr-tb"/>
    </style:style>
    <style:style style:name="P285" style:family="paragraph" style:parent-style-name="Standard">
      <style:paragraph-properties fo:margin-top="0.067cm" fo:margin-bottom="0.067cm" style:contextual-spacing="false" fo:line-height="0.423cm" fo:orphans="0" fo:widows="0"/>
      <style:text-properties fo:font-size="9.5pt" style:font-size-asian="9.5pt" style:font-size-complex="9.5pt"/>
    </style:style>
    <style:style style:name="P286" style:family="paragraph" style:parent-style-name="Standard">
      <style:paragraph-properties fo:margin-top="0.145cm" fo:margin-bottom="0.145cm" style:contextual-spacing="false" fo:line-height="0.423cm" fo:orphans="0" fo:widows="0"/>
      <style:text-properties fo:font-size="9.5pt" style:font-size-asian="9.5pt" style:font-size-complex="9.5pt"/>
    </style:style>
    <style:style style:name="P287" style:family="paragraph" style:parent-style-name="Standard">
      <style:paragraph-properties fo:line-height="0.635cm" fo:orphans="0" fo:widows="0"/>
    </style:style>
    <style:style style:name="P288" style:family="paragraph" style:parent-style-name="Standard">
      <style:paragraph-properties fo:line-height="1.111cm" fo:orphans="0" fo:widows="0"/>
    </style:style>
    <style:style style:name="P289" style:family="paragraph" style:parent-style-name="Standard">
      <style:paragraph-properties fo:line-height="0.143cm" fo:orphans="0" fo:widows="0"/>
      <style:text-properties fo:font-size="3.5pt" style:font-size-asian="3.5pt" style:font-size-complex="3.5pt"/>
    </style:style>
    <style:style style:name="P290" style:family="paragraph" style:parent-style-name="Body_20_text_20__28_11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1" style:family="paragraph" style:parent-style-name="Body_20_text_20__28_11_29_">
      <loext:graphic-properties draw:fill="none" draw:fill-color="#ffffff"/>
      <style:paragraph-properties fo:margin-left="0cm" fo:margin-right="0cm" fo:margin-top="0cm" fo:margin-bottom="0.19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2" style:family="paragraph" style:parent-style-name="Body_20_text_20__28_7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3" style:family="paragraph" style:parent-style-name="Body_20_text_20__28_10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3.7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4" style:family="paragraph" style:parent-style-name="Body_20_text_20__28_6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5" style:family="paragraph" style:parent-style-name="Body_20_text_20__28_6_29_">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9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2.81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299"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0" style:family="paragraph" style:parent-style-name="Footnote_20__28_user_29_">
      <loext:graphic-properties draw:fill="none" draw:fill-color="#ffffff"/>
      <style:paragraph-properties fo:margin-left="0cm" fo:margin-right="10.16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1"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2"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3" style:family="paragraph" style:parent-style-name="Footnote_20__28_user_29_">
      <loext:graphic-properties draw:fill="none" draw:fill-color="#ffffff"/>
      <style:paragraph-properties fo:margin-left="0cm" fo:margin-right="0.423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4" style:family="paragraph" style:parent-style-name="Footnote_20__28_user_29_">
      <loext:graphic-properties draw:fill="none" draw:fill-color="#ffffff"/>
      <style:paragraph-properties fo:margin-left="0.247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1.739cm" style:type="right"/>
          <style:tab-stop style:position="3.38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5" style:family="paragraph" style:parent-style-name="Footnote_20__28_user_29_">
      <loext:graphic-properties draw:fill="none" draw:fill-color="#ffffff"/>
      <style:paragraph-properties fo:margin-left="0.247cm" fo:margin-right="0cm" fo:margin-top="0cm" fo:margin-bottom="0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6" style:family="paragraph" style:parent-style-name="Footnote_20__28_user_29_">
      <loext:graphic-properties draw:fill="none" draw:fill-color="#ffffff"/>
      <style:paragraph-properties fo:margin-left="0cm" fo:margin-right="7.796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7" style:family="paragraph" style:parent-style-name="Footnote_20__28_user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8" style:family="paragraph" style:parent-style-name="Footnote_20__28_user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09" style:family="paragraph" style:parent-style-name="Heading_20__23_2">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0" style:family="paragraph" style:parent-style-name="Heading_20__23_2">
      <loext:graphic-properties draw:fill="none" draw:fill-color="#ffffff"/>
      <style:paragraph-properties fo:margin-left="0cm" fo:margin-right="0cm" fo:margin-top="0cm" fo:margin-bottom="0.196cm" style:contextual-spacing="false" fo:keep-together="always" fo:orphans="0" fo:widows="0" fo:text-indent="0cm" style:auto-text-indent="false" fo:break-before="column"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1" style:family="paragraph" style:parent-style-name="Heading_20__23_2">
      <loext:graphic-properties draw:fill="none" draw:fill-color="#ffffff"/>
      <style:paragraph-properties fo:margin-left="0cm" fo:margin-right="0cm" fo:margin-top="0cm" fo:margin-bottom="0.191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2" style:family="paragraph" style:parent-style-name="Heading_20__23_2">
      <loext:graphic-properties draw:fill="none" draw:fill-color="#ffffff"/>
      <style:paragraph-properties fo:margin-left="0cm" fo:margin-right="0cm" fo:margin-top="0cm" fo:margin-bottom="0.231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3"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4" style:family="paragraph" style:parent-style-name="Heading_20__23_2">
      <loext:graphic-properties draw:fill="none" draw:fill-color="#ffffff"/>
      <style:paragraph-properties fo:margin-left="0cm" fo:margin-right="0cm" fo:margin-top="0cm" fo:margin-bottom="0.18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5" style:family="paragraph" style:parent-style-name="Heading_20__23_2">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6" style:family="paragraph" style:parent-style-name="Heading_20__23_2">
      <loext:graphic-properties draw:fill="none" draw:fill-color="#ffffff"/>
      <style:paragraph-properties fo:margin-left="0cm" fo:margin-right="0cm" fo:margin-top="0cm" fo:margin-bottom="0.295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7" style:family="paragraph" style:parent-style-name="Heading_20__23_2">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8" style:family="paragraph" style:parent-style-name="Heading_20__23_2">
      <loext:graphic-properties draw:fill="none" draw:fill-color="#ffffff"/>
      <style:paragraph-properties fo:margin-left="0cm" fo:margin-right="0cm" fo:margin-top="0cm" fo:margin-bottom="0.21cm" style:contextual-spacing="false" fo:keep-together="always" fo:orphans="0" fo:widows="0" fo:text-indent="0cm" style:auto-text-indent="false" fo:break-before="column"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19" style:family="paragraph" style:parent-style-name="Heading_20__23_2">
      <loext:graphic-properties draw:fill="none" draw:fill-color="#ffffff"/>
      <style:paragraph-properties fo:margin-left="0cm" fo:margin-right="0cm" fo:margin-top="0cm" fo:margin-bottom="0.201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0" style:family="paragraph" style:parent-style-name="Heading_20__23_2">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1" style:family="paragraph" style:parent-style-name="Heading_20__23_2">
      <loext:graphic-properties draw:fill="none" draw:fill-color="#ffffff"/>
      <style:paragraph-properties fo:margin-left="0.423cm" fo:margin-right="0cm" fo:margin-top="0cm" fo:margin-bottom="0.788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2" style:family="paragraph" style:parent-style-name="Heading_20__23_2">
      <loext:graphic-properties draw:fill="none" draw:fill-color="#ffffff"/>
      <style:paragraph-properties fo:margin-left="0.423cm" fo:margin-right="0cm" fo:margin-top="0cm" fo:margin-bottom="0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3" style:family="paragraph" style:parent-style-name="Heading_20__23_2">
      <loext:graphic-properties draw:fill="none" draw:fill-color="#ffffff"/>
      <style:paragraph-properties fo:margin-left="0.318cm" fo:margin-right="0cm" fo:margin-top="0cm" fo:margin-bottom="0.224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4" style:family="paragraph" style:parent-style-name="Heading_20__23_2">
      <loext:graphic-properties draw:fill="none" draw:fill-color="#ffffff"/>
      <style:paragraph-properties fo:margin-left="0.318cm" fo:margin-right="0cm" fo:margin-top="0cm" fo:margin-bottom="0.236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5" style:family="paragraph" style:parent-style-name="Heading_20__23_2">
      <loext:graphic-properties draw:fill="none" draw:fill-color="#ffffff"/>
      <style:paragraph-properties fo:margin-left="0.459cm" fo:margin-right="0cm" fo:margin-top="0cm" fo:margin-bottom="0.18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6" style:family="paragraph" style:parent-style-name="Heading_20__23_2">
      <loext:graphic-properties draw:fill="none" draw:fill-color="#ffffff"/>
      <style:paragraph-properties fo:margin-left="0.388cm" fo:margin-right="0cm" fo:margin-top="0cm" fo:margin-bottom="0.259cm" style:contextual-spacing="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7" style:family="paragraph" style:parent-style-name="Heading_20__23_2">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8" style:family="paragraph" style:parent-style-name="Heading_20__23_2">
      <loext:graphic-properties draw:fill="none" draw:fill-color="#ffffff"/>
      <style:paragraph-properties fo:margin-left="0.318cm" fo:margin-right="0cm" fo:margin-top="0cm" fo:margin-bottom="0cm" style:contextual-spacing="false" fo:line-height="0.559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29"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0" style:family="paragraph" style:parent-style-name="Heading_20__23_2">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1" style:family="paragraph" style:parent-style-name="Heading_20__23_2">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2" style:family="paragraph" style:parent-style-name="Heading_20__23_2" style:master-page-name="Converted12">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style:page-number="388"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3" style:family="paragraph" style:parent-style-name="Heading_20__23_2">
      <loext:graphic-properties draw:fill="none" draw:fill-color="#ffffff"/>
      <style:paragraph-properties fo:margin-left="0cm" fo:margin-right="0cm" fo:margin-top="0cm" fo:margin-bottom="0.201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4" style:family="paragraph" style:parent-style-name="Heading_20__23_2">
      <loext:graphic-properties draw:fill="none" draw:fill-color="#ffffff"/>
      <style:paragraph-properties fo:margin-left="0.423cm" fo:margin-right="0cm" fo:margin-top="0cm" fo:margin-bottom="0cm" style:contextual-spacing="false" fo:line-height="0.552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5" style:family="paragraph" style:parent-style-name="Heading_20__23_2">
      <loext:graphic-properties draw:fill="none" draw:fill-color="#ffffff"/>
      <style:paragraph-properties fo:margin-left="0cm" fo:margin-right="0cm" fo:margin-top="0cm" fo:margin-bottom="0cm" style:contextual-spacing="false" fo:line-height="0.552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6" style:family="paragraph" style:parent-style-name="Heading_20__23_2">
      <loext:graphic-properties draw:fill="none" draw:fill-color="#ffffff"/>
      <style:paragraph-properties fo:margin-left="0cm" fo:margin-right="0cm" fo:margin-top="0cm" fo:margin-bottom="0cm" style:contextual-spacing="false" fo:line-height="0.547cm" fo:keep-together="always" fo:orphans="0" fo:widows="0" fo:text-indent="0cm" style:auto-text-indent="false" fo:background-color="transparent" fo:keep-with-next="always"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39" style:family="paragraph" style:parent-style-name="Body_20_text_20__28_3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0" style:family="paragraph" style:parent-style-name="Body_20_text_20__28_3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1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8"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49"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0" style:family="paragraph" style:parent-style-name="Body_20_text_20__28_3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2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1"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2"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3"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4"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5"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6"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7"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8"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59"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0" style:family="paragraph" style:parent-style-name="Body_20_text_20__28_3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1"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2" style:family="paragraph" style:parent-style-name="Body_20_text_20__28_3_29_">
      <loext:graphic-properties draw:fill="none" draw:fill-color="#ffffff"/>
      <style:paragraph-properties fo:margin-left="0cm" fo:margin-right="0cm" fo:margin-top="0cm" fo:margin-bottom="0.212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3" style:family="paragraph" style:parent-style-name="Body_20_text_20__28_3_29_">
      <loext:graphic-properties draw:fill="none" draw:fill-color="#ffffff"/>
      <style:paragraph-properties fo:margin-left="0cm" fo:margin-right="0cm" fo:margin-top="0cm" fo:margin-bottom="0.191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4" style:family="paragraph" style:parent-style-name="Body_20_text_20__28_3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5"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6" style:family="paragraph" style:parent-style-name="Body_20_text_20__28_3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7" style:family="paragraph" style:parent-style-name="Body_20_text_20__28_3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8" style:family="paragraph" style:parent-style-name="Body_20_text_20__28_3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69"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0" style:family="paragraph" style:parent-style-name="Body_20_text_20__28_5_29_">
      <loext:graphic-properties draw:fill="none" draw:fill-color="#ffffff"/>
      <style:paragraph-properties fo:margin-left="0cm" fo:margin-right="0cm" fo:margin-top="0cm" fo:margin-bottom="0.2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1" style:family="paragraph" style:parent-style-name="Body_20_text_20__28_5_29_">
      <loext:graphic-properties draw:fill="none" draw:fill-color="#ffffff"/>
      <style:paragraph-properties fo:margin-left="0cm" fo:margin-right="0cm" fo:margin-top="0cm" fo:margin-bottom="0.189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2" style:family="paragraph" style:parent-style-name="Body_20_text_20__28_5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3" style:family="paragraph" style:parent-style-name="Body_20_text_20__28_5_29_" style:master-page-name="Converted13">
      <loext:graphic-properties draw:fill="none" draw:fill-color="#ffffff"/>
      <style:paragraph-properties fo:margin-left="0cm" fo:margin-right="0cm" fo:margin-top="0cm" fo:margin-bottom="0.224cm" style:contextual-spacing="false" fo:keep-together="auto" fo:orphans="0" fo:widows="0" fo:text-indent="0cm" style:auto-text-indent="false" style:page-number="390"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4" style:family="paragraph" style:parent-style-name="Body_20_text_20__28_5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5"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6" style:family="paragraph" style:parent-style-name="Body_20_text_20__28_5_29_">
      <loext:graphic-properties draw:fill="none" draw:fill-color="#ffffff"/>
      <style:paragraph-properties fo:margin-left="0cm" fo:margin-right="0cm" fo:margin-top="0cm" fo:margin-bottom="0.22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7" style:family="paragraph" style:parent-style-name="Body_20_text_20__28_5_29_">
      <loext:graphic-properties draw:fill="none" draw:fill-color="#ffffff"/>
      <style:paragraph-properties fo:margin-left="0cm" fo:margin-right="0cm" fo:margin-top="0cm" fo:margin-bottom="0.259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8" style:family="paragraph" style:parent-style-name="Body_20_text_20__28_5_29_">
      <loext:graphic-properties draw:fill="none" draw:fill-color="#ffffff"/>
      <style:paragraph-properties fo:margin-left="0.318cm" fo:margin-right="0cm" fo:margin-top="0cm" fo:margin-bottom="0cm" style:contextual-spacing="false"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79" style:family="paragraph" style:parent-style-name="Body_20_text_20__28_5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0"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1" style:family="paragraph" style:parent-style-name="Body_20_text_20__28_13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2" style:family="paragraph" style:parent-style-name="Body_20_text_20__28_1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 style:position="5.925cm" style:type="right"/>
          <style:tab-stop style:position="6.283cm"/>
          <style:tab-stop style:position="7.18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3" style:family="paragraph" style:parent-style-name="Body_20_text_20__28_4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4" style:family="paragraph" style:parent-style-name="Body_20_text_20__28_4_29_">
      <loext:graphic-properties draw:fill="none" draw:fill-color="#ffffff"/>
      <style:paragraph-properties fo:margin-left="0cm" fo:margin-right="0cm" fo:margin-top="0cm" fo:margin-bottom="0.259cm" style:contextual-spacing="false"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5" style:family="paragraph" style:parent-style-name="Body_20_text_20__28_4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6"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7" style:family="paragraph" style:parent-style-name="Body_20_text_20__28_4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8" style:family="paragraph" style:parent-style-name="Body_20_text_20__28_4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89" style:family="paragraph" style:parent-style-name="Body_20_text_20__28_4_29_">
      <loext:graphic-properties draw:fill="none" draw:fill-color="#ffffff"/>
      <style:paragraph-properties fo:margin-left="0cm" fo:margin-right="0cm" fo:margin-top="0cm" fo:margin-bottom="0.19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0" style:family="paragraph" style:parent-style-name="Body_20_text_20__28_4_29_">
      <loext:graphic-properties draw:fill="none" draw:fill-color="#ffffff"/>
      <style:paragraph-properties fo:margin-left="0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1" style:family="paragraph" style:parent-style-name="Body_20_text_20__28_2_29_" style:list-style-name="WWNum11">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tab-stops>
          <style:tab-stop style:position="0.441cm"/>
        </style:tab-stops>
      </style:paragraph-properties>
    </style:style>
    <style:style style:name="P392" style:family="paragraph" style:parent-style-name="Body_20_text_20__28_2_29_" style:list-style-name="WWNum14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108cm"/>
        </style:tab-stops>
      </style:paragraph-properties>
    </style:style>
    <style:style style:name="P393" style:family="paragraph" style:parent-style-name="Body_20_text_20__28_2_29_" style:list-style-name="WWNum1" style:master-page-name="First_20_Page">
      <loext:graphic-properties draw:fill="none" draw:fill-color="#ffffff"/>
      <style:paragraph-properties fo:margin-left="0cm" fo:margin-right="0cm" fo:margin-top="0cm" fo:margin-bottom="0cm" style:contextual-spacing="false" fo:keep-together="auto" fo:orphans="0" fo:widows="0" fo:text-indent="0cm" style:auto-text-indent="false" style:page-number="auto" fo:background-color="transparent" fo:keep-with-next="auto" style:writing-mode="lr-tb">
        <style:tab-stops>
          <style:tab-stop style:position="0.67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4" style:family="paragraph" style:parent-style-name="Body_20_text_20__28_2_29_" style:list-style-name="WWNum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5" style:family="paragraph" style:parent-style-name="Body_20_text_20__28_2_29_" style:list-style-name="WWNum3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8" style:family="paragraph" style:parent-style-name="Body_20_text_20__28_2_29_" style:master-page-name="Converted14">
      <loext:graphic-properties draw:fill="none" draw:fill-color="#ffffff"/>
      <style:paragraph-properties fo:margin-left="0cm" fo:margin-right="0cm" fo:margin-top="0cm" fo:margin-bottom="0cm" style:contextual-spacing="false" fo:keep-together="auto" fo:orphans="0" fo:widows="0" fo:text-indent="0cm" style:auto-text-indent="false" style:page-number="14"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399" style:family="paragraph" style:parent-style-name="Body_20_text_20__28_2_29_" style:master-page-name="Converted16">
      <loext:graphic-properties draw:fill="none" draw:fill-color="#ffffff"/>
      <style:paragraph-properties fo:margin-left="0cm" fo:margin-right="0cm" fo:margin-top="0cm" fo:margin-bottom="0cm" style:contextual-spacing="false" fo:keep-together="auto" fo:orphans="0" fo:widows="0" fo:text-indent="0cm" style:auto-text-indent="false" style:page-number="395"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0" style:family="paragraph" style:parent-style-name="Body_20_text_20__28_2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1" style:family="paragraph" style:parent-style-name="Body_20_text_20__28_2_29_">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2" style:family="paragraph" style:parent-style-name="Body_20_text_20__28_2_29_">
      <loext:graphic-properties draw:fill="none" draw:fill-color="#ffffff"/>
      <style:paragraph-properties fo:margin-left="0cm" fo:margin-right="0cm" fo:margin-top="0cm" fo:margin-bottom="0.20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3" style:family="paragraph" style:parent-style-name="Body_20_text_20__28_2_29_">
      <loext:graphic-properties draw:fill="none" draw:fill-color="#ffffff"/>
      <style:paragraph-properties fo:margin-left="0cm" fo:margin-right="0cm" fo:margin-top="0cm" fo:margin-bottom="0.758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4" style:family="paragraph" style:parent-style-name="Body_20_text_20__28_2_29_">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5" style:family="paragraph" style:parent-style-name="Body_20_text_20__28_2_29_">
      <loext:graphic-properties draw:fill="none" draw:fill-color="#ffffff"/>
      <style:paragraph-properties fo:margin-left="0cm" fo:margin-right="0cm" fo:margin-top="0cm" fo:margin-bottom="0.21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6" style:family="paragraph" style:parent-style-name="Body_20_text_20__28_2_29_">
      <loext:graphic-properties draw:fill="none" draw:fill-color="#ffffff"/>
      <style:paragraph-properties fo:margin-left="0cm" fo:margin-right="0cm" fo:margin-top="0cm" fo:margin-bottom="0.18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7" style:family="paragraph" style:parent-style-name="Body_20_text_20__28_2_29_">
      <loext:graphic-properties draw:fill="none" draw:fill-color="#ffffff"/>
      <style:paragraph-properties fo:margin-left="0cm" fo:margin-right="0cm" fo:margin-top="0cm" fo:margin-bottom="0.24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8" style:family="paragraph" style:parent-style-name="Body_20_text_20__28_2_29_" style:list-style-name="WWNum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508cm" style:type="right"/>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0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5.147cm"/>
          <style:tab-stop style:position="6.23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0" style:family="paragraph" style:parent-style-name="Body_20_text_20__28_2_29_">
      <loext:graphic-properties draw:fill="none" draw:fill-color="#ffffff"/>
      <style:paragraph-properties fo:margin-left="0cm" fo:margin-right="0.318cm" fo:margin-top="0cm" fo:margin-bottom="0.17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5.135cm"/>
          <style:tab-stop style:position="6.219cm"/>
          <style:tab-stop style:position="7.1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4.905cm" style:type="right"/>
          <style:tab-stop style:position="5.756cm" style:type="center"/>
          <style:tab-stop style:position="7.1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3" style:family="paragraph" style:parent-style-name="Body_20_text_20__28_2_29_">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tab-stops>
          <style:tab-stop style:position="1.50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4" style:family="paragraph" style:parent-style-name="Body_20_text_20__28_2_29_" style:list-style-name="WWNum7">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0.84cm"/>
          <style:tab-stop style:position="2.31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5"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91cm"/>
          <style:tab-stop style:position="5.519cm"/>
          <style:tab-stop style:position="6.643cm"/>
          <style:tab-stop style:position="7.54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6"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7"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8" style:family="paragraph" style:parent-style-name="Body_20_text_20__28_2_29_" style:list-style-name="WWNum7">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19" style:family="paragraph" style:parent-style-name="Body_20_text_20__28_2_29_" style:list-style-name="WWNum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0" style:family="paragraph" style:parent-style-name="Body_20_text_20__28_2_29_" style:list-style-name="WWNum21">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3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2" style:family="paragraph" style:parent-style-name="Body_20_text_20__28_2_29_">
      <loext:graphic-properties draw:fill="none" draw:fill-color="#ffffff"/>
      <style:paragraph-properties fo:margin-left="0.318cm" fo:margin-right="0cm" fo:margin-top="0cm" fo:margin-bottom="0.21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4" style:family="paragraph" style:parent-style-name="Body_20_text_20__28_2_29_" style:list-style-name="WWNum25">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ab-stops>
          <style:tab-stop style:position="0.48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5" style:family="paragraph" style:parent-style-name="Body_20_text_20__28_2_29_" style:list-style-name="WWNum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6" style:family="paragraph" style:parent-style-name="Body_20_text_20__28_2_29_" style:list-style-name="WWNum2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7" style:family="paragraph" style:parent-style-name="Body_20_text_20__28_2_29_" style:list-style-name="WWNum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778cm"/>
          <style:tab-stop style:position="2.2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8" style:family="paragraph" style:parent-style-name="Body_20_text_20__28_2_29_" style:list-style-name="WWNum37">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1.369cm" style:type="center"/>
          <style:tab-stop style:position="2.2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2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 style:position="4.636cm"/>
          <style:tab-stop style:position="5.747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2" style:family="paragraph" style:parent-style-name="Body_20_text_20__28_2_29_" style:list-style-name="WWNum4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147cm"/>
          <style:tab-stop style:position="6.20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6.97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4.964cm" style:type="center"/>
          <style:tab-stop style:position="5.771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6" style:family="paragraph" style:parent-style-name="Body_20_text_20__28_2_29_">
      <loext:graphic-properties draw:fill="none" draw:fill-color="#ffffff"/>
      <style:paragraph-properties fo:margin-left="0cm" fo:margin-right="0.353cm" fo:margin-top="0cm" fo:margin-bottom="0.242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7" style:family="paragraph" style:parent-style-name="Body_20_text_20__28_2_29_">
      <loext:graphic-properties draw:fill="none" draw:fill-color="#ffffff"/>
      <style:paragraph-properties fo:margin-left="0cm" fo:margin-right="0.353cm" fo:margin-top="0cm" fo:margin-bottom="0.758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8"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39" style:family="paragraph" style:parent-style-name="Body_20_text_20__28_2_29_" style:list-style-name="WWNum5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0" style:family="paragraph" style:parent-style-name="Body_20_text_20__28_2_29_" style:list-style-name="WWNum9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2" style:family="paragraph" style:parent-style-name="Body_20_text_20__28_2_29_" style:list-style-name="WWNum5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3"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4.531cm" style:type="right"/>
          <style:tab-stop style:position="4.93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5"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3.18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6"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4.5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7" style:family="paragraph" style:parent-style-name="Body_20_text_20__28_2_29_" style:list-style-name="WWNum51">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ab-stops>
          <style:tab-stop style:position="0.4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8" style:family="paragraph" style:parent-style-name="Body_20_text_20__28_2_29_" style:list-style-name="WWNum5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49" style:family="paragraph" style:parent-style-name="Body_20_text_20__28_2_29_" style:list-style-name="WWNum61">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1.062cm"/>
          <style:tab-stop style:position="2.4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0" style:family="paragraph" style:parent-style-name="Body_20_text_20__28_2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3.1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1" style:family="paragraph" style:parent-style-name="Body_20_text_20__28_2_29_" style:list-style-name="WWNum6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4" style:family="paragraph" style:parent-style-name="Body_20_text_20__28_2_29_" style:list-style-name="WWNum7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 style:position="5.62cm" style:type="center"/>
          <style:tab-stop style:position="7.13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7" style:family="paragraph" style:parent-style-name="Body_20_text_20__28_2_29_" style:list-style-name="WWNum7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8" style:family="paragraph" style:parent-style-name="Body_20_text_20__28_2_29_" style:list-style-name="WWNum8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 style:position="2.9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59" style:family="paragraph" style:parent-style-name="Body_20_text_20__28_2_29_" style:list-style-name="WWNum91">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7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0" style:family="paragraph" style:parent-style-name="Body_20_text_20__28_2_29_" style:list-style-name="WWNum9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1" style:family="paragraph" style:parent-style-name="Body_20_text_20__28_2_29_" style:list-style-name="WWNum9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3" style:family="paragraph" style:parent-style-name="Body_20_text_20__28_2_29_" style:list-style-name="WWNum10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 style:position="6.56cm" style:type="right"/>
          <style:tab-stop style:position="6.989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6" style:family="paragraph" style:parent-style-name="Body_20_text_20__28_2_29_" style:list-style-name="WWNum105">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1.032cm"/>
          <style:tab-stop style:position="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7"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5.202cm" style:type="right"/>
          <style:tab-stop style:position="5.637cm"/>
          <style:tab-stop style:position="7.21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8"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69"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31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0"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1" style:family="paragraph" style:parent-style-name="Body_20_text_20__28_2_29_" style:list-style-name="WWNum10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2" style:family="paragraph" style:parent-style-name="Body_20_text_20__28_2_29_" style:list-style-name="WWNum10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3" style:family="paragraph" style:parent-style-name="Body_20_text_20__28_2_29_" style:list-style-name="WWNum1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5.115cm"/>
          <style:tab-stop style:position="6.285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5.128cm"/>
          <style:tab-stop style:position="6.285cm" style:type="center"/>
          <style:tab-stop style:position="7.07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64cm"/>
          <style:tab-stop style:position="11.03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7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0" style:family="paragraph" style:parent-style-name="Body_20_text_20__28_2_29_" style:list-style-name="WWNum109">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31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2"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3"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314cm"/>
          <style:tab-stop style:position="7.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4" style:family="paragraph" style:parent-style-name="Body_20_text_20__28_2_29_" style:list-style-name="WWNum111">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ab-stops>
          <style:tab-stop style:position="0.44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5" style:family="paragraph" style:parent-style-name="Body_20_text_20__28_2_29_" style:list-style-name="WWNum11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9cm"/>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6" style:family="paragraph" style:parent-style-name="Body_20_text_20__28_2_29_" style:list-style-name="WWNum11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7" style:family="paragraph" style:parent-style-name="Body_20_text_20__28_2_29_" style:list-style-name="WWNum11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 style:position="7.23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8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0" style:family="paragraph" style:parent-style-name="Body_20_text_20__28_2_29_" style:list-style-name="WWNum11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 style:position="2.0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1" style:family="paragraph" style:parent-style-name="Body_20_text_20__28_2_29_">
      <loext:graphic-properties draw:fill="none" draw:fill-color="#ffffff"/>
      <style:paragraph-properties fo:margin-left="0cm" fo:margin-right="0.67cm" fo:margin-top="0cm" fo:margin-bottom="0.17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2" style:family="paragraph" style:parent-style-name="Body_20_text_20__28_2_29_" style:list-style-name="WWNum9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3" style:family="paragraph" style:parent-style-name="Body_20_text_20__28_2_29_" style:list-style-name="WWNum12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4" style:family="paragraph" style:parent-style-name="Body_20_text_20__28_2_29_" style:list-style-name="WWNum1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5" style:family="paragraph" style:parent-style-name="Body_20_text_20__28_2_29_" style:list-style-name="WWNum1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6" style:family="paragraph" style:parent-style-name="Body_20_text_20__28_2_29_" style:list-style-name="WWNum139" style:master-page-name="Converted22">
      <loext:graphic-properties draw:fill="none" draw:fill-color="#ffffff"/>
      <style:paragraph-properties fo:margin-left="0cm" fo:margin-right="0cm" fo:margin-top="0cm" fo:margin-bottom="0cm" style:contextual-spacing="false" fo:keep-together="auto" fo:orphans="0" fo:widows="0" fo:text-indent="0cm" style:auto-text-indent="false" style:page-number="406"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7" style:family="paragraph" style:parent-style-name="Body_20_text_20__28_2_29_" style:list-style-name="WWNum14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8" style:family="paragraph" style:parent-style-name="Body_20_text_20__28_2_29_" style:list-style-name="WWNum127">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499"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69cm"/>
          <style:tab-stop style:position="5.865cm" style:type="center"/>
          <style:tab-stop style:position="7.096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0"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2" style:family="paragraph" style:parent-style-name="Body_20_text_20__28_2_29_" style:list-style-name="WWNum12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6cm" style:type="center"/>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3" style:family="paragraph" style:parent-style-name="Body_20_text_20__28_2_29_" style:list-style-name="WWNum12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4"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ab-stops>
          <style:tab-stop style:position="0.669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5"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6" style:family="paragraph" style:parent-style-name="Body_20_text_20__28_2_29_" style:list-style-name="WWNum1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8" style:family="paragraph" style:parent-style-name="Body_20_text_20__28_2_29_" style:list-style-name="WWNum139">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3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09"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0"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2" style:family="paragraph" style:parent-style-name="Body_20_text_20__28_2_29_" style:list-style-name="WWNum14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 style:position="7.11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6" style:family="paragraph" style:parent-style-name="Body_20_text_20__28_2_29_" style:list-style-name="WWNum15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7" style:family="paragraph" style:parent-style-name="Body_20_text_20__28_2_29_">
      <loext:graphic-properties draw:fill="none" draw:fill-color="#ffffff"/>
      <style:paragraph-properties fo:margin-left="0cm" fo:margin-right="0.247cm" fo:margin-top="0cm" fo:margin-bottom="0.171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8" style:family="paragraph" style:parent-style-name="Body_20_text_20__28_2_29_" style:list-style-name="WWNum15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19" style:family="paragraph" style:parent-style-name="Body_20_text_20__28_2_29_" style:list-style-name="WWNum1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1" style:family="paragraph" style:parent-style-name="Body_20_text_20__28_2_29_" style:list-style-name="WWNum1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2" style:family="paragraph" style:parent-style-name="Body_20_text_20__28_2_29_" style:list-style-name="WWNum16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82cm" style:type="right"/>
          <style:tab-stop style:position="2.08cm"/>
          <style:tab-stop style:position="3.44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4" style:family="paragraph" style:parent-style-name="Body_20_text_20__28_2_29_" style:list-style-name="WWNum165">
      <loext:graphic-properties draw:fill="none" draw:fill-color="#ffffff"/>
      <style:paragraph-properties fo:margin-left="0.459cm" fo:margin-right="0cm" fo:margin-top="0cm" fo:margin-bottom="0cm" style:contextual-spacing="false" fo:keep-together="auto" fo:orphans="0" fo:widows="0" fo:text-indent="0cm" style:auto-text-indent="false" fo:background-color="transparent" fo:keep-with-next="auto" style:writing-mode="lr-tb">
        <style:tab-stops>
          <style:tab-stop style:position="1.095cm"/>
          <style:tab-stop style:position="2.49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5" style:family="paragraph" style:parent-style-name="Body_20_text_20__28_2_29_">
      <loext:graphic-properties draw:fill="none" draw:fill-color="#ffffff"/>
      <style:paragraph-properties fo:margin-left="0.459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6" style:family="paragraph" style:parent-style-name="Body_20_text_20__28_2_29_">
      <loext:graphic-properties draw:fill="none" draw:fill-color="#ffffff"/>
      <style:paragraph-properties fo:margin-left="0.459cm" fo:margin-right="0cm" fo:margin-top="0cm" fo:margin-bottom="0.146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7" style:family="paragraph" style:parent-style-name="Body_20_text_20__28_2_29_" style:list-style-name="WWNum16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8" style:family="paragraph" style:parent-style-name="Body_20_text_20__28_2_29_" style:list-style-name="WWNum169">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ab-stops>
          <style:tab-stop style:position="0.4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29" style:family="paragraph" style:parent-style-name="Body_20_text_20__28_2_29_" style:list-style-name="WWNum17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3cm" style:type="center"/>
          <style:tab-stop style:position="4.567cm" style:type="right"/>
          <style:tab-stop style:position="4.91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1" style:family="paragraph" style:parent-style-name="Body_20_text_20__28_2_29_" style:list-style-name="WWNum17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3cm" style:type="center"/>
          <style:tab-stop style:position="3.01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 style:position="7.15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3" style:family="paragraph" style:parent-style-name="Body_20_text_20__28_2_29_">
      <loext:graphic-properties draw:fill="none" draw:fill-color="#ffffff"/>
      <style:paragraph-properties fo:margin-left="0cm" fo:margin-right="0.776cm" fo:margin-top="0cm" fo:margin-bottom="0.79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4"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pag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6" style:family="paragraph" style:parent-style-name="Body_20_text_20__28_2_29_" style:master-page-name="Converted1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99"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7"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8"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39" style:family="paragraph" style:parent-style-name="Body_20_text_20__28_2_29_">
      <loext:graphic-properties draw:fill="none" draw:fill-color="#ffffff"/>
      <style:paragraph-properties fo:margin-left="0cm" fo:margin-right="0cm" fo:margin-top="0cm" fo:margin-bottom="0.171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0" style:family="paragraph" style:parent-style-name="Body_20_text_20__28_2_29_">
      <loext:graphic-properties draw:fill="none" draw:fill-color="#ffffff"/>
      <style:paragraph-properties fo:margin-left="0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1" style:family="paragraph" style:parent-style-name="Body_20_text_20__28_2_29_">
      <loext:graphic-properties draw:fill="none" draw:fill-color="#ffffff"/>
      <style:paragraph-properties fo:margin-left="0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2" style:family="paragraph" style:parent-style-name="Body_20_text_20__28_2_29_">
      <loext:graphic-properties draw:fill="none" draw:fill-color="#ffffff"/>
      <style:paragraph-properties fo:margin-left="0cm" fo:margin-right="0cm" fo:margin-top="0cm" fo:margin-bottom="0.187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3" style:family="paragraph" style:parent-style-name="Body_20_text_20__28_2_29_">
      <loext:graphic-properties draw:fill="none" draw:fill-color="#ffffff"/>
      <style:paragraph-properties fo:margin-left="0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4" style:family="paragraph" style:parent-style-name="Body_20_text_20__28_2_29_">
      <loext:graphic-properties draw:fill="none" draw:fill-color="#ffffff"/>
      <style:paragraph-properties fo:margin-left="0cm" fo:margin-right="0cm" fo:margin-top="0cm" fo:margin-bottom="0.182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5" style:family="paragraph" style:parent-style-name="Body_20_text_20__28_2_29_" style:list-style-name="WWNum13">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96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6" style:family="paragraph" style:parent-style-name="Body_20_text_20__28_2_29_" style:list-style-name="WWNum21" style:master-page-name="Converted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72" fo:background-color="transparent" fo:keep-with-next="auto" style:writing-mode="lr-tb">
        <style:tab-stops>
          <style:tab-stop style:position="0.6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7" style:family="paragraph" style:parent-style-name="Body_20_text_20__28_2_29_" style:list-style-name="WWNum2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8" style:family="paragraph" style:parent-style-name="Body_20_text_20__28_2_29_">
      <loext:graphic-properties draw:fill="none" draw:fill-color="#ffffff"/>
      <style:paragraph-properties fo:margin-left="0cm" fo:margin-right="5.53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49" style:family="paragraph" style:parent-style-name="Body_20_text_20__28_2_29_">
      <loext:graphic-properties draw:fill="none" draw:fill-color="#ffffff"/>
      <style:paragraph-properties fo:margin-left="0cm" fo:margin-right="6.244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0" style:family="paragraph" style:parent-style-name="Body_20_text_20__28_2_29_">
      <loext:graphic-properties draw:fill="none" draw:fill-color="#ffffff"/>
      <style:paragraph-properties fo:margin-left="0cm" fo:margin-right="5.362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1" style:family="paragraph" style:parent-style-name="Body_20_text_20__28_2_29_">
      <loext:graphic-properties draw:fill="none" draw:fill-color="#ffffff"/>
      <style:paragraph-properties fo:margin-left="0cm" fo:margin-right="9.701cm" fo:margin-top="0cm" fo:margin-bottom="0.758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2" style:family="paragraph" style:parent-style-name="Body_20_text_20__28_2_29_">
      <loext:graphic-properties draw:fill="none" draw:fill-color="#ffffff"/>
      <style:paragraph-properties fo:margin-left="0.318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3" style:family="paragraph" style:parent-style-name="Body_20_text_20__28_2_29_">
      <loext:graphic-properties draw:fill="none" draw:fill-color="#ffffff"/>
      <style:paragraph-properties fo:margin-left="0.318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4" style:family="paragraph" style:parent-style-name="Body_20_text_20__28_2_29_">
      <loext:graphic-properties draw:fill="none" draw:fill-color="#ffffff"/>
      <style:paragraph-properties fo:margin-left="0.318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5" style:family="paragraph" style:parent-style-name="Body_20_text_20__28_2_29_" style:list-style-name="WWNum37">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369cm" style:type="center"/>
          <style:tab-stop style:position="2.2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6" style:family="paragraph" style:parent-style-name="Body_20_text_20__28_2_29_" style:list-style-name="WWNum37" style:master-page-name="Converted4">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77"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7" style:family="paragraph" style:parent-style-name="Body_20_text_20__28_2_29_" style:list-style-name="WWNum2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8" style:family="paragraph" style:parent-style-name="Body_20_text_20__28_2_29_" style:list-style-name="WWNum63">
      <loext:graphic-properties draw:fill="none" draw:fill-color="#ffffff"/>
      <style:paragraph-properties fo:margin-left="0cm" fo:margin-right="9.666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59" style:family="paragraph" style:parent-style-name="Body_20_text_20__28_2_29_" style:list-style-name="WWNum3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0" style:family="paragraph" style:parent-style-name="Body_20_text_20__28_2_29_" style:list-style-name="WWNum43">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769cm"/>
          <style:tab-stop style:position="2.0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1"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2"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3" style:family="paragraph" style:parent-style-name="Body_20_text_20__28_2_29_">
      <loext:graphic-properties draw:fill="none" draw:fill-color="#ffffff"/>
      <style:paragraph-properties fo:margin-left="0cm" fo:margin-right="5.327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4" style:family="paragraph" style:parent-style-name="Body_20_text_20__28_2_29_">
      <loext:graphic-properties draw:fill="none" draw:fill-color="#ffffff"/>
      <style:paragraph-properties fo:margin-left="0cm" fo:margin-right="9.172cm" fo:margin-top="0cm" fo:margin-bottom="0.723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5"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6" style:family="paragraph" style:parent-style-name="Body_20_text_20__28_2_29_">
      <loext:graphic-properties draw:fill="none" draw:fill-color="#ffffff"/>
      <style:paragraph-properties fo:margin-left="0cm" fo:margin-right="0.953cm" fo:margin-top="0cm" fo:margin-bottom="0.176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7" style:family="paragraph" style:parent-style-name="Body_20_text_20__28_2_29_">
      <loext:graphic-properties draw:fill="none" draw:fill-color="#ffffff"/>
      <style:paragraph-properties fo:margin-left="0cm" fo:margin-right="9.843cm" fo:margin-top="0cm" fo:margin-bottom="0.624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8" style:family="paragraph" style:parent-style-name="Body_20_text_20__28_2_29_">
      <loext:graphic-properties draw:fill="none" draw:fill-color="#ffffff"/>
      <style:paragraph-properties fo:margin-left="0.318cm" fo:margin-right="6.668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69"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0" style:family="paragraph" style:parent-style-name="Body_20_text_20__28_2_29_" style:list-style-name="WWNum165">
      <loext:graphic-properties draw:fill="none" draw:fill-color="#ffffff"/>
      <style:paragraph-properties fo:margin-left="0cm" fo:margin-right="5.82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1" style:family="paragraph" style:parent-style-name="Body_20_text_20__28_2_29_" style:list-style-name="WWNum16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2" style:family="paragraph" style:parent-style-name="Body_20_text_20__28_2_29_" style:list-style-name="WWNum16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3"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4" style:family="paragraph" style:parent-style-name="Body_20_text_20__28_2_29_">
      <loext:graphic-properties draw:fill="none" draw:fill-color="#ffffff"/>
      <style:paragraph-properties fo:margin-left="0cm" fo:margin-right="5.115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5" style:family="paragraph" style:parent-style-name="Body_20_text_20__28_2_29_">
      <loext:graphic-properties draw:fill="none" draw:fill-color="#ffffff"/>
      <style:paragraph-properties fo:margin-left="0cm" fo:margin-right="4.727cm" fo:margin-top="0cm" fo:margin-bottom="0.171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6" style:family="paragraph" style:parent-style-name="Body_20_text_20__28_2_29_" style:list-style-name="WWNum1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7" style:family="paragraph" style:parent-style-name="Body_20_text_20__28_2_29_" style:list-style-name="WWNum9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8" style:family="paragraph" style:parent-style-name="Body_20_text_20__28_2_29_">
      <loext:graphic-properties draw:fill="none" draw:fill-color="#ffffff"/>
      <style:paragraph-properties fo:margin-left="0.353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79" style:family="paragraph" style:parent-style-name="Body_20_text_20__28_2_29_" style:list-style-name="WWNum12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1" style:family="paragraph" style:parent-style-name="Body_20_text_20__28_2_29_">
      <loext:graphic-properties draw:fill="none" draw:fill-color="#ffffff"/>
      <style:paragraph-properties fo:margin-left="0cm" fo:margin-right="3.986cm" fo:margin-top="0cm" fo:margin-bottom="0.171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2" style:family="paragraph" style:parent-style-name="Body_20_text_20__28_2_29_">
      <loext:graphic-properties draw:fill="none" draw:fill-color="#ffffff"/>
      <style:paragraph-properties fo:margin-left="0cm" fo:margin-right="4.974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3" style:family="paragraph" style:parent-style-name="Body_20_text_20__28_2_29_" style:list-style-name="WWNum169">
      <loext:graphic-properties draw:fill="none" draw:fill-color="#ffffff"/>
      <style:paragraph-properties fo:margin-left="0cm" fo:margin-right="9.701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4" style:family="paragraph" style:parent-style-name="Body_20_text_20__28_2_29_">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6"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7" style:family="paragraph" style:parent-style-name="Body_20_text_20__28_2_29_" style:master-page-name="Converted27">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412"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8" style:family="paragraph" style:parent-style-name="Body_20_text_20__28_2_29_" style:master-page-name="Converted29">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415"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89"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pag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0" style:family="paragraph" style:parent-style-name="Body_20_text_20__28_2_29_">
      <loext:graphic-properties draw:fill="none" draw:fill-color="#ffffff"/>
      <style:paragraph-properties fo:margin-left="0cm" fo:margin-right="0cm" fo:margin-top="0cm" fo:margin-bottom="0.834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1" style:family="paragraph" style:parent-style-name="Body_20_text_20__28_2_29_">
      <loext:graphic-properties draw:fill="none" draw:fill-color="#ffffff"/>
      <style:paragraph-properties fo:margin-left="0cm" fo:margin-right="0cm" fo:margin-top="0cm" fo:margin-bottom="0.799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2" style:family="paragraph" style:parent-style-name="Body_20_text_20__28_2_29_">
      <loext:graphic-properties draw:fill="none" draw:fill-color="#ffffff"/>
      <style:paragraph-properties fo:margin-left="0cm" fo:margin-right="0cm" fo:margin-top="0cm" fo:margin-bottom="0.24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3" style:family="paragraph" style:parent-style-name="Body_20_text_20__28_2_29_">
      <loext:graphic-properties draw:fill="none" draw:fill-color="#ffffff"/>
      <style:paragraph-properties fo:margin-left="0cm" fo:margin-right="0cm" fo:margin-top="0cm" fo:margin-bottom="0.176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4" style:family="paragraph" style:parent-style-name="Body_20_text_20__28_2_29_">
      <loext:graphic-properties draw:fill="none" draw:fill-color="#ffffff"/>
      <style:paragraph-properties fo:margin-left="0cm" fo:margin-right="0cm" fo:margin-top="0cm" fo:margin-bottom="0.85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5" style:family="paragraph" style:parent-style-name="Body_20_text_20__28_2_29_">
      <loext:graphic-properties draw:fill="none" draw:fill-color="#ffffff"/>
      <style:paragraph-properties fo:margin-left="0cm" fo:margin-right="0cm" fo:margin-top="0cm" fo:margin-bottom="0.21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6" style:family="paragraph" style:parent-style-name="Body_20_text_20__28_2_29_">
      <loext:graphic-properties draw:fill="none" draw:fill-color="#ffffff"/>
      <style:paragraph-properties fo:margin-left="0cm" fo:margin-right="0cm" fo:margin-top="0cm" fo:margin-bottom="0.18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7" style:family="paragraph" style:parent-style-name="Body_20_text_20__28_2_29_">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8" style:family="paragraph" style:parent-style-name="Body_20_text_20__28_2_29_">
      <loext:graphic-properties draw:fill="none" draw:fill-color="#ffffff"/>
      <style:paragraph-properties fo:margin-left="0cm" fo:margin-right="0cm" fo:margin-top="0cm" fo:margin-bottom="0.19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599" style:family="paragraph" style:parent-style-name="Body_20_text_20__28_2_29_">
      <loext:graphic-properties draw:fill="none" draw:fill-color="#ffffff"/>
      <style:paragraph-properties fo:margin-left="0cm" fo:margin-right="0cm" fo:margin-top="0cm" fo:margin-bottom="0.17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0" style:family="paragraph" style:parent-style-name="Body_20_text_20__28_2_29_">
      <loext:graphic-properties draw:fill="none" draw:fill-color="#ffffff"/>
      <style:paragraph-properties fo:margin-left="0cm" fo:margin-right="0cm" fo:margin-top="0cm" fo:margin-bottom="0.14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1" style:family="paragraph" style:parent-style-name="Body_20_text_20__28_2_29_">
      <loext:graphic-properties draw:fill="none" draw:fill-color="#ffffff"/>
      <style:paragraph-properties fo:margin-left="0cm" fo:margin-right="0cm" fo:margin-top="0cm" fo:margin-bottom="0.09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2" style:family="paragraph" style:parent-style-name="Body_20_text_20__28_2_29_">
      <loext:graphic-properties draw:fill="none" draw:fill-color="#ffffff"/>
      <style:paragraph-properties fo:margin-left="0cm" fo:margin-right="0cm" fo:margin-top="0cm" fo:margin-bottom="0.69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3" style:family="paragraph" style:parent-style-name="Body_20_text_20__28_2_29_">
      <loext:graphic-properties draw:fill="none" draw:fill-color="#ffffff"/>
      <style:paragraph-properties fo:margin-left="0cm" fo:margin-right="0cm" fo:margin-top="0cm" fo:margin-bottom="0.20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4" style:family="paragraph" style:parent-style-name="Body_20_text_20__28_2_29_">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5" style:family="paragraph" style:parent-style-name="Body_20_text_20__28_2_29_">
      <loext:graphic-properties draw:fill="none" draw:fill-color="#ffffff"/>
      <style:paragraph-properties fo:margin-left="0cm" fo:margin-right="0cm" fo:margin-top="0cm" fo:margin-bottom="0.72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6" style:family="paragraph" style:parent-style-name="Body_20_text_20__28_2_29_">
      <loext:graphic-properties draw:fill="none" draw:fill-color="#ffffff"/>
      <style:paragraph-properties fo:margin-left="0cm" fo:margin-right="0cm" fo:margin-top="0cm" fo:margin-bottom="0.141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7" style:family="paragraph" style:parent-style-name="Body_20_text_20__28_2_29_">
      <loext:graphic-properties draw:fill="none" draw:fill-color="#ffffff"/>
      <style:paragraph-properties fo:margin-left="0cm" fo:margin-right="0cm" fo:margin-top="0cm" fo:margin-bottom="0.10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8" style:family="paragraph" style:parent-style-name="Body_20_text_20__28_2_29_">
      <loext:graphic-properties draw:fill="none" draw:fill-color="#ffffff"/>
      <style:paragraph-properties fo:margin-left="0cm" fo:margin-right="0cm" fo:margin-top="0cm" fo:margin-bottom="0.10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09" style:family="paragraph" style:parent-style-name="Body_20_text_20__28_2_29_">
      <loext:graphic-properties draw:fill="none" draw:fill-color="#ffffff"/>
      <style:paragraph-properties fo:margin-left="0cm" fo:margin-right="0cm" fo:margin-top="0cm" fo:margin-bottom="0.635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0" style:family="paragraph" style:parent-style-name="Body_20_text_20__28_2_29_" style:list-style-name="WWNum15">
      <loext:graphic-properties draw:fill="none" draw:fill-color="#ffffff"/>
      <style:paragraph-properties fo:margin-left="0cm" fo:margin-right="0cm" fo:margin-top="0cm" fo:margin-bottom="0.665cm" style:contextual-spacing="false" fo:line-height="0.332cm" fo:keep-together="auto" fo:orphans="0" fo:widows="0" fo:text-indent="0cm" style:auto-text-indent="false" fo:background-color="transparent" fo:keep-with-next="auto" style:writing-mode="lr-tb">
        <style:tab-stops>
          <style:tab-stop style:position="0.60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1"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5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2"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0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3"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0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4" style:family="paragraph" style:parent-style-name="Body_20_text_20__28_2_29_">
      <loext:graphic-properties draw:fill="none" draw:fill-color="#ffffff"/>
      <style:paragraph-properties fo:margin-left="0.318cm" fo:margin-right="0cm" fo:margin-top="0cm" fo:margin-bottom="0.21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5" style:family="paragraph" style:parent-style-name="Body_20_text_20__28_2_29_">
      <loext:graphic-properties draw:fill="none" draw:fill-color="#ffffff"/>
      <style:paragraph-properties fo:margin-left="0.318cm" fo:margin-right="0cm" fo:margin-top="0cm" fo:margin-bottom="0.146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6" style:family="paragraph" style:parent-style-name="Body_20_text_20__28_2_29_">
      <loext:graphic-properties draw:fill="none" draw:fill-color="#ffffff"/>
      <style:paragraph-properties fo:margin-left="0.318cm" fo:margin-right="0cm" fo:margin-top="0cm" fo:margin-bottom="0.18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7" style:family="paragraph" style:parent-style-name="Body_20_text_20__28_2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8" style:family="paragraph" style:parent-style-name="Body_20_text_20__28_2_29_" style:list-style-name="WWNum17">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ab-stops>
          <style:tab-stop style:position="0.61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1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353cm" style:leader-style="solid" style:leader-text="_"/>
          <style:tab-stop style:position="0.778cm" style:leader-style="solid" style:leader-text="_"/>
          <style:tab-stop style:position="1.095cm" style:leader-style="solid" style:leader-text="_"/>
          <style:tab-stop style:position="1.69cm"/>
          <style:tab-stop style:position="2.457cm" style:leader-style="solid" style:leader-text="_"/>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tab-stops>
          <style:tab-stop style:position="1.155cm" style:type="center"/>
          <style:tab-stop style:position="2.0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2"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9cm"/>
          <style:tab-stop style:position="2.0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3"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4"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5"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6"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 style:position="2.00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7" style:family="paragraph" style:parent-style-name="Body_20_text_20__28_2_29_">
      <loext:graphic-properties draw:fill="none" draw:fill-color="#ffffff"/>
      <style:paragraph-properties fo:margin-left="0.423cm" fo:margin-right="0cm" fo:margin-top="0cm" fo:margin-bottom="0.182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8" style:family="paragraph" style:parent-style-name="Body_20_text_20__28_2_29_">
      <loext:graphic-properties draw:fill="none" draw:fill-color="#ffffff"/>
      <style:paragraph-properties fo:margin-left="0.423cm" fo:margin-right="0cm" fo:margin-top="0cm" fo:margin-bottom="0.249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29" style:family="paragraph" style:parent-style-name="Body_20_text_20__28_2_29_">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0" style:family="paragraph" style:parent-style-name="Body_20_text_20__28_2_29_">
      <loext:graphic-properties draw:fill="none" draw:fill-color="#ffffff"/>
      <style:paragraph-properties fo:margin-left="0.423cm" fo:margin-right="0cm" fo:margin-top="0cm" fo:margin-bottom="0.834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1" style:family="paragraph" style:parent-style-name="Body_20_text_20__28_2_29_">
      <loext:graphic-properties draw:fill="none" draw:fill-color="#ffffff"/>
      <style:paragraph-properties fo:margin-left="0.423cm" fo:margin-right="0cm" fo:margin-top="0cm" fo:margin-bottom="0.213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2" style:family="paragraph" style:parent-style-name="Body_20_text_20__28_2_29_" style:list-style-name="WWNum65">
      <loext:graphic-properties draw:fill="none" draw:fill-color="#ffffff"/>
      <style:paragraph-properties fo:margin-left="0cm" fo:margin-right="0cm" fo:margin-top="0cm" fo:margin-bottom="0.102cm" style:contextual-spacing="false" fo:line-height="0.332cm" fo:keep-together="auto" fo:orphans="0" fo:widows="0" fo:text-indent="0cm" style:auto-text-indent="false" fo:background-color="transparent" fo:keep-with-next="auto" style:writing-mode="lr-tb">
        <style:tab-stops>
          <style:tab-stop style:position="0.653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3"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2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4"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78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5"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6"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7"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8" style:family="paragraph" style:parent-style-name="Body_20_text_20__28_2_29_" style:list-style-name="WWNum97">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39"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 style:position="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0" style:family="paragraph" style:parent-style-name="Body_20_text_20__28_2_29_" style:list-style-name="WWNum105">
      <loext:graphic-properties draw:fill="none" draw:fill-color="#ffffff"/>
      <style:paragraph-properties fo:margin-left="0.38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32cm"/>
          <style:tab-stop style:position="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1"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9cm"/>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2" style:family="paragraph" style:parent-style-name="Body_20_text_20__28_2_29_" style:list-style-name="WWNum109">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9cm"/>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3"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4" style:family="paragraph" style:parent-style-name="Body_20_text_20__28_2_29_" style:list-style-name="WWNum11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1cm"/>
          <style:tab-stop style:position="2.46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5"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6"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7" style:family="paragraph" style:parent-style-name="Body_20_text_20__28_2_29_" style:list-style-name="WWNum121">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845cm"/>
          <style:tab-stop style:position="2.2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8"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7cm"/>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49" style:family="paragraph" style:parent-style-name="Body_20_text_20__28_2_29_" style:list-style-name="WWNum127">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0"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1"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2"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1cm"/>
          <style:tab-stop style:position="2.0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3"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4" style:family="paragraph" style:parent-style-name="Body_20_text_20__28_2_29_">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5" style:family="paragraph" style:parent-style-name="Body_20_text_20__28_2_29_">
      <loext:graphic-properties draw:fill="none" draw:fill-color="#ffffff"/>
      <style:paragraph-properties fo:margin-left="0.282cm" fo:margin-right="0cm" fo:margin-top="0cm" fo:margin-bottom="0.24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6" style:family="paragraph" style:parent-style-name="Body_20_text_20__28_2_29_" style:list-style-name="WWNum155">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cm"/>
          <style:tab-stop style:position="2.42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7" style:family="paragraph" style:parent-style-name="Body_20_text_20__28_2_29_">
      <loext:graphic-properties draw:fill="none" draw:fill-color="#ffffff"/>
      <style:paragraph-properties fo:margin-left="0.529cm" fo:margin-right="0cm" fo:margin-top="0cm" fo:margin-bottom="0.247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8" style:family="paragraph" style:parent-style-name="Body_20_text_20__28_2_29_">
      <loext:graphic-properties draw:fill="none" draw:fill-color="#ffffff"/>
      <style:paragraph-properties fo:margin-left="0.529cm" fo:margin-right="0cm" fo:margin-top="0cm" fo:margin-bottom="0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59"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0"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3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1"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7cm"/>
          <style:tab-stop style:position="3.31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2"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877cm" style:type="right"/>
          <style:tab-stop style:position="3.31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3"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4"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482cm" style:type="right"/>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5"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9.43cm"/>
          <style:tab-stop style:position="10.0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6"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1cm"/>
          <style:tab-stop style:position="2.04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7" style:family="paragraph" style:parent-style-name="Body_20_text_20__28_2_29_" style:list-style-name="WWNum143">
      <loext:graphic-properties draw:fill="none" draw:fill-color="#ffffff"/>
      <style:paragraph-properties fo:margin-left="0.459cm" fo:margin-right="0cm" fo:margin-top="0cm" fo:margin-bottom="0.834cm" style:contextual-spacing="false" fo:line-height="0.332cm" fo:keep-together="auto" fo:orphans="0" fo:widows="0" fo:text-indent="0cm" style:auto-text-indent="false" fo:background-color="transparent" fo:keep-with-next="auto" style:writing-mode="lr-tb">
        <style:tab-stops>
          <style:tab-stop style:position="0.94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8" style:family="paragraph" style:parent-style-name="Body_20_text_20__28_2_29_">
      <loext:graphic-properties draw:fill="none" draw:fill-color="#ffffff"/>
      <style:paragraph-properties fo:margin-left="0.45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9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69" style:family="paragraph" style:parent-style-name="Body_20_text_20__28_2_29_">
      <loext:graphic-properties draw:fill="none" draw:fill-color="#ffffff"/>
      <style:paragraph-properties fo:margin-left="0.459cm" fo:margin-right="0cm" fo:margin-top="0cm" fo:margin-bottom="0.111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88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1"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 style:position="2.00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2" style:family="paragraph" style:parent-style-name="Body_20_text_20__28_2_29_">
      <loext:graphic-properties draw:fill="none" draw:fill-color="#ffffff"/>
      <style:paragraph-properties fo:margin-left="0.388cm" fo:margin-right="0cm" fo:margin-top="0cm" fo:margin-bottom="0.178cm" style:contextual-spacing="false" fo:line-height="0.3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3"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4"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5"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0.67cm"/>
          <style:tab-stop style:position="2.1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6" style:family="paragraph" style:parent-style-name="Body_20_text_20__28_2_29_">
      <loext:graphic-properties draw:fill="none" draw:fill-color="#ffffff"/>
      <style:paragraph-properties fo:margin-left="0.282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7" style:family="paragraph" style:parent-style-name="Body_20_text_20__28_2_29_">
      <loext:graphic-properties draw:fill="none" draw:fill-color="#ffffff"/>
      <style:paragraph-properties fo:margin-left="0.318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8" style:family="paragraph" style:parent-style-name="Body_20_text_20__28_2_29_">
      <loext:graphic-properties draw:fill="none" draw:fill-color="#ffffff"/>
      <style:paragraph-properties fo:margin-left="0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79"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0"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1" style:family="paragraph" style:parent-style-name="Body_20_text_20__28_2_29_">
      <loext:graphic-properties draw:fill="none" draw:fill-color="#ffffff"/>
      <style:paragraph-properties fo:margin-left="0cm" fo:margin-right="0cm" fo:margin-top="0cm" fo:margin-bottom="0.178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2" style:family="paragraph" style:parent-style-name="Body_20_text_20__28_2_29_">
      <loext:graphic-properties draw:fill="none" draw:fill-color="#ffffff"/>
      <style:paragraph-properties fo:margin-left="0cm" fo:margin-right="0cm" fo:margin-top="0cm" fo:margin-bottom="0.152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3" style:family="paragraph" style:parent-style-name="Body_20_text_20__28_2_29_">
      <loext:graphic-properties draw:fill="none" draw:fill-color="#ffffff"/>
      <style:paragraph-properties fo:margin-left="0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4" style:family="paragraph" style:parent-style-name="Body_20_text_20__28_2_29_">
      <loext:graphic-properties draw:fill="none" draw:fill-color="#ffffff"/>
      <style:paragraph-properties fo:margin-left="0cm" fo:margin-right="0cm" fo:margin-top="0cm" fo:margin-bottom="0.157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5"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6" style:family="paragraph" style:parent-style-name="Body_20_text_20__28_2_29_" style:list-style-name="WWNum83">
      <loext:graphic-properties draw:fill="none" draw:fill-color="#ffffff"/>
      <style:paragraph-properties fo:margin-left="0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3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7" style:family="paragraph" style:parent-style-name="Body_20_text_20__28_2_29_" style:list-style-name="WWNum125">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8"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3cm"/>
          <style:tab-stop style:position="2.0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89" style:family="paragraph" style:parent-style-name="Body_20_text_20__28_2_29_">
      <loext:graphic-properties draw:fill="none" draw:fill-color="#ffffff"/>
      <style:paragraph-properties fo:margin-left="0.529cm" fo:margin-right="0cm" fo:margin-top="0cm" fo:margin-bottom="0.834cm" style:contextual-spacing="false" fo:line-height="0.332cm" fo:text-align="start" style:justify-single-word="false" fo:keep-together="auto" fo:orphans="0" fo:widows="0" fo:text-indent="-0.247cm" style:auto-text-indent="false" fo:break-before="column"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0"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32cm" fo:text-align="start" style:justify-single-word="false" fo:keep-together="auto" fo:orphans="0" fo:widows="0" fo:text-indent="-0.247cm" style:auto-text-indent="false" fo:background-color="transparent" fo:keep-with-next="auto" style:writing-mode="lr-tb">
        <style:tab-stops>
          <style:tab-stop style:position="1.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1" style:family="paragraph" style:parent-style-name="Body_20_text_20__28_2_29_" style:list-style-name="WWNum143">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2" style:family="paragraph" style:parent-style-name="Body_20_text_20__28_2_29_">
      <loext:graphic-properties draw:fill="none" draw:fill-color="#ffffff"/>
      <style:paragraph-properties fo:margin-left="0cm" fo:margin-right="0.423cm" fo:margin-top="0cm" fo:margin-bottom="0.7cm" style:contextual-spacing="false" fo:line-height="0.332cm" fo:text-align="end"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08cm" style:type="right"/>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 style:position="4.905cm" style:type="right"/>
          <style:tab-stop style:position="5.756cm" style:type="center"/>
          <style:tab-stop style:position="6.823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7" style:family="paragraph" style:parent-style-name="Body_20_text_20__28_2_29_">
      <loext:graphic-properties draw:fill="none" draw:fill-color="#ffffff"/>
      <style:paragraph-properties fo:margin-left="0cm" fo:margin-right="0cm" fo:margin-top="0cm" fo:margin-bottom="0.762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8" style:family="paragraph" style:parent-style-name="Body_20_text_20__28_2_29_">
      <loext:graphic-properties draw:fill="none" draw:fill-color="#ffffff"/>
      <style:paragraph-properties fo:margin-left="0cm" fo:margin-right="0cm" fo:margin-top="0cm" fo:margin-bottom="0.176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699" style:family="paragraph" style:parent-style-name="Body_20_text_20__28_2_29_">
      <loext:graphic-properties draw:fill="none" draw:fill-color="#ffffff"/>
      <style:paragraph-properties fo:margin-left="0cm" fo:margin-right="0cm" fo:margin-top="0cm" fo:margin-bottom="0.247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0" style:family="paragraph" style:parent-style-name="Body_20_text_20__28_2_29_">
      <loext:graphic-properties draw:fill="none" draw:fill-color="#ffffff"/>
      <style:paragraph-properties fo:margin-left="0cm" fo:margin-right="0cm" fo:margin-top="0cm" fo:margin-bottom="0.182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1" style:family="paragraph" style:parent-style-name="Body_20_text_20__28_2_29_">
      <loext:graphic-properties draw:fill="none" draw:fill-color="#ffffff"/>
      <style:paragraph-properties fo:margin-left="0cm" fo:margin-right="0cm" fo:margin-top="0cm" fo:margin-bottom="0.217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2" style:family="paragraph" style:parent-style-name="Body_20_text_20__28_2_29_">
      <loext:graphic-properties draw:fill="none" draw:fill-color="#ffffff"/>
      <style:paragraph-properties fo:margin-left="0cm" fo:margin-right="0.282cm" fo:margin-top="0cm" fo:margin-bottom="0.247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3"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4"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5"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 style:position="2.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6" style:family="paragraph" style:parent-style-name="Body_20_text_20__28_2_29_" style:list-style-name="WWNum7">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26cm"/>
          <style:tab-stop style:position="2.2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7"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91cm"/>
          <style:tab-stop style:position="5.57cm"/>
          <style:tab-stop style:position="6.726cm"/>
          <style:tab-stop style:position="7.548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8"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09"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0"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5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4"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9cm" style:type="right"/>
          <style:tab-stop style:position="2.08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5" style:family="paragraph" style:parent-style-name="Body_20_text_20__28_2_29_" style:list-style-name="WWNum21">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6" style:family="paragraph" style:parent-style-name="Body_20_text_20__28_2_29_" style:list-style-name="WWNum97">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7"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11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8"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19"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1"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1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2"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26cm"/>
          <style:tab-stop style:position="2.0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3"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4"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5"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9cm"/>
          <style:tab-stop style:position="2.09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 style:position="5.1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8"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reak-before="column" fo:background-color="transparent" fo:keep-with-next="auto" style:writing-mode="lr-tb">
        <style:tab-stops>
          <style:tab-stop style:position="0.764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2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0" style:family="paragraph" style:parent-style-name="Body_20_text_20__28_2_29_">
      <loext:graphic-properties draw:fill="none" draw:fill-color="#ffffff"/>
      <style:paragraph-properties fo:margin-left="0cm" fo:margin-right="0.353cm" fo:margin-top="0cm" fo:margin-bottom="0.212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1" style:family="paragraph" style:parent-style-name="Body_20_text_20__28_2_29_">
      <loext:graphic-properties draw:fill="none" draw:fill-color="#ffffff"/>
      <style:paragraph-properties fo:margin-left="0cm" fo:margin-right="0.353cm" fo:margin-top="0cm" fo:margin-bottom="0.182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2" style:family="paragraph" style:parent-style-name="Body_20_text_20__28_2_29_" style:list-style-name="WWNum47">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1cm"/>
          <style:tab-stop style:position="2.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3" style:family="paragraph" style:parent-style-name="Body_20_text_20__28_2_29_" style:list-style-name="WWNum59">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4"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3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6"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7"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8"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3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1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 style:position="4.695cm" style:type="center"/>
          <style:tab-stop style:position="6.585cm" style:type="right"/>
          <style:tab-stop style:position="7.19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 style:position="4.703cm" style:type="center"/>
          <style:tab-stop style:position="7.19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3"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48cm" style:type="right"/>
          <style:tab-stop style:position="4.456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5"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 style:position="6.436cm" style:type="right"/>
          <style:tab-stop style:position="6.79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 style:position="6.436cm" style:type="right"/>
          <style:tab-stop style:position="6.79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8"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49"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0" style:family="paragraph" style:parent-style-name="Body_20_text_20__28_2_29_">
      <loext:graphic-properties draw:fill="none" draw:fill-color="#ffffff"/>
      <style:paragraph-properties fo:margin-left="0.318cm" fo:margin-right="0.353cm" fo:margin-top="0cm" fo:margin-bottom="0.212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1"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3"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 style:position="5.382cm" style:type="center"/>
          <style:tab-stop style:position="6.989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 style:position="5.382cm" style:type="center"/>
          <style:tab-stop style:position="6.175cm" style:type="center"/>
          <style:tab-stop style:position="7.10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7"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8" style:family="paragraph" style:parent-style-name="Body_20_text_20__28_2_29_" style:list-style-name="WWNum105">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32cm"/>
          <style:tab-stop style:position="2.2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59"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1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0"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1"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56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2"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3"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2cm"/>
          <style:tab-stop style:position="5.727cm" style:type="center"/>
          <style:tab-stop style:position="6.493cm" style:type="center"/>
          <style:tab-stop style:position="7.354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6"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9cm"/>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8"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69"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87cm" style:type="center"/>
          <style:tab-stop style:position="2.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0"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1"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6cm"/>
          <style:tab-stop style:position="5.68cm" style:type="center"/>
          <style:tab-stop style:position="7.23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3"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7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4"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37cm"/>
          <style:tab-stop style:position="5.5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5"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6"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cm"/>
          <style:tab-stop style:position="4.195cm"/>
          <style:tab-stop style:position="4.655cm" style:type="center"/>
          <style:tab-stop style:position="5.39cm" style:type="center"/>
          <style:tab-stop style:position="6.121cm" style:type="center"/>
          <style:tab-stop style:position="7.00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8"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 style:position="2.2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79"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1"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1.2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2" style:family="paragraph" style:parent-style-name="Body_20_text_20__28_2_29_" style:list-style-name="WWNum121">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45cm"/>
          <style:tab-stop style:position="2.2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3"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25cm"/>
          <style:tab-stop style:position="5.517cm" style:type="center"/>
          <style:tab-stop style:position="6.523cm"/>
          <style:tab-stop style:position="7.42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4"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2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5"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6"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69cm"/>
          <style:tab-stop style:position="5.865cm" style:type="center"/>
          <style:tab-stop style:position="7.096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89"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1cm"/>
          <style:tab-stop style:position="2.0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6.53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2" style:family="paragraph" style:parent-style-name="Body_20_text_20__28_2_29_" style:list-style-name="WWNum51">
      <loext:graphic-properties draw:fill="none" draw:fill-color="#ffffff"/>
      <style:paragraph-properties fo:margin-left="0cm" fo:margin-right="0cm" fo:margin-top="0cm" fo:margin-bottom="0.176cm" style:contextual-spacing="false" fo:line-height="0.374cm"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3" style:family="paragraph" style:parent-style-name="Body_20_text_20__28_2_29_" style:list-style-name="WWNum51">
      <loext:graphic-properties draw:fill="none" draw:fill-color="#ffffff"/>
      <style:paragraph-properties fo:margin-left="0cm" fo:margin-right="0cm" fo:margin-top="0cm" fo:margin-bottom="0.212cm" style:contextual-spacing="false" fo:line-height="0.374cm"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4.646cm"/>
          <style:tab-stop style:position="5.946cm" style:type="right"/>
          <style:tab-stop style:position="6.334cm"/>
          <style:tab-stop style:position="7.1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4.588cm"/>
          <style:tab-stop style:position="5.946cm" style:type="right"/>
          <style:tab-stop style:position="6.278cm"/>
          <style:tab-stop style:position="7.14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6"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 style:position="2.07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799"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0"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46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2" style:family="paragraph" style:parent-style-name="Body_20_text_20__28_2_29_" style:list-style-name="WWNum139">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1cm"/>
          <style:tab-stop style:position="2.13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3"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4"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5"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7"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49cm" style:type="right"/>
          <style:tab-stop style:position="4.6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8" style:family="paragraph" style:parent-style-name="Body_20_text_20__28_2_29_" style:list-style-name="WWNum145">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49cm" style:type="right"/>
          <style:tab-stop style:position="4.6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0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7.16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4.658cm" style:type="center"/>
          <style:tab-stop style:position="7.16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1" style:family="paragraph" style:parent-style-name="Body_20_text_20__28_2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2" style:family="paragraph" style:parent-style-name="Body_20_text_20__28_2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5.851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3"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0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4"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4.58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5"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3.09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6"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6cm"/>
          <style:tab-stop style:position="2.42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7"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 style:position="5.779cm"/>
          <style:tab-stop style:position="7.181cm" style:type="right"/>
          <style:tab-stop style:position="7.574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8"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19" style:family="paragraph" style:parent-style-name="Body_20_text_20__28_2_29_">
      <loext:graphic-properties draw:fill="none" draw:fill-color="#ffffff"/>
      <style:paragraph-properties fo:margin-left="0.529cm" fo:margin-right="0cm" fo:margin-top="0cm" fo:margin-bottom="0.191cm" style:contextual-spacing="false" fo:line-height="0.374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0"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 style:position="5.696cm"/>
          <style:tab-stop style:position="7.181cm" style:type="right"/>
          <style:tab-stop style:position="7.53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1"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0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2"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1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3"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2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5"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0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 style:position="5.191cm"/>
          <style:tab-stop style:position="6.151cm" style:type="center"/>
          <style:tab-stop style:position="7.1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8" style:family="paragraph" style:parent-style-name="Body_20_text_20__28_2_29_">
      <loext:graphic-properties draw:fill="none" draw:fill-color="#ffffff"/>
      <style:paragraph-properties fo:margin-left="0cm" fo:margin-right="0cm" fo:margin-top="0cm" fo:margin-bottom="0.171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2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 style:position="7.1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0"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877cm" style:type="right"/>
          <style:tab-stop style:position="4.93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1"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2"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3"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4"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7"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8"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82cm" style:type="right"/>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39"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3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0"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4cm"/>
          <style:tab-stop style:position="5.5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1"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2"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3"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83cm" style:type="center"/>
          <style:tab-stop style:position="3.01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5"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6" style:family="paragraph" style:parent-style-name="Body_20_text_20__28_2_29_" style:list-style-name="WWNum17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8"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49" style:family="paragraph" style:parent-style-name="Body_20_text_20__28_2_29_">
      <loext:graphic-properties draw:fill="none" draw:fill-color="#ffffff"/>
      <style:paragraph-properties fo:margin-left="0cm" fo:margin-right="0cm" fo:margin-top="0cm" fo:margin-bottom="0.222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0" style:family="paragraph" style:parent-style-name="Body_20_text_20__28_2_29_">
      <loext:graphic-properties draw:fill="none" draw:fill-color="#ffffff"/>
      <style:paragraph-properties fo:margin-left="0cm" fo:margin-right="0cm" fo:margin-top="0cm" fo:margin-bottom="0.797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1" style:family="paragraph" style:parent-style-name="Body_20_text_20__28_2_29_">
      <loext:graphic-properties draw:fill="none" draw:fill-color="#ffffff"/>
      <style:paragraph-properties fo:margin-left="0cm" fo:margin-right="0cm" fo:margin-top="0cm" fo:margin-bottom="0.182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2" style:family="paragraph" style:parent-style-name="Body_20_text_20__28_2_29_">
      <loext:graphic-properties draw:fill="none" draw:fill-color="#ffffff"/>
      <style:paragraph-properties fo:margin-left="0cm" fo:margin-right="0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3" style:family="paragraph" style:parent-style-name="Body_20_text_20__28_2_29_">
      <loext:graphic-properties draw:fill="none" draw:fill-color="#ffffff"/>
      <style:paragraph-properties fo:margin-left="0cm" fo:margin-right="0cm" fo:margin-top="0cm" fo:margin-bottom="0.762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4"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5"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0.67cm"/>
          <style:tab-stop style:position="2.1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6" style:family="paragraph" style:parent-style-name="Body_20_text_20__28_2_29_">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7"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968cm"/>
          <style:tab-stop style:position="2.11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8"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4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59"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0" style:family="paragraph" style:parent-style-name="Body_20_text_20__28_2_29_" style:list-style-name="WWNum35">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767cm" style:type="right"/>
          <style:tab-stop style:position="4.842cm" style:type="right"/>
          <style:tab-stop style:position="5.19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1" style:family="paragraph" style:parent-style-name="Body_20_text_20__28_2_29_">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2" style:family="paragraph" style:parent-style-name="Body_20_text_20__28_2_29_">
      <loext:graphic-properties draw:fill="none" draw:fill-color="#ffffff"/>
      <style:paragraph-properties fo:margin-left="0.282cm" fo:margin-right="0cm" fo:margin-top="0cm" fo:margin-bottom="0.187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3" style:family="paragraph" style:parent-style-name="Body_20_text_20__28_2_29_" style:list-style-name="WWNum37">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369cm" style:type="center"/>
          <style:tab-stop style:position="2.4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4" style:family="paragraph" style:parent-style-name="Body_20_text_20__28_2_29_">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6" style:family="paragraph" style:parent-style-name="Body_20_text_20__28_2_29_">
      <loext:graphic-properties draw:fill="none" draw:fill-color="#ffffff"/>
      <style:paragraph-properties fo:margin-left="0.423cm" fo:margin-right="8.925cm" fo:margin-top="0cm" fo:margin-bottom="0.727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7" style:family="paragraph" style:parent-style-name="Body_20_text_20__28_2_29_" style:list-style-name="WWNum63">
      <loext:graphic-properties draw:fill="none" draw:fill-color="#ffffff"/>
      <style:paragraph-properties fo:margin-left="0cm" fo:margin-right="6.0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8" style:family="paragraph" style:parent-style-name="Body_20_text_20__28_2_29_">
      <loext:graphic-properties draw:fill="none" draw:fill-color="#ffffff"/>
      <style:paragraph-properties fo:margin-left="0cm" fo:margin-right="5.574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69" style:family="paragraph" style:parent-style-name="Body_20_text_20__28_2_29_" style:list-style-name="WWNum83" style:master-page-name="Converted10">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style:page-number="386"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0"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1"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2" style:family="paragraph" style:parent-style-name="Body_20_text_20__28_2_29_">
      <loext:graphic-properties draw:fill="none" draw:fill-color="#ffffff"/>
      <style:paragraph-properties fo:margin-left="0cm" fo:margin-right="0.635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3" style:family="paragraph" style:parent-style-name="Body_20_text_20__28_2_29_">
      <loext:graphic-properties draw:fill="none" draw:fill-color="#ffffff"/>
      <style:paragraph-properties fo:margin-left="0.353cm" fo:margin-right="8.361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3.32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4" style:family="paragraph" style:parent-style-name="Body_20_text_20__28_2_29_" style:list-style-name="WWNum125">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5"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 style:position="4.671cm"/>
          <style:tab-stop style:position="6.2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6" style:family="paragraph" style:parent-style-name="Body_20_text_20__28_2_29_">
      <loext:graphic-properties draw:fill="none" draw:fill-color="#ffffff"/>
      <style:paragraph-properties fo:margin-left="0cm" fo:margin-right="5.53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7" style:family="paragraph" style:parent-style-name="Body_20_text_20__28_2_29_">
      <loext:graphic-properties draw:fill="none" draw:fill-color="#ffffff"/>
      <style:paragraph-properties fo:margin-left="0cm" fo:margin-right="5.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8" style:family="paragraph" style:parent-style-name="Body_20_text_20__28_2_29_" style:list-style-name="WWNum137">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0.746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79" style:family="paragraph" style:parent-style-name="Body_20_text_20__28_2_29_">
      <loext:graphic-properties draw:fill="none" draw:fill-color="#ffffff"/>
      <style:paragraph-properties fo:margin-left="0cm" fo:margin-right="5.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0" style:family="paragraph" style:parent-style-name="Body_20_text_20__28_2_29_">
      <loext:graphic-properties draw:fill="none" draw:fill-color="#ffffff"/>
      <style:paragraph-properties fo:margin-left="0cm" fo:margin-right="7.479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1" style:family="paragraph" style:parent-style-name="Body_20_text_20__28_2_29_">
      <loext:graphic-properties draw:fill="none" draw:fill-color="#ffffff"/>
      <style:paragraph-properties fo:margin-left="0cm" fo:margin-right="6.456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2" style:family="paragraph" style:parent-style-name="Body_20_text_20__28_2_29_">
      <loext:graphic-properties draw:fill="none" draw:fill-color="#ffffff"/>
      <style:paragraph-properties fo:margin-left="0cm" fo:margin-right="7.973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3" style:family="paragraph" style:parent-style-name="Body_20_text_20__28_2_29_">
      <loext:graphic-properties draw:fill="none" draw:fill-color="#ffffff"/>
      <style:paragraph-properties fo:margin-left="0cm" fo:margin-right="5.433cm" fo:margin-top="0cm" fo:margin-bottom="0cm" style:contextual-spacing="false" fo:line-height="0.374cm" fo:text-align="start" style:justify-single-word="false" fo:keep-together="auto" fo:orphans="0" fo:widows="0" fo:text-indent="0.38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4" style:family="paragraph" style:parent-style-name="Body_20_text_20__28_2_29_">
      <loext:graphic-properties draw:fill="none" draw:fill-color="#ffffff"/>
      <style:paragraph-properties fo:margin-left="0cm" fo:margin-right="15.981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5" style:family="paragraph" style:parent-style-name="Body_20_text_20__28_2_29_">
      <loext:graphic-properties draw:fill="none" draw:fill-color="#ffffff"/>
      <style:paragraph-properties fo:margin-left="0cm" fo:margin-right="15.52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6" style:family="paragraph" style:parent-style-name="Body_20_text_20__28_2_29_">
      <loext:graphic-properties draw:fill="none" draw:fill-color="#ffffff"/>
      <style:paragraph-properties fo:margin-left="0cm" fo:margin-right="0.282cm" fo:margin-top="0cm" fo:margin-bottom="0.263cm" style:contextual-spacing="false" fo:line-height="0.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7" style:family="paragraph" style:parent-style-name="Body_20_text_20__28_2_29_">
      <loext:graphic-properties draw:fill="none" draw:fill-color="#ffffff"/>
      <style:paragraph-properties fo:margin-left="0.318cm" fo:margin-right="0cm" fo:margin-top="0cm" fo:margin-bottom="0cm" style:contextual-spacing="false" fo:line-height="0.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8" style:family="paragraph" style:parent-style-name="Body_20_text_20__28_2_29_">
      <loext:graphic-properties draw:fill="none" draw:fill-color="#ffffff"/>
      <style:paragraph-properties fo:margin-left="0cm" fo:margin-right="0cm" fo:margin-top="0cm" fo:margin-bottom="0.198cm" style:contextual-spacing="false" fo:line-height="0.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89"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0"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1"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2.92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2"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00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3" style:family="paragraph" style:parent-style-name="Body_20_text_20__28_2_29_">
      <loext:graphic-properties draw:fill="none" draw:fill-color="#ffffff"/>
      <style:paragraph-properties fo:margin-left="0.282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283cm"/>
          <style:tab-stop style:position="5.5cm"/>
          <style:tab-stop style:position="7.176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4" style:family="paragraph" style:parent-style-name="Body_20_text_20__28_2_29_">
      <loext:graphic-properties draw:fill="none" draw:fill-color="#ffffff"/>
      <style:paragraph-properties fo:margin-left="0.282cm" fo:margin-right="0cm" fo:margin-top="0cm" fo:margin-bottom="0.152cm" style:contextual-spacing="false" fo:line-height="0.4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5" style:family="paragraph" style:parent-style-name="Body_20_text_20__28_2_29_">
      <loext:graphic-properties draw:fill="none" draw:fill-color="#ffffff"/>
      <style:paragraph-properties fo:margin-left="0.353cm" fo:margin-right="1.235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6" style:family="paragraph" style:parent-style-name="Body_20_text_20__28_2_29_">
      <loext:graphic-properties draw:fill="none" draw:fill-color="#ffffff"/>
      <style:paragraph-properties fo:margin-left="0cm" fo:margin-right="0.67cm" fo:margin-top="0cm" fo:margin-bottom="0.212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7" style:family="paragraph" style:parent-style-name="Body_20_text_20__28_2_29_">
      <loext:graphic-properties draw:fill="none" draw:fill-color="#ffffff"/>
      <style:paragraph-properties fo:margin-left="0cm" fo:margin-right="0cm" fo:margin-top="0cm" fo:margin-bottom="0.748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8" style:family="paragraph" style:parent-style-name="Body_20_text_20__28_2_29_">
      <loext:graphic-properties draw:fill="none" draw:fill-color="#ffffff"/>
      <style:paragraph-properties fo:margin-left="0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899" style:family="paragraph" style:parent-style-name="Body_20_text_20__28_2_29_">
      <loext:graphic-properties draw:fill="none" draw:fill-color="#ffffff"/>
      <style:paragraph-properties fo:margin-left="0.459cm" fo:margin-right="5.539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0"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1" style:family="paragraph" style:parent-style-name="Body_20_text_20__28_2_29_">
      <loext:graphic-properties draw:fill="none" draw:fill-color="#ffffff"/>
      <style:paragraph-properties fo:margin-left="0cm" fo:margin-right="0.282cm" fo:margin-top="0cm" fo:margin-bottom="0.217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3"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5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4" style:family="paragraph" style:parent-style-name="Body_20_text_20__28_2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5"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reak-before="column" fo:background-color="transparent" fo:keep-with-next="auto" style:writing-mode="lr-tb">
        <style:tab-stops>
          <style:tab-stop style:position="0.76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7"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5.202cm" style:type="right"/>
          <style:tab-stop style:position="5.687cm"/>
          <style:tab-stop style:position="6.775cm" style:type="right"/>
          <style:tab-stop style:position="7.30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8"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09"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56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0"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2"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64cm"/>
          <style:tab-stop style:position="2.2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4"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25cm"/>
          <style:tab-stop style:position="5.517cm" style:type="center"/>
          <style:tab-stop style:position="6.579cm"/>
          <style:tab-stop style:position="7.126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5"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7" style:family="paragraph" style:parent-style-name="Body_20_text_20__28_2_29_">
      <loext:graphic-properties draw:fill="none" draw:fill-color="#ffffff"/>
      <style:paragraph-properties fo:margin-left="0.318cm" fo:margin-right="0.247cm" fo:margin-top="0cm" fo:margin-bottom="0.233cm" style:contextual-spacing="false" fo:line-height="0.381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 style:position="5.632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1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0"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46cm"/>
          <style:tab-stop style:position="2.11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 style:position="7.16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4"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3cm"/>
          <style:tab-stop style:position="4.6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5"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 style:position="6.69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6"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7cm"/>
          <style:tab-stop style:position="2.03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7"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 style:position="5.25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2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886cm"/>
          <style:tab-stop style:position="5.032cm"/>
          <style:tab-stop style:position="6.532cm" style:type="center"/>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88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1"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9cm"/>
          <style:tab-stop style:position="2.03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2" style:family="paragraph" style:parent-style-name="Body_20_text_20__28_2_29_">
      <loext:graphic-properties draw:fill="none" draw:fill-color="#ffffff"/>
      <style:paragraph-properties fo:margin-left="0cm" fo:margin-right="5.292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3" style:family="paragraph" style:parent-style-name="Body_20_text_20__28_2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4" style:family="paragraph" style:parent-style-name="Body_20_text_20__28_2_29_">
      <loext:graphic-properties draw:fill="none" draw:fill-color="#ffffff"/>
      <style:paragraph-properties fo:margin-left="0.318cm" fo:margin-right="0cm" fo:margin-top="0cm" fo:margin-bottom="0.25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5"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66cm"/>
          <style:tab-stop style:position="2.02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6" style:family="paragraph" style:parent-style-name="Body_20_text_20__28_2_29_">
      <loext:graphic-properties draw:fill="none" draw:fill-color="#ffffff"/>
      <style:paragraph-properties fo:margin-left="0cm" fo:margin-right="5.151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7" style:family="paragraph" style:parent-style-name="Body_20_text_20__28_2_29_">
      <loext:graphic-properties draw:fill="none" draw:fill-color="#ffffff"/>
      <style:paragraph-properties fo:margin-left="0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8" style:family="paragraph" style:parent-style-name="Body_20_text_20__28_2_29_">
      <loext:graphic-properties draw:fill="none" draw:fill-color="#ffffff"/>
      <style:paragraph-properties fo:margin-left="0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39"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0" style:family="paragraph" style:parent-style-name="Body_20_text_20__28_2_29_">
      <loext:graphic-properties draw:fill="none" draw:fill-color="#ffffff"/>
      <style:paragraph-properties fo:margin-left="0cm" fo:margin-right="0cm" fo:margin-top="0cm" fo:margin-bottom="0.176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1" style:family="paragraph" style:parent-style-name="Body_20_text_20__28_2_29_">
      <loext:graphic-properties draw:fill="none" draw:fill-color="#ffffff"/>
      <style:paragraph-properties fo:margin-left="0.388cm" fo:margin-right="0cm" fo:margin-top="0cm" fo:margin-bottom="0.222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2" style:family="paragraph" style:parent-style-name="Body_20_text_20__28_2_29_">
      <loext:graphic-properties draw:fill="none" draw:fill-color="#ffffff"/>
      <style:paragraph-properties fo:margin-left="0.388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3" style:family="paragraph" style:parent-style-name="Body_20_text_20__28_2_29_">
      <loext:graphic-properties draw:fill="none" draw:fill-color="#ffffff"/>
      <style:paragraph-properties fo:margin-left="0.282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4" style:family="paragraph" style:parent-style-name="Body_20_text_20__28_2_29_">
      <loext:graphic-properties draw:fill="none" draw:fill-color="#ffffff"/>
      <style:paragraph-properties fo:margin-left="0.529cm" fo:margin-right="5.362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5" style:family="paragraph" style:parent-style-name="Body_20_text_20__28_2_29_">
      <loext:graphic-properties draw:fill="none" draw:fill-color="#ffffff"/>
      <style:paragraph-properties fo:margin-left="0.529cm" fo:margin-right="8.39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6" style:family="paragraph" style:parent-style-name="Body_20_text_20__28_2_29_" style:list-style-name="WWNum163">
      <loext:graphic-properties draw:fill="none" draw:fill-color="#ffffff"/>
      <style:paragraph-properties fo:margin-left="0cm" fo:margin-right="5.539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7" style:family="paragraph" style:parent-style-name="Body_20_text_20__28_2_29_">
      <loext:graphic-properties draw:fill="none" draw:fill-color="#ffffff"/>
      <style:paragraph-properties fo:margin-left="0cm" fo:margin-right="5.6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88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8" style:family="paragraph" style:parent-style-name="Body_20_text_20__28_2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49" style:family="paragraph" style:parent-style-name="Body_20_text_20__28_2_29_" style:master-page-name="Converted9">
      <loext:graphic-properties draw:fill="none" draw:fill-color="#ffffff"/>
      <style:paragraph-properties fo:margin-left="0cm" fo:margin-right="0cm" fo:margin-top="0cm" fo:margin-bottom="0cm" style:contextual-spacing="false" fo:line-height="0.362cm" fo:keep-together="auto" fo:orphans="0" fo:widows="0" fo:text-indent="0cm" style:auto-text-indent="false" style:page-number="383"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0" style:family="paragraph" style:parent-style-name="Body_20_text_20__28_2_29_">
      <loext:graphic-properties draw:fill="none" draw:fill-color="#ffffff"/>
      <style:paragraph-properties fo:margin-left="0cm" fo:margin-right="0cm" fo:margin-top="0cm" fo:margin-bottom="0.206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1" style:family="paragraph" style:parent-style-name="Body_20_text_20__28_2_29_">
      <loext:graphic-properties draw:fill="none" draw:fill-color="#ffffff"/>
      <style:paragraph-properties fo:margin-left="0cm" fo:margin-right="0cm" fo:margin-top="0cm" fo:margin-bottom="0.171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2" style:family="paragraph" style:parent-style-name="Body_20_text_20__28_2_29_" style:list-style-name="WWNum83">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8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3"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4"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2cm"/>
          <style:tab-stop style:position="2.9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5" style:family="paragraph" style:parent-style-name="Body_20_text_20__28_2_29_">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6" style:family="paragraph" style:parent-style-name="Body_20_text_20__28_2_29_">
      <loext:graphic-properties draw:fill="none" draw:fill-color="#ffffff"/>
      <style:paragraph-properties fo:margin-left="0.282cm" fo:margin-right="0cm" fo:margin-top="0cm" fo:margin-bottom="0cm" style:contextual-spacing="false" fo:line-height="0.36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7"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63cm"/>
          <style:tab-stop style:position="2.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8" style:family="paragraph" style:parent-style-name="Body_20_text_20__28_2_29_" style:list-style-name="WWNum165">
      <loext:graphic-properties draw:fill="none" draw:fill-color="#ffffff"/>
      <style:paragraph-properties fo:margin-left="0.459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1.095cm"/>
          <style:tab-stop style:position="2.49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59" style:family="paragraph" style:parent-style-name="Body_20_text_20__28_2_29_" style:list-style-name="WWNum165">
      <loext:graphic-properties draw:fill="none" draw:fill-color="#ffffff"/>
      <style:paragraph-properties fo:margin-left="0cm" fo:margin-right="8.996cm" fo:margin-top="0cm" fo:margin-bottom="0.788cm" style:contextual-spacing="false" fo:line-height="0.362cm"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0" style:family="paragraph" style:parent-style-name="Body_20_text_20__28_2_29_">
      <loext:graphic-properties draw:fill="none" draw:fill-color="#ffffff"/>
      <style:paragraph-properties fo:margin-left="0cm" fo:margin-right="0cm" fo:margin-top="0cm" fo:margin-bottom="0.176cm" style:contextual-spacing="false" fo:line-height="0.362cm" fo:keep-together="auto" fo:orphans="0" fo:widows="0" fo:text-indent="0cm" style:auto-text-indent="false" fo:background-color="transparent" fo:keep-with-next="auto" style:writing-mode="lr-tb">
        <style:tab-stops>
          <style:tab-stop style:position="0.831cm"/>
          <style:tab-stop style:position="2.31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1"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cm"/>
          <style:tab-stop style:position="2.0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2" style:family="paragraph" style:parent-style-name="Body_20_text_20__28_2_29_">
      <loext:graphic-properties draw:fill="none" draw:fill-color="#ffffff"/>
      <style:paragraph-properties fo:margin-left="0cm" fo:margin-right="0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3"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4" style:family="paragraph" style:parent-style-name="Body_20_text_20__28_2_29_">
      <loext:graphic-properties draw:fill="none" draw:fill-color="#ffffff"/>
      <style:paragraph-properties fo:margin-left="0cm" fo:margin-right="0cm" fo:margin-top="0cm" fo:margin-bottom="0.171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5" style:family="paragraph" style:parent-style-name="Body_20_text_20__28_2_29_">
      <loext:graphic-properties draw:fill="none" draw:fill-color="#ffffff"/>
      <style:paragraph-properties fo:margin-left="0cm" fo:margin-right="0cm" fo:margin-top="0cm" fo:margin-bottom="0.788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6" style:family="paragraph" style:parent-style-name="Body_20_text_20__28_2_29_">
      <loext:graphic-properties draw:fill="none" draw:fill-color="#ffffff"/>
      <style:paragraph-properties fo:margin-left="0cm" fo:margin-right="0cm" fo:margin-top="0cm" fo:margin-bottom="0.201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7" style:family="paragraph" style:parent-style-name="Body_20_text_20__28_2_29_">
      <loext:graphic-properties draw:fill="none" draw:fill-color="#ffffff"/>
      <style:paragraph-properties fo:margin-left="0cm" fo:margin-right="0cm" fo:margin-top="0cm" fo:margin-bottom="0.176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8" style:family="paragraph" style:parent-style-name="Body_20_text_20__28_2_29_" style:list-style-name="WWNum35">
      <loext:graphic-properties draw:fill="none" draw:fill-color="#ffffff"/>
      <style:paragraph-properties fo:margin-left="0.282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1.767cm" style:type="right"/>
          <style:tab-stop style:position="3.413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69" style:family="paragraph" style:parent-style-name="Body_20_text_20__28_2_29_">
      <loext:graphic-properties draw:fill="none" draw:fill-color="#ffffff"/>
      <style:paragraph-properties fo:margin-left="0.282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0" style:family="paragraph" style:parent-style-name="Body_20_text_20__28_2_29_" style:list-style-name="WWNum25">
      <loext:graphic-properties draw:fill="none" draw:fill-color="#ffffff"/>
      <style:paragraph-properties fo:margin-left="0cm" fo:margin-right="9.701cm" fo:margin-top="0cm" fo:margin-bottom="0cm" style:contextual-spacing="false" fo:line-height="0.362cm" fo:text-align="start" style:justify-single-word="false" fo:keep-together="auto" fo:orphans="0" fo:widows="0" fo:text-indent="0cm" style:auto-text-indent="false" fo:break-before="column" fo:background-color="transparent" fo:keep-with-next="auto" style:writing-mode="lr-tb">
        <style:tab-stops>
          <style:tab-stop style:position="0.7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1" style:family="paragraph" style:parent-style-name="Body_20_text_20__28_2_29_" style:list-style-name="WWNum43" style:master-page-name="Converted6">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style:page-number="379" fo:background-color="transparent" fo:keep-with-next="auto" style:writing-mode="lr-tb">
        <style:tab-stops>
          <style:tab-stop style:position="0.67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2" style:family="paragraph" style:parent-style-name="Body_20_text_20__28_2_29_">
      <loext:graphic-properties draw:fill="none" draw:fill-color="#ffffff"/>
      <style:paragraph-properties fo:margin-left="0cm" fo:margin-right="2.928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3"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4"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7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5" style:family="paragraph" style:parent-style-name="Body_20_text_20__28_2_29_">
      <loext:graphic-properties draw:fill="none" draw:fill-color="#ffffff"/>
      <style:paragraph-properties fo:margin-left="0.318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6" style:family="paragraph" style:parent-style-name="Body_20_text_20__28_2_29_">
      <loext:graphic-properties draw:fill="none" draw:fill-color="#ffffff"/>
      <style:paragraph-properties fo:margin-left="0cm" fo:margin-right="5.292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7" style:family="paragraph" style:parent-style-name="Body_20_text_20__28_2_29_">
      <loext:graphic-properties draw:fill="none" draw:fill-color="#ffffff"/>
      <style:paragraph-properties fo:margin-left="0.318cm" fo:margin-right="6.738cm" fo:margin-top="0cm" fo:margin-bottom="0.206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8" style:family="paragraph" style:parent-style-name="Body_20_text_20__28_2_29_">
      <loext:graphic-properties draw:fill="none" draw:fill-color="#ffffff"/>
      <style:paragraph-properties fo:margin-left="0cm" fo:margin-right="9.843cm" fo:margin-top="0cm" fo:margin-bottom="0.201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2.37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79" style:family="paragraph" style:parent-style-name="Body_20_text_20__28_2_29_">
      <loext:graphic-properties draw:fill="none" draw:fill-color="#ffffff"/>
      <style:paragraph-properties fo:margin-left="0.459cm" fo:margin-right="5.539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0" style:family="paragraph" style:parent-style-name="Body_20_text_20__28_2_29_" style:list-style-name="WWNum165" style:master-page-name="Converted31">
      <loext:graphic-properties draw:fill="none" draw:fill-color="#ffffff"/>
      <style:paragraph-properties fo:margin-left="0cm" fo:margin-right="5.821cm" fo:margin-top="0cm" fo:margin-bottom="0cm" style:contextual-spacing="false" fo:line-height="0.362cm" fo:text-align="start" style:justify-single-word="false" fo:keep-together="auto" fo:orphans="0" fo:widows="0" fo:text-indent="0cm" style:auto-text-indent="false" style:page-number="417"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1"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cm"/>
          <style:tab-stop style:position="2.05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2" style:family="paragraph" style:parent-style-name="Body_20_text_20__28_2_29_">
      <loext:graphic-properties draw:fill="none" draw:fill-color="#ffffff"/>
      <style:paragraph-properties fo:margin-left="0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3" style:family="paragraph" style:parent-style-name="Body_20_text_20__28_2_29_">
      <loext:graphic-properties draw:fill="none" draw:fill-color="#ffffff"/>
      <style:paragraph-properties fo:margin-left="0.388cm" fo:margin-right="0cm" fo:margin-top="0cm" fo:margin-bottom="0.277cm" style:contextual-spacing="false" fo:line-height="0.413cm" fo:text-align="start" style:justify-single-word="false" fo:keep-together="auto" fo:orphans="0" fo:widows="0" fo:text-indent="-0.38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4" style:family="paragraph" style:parent-style-name="Body_20_text_20__28_2_29_">
      <loext:graphic-properties draw:fill="none" draw:fill-color="#ffffff"/>
      <style:paragraph-properties fo:margin-left="0.423cm" fo:margin-right="2.328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ab-stops>
          <style:tab-stop style:position="3.3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5"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6" style:family="paragraph" style:parent-style-name="Body_20_text_20__28_2_29_">
      <loext:graphic-properties draw:fill="none" draw:fill-color="#ffffff"/>
      <style:paragraph-properties fo:margin-left="0cm" fo:margin-right="0cm" fo:margin-top="0cm" fo:margin-bottom="0.794cm" style:contextual-spacing="false" fo:line-height="0.41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7" style:family="paragraph" style:parent-style-name="Body_20_text_20__28_2_29_">
      <loext:graphic-properties draw:fill="none" draw:fill-color="#ffffff"/>
      <style:paragraph-properties fo:margin-left="0cm" fo:margin-right="0cm" fo:margin-top="0cm" fo:margin-bottom="0.141cm" style:contextual-spacing="false" fo:line-height="0.41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8" style:family="paragraph" style:parent-style-name="Body_20_text_20__28_2_29_">
      <loext:graphic-properties draw:fill="none" draw:fill-color="#ffffff"/>
      <style:paragraph-properties fo:margin-left="0cm" fo:margin-right="0.247cm" fo:margin-top="0cm" fo:margin-bottom="0cm" style:contextual-spacing="false" fo:line-height="0.41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89" style:family="paragraph" style:parent-style-name="Body_20_text_20__28_2_29_">
      <loext:graphic-properties draw:fill="none" draw:fill-color="#ffffff"/>
      <style:paragraph-properties fo:margin-left="0.423cm" fo:margin-right="0cm" fo:margin-top="0cm" fo:margin-bottom="0.252cm" style:contextual-spacing="false" fo:line-height="0.413cm" fo:keep-together="auto" fo:orphans="0" fo:widows="0" fo:text-indent="0cm" style:auto-text-indent="false" fo:background-color="transparent" fo:keep-with-next="auto" style:writing-mode="lr-tb">
        <style:tab-stops>
          <style:tab-stop style:position="3.33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0"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tab-stops>
          <style:tab-stop style:position="2.886cm"/>
          <style:tab-stop style:position="4.981cm"/>
          <style:tab-stop style:position="6.172cm" style:type="center"/>
          <style:tab-stop style:position="7.02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1" style:family="paragraph" style:parent-style-name="Body_20_text_20__28_2_29_">
      <loext:graphic-properties draw:fill="none" draw:fill-color="#ffffff"/>
      <style:paragraph-properties fo:margin-left="0cm" fo:margin-right="0cm" fo:margin-top="0cm" fo:margin-bottom="0cm" style:contextual-spacing="false" fo:line-height="0.43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2" style:family="paragraph" style:parent-style-name="Body_20_text_20__28_2_29_">
      <loext:graphic-properties draw:fill="none" draw:fill-color="#ffffff"/>
      <style:paragraph-properties fo:margin-left="0cm" fo:margin-right="0cm" fo:margin-top="0cm" fo:margin-bottom="0cm" style:contextual-spacing="false" fo:line-height="0.432cm" fo:keep-together="auto" fo:orphans="0" fo:widows="0" fo:text-indent="0cm" style:auto-text-indent="false" fo:background-color="transparent" fo:keep-with-next="auto" style:writing-mode="lr-tb">
        <style:tab-stops>
          <style:tab-stop style:position="3.1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3" style:family="paragraph" style:parent-style-name="Body_20_text_20__28_2_29_">
      <loext:graphic-properties draw:fill="none" draw:fill-color="#ffffff"/>
      <style:paragraph-properties fo:margin-left="0cm" fo:margin-right="6.421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4" style:family="paragraph" style:parent-style-name="Body_20_text_20__28_2_29_">
      <loext:graphic-properties draw:fill="none" draw:fill-color="#ffffff"/>
      <style:paragraph-properties fo:margin-left="0.423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5" style:family="paragraph" style:parent-style-name="Body_20_text_20__28_2_29_">
      <loext:graphic-properties draw:fill="none" draw:fill-color="#ffffff"/>
      <style:paragraph-properties fo:margin-left="0cm" fo:margin-right="0.811cm" fo:margin-top="0cm" fo:margin-bottom="0.293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6" style:family="paragraph" style:parent-style-name="Body_20_text_20__28_2_29_">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353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7" style:family="paragraph" style:parent-style-name="Body_20_text_20__28_2_29_">
      <loext:graphic-properties draw:fill="none" draw:fill-color="#ffffff"/>
      <style:paragraph-properties fo:margin-left="0cm" fo:margin-right="0cm" fo:margin-top="0cm" fo:margin-bottom="0.228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8" style:family="paragraph" style:parent-style-name="Body_20_text_20__28_2_29_">
      <loext:graphic-properties draw:fill="none" draw:fill-color="#ffffff"/>
      <style:paragraph-properties fo:margin-left="0cm" fo:margin-right="0cm" fo:margin-top="0cm" fo:margin-bottom="0.176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999"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0" style:family="paragraph" style:parent-style-name="Body_20_text_20__28_2_29_">
      <loext:graphic-properties draw:fill="none" draw:fill-color="#ffffff"/>
      <style:paragraph-properties fo:margin-left="0.42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3.19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0.766cm"/>
          <style:tab-stop style:position="2.02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2" style:family="paragraph" style:parent-style-name="Body_20_text_20__28_2_29_">
      <loext:graphic-properties draw:fill="none" draw:fill-color="#ffffff"/>
      <style:paragraph-properties fo:margin-left="0.318cm" fo:margin-right="0cm" fo:margin-top="0cm" fo:margin-bottom="0.778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3" style:family="paragraph" style:parent-style-name="Body_20_text_20__28_2_29_">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4"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3.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5"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18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6"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7" style:family="paragraph" style:parent-style-name="Body_20_text_20__28_2_29_">
      <loext:graphic-properties draw:fill="none" draw:fill-color="#ffffff"/>
      <style:paragraph-properties fo:margin-left="0cm" fo:margin-right="0cm" fo:margin-top="0cm" fo:margin-bottom="0.778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8"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09" style:family="paragraph" style:parent-style-name="Body_20_text_20__28_2_29_">
      <loext:graphic-properties draw:fill="none" draw:fill-color="#ffffff"/>
      <style:paragraph-properties fo:margin-left="0cm" fo:margin-right="0cm" fo:margin-top="0cm" fo:margin-bottom="0.192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0"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5.202cm" style:type="right"/>
          <style:tab-stop style:position="5.357cm"/>
          <style:tab-stop style:position="6.775cm" style:type="right"/>
          <style:tab-stop style:position="6.9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1"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17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2" style:family="paragraph" style:parent-style-name="Body_20_text_20__28_2_29_">
      <loext:graphic-properties draw:fill="none" draw:fill-color="#ffffff"/>
      <style:paragraph-properties fo:margin-left="0.388cm" fo:margin-right="0cm" fo:margin-top="0cm" fo:margin-bottom="0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3"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 style:position="5.154cm" style:type="center"/>
          <style:tab-stop style:position="6.251cm"/>
          <style:tab-stop style:position="7.17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4"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5" style:family="paragraph" style:parent-style-name="Body_20_text_20__28_2_29_">
      <loext:graphic-properties draw:fill="none" draw:fill-color="#ffffff"/>
      <style:paragraph-properties fo:margin-left="0cm" fo:margin-right="0cm" fo:margin-top="0cm" fo:margin-bottom="0.192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6" style:family="paragraph" style:parent-style-name="Body_20_text_20__28_2_29_">
      <loext:graphic-properties draw:fill="none" draw:fill-color="#ffffff"/>
      <style:paragraph-properties fo:margin-left="0cm" fo:margin-right="0cm" fo:margin-top="0cm" fo:margin-bottom="0.261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7"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 style:position="5.886cm" style:type="right"/>
          <style:tab-stop style:position="6.246cm"/>
          <style:tab-stop style:position="7.17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8"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06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19" style:family="paragraph" style:parent-style-name="Body_20_text_20__28_2_29_">
      <loext:graphic-properties draw:fill="none" draw:fill-color="#ffffff"/>
      <style:paragraph-properties fo:margin-left="0cm" fo:margin-right="0.282cm" fo:margin-top="0cm" fo:margin-bottom="0.192cm" style:contextual-spacing="false" fo:line-height="0.3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0" style:family="paragraph" style:parent-style-name="Body_20_text_20__28_2_29_">
      <loext:graphic-properties draw:fill="none" draw:fill-color="#ffffff"/>
      <style:paragraph-properties fo:margin-left="0.282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1" style:family="paragraph" style:parent-style-name="Body_20_text_20__28_2_29_">
      <loext:graphic-properties draw:fill="none" draw:fill-color="#ffffff"/>
      <style:paragraph-properties fo:margin-left="0.282cm" fo:margin-right="0cm" fo:margin-top="0cm" fo:margin-bottom="0.296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2" style:family="paragraph" style:parent-style-name="Body_20_text_20__28_2_29_">
      <loext:graphic-properties draw:fill="none" draw:fill-color="#ffffff"/>
      <style:paragraph-properties fo:margin-left="0.282cm" fo:margin-right="0cm" fo:margin-top="0cm" fo:margin-bottom="0.182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3"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7.181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4"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5" style:family="paragraph" style:parent-style-name="Body_20_text_20__28_2_29_">
      <loext:graphic-properties draw:fill="none" draw:fill-color="#ffffff"/>
      <style:paragraph-properties fo:margin-left="0.353cm" fo:margin-right="0.282cm" fo:margin-top="0cm" fo:margin-bottom="0.263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6" style:family="paragraph" style:parent-style-name="Body_20_text_20__28_2_29_">
      <loext:graphic-properties draw:fill="none" draw:fill-color="#ffffff"/>
      <style:paragraph-properties fo:margin-left="0cm" fo:margin-right="0.423cm" fo:margin-top="0cm" fo:margin-bottom="0.187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7" style:family="paragraph" style:parent-style-name="Body_20_text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8" style:family="paragraph" style:parent-style-name="Body_20_text_20__28_2_29_">
      <loext:graphic-properties draw:fill="none" draw:fill-color="#ffffff"/>
      <style:paragraph-properties fo:margin-left="0cm" fo:margin-right="0cm" fo:margin-top="0cm" fo:margin-bottom="0.187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29"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0" style:family="paragraph" style:parent-style-name="Body_20_text_20__28_2_29_">
      <loext:graphic-properties draw:fill="none" draw:fill-color="#ffffff"/>
      <style:paragraph-properties fo:margin-left="0cm" fo:margin-right="0cm" fo:margin-top="0cm" fo:margin-bottom="0.258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1" style:family="paragraph" style:parent-style-name="Body_20_text_20__28_2_29_">
      <loext:graphic-properties draw:fill="none" draw:fill-color="#ffffff"/>
      <style:paragraph-properties fo:margin-left="0cm" fo:margin-right="0cm" fo:margin-top="0cm" fo:margin-bottom="0.773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2"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0.65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3"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88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4" style:family="paragraph" style:parent-style-name="Body_20_text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9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5" style:family="paragraph" style:parent-style-name="Body_20_text_20__28_2_29_">
      <loext:graphic-properties draw:fill="none" draw:fill-color="#ffffff"/>
      <style:paragraph-properties fo:margin-left="0cm" fo:margin-right="0.282cm" fo:margin-top="0cm" fo:margin-bottom="0.187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6" style:family="paragraph" style:parent-style-name="Body_20_text_20__28_2_29_">
      <loext:graphic-properties draw:fill="none" draw:fill-color="#ffffff"/>
      <style:paragraph-properties fo:margin-left="0.318cm" fo:margin-right="0.247cm" fo:margin-top="0cm" fo:margin-bottom="0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7"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369cm"/>
          <style:tab-stop style:position="7.579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8"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39"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0"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1" style:family="paragraph" style:parent-style-name="Body_20_text_20__28_2_29_">
      <loext:graphic-properties draw:fill="none" draw:fill-color="#ffffff"/>
      <style:paragraph-properties fo:margin-left="0cm" fo:margin-right="0cm" fo:margin-top="0cm" fo:margin-bottom="0.222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2" style:family="paragraph" style:parent-style-name="Body_20_text_20__28_2_29_">
      <loext:graphic-properties draw:fill="none" draw:fill-color="#ffffff"/>
      <style:paragraph-properties fo:margin-left="0cm" fo:margin-right="0cm" fo:margin-top="0cm" fo:margin-bottom="0.187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3" style:family="paragraph" style:parent-style-name="Body_20_text_20__28_2_29_">
      <loext:graphic-properties draw:fill="none" draw:fill-color="#ffffff"/>
      <style:paragraph-properties fo:margin-left="0cm" fo:margin-right="0cm" fo:margin-top="0cm" fo:margin-bottom="0.22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4" style:family="paragraph" style:parent-style-name="Body_20_text_20__28_2_29_">
      <loext:graphic-properties draw:fill="none" draw:fill-color="#ffffff"/>
      <style:paragraph-properties fo:margin-left="0cm" fo:margin-right="0cm" fo:margin-top="0cm" fo:margin-bottom="0.192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5" style:family="paragraph" style:parent-style-name="Body_20_text_20__28_2_29_">
      <loext:graphic-properties draw:fill="none" draw:fill-color="#ffffff"/>
      <style:paragraph-properties fo:margin-left="0.318cm" fo:margin-right="0cm" fo:margin-top="0cm" fo:margin-bottom="0cm" style:contextual-spacing="false" fo:line-height="0.388cm"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6" style:family="paragraph" style:parent-style-name="Body_20_text_20__28_2_29_">
      <loext:graphic-properties draw:fill="none" draw:fill-color="#ffffff"/>
      <style:paragraph-properties fo:margin-left="0cm" fo:margin-right="5.398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7" style:family="paragraph" style:parent-style-name="Body_20_text_20__28_2_29_">
      <loext:graphic-properties draw:fill="none" draw:fill-color="#ffffff"/>
      <style:paragraph-properties fo:margin-left="0cm" fo:margin-right="2.787cm" fo:margin-top="0cm" fo:margin-bottom="0.639cm" style:contextual-spacing="false" fo:line-height="0.38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8" style:family="paragraph" style:parent-style-name="Body_20_text_20__28_2_29_">
      <loext:graphic-properties draw:fill="none" draw:fill-color="#ffffff"/>
      <style:paragraph-properties fo:margin-left="0.318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3.11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49" style:family="paragraph" style:parent-style-name="Body_20_text_20__28_2_29_">
      <loext:graphic-properties draw:fill="none" draw:fill-color="#ffffff"/>
      <style:paragraph-properties fo:margin-left="0.423cm" fo:margin-right="4.974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4.445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0"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1" style:family="paragraph" style:parent-style-name="Body_20_text_20__28_2_29_">
      <loext:graphic-properties draw:fill="none" draw:fill-color="#ffffff"/>
      <style:paragraph-properties fo:margin-left="0cm" fo:margin-right="0cm" fo:margin-top="0cm" fo:margin-bottom="0.236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2" style:family="paragraph" style:parent-style-name="Body_20_text_20__28_2_29_">
      <loext:graphic-properties draw:fill="none" draw:fill-color="#ffffff"/>
      <style:paragraph-properties fo:margin-left="0cm" fo:margin-right="0cm" fo:margin-top="0cm" fo:margin-bottom="0.753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3" style:family="paragraph" style:parent-style-name="Body_20_text_20__28_2_29_">
      <loext:graphic-properties draw:fill="none" draw:fill-color="#ffffff"/>
      <style:paragraph-properties fo:margin-left="3.21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4" style:family="paragraph" style:parent-style-name="Body_20_text_20__28_2_29_">
      <loext:graphic-properties draw:fill="none" draw:fill-color="#ffffff"/>
      <style:paragraph-properties fo:margin-left="0cm" fo:margin-right="0.917cm" fo:margin-top="0cm" fo:margin-bottom="0.307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5" style:family="paragraph" style:parent-style-name="Body_20_text_20__28_2_29_">
      <loext:graphic-properties draw:fill="none" draw:fill-color="#ffffff"/>
      <style:paragraph-properties fo:margin-left="0.318cm" fo:margin-right="0cm" fo:margin-top="0cm" fo:margin-bottom="0.654cm" style:contextual-spacing="false" fo:line-height="0.406cm"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6" style:family="paragraph" style:parent-style-name="Body_20_text_20__28_2_29_">
      <loext:graphic-properties draw:fill="none" draw:fill-color="#ffffff"/>
      <style:paragraph-properties fo:margin-left="0cm" fo:margin-right="8.537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7" style:family="paragraph" style:parent-style-name="Body_20_text_20__28_2_29_">
      <loext:graphic-properties draw:fill="none" draw:fill-color="#ffffff"/>
      <style:paragraph-properties fo:margin-left="0.388cm" fo:margin-right="0cm" fo:margin-top="0cm" fo:margin-bottom="0.824cm" style:contextual-spacing="false" fo:line-height="0.406cm" fo:text-align="start" style:justify-single-word="false" fo:keep-together="auto" fo:orphans="0" fo:widows="0" fo:text-indent="-0.38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8" style:family="paragraph" style:parent-style-name="Body_20_text_20__28_2_29_">
      <loext:graphic-properties draw:fill="none" draw:fill-color="#ffffff"/>
      <style:paragraph-properties fo:margin-left="0.318cm" fo:margin-right="0cm" fo:margin-top="0cm" fo:margin-bottom="0.273cm" style:contextual-spacing="false" fo:line-height="0.40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59" style:family="paragraph" style:parent-style-name="Body_20_text_20__28_2_29_">
      <loext:graphic-properties draw:fill="none" draw:fill-color="#ffffff"/>
      <style:paragraph-properties fo:margin-left="0.318cm" fo:margin-right="0cm" fo:margin-top="0cm" fo:margin-bottom="0cm" style:contextual-spacing="false" fo:line-height="0.40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0" style:family="paragraph" style:parent-style-name="Body_20_text_20__28_2_29_">
      <loext:graphic-properties draw:fill="none" draw:fill-color="#ffffff"/>
      <style:paragraph-properties fo:margin-left="0cm" fo:margin-right="0cm" fo:margin-top="0cm" fo:margin-bottom="0.238cm" style:contextual-spacing="false" fo:line-height="0.40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1" style:family="paragraph" style:parent-style-name="Body_20_text_20__28_2_29_">
      <loext:graphic-properties draw:fill="none" draw:fill-color="#ffffff"/>
      <style:paragraph-properties fo:margin-left="0cm" fo:margin-right="0cm" fo:margin-top="0cm" fo:margin-bottom="0cm" style:contextual-spacing="false" fo:line-height="0.406cm"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2" style:family="paragraph" style:parent-style-name="Body_20_text_20__28_2_29_">
      <loext:graphic-properties draw:fill="none" draw:fill-color="#ffffff"/>
      <style:paragraph-properties fo:margin-left="0cm" fo:margin-right="0cm" fo:margin-top="0cm" fo:margin-bottom="0cm" style:contextual-spacing="false" fo:line-height="0.42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3" style:family="paragraph" style:parent-style-name="Body_20_text_20__28_2_29_">
      <loext:graphic-properties draw:fill="none" draw:fill-color="#ffffff"/>
      <style:paragraph-properties fo:margin-left="0cm" fo:margin-right="0.953cm" fo:margin-top="0cm" fo:margin-bottom="0cm" style:contextual-spacing="false" fo:line-height="0.42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4" style:family="paragraph" style:parent-style-name="Body_20_text_20__28_2_29_">
      <loext:graphic-properties draw:fill="none" draw:fill-color="#ffffff"/>
      <style:paragraph-properties fo:margin-left="0.459cm" fo:margin-right="1.235cm" fo:margin-top="0cm" fo:margin-bottom="0.379cm" style:contextual-spacing="false" fo:line-height="0.42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5" style:family="paragraph" style:parent-style-name="Body_20_text_20__28_2_29_">
      <loext:graphic-properties draw:fill="none" draw:fill-color="#ffffff"/>
      <style:paragraph-properties fo:margin-left="0cm" fo:margin-right="0cm" fo:margin-top="0cm" fo:margin-bottom="0cm" style:contextual-spacing="false" fo:line-height="0.425cm" fo:keep-together="auto" fo:orphans="0" fo:widows="0" fo:text-indent="0cm" style:auto-text-indent="false" fo:background-color="transparent" fo:keep-with-next="auto" style:writing-mode="lr-tb">
        <style:tab-stops>
          <style:tab-stop style:position="3.1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6" style:family="paragraph" style:parent-style-name="Body_20_text_20__28_2_29_">
      <loext:graphic-properties draw:fill="none" draw:fill-color="#ffffff"/>
      <style:paragraph-properties fo:margin-left="0cm" fo:margin-right="0cm" fo:margin-top="0cm" fo:margin-bottom="0cm" style:contextual-spacing="false" fo:line-height="0.42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7" style:family="paragraph" style:parent-style-name="Body_20_text_20__28_2_29_" style:list-style-name="WWNum95">
      <loext:graphic-properties draw:fill="none" draw:fill-color="#ffffff"/>
      <style:paragraph-properties fo:margin-left="0cm" fo:margin-right="0cm" fo:margin-top="0cm" fo:margin-bottom="0.609cm" style:contextual-spacing="false" fo:line-height="0.425cm" fo:keep-together="auto" fo:orphans="0" fo:widows="0" fo:text-indent="0cm" style:auto-text-indent="false" fo:background-color="transparent" fo:keep-with-next="auto" style:writing-mode="lr-tb">
        <style:tab-stops>
          <style:tab-stop style:position="0.49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8" style:family="paragraph" style:parent-style-name="Body_20_text_20__28_2_29_">
      <loext:graphic-properties draw:fill="none" draw:fill-color="#ffffff"/>
      <style:paragraph-properties fo:margin-left="0cm" fo:margin-right="4.58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69" style:family="paragraph" style:parent-style-name="Body_20_text_20__28_2_29_">
      <loext:graphic-properties draw:fill="none" draw:fill-color="#ffffff"/>
      <style:paragraph-properties fo:margin-left="0cm" fo:margin-right="7.12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0"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1" style:family="paragraph" style:parent-style-name="Body_20_text_20__28_2_29_">
      <loext:graphic-properties draw:fill="none" draw:fill-color="#ffffff"/>
      <style:paragraph-properties fo:margin-left="0.318cm" fo:margin-right="0cm" fo:margin-top="0cm" fo:margin-bottom="0cm" style:contextual-spacing="false" fo:line-height="0.55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2" style:family="paragraph" style:parent-style-name="Body_20_text_20__28_2_29_" style:list-style-name="WWNum83">
      <loext:graphic-properties draw:fill="none" draw:fill-color="#ffffff"/>
      <style:paragraph-properties fo:margin-left="0.318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7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3" style:family="paragraph" style:parent-style-name="Body_20_text_20__28_2_29_">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4"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5" style:family="paragraph" style:parent-style-name="Body_20_text_20__28_2_29_">
      <loext:graphic-properties draw:fill="none" draw:fill-color="#ffffff"/>
      <style:paragraph-properties fo:margin-left="0cm" fo:margin-right="0cm" fo:margin-top="0cm" fo:margin-bottom="0.273cm" style:contextual-spacing="false" fo:line-height="0.349cm" fo:keep-together="auto" fo:orphans="0" fo:widows="0" fo:text-indent="0cm" style:auto-text-indent="false" fo:background-color="transparent" fo:keep-with-next="auto" style:writing-mode="lr-tb">
        <style:tab-stops>
          <style:tab-stop style:position="3.1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6" style:family="paragraph" style:parent-style-name="Body_20_text_20__28_2_29_">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tab-stops>
          <style:tab-stop style:position="12.14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7" style:family="paragraph" style:parent-style-name="Body_20_text_20__28_2_29_">
      <loext:graphic-properties draw:fill="none" draw:fill-color="#ffffff"/>
      <style:paragraph-properties fo:margin-left="0cm" fo:margin-right="0cm" fo:margin-top="0cm" fo:margin-bottom="0.143cm" style:contextual-spacing="false" fo:line-height="0.34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8" style:family="paragraph" style:parent-style-name="Body_20_text_20__28_2_29_">
      <loext:graphic-properties draw:fill="none" draw:fill-color="#ffffff"/>
      <style:paragraph-properties fo:margin-left="0cm" fo:margin-right="0cm" fo:margin-top="0cm" fo:margin-bottom="0.157cm" style:contextual-spacing="false" fo:line-height="0.34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79" style:family="paragraph" style:parent-style-name="Body_20_text_20__28_2_29_">
      <loext:graphic-properties draw:fill="none" draw:fill-color="#ffffff"/>
      <style:paragraph-properties fo:margin-left="0cm" fo:margin-right="0cm" fo:margin-top="0cm" fo:margin-bottom="0.155cm" style:contextual-spacing="false" fo:line-height="0.349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0"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tab-stops>
          <style:tab-stop style:position="0.6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1" style:family="paragraph" style:parent-style-name="Body_20_text_20__28_2_29_">
      <loext:graphic-properties draw:fill="none" draw:fill-color="#ffffff"/>
      <style:paragraph-properties fo:margin-left="0cm" fo:margin-right="0cm" fo:margin-top="0cm" fo:margin-bottom="0.206cm" style:contextual-spacing="false" fo:line-height="0.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2" style:family="paragraph" style:parent-style-name="Body_20_text_20__28_2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3" style:family="paragraph" style:parent-style-name="Body_20_text_20__28_2_29_">
      <loext:graphic-properties draw:fill="none" draw:fill-color="#ffffff"/>
      <style:paragraph-properties fo:margin-left="0cm" fo:margin-right="0cm" fo:margin-top="0cm" fo:margin-bottom="0.282cm" style:contextual-spacing="false" fo:line-height="0.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4" style:family="paragraph" style:parent-style-name="Body_20_text_20__28_2_29_">
      <loext:graphic-properties draw:fill="none" draw:fill-color="#ffffff"/>
      <style:paragraph-properties fo:margin-left="0.318cm" fo:margin-right="0cm" fo:margin-top="0cm" fo:margin-bottom="0.247cm" style:contextual-spacing="false" fo:line-height="0.42cm" fo:text-align="start" style:justify-single-word="false" fo:keep-together="auto" fo:orphans="0" fo:widows="0" fo:text-indent="-0.318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5" style:family="paragraph" style:parent-style-name="Body_20_text_20__28_2_29_">
      <loext:graphic-properties draw:fill="none" draw:fill-color="#ffffff"/>
      <style:paragraph-properties fo:margin-left="0.353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6" style:family="paragraph" style:parent-style-name="Body_20_text_20__28_2_29_">
      <loext:graphic-properties draw:fill="none" draw:fill-color="#ffffff"/>
      <style:paragraph-properties fo:margin-left="0cm" fo:margin-right="0cm" fo:margin-top="0cm" fo:margin-bottom="0.176cm" style:contextual-spacing="false" fo:line-height="0.4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7"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5cm"/>
          <style:tab-stop style:position="2.0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8"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89" style:family="paragraph" style:parent-style-name="Body_20_text_20__28_2_29_">
      <loext:graphic-properties draw:fill="none" draw:fill-color="#ffffff"/>
      <style:paragraph-properties fo:margin-left="0cm" fo:margin-right="0cm" fo:margin-top="0cm" fo:margin-bottom="0.748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0" style:family="paragraph" style:parent-style-name="Body_20_text_20__28_2_29_">
      <loext:graphic-properties draw:fill="none" draw:fill-color="#ffffff"/>
      <style:paragraph-properties fo:margin-left="0cm" fo:margin-right="0cm" fo:margin-top="0cm" fo:margin-bottom="0.146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1" style:family="paragraph" style:parent-style-name="Body_20_text_20__28_2_29_">
      <loext:graphic-properties draw:fill="none" draw:fill-color="#ffffff"/>
      <style:paragraph-properties fo:margin-left="0cm" fo:margin-right="0cm" fo:margin-top="0cm" fo:margin-bottom="0.783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2" style:family="paragraph" style:parent-style-name="Body_20_text_20__28_2_29_" style:list-style-name="WWNum127">
      <loext:graphic-properties draw:fill="none" draw:fill-color="#ffffff"/>
      <style:paragraph-properties fo:margin-left="0.318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3" style:family="paragraph" style:parent-style-name="Body_20_text_20__28_2_29_">
      <loext:graphic-properties draw:fill="none" draw:fill-color="#ffffff"/>
      <style:paragraph-properties fo:margin-left="0.318cm" fo:margin-right="0cm" fo:margin-top="0cm" fo:margin-bottom="0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4"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5" style:family="paragraph" style:parent-style-name="Body_20_text_20__28_2_29_">
      <loext:graphic-properties draw:fill="none" draw:fill-color="#ffffff"/>
      <style:paragraph-properties fo:margin-left="0cm" fo:margin-right="0.706cm" fo:margin-top="0cm" fo:margin-bottom="0cm" style:contextual-spacing="false" fo:line-height="0.35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6"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1cm"/>
          <style:tab-stop style:position="2.04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7"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8" style:family="paragraph" style:parent-style-name="Body_20_text_20__28_2_29_">
      <loext:graphic-properties draw:fill="none" draw:fill-color="#ffffff"/>
      <style:paragraph-properties fo:margin-left="0cm" fo:margin-right="0cm" fo:margin-top="0cm" fo:margin-bottom="0.198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099" style:family="paragraph" style:parent-style-name="Body_20_text_20__28_2_29_">
      <loext:graphic-properties draw:fill="none" draw:fill-color="#ffffff"/>
      <style:paragraph-properties fo:margin-left="0cm" fo:margin-right="0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0" style:family="paragraph" style:parent-style-name="Body_20_text_20__28_2_29_">
      <loext:graphic-properties draw:fill="none" draw:fill-color="#ffffff"/>
      <style:paragraph-properties fo:margin-left="0cm" fo:margin-right="0cm" fo:margin-top="0cm" fo:margin-bottom="0.171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1" style:family="paragraph" style:parent-style-name="Body_20_text_20__28_2_29_">
      <loext:graphic-properties draw:fill="none" draw:fill-color="#ffffff"/>
      <style:paragraph-properties fo:margin-left="0cm" fo:margin-right="0cm" fo:margin-top="0cm" fo:margin-bottom="0.166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2" style:family="paragraph" style:parent-style-name="Body_20_text_20__28_2_29_" style:list-style-name="WWNum165">
      <loext:graphic-properties draw:fill="none" draw:fill-color="#ffffff"/>
      <style:paragraph-properties fo:margin-left="0cm" fo:margin-right="5.82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3" style:family="paragraph" style:parent-style-name="Body_20_text_20__28_2_29_" style:list-style-name="WWNum167">
      <loext:graphic-properties draw:fill="none" draw:fill-color="#ffffff"/>
      <style:paragraph-properties fo:margin-left="0cm" fo:margin-right="5.15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4" style:family="paragraph" style:parent-style-name="Body_20_text_20__28_2_29_">
      <loext:graphic-properties draw:fill="none" draw:fill-color="#ffffff"/>
      <style:paragraph-properties fo:margin-left="0.318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5" style:family="paragraph" style:parent-style-name="Body_20_text_20__28_2_29_" style:list-style-name="WWNum37">
      <loext:graphic-properties draw:fill="none" draw:fill-color="#ffffff"/>
      <style:paragraph-properties fo:margin-left="0.318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6" style:family="paragraph" style:parent-style-name="Body_20_text_20__28_2_29_">
      <loext:graphic-properties draw:fill="none" draw:fill-color="#ffffff"/>
      <style:paragraph-properties fo:margin-left="0.282cm" fo:margin-right="0cm" fo:margin-top="0cm" fo:margin-bottom="0cm" style:contextual-spacing="false" fo:line-height="0.3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7" style:family="paragraph" style:parent-style-name="Body_20_text_20__28_2_29_">
      <loext:graphic-properties draw:fill="none" draw:fill-color="#ffffff"/>
      <style:paragraph-properties fo:margin-left="0cm" fo:margin-right="0cm" fo:margin-top="0cm" fo:margin-bottom="0.767cm" style:contextual-spacing="false" fo:line-height="0.3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8" style:family="paragraph" style:parent-style-name="Body_20_text_20__28_2_29_">
      <loext:graphic-properties draw:fill="none" draw:fill-color="#ffffff"/>
      <style:paragraph-properties fo:margin-left="0cm" fo:margin-right="0cm" fo:margin-top="0cm" fo:margin-bottom="0.187cm" style:contextual-spacing="false" fo:line-height="0.3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09" style:family="paragraph" style:parent-style-name="Body_20_text_20__28_2_29_">
      <loext:graphic-properties draw:fill="none" draw:fill-color="#ffffff"/>
      <style:paragraph-properties fo:margin-left="0cm" fo:margin-right="0cm" fo:margin-top="0cm" fo:margin-bottom="0cm" style:contextual-spacing="false" fo:line-height="0.3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0" style:family="paragraph" style:parent-style-name="Body_20_text_20__28_2_29_">
      <loext:graphic-properties draw:fill="none" draw:fill-color="#ffffff"/>
      <style:paragraph-properties fo:margin-left="0cm" fo:margin-right="0cm" fo:margin-top="0cm" fo:margin-bottom="0cm" style:contextual-spacing="false" fo:line-height="0.33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1" style:family="paragraph" style:parent-style-name="Body_20_text_20__28_2_29_">
      <loext:graphic-properties draw:fill="none" draw:fill-color="#ffffff"/>
      <style:paragraph-properties fo:margin-left="0cm" fo:margin-right="0cm" fo:margin-top="0cm" fo:margin-bottom="0.21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2" style:family="paragraph" style:parent-style-name="Body_20_text_20__28_2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3" style:family="paragraph" style:parent-style-name="Body_20_text_20__28_2_29_">
      <loext:graphic-properties draw:fill="none" draw:fill-color="#ffffff"/>
      <style:paragraph-properties fo:margin-left="0cm" fo:margin-right="0cm" fo:margin-top="0cm" fo:margin-bottom="0cm" style:contextual-spacing="false" fo:line-height="0.273cm" fo:keep-together="auto" fo:orphans="0" fo:widows="0" fo:text-indent="0cm" style:auto-text-indent="false" fo:background-color="transparent" fo:keep-with-next="auto" style:writing-mode="lr-tb">
        <style:tab-stops>
          <style:tab-stop style:position="9.132cm"/>
          <style:tab-stop style:position="10.456cm"/>
          <style:tab-stop style:position="11.76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4" style:family="paragraph" style:parent-style-name="Body_20_text_20__28_2_29_">
      <loext:graphic-properties draw:fill="none" draw:fill-color="#ffffff"/>
      <style:paragraph-properties fo:margin-left="0cm" fo:margin-right="0cm" fo:margin-top="0cm" fo:margin-bottom="0.166cm" style:contextual-spacing="false" fo:line-height="0.27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5" style:family="paragraph" style:parent-style-name="Body_20_text_20__28_2_29_">
      <loext:graphic-properties draw:fill="none" draw:fill-color="#ffffff"/>
      <style:paragraph-properties fo:margin-left="0cm" fo:margin-right="0cm" fo:margin-top="0cm" fo:margin-bottom="0.794cm" style:contextual-spacing="false" fo:line-height="0.45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6" style:family="paragraph" style:parent-style-name="Body_20_text_20__28_2_29_">
      <loext:graphic-properties draw:fill="none" draw:fill-color="#ffffff"/>
      <style:paragraph-properties fo:margin-left="0.423cm" fo:margin-right="1.199cm" fo:margin-top="0cm" fo:margin-bottom="0cm" style:contextual-spacing="false" fo:line-height="0.45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7" style:family="paragraph" style:parent-style-name="Body_20_text_20__28_2_29_">
      <loext:graphic-properties draw:fill="none" draw:fill-color="#ffffff"/>
      <style:paragraph-properties fo:margin-left="0.423cm" fo:margin-right="0cm" fo:margin-top="0cm" fo:margin-bottom="0cm" style:contextual-spacing="false" fo:line-height="0.55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8" style:family="paragraph" style:parent-style-name="Body_20_text_20__28_2_29_" style:list-style-name="WWNum61">
      <loext:graphic-properties draw:fill="none" draw:fill-color="#ffffff"/>
      <style:paragraph-properties fo:margin-left="0.423cm" fo:margin-right="0cm" fo:margin-top="0cm" fo:margin-bottom="0cm" style:contextual-spacing="false" fo:line-height="0.552cm" fo:keep-together="auto" fo:orphans="0" fo:widows="0" fo:text-indent="0cm" style:auto-text-indent="false" fo:background-color="transparent" fo:keep-with-next="auto" style:writing-mode="lr-tb">
        <style:tab-stops>
          <style:tab-stop style:position="1.062cm"/>
          <style:tab-stop style:position="2.415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19" style:family="paragraph" style:parent-style-name="Body_20_text_20__28_2_29_">
      <loext:graphic-properties draw:fill="none" draw:fill-color="#ffffff"/>
      <style:paragraph-properties fo:margin-left="0cm" fo:margin-right="0cm" fo:margin-top="0cm" fo:margin-bottom="0cm" style:contextual-spacing="false" fo:line-height="0.55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0"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552cm" fo:keep-together="auto" fo:orphans="0" fo:widows="0" fo:text-indent="0cm" style:auto-text-indent="false" fo:background-color="transparent" fo:keep-with-next="auto" style:writing-mode="lr-tb">
        <style:tab-stops>
          <style:tab-stop style:position="0.66cm"/>
          <style:tab-stop style:position="2.009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1" style:family="paragraph" style:parent-style-name="Body_20_text_20__28_2_29_">
      <loext:graphic-properties draw:fill="none" draw:fill-color="#ffffff"/>
      <style:paragraph-properties fo:margin-left="0cm" fo:margin-right="0cm" fo:margin-top="0cm" fo:margin-bottom="0cm" style:contextual-spacing="false" fo:line-height="0.45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2" style:family="paragraph" style:parent-style-name="Body_20_text_20__28_2_29_">
      <loext:graphic-properties draw:fill="none" draw:fill-color="#ffffff"/>
      <style:paragraph-properties fo:margin-left="0cm" fo:margin-right="0cm" fo:margin-top="0cm" fo:margin-bottom="0.185cm" style:contextual-spacing="false" fo:line-height="0.298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3" style:family="paragraph" style:parent-style-name="Body_20_text_20__28_2_29_">
      <loext:graphic-properties draw:fill="none" draw:fill-color="#ffffff"/>
      <style:paragraph-properties fo:margin-left="0cm" fo:margin-right="0cm" fo:margin-top="0cm" fo:margin-bottom="0.185cm" style:contextual-spacing="false" fo:line-height="0.298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4" style:family="paragraph" style:parent-style-name="Body_20_text_20__28_2_29_">
      <loext:graphic-properties draw:fill="none" draw:fill-color="#ffffff"/>
      <style:paragraph-properties fo:margin-left="0cm" fo:margin-right="0cm" fo:margin-top="0cm" fo:margin-bottom="0cm" style:contextual-spacing="false" fo:line-height="0.298cm" fo:keep-together="auto" fo:orphans="0" fo:widows="0" fo:text-indent="0cm" style:auto-text-indent="false" fo:background-color="transparent" fo:keep-with-next="auto" style:writing-mode="lr-tb">
        <style:tab-stops>
          <style:tab-stop style:position="9.918cm"/>
          <style:tab-stop style:position="11.621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5" style:family="paragraph" style:parent-style-name="Body_20_text_20__28_2_29_">
      <loext:graphic-properties draw:fill="none" draw:fill-color="#ffffff"/>
      <style:paragraph-properties fo:margin-left="0cm" fo:margin-right="0cm" fo:margin-top="0cm" fo:margin-bottom="0cm" style:contextual-spacing="false" fo:line-height="0.293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6" style:family="paragraph" style:parent-style-name="Body_20_text_20__28_2_29_">
      <loext:graphic-properties draw:fill="none" draw:fill-color="#ffffff"/>
      <style:paragraph-properties fo:margin-left="0cm" fo:margin-right="0cm" fo:margin-top="0cm" fo:margin-bottom="0.198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7"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8" style:family="paragraph" style:parent-style-name="Body_20_text_20__28_2_29_">
      <loext:graphic-properties draw:fill="none" draw:fill-color="#ffffff"/>
      <style:paragraph-properties fo:margin-left="0cm" fo:margin-right="0cm" fo:margin-top="0cm" fo:margin-bottom="0cm" style:contextual-spacing="false" fo:line-height="0.547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29"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547cm" fo:keep-together="auto" fo:orphans="0" fo:widows="0" fo:text-indent="0cm" style:auto-text-indent="false" fo:background-color="transparent" fo:keep-with-next="auto" style:writing-mode="lr-tb">
        <style:tab-stops>
          <style:tab-stop style:position="0.766cm"/>
          <style:tab-stop style:position="2.05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0" style:family="paragraph" style:parent-style-name="Body_20_text_20__28_2_29_">
      <loext:graphic-properties draw:fill="none" draw:fill-color="#ffffff"/>
      <style:paragraph-properties fo:margin-left="0.423cm" fo:margin-right="0cm" fo:margin-top="0cm" fo:margin-bottom="0.175cm" style:contextual-spacing="false" fo:line-height="0.28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1" style:family="paragraph" style:parent-style-name="Body_20_text_20__28_2_29_">
      <loext:graphic-properties draw:fill="none" draw:fill-color="#ffffff"/>
      <style:paragraph-properties fo:margin-left="0.529cm" fo:margin-right="0cm" fo:margin-top="0cm" fo:margin-bottom="0cm" style:contextual-spacing="false" fo:line-height="0.286cm" fo:keep-together="auto" fo:orphans="0" fo:widows="0" fo:text-indent="0cm" style:auto-text-indent="false" fo:background-color="transparent" fo:keep-with-next="auto" style:writing-mode="lr-tb">
        <style:tab-stops>
          <style:tab-stop style:position="9.285cm"/>
          <style:tab-stop style:position="11.172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2" style:family="paragraph" style:parent-style-name="Body_20_text_20__28_2_29_">
      <loext:graphic-properties draw:fill="none" draw:fill-color="#ffffff"/>
      <style:paragraph-properties fo:margin-left="0.529cm" fo:margin-right="0cm" fo:margin-top="0cm" fo:margin-bottom="0cm" style:contextual-spacing="false" fo:line-height="0.28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3" style:family="paragraph" style:parent-style-name="Body_20_text_20__28_2_29_">
      <loext:graphic-properties draw:fill="none" draw:fill-color="#ffffff"/>
      <style:paragraph-properties fo:margin-left="0cm" fo:margin-right="0cm" fo:margin-top="0cm" fo:margin-bottom="0cm" style:contextual-spacing="false" fo:line-height="0.4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4" style:family="paragraph" style:parent-style-name="Body_20_text_20__28_2_29_">
      <loext:graphic-properties draw:fill="none" draw:fill-color="#ffffff"/>
      <style:paragraph-properties fo:margin-left="0cm" fo:margin-right="2.505cm" fo:margin-top="0cm" fo:margin-bottom="0cm" style:contextual-spacing="false" fo:line-height="0.437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5" style:family="paragraph" style:parent-style-name="Body_20_text_20__28_2_29_">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tab-stops>
          <style:tab-stop style:position="3.283cm"/>
          <style:tab-stop style:position="5.48cm"/>
          <style:tab-stop style:position="6.687cm" style:type="center"/>
          <style:tab-stop style:position="12.982cm" style:type="right"/>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6" style:family="paragraph" style:parent-style-name="Body_20_text_20__28_2_29_">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7" style:family="paragraph" style:parent-style-name="Body_20_text_20__28_2_29_" style:list-style-name="WWNum155">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tab-stops>
          <style:tab-stop style:position="1.06cm"/>
          <style:tab-stop style:position="2.427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8" style:family="paragraph" style:parent-style-name="Body_20_text_20__28_2_29_">
      <loext:graphic-properties draw:fill="none" draw:fill-color="#ffffff"/>
      <style:paragraph-properties fo:margin-left="0.529cm" fo:margin-right="0cm" fo:margin-top="0cm" fo:margin-bottom="0cm" style:contextual-spacing="false" fo:line-height="0.476cm" fo:text-align="start" style:justify-single-word="false" fo:keep-together="auto" fo:orphans="0" fo:widows="0" fo:text-indent="-0.247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39" style:family="paragraph" style:parent-style-name="Body_20_text_20__28_2_29_">
      <loext:graphic-properties draw:fill="none" draw:fill-color="#ffffff"/>
      <style:paragraph-properties fo:margin-left="0.529cm" fo:margin-right="0cm" fo:margin-top="0cm" fo:margin-bottom="0cm" style:contextual-spacing="false" fo:line-height="0.445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0" style:family="paragraph" style:parent-style-name="Body_20_text_20__28_2_29_">
      <loext:graphic-properties draw:fill="none" draw:fill-color="#ffffff"/>
      <style:paragraph-properties fo:margin-left="0.423cm" fo:margin-right="0cm" fo:margin-top="0cm" fo:margin-bottom="0cm" style:contextual-spacing="false" fo:line-height="0.445cm" fo:text-align="start" style:justify-single-word="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1" style:family="paragraph" style:parent-style-name="Body_20_text_20__28_2_29_">
      <loext:graphic-properties draw:fill="none" draw:fill-color="#ffffff"/>
      <style:paragraph-properties fo:margin-left="0cm" fo:margin-right="0cm" fo:margin-top="0cm" fo:margin-bottom="0cm" style:contextual-spacing="false" fo:line-height="0.266cm" fo:keep-together="auto" fo:orphans="0" fo:widows="0" fo:text-indent="0cm" style:auto-text-indent="false" fo:background-color="transparent" fo:keep-with-next="auto" style:writing-mode="lr-tb">
        <style:tab-stops>
          <style:tab-stop style:position="12.0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2" style:family="paragraph" style:parent-style-name="Body_20_text_20__28_2_29_">
      <loext:graphic-properties draw:fill="none" draw:fill-color="#ffffff"/>
      <style:paragraph-properties fo:margin-left="0cm" fo:margin-right="0cm" fo:margin-top="0cm" fo:margin-bottom="0cm" style:contextual-spacing="false" fo:line-height="0.266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3" style:family="paragraph" style:parent-style-name="Body_20_text_20__28_2_29_">
      <loext:graphic-properties draw:fill="none" draw:fill-color="#ffffff"/>
      <style:paragraph-properties fo:margin-left="0.423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10.405cm"/>
          <style:tab-stop style:position="12.09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4" style:family="paragraph" style:parent-style-name="Body_20_text_20__28_2_29_">
      <loext:graphic-properties draw:fill="none" draw:fill-color="#ffffff"/>
      <style:paragraph-properties fo:margin-left="0.423cm" fo:margin-right="0cm" fo:margin-top="0cm" fo:margin-bottom="0.205cm" style:contextual-spacing="false" fo:line-height="0.279cm"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45"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103cm"/>
        </style:tab-stops>
      </style:paragraph-properties>
    </style:style>
    <style:style style:name="P1146"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127cm"/>
        </style:tab-stops>
      </style:paragraph-properties>
    </style:style>
    <style:style style:name="P1147"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88cm"/>
        </style:tab-stops>
      </style:paragraph-properties>
    </style:style>
    <style:style style:name="P1148"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1.993cm"/>
        </style:tab-stops>
      </style:paragraph-properties>
    </style:style>
    <style:style style:name="P1149"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1.949cm"/>
        </style:tab-stops>
      </style:paragraph-properties>
    </style:style>
    <style:style style:name="P1150"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4.583cm" style:type="right"/>
        </style:tab-stops>
      </style:paragraph-properties>
    </style:style>
    <style:style style:name="P1151" style:family="paragraph" style:parent-style-name="Body_20_text_20__28_2_29_" style:list-style-name="WWNum43">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69cm"/>
        </style:tab-stops>
      </style:paragraph-properties>
    </style:style>
    <style:style style:name="P1152"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54cm"/>
          <style:tab-stop style:position="2.032cm"/>
        </style:tab-stops>
      </style:paragraph-properties>
    </style:style>
    <style:style style:name="P1153" style:family="paragraph" style:parent-style-name="Body_20_text_20__28_2_29_" style:list-style-name="WWNum11">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ab-stops>
          <style:tab-stop style:position="0.441cm"/>
        </style:tab-stops>
      </style:paragraph-properties>
    </style:style>
    <style:style style:name="P1154" style:family="paragraph" style:parent-style-name="Body_20_text_20__28_2_29_" style:list-style-name="WWNum14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1155" style:family="paragraph" style:parent-style-name="Body_20_text_20__28_2_29_" style:list-style-name="WWNum165">
      <loext:graphic-properties draw:fill="none" draw:fill-color="#ffffff"/>
      <style:paragraph-properties fo:margin-left="0cm" fo:margin-right="5.821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156"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1157" style:family="paragraph" style:parent-style-name="Body_20_text_20__28_2_29_" style:list-style-name="WWNum119">
      <loext:graphic-properties draw:fill="none" draw:fill-color="#ffffff"/>
      <style:paragraph-properties fo:margin-left="0.423cm" fo:margin-right="0cm" fo:margin-top="0cm" fo:margin-bottom="0cm" style:contextual-spacing="false" fo:line-height="0.286cm" fo:keep-together="auto" fo:orphans="0" fo:widows="0" fo:text-indent="0cm" style:auto-text-indent="false" fo:background-color="transparent" fo:keep-with-next="auto" style:writing-mode="lr-tb">
        <style:tab-stops>
          <style:tab-stop style:position="1.071cm"/>
          <style:tab-stop style:position="2.468cm"/>
          <style:tab-stop style:position="9.211cm"/>
          <style:tab-stop style:position="10.964cm"/>
        </style:tab-stops>
      </style:paragraph-properties>
    </style:style>
    <style:style style:name="P1158" style:family="paragraph" style:parent-style-name="Standard" style:master-page-name="Converted3">
      <style:paragraph-properties fo:orphans="0" fo:widows="0" style:page-number="5"/>
      <style:text-properties fo:font-size="1pt" style:font-size-asian="1pt" style:font-size-complex="1pt"/>
    </style:style>
    <style:style style:name="P1159" style:family="paragraph" style:parent-style-name="Standard" style:master-page-name="Converted20">
      <style:paragraph-properties fo:orphans="0" fo:widows="0" style:page-number="19"/>
      <style:text-properties fo:font-size="1pt" style:font-size-asian="1pt" style:font-size-complex="1pt"/>
    </style:style>
    <style:style style:name="P1160" style:family="paragraph" style:parent-style-name="Standard" style:master-page-name="Converted24">
      <style:paragraph-properties fo:line-height="0.635cm" fo:orphans="0" fo:widows="0" style:page-number="409"/>
    </style:style>
    <style:style style:name="P1161" style:family="paragraph" style:parent-style-name="Standard" style:master-page-name="Converted26">
      <style:paragraph-properties fo:line-height="0.887cm" fo:orphans="0" fo:widows="0" style:page-number="auto"/>
    </style:style>
    <style:style style:name="P1162"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39cm"/>
          <style:tab-stop style:position="11.264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3" style:family="paragraph" style:parent-style-name="Table_20_of_20_contents">
      <loext:graphic-properties draw:fill="none" draw:fill-color="#ffffff"/>
      <style:paragraph-properties fo:margin-left="0cm" fo:margin-right="0cm" fo:margin-top="0cm" fo:margin-bottom="0.175cm" style:contextual-spacing="false" fo:keep-together="auto" fo:orphans="0" fo:widows="0" fo:text-indent="0cm" style:auto-text-indent="false" fo:background-color="transparent" fo:keep-with-next="auto" style:writing-mode="lr-tb"/>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4" style:family="paragraph" style:parent-style-name="Table_20_of_20_contents" style:list-style-name="WWNum115">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tab-stops>
          <style:tab-stop style:position="0.48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5" style:family="paragraph" style:parent-style-name="Table_20_of_20_contents" style:list-style-name="WWNum1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203cm"/>
        </style:tab-stops>
      </style:paragraph-properties>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P1166" style:family="paragraph">
      <loext:graphic-properties draw:fill="none"/>
    </style:style>
    <style:style style:name="P1167"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fo:letter-spacing="normal" fo:language="en" fo:country="US" style:language-asian="en" style:country-asian="US" style:language-complex="en" style:country-complex="US" style:text-scale="100%"/>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style style:name="fr1" style:family="graphic" style:parent-style-name="Frame">
      <style:graphic-properties fo:margin-left="2.835cm" fo:margin-right="0.533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2" style:family="graphic" style:parent-style-name="Frame">
      <style:graphic-properties fo:margin-left="0.176cm" fo:margin-right="0.176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3" style:family="graphic" style:parent-style-name="Frame">
      <style:graphic-properties fo:margin-left="0.176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4" style:family="graphic" style:parent-style-name="Frame">
      <style:graphic-properties fo:margin-left="0.176cm" fo:margin-right="0.489cm" fo:margin-top="0cm" fo:margin-bottom="0.827cm" style:run-through="background" style:wrap="right" style:number-wrapped-paragraphs="no-limit" style:vertical-pos="from-top" style:vertical-rel="paragraph" style:horizontal-pos="from-left" style:horizontal-rel="page-content" fo:background-color="transparent" draw:fill="none" draw:opacity="0%" fo:padding="0cm" fo:border="0.06pt solid #000000"/>
    </style:style>
    <style:style style:name="fr5"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06pt solid #000000"/>
    </style:style>
    <style:style style:name="fr6" style:family="graphic" style:parent-style-name="Frame">
      <style:graphic-properties fo:margin-left="0.176cm" fo:margin-right="0.437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7" style:family="graphic" style:parent-style-name="Frame">
      <style:graphic-properties fo:margin-left="0.176cm" fo:margin-right="0.496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8" style:family="graphic" style:parent-style-name="Frame">
      <style:graphic-properties fo:margin-left="0.42cm" fo:margin-right="0.176cm" fo:margin-top="0cm" fo:margin-bottom="0.339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9" style:family="graphic" style:parent-style-name="Frame">
      <style:graphic-properties fo:margin-left="0.176cm" fo:margin-right="0.572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0" style:family="graphic" style:parent-style-name="Frame">
      <style:graphic-properties fo:margin-left="0.176cm" fo:margin-right="0.176cm" fo:margin-top="0cm" fo:margin-bottom="0cm" style:run-through="background" style:wrap="parallel" style:number-wrapped-paragraphs="no-limit" style:vertical-pos="from-top" style:vertical-rel="paragraph" style:horizontal-pos="from-left" style:horizontal-rel="page-content" fo:background-color="transparent" draw:fill="none" draw:opacity="0%" fo:padding="0cm" fo:border="0.06pt solid #000000"/>
    </style:style>
    <style:style style:name="fr11" style:family="graphic" style:parent-style-name="Frame">
      <style:graphic-properties fo:margin-left="2.009cm" fo:margin-right="0.176cm" fo:margin-top="0cm" fo:margin-bottom="0cm" style:run-through="background" style:wrap="left" style:number-wrapped-paragraphs="no-limit" style:vertical-pos="from-top" style:vertical-rel="paragraph" style:horizontal-pos="from-left" style:horizontal-rel="page-content" fo:background-color="transparent" draw:fill="none" draw:opacity="0%" fo:padding="0cm" fo:border="0.06pt solid #000000"/>
    </style:style>
    <style:style style:name="fr12" style:family="graphic" style:parent-style-name="Frame">
      <style:graphic-properties fo:margin-left="0.176cm" fo:margin-right="0.591cm" fo:margin-top="0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13"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Sect1" style:family="section">
      <style:section-properties text:dont-balance-text-columns="true" style:editable="false">
        <style:columns fo:column-count="2" fo:column-gap="3.231cm">
          <style:column style:rel-width="32767*" fo:start-indent="0cm" fo:end-indent="1.615cm"/>
          <style:column style:rel-width="32768*" fo:start-indent="1.615cm" fo:end-indent="0cm"/>
        </style:columns>
      </style:section-properties>
    </style:style>
    <style:style style:name="Sect2" style:family="section">
      <style:section-properties text:dont-balance-text-columns="true" style:editable="false">
        <style:columns fo:column-count="2" fo:column-gap="3.291cm">
          <style:column style:rel-width="32767*" fo:start-indent="0cm" fo:end-indent="1.645cm"/>
          <style:column style:rel-width="32768*" fo:start-indent="1.645cm" fo:end-indent="0cm"/>
        </style:columns>
      </style:section-properties>
    </style:style>
    <style:style style:name="Sect3" style:family="section">
      <style:section-properties text:dont-balance-text-columns="true" style:editable="false">
        <style:columns fo:column-count="2" fo:column-gap="3.059cm">
          <style:column style:rel-width="32767*" fo:start-indent="0cm" fo:end-indent="1.529cm"/>
          <style:column style:rel-width="32768*" fo:start-indent="1.529cm" fo:end-indent="0cm"/>
        </style:columns>
      </style:section-properties>
    </style:style>
    <style:style style:name="Sect4" style:family="section">
      <style:section-properties style:editable="false">
        <style:columns fo:column-count="2" fo:column-gap="3.059cm">
          <style:column style:rel-width="32767*" fo:start-indent="0cm" fo:end-indent="1.529cm"/>
          <style:column style:rel-width="32768*" fo:start-indent="1.529cm" fo:end-indent="0cm"/>
        </style:columns>
      </style:section-properties>
    </style:style>
    <style:style style:name="Sect5" style:family="section">
      <style:section-properties style:editable="false">
        <style:columns fo:column-count="1" fo:column-gap="0cm"/>
      </style:section-properties>
    </style:style>
    <style:style style:name="Sect6" style:family="section">
      <style:section-properties style:editable="false">
        <style:columns fo:column-count="2" fo:column-gap="3.369cm">
          <style:column style:rel-width="32767*" fo:start-indent="0cm" fo:end-indent="1.684cm"/>
          <style:column style:rel-width="32768*" fo:start-indent="1.684cm" fo:end-indent="0cm"/>
        </style:columns>
      </style:section-properties>
    </style:style>
    <style:style style:name="Sect7" style:family="section">
      <style:section-properties text:dont-balance-text-columns="true" style:editable="false">
        <style:columns fo:column-count="2" fo:column-gap="3.006cm">
          <style:column style:rel-width="32767*" fo:start-indent="0cm" fo:end-indent="1.503cm"/>
          <style:column style:rel-width="32768*" fo:start-indent="1.503cm" fo:end-indent="0cm"/>
        </style:columns>
      </style:section-properties>
    </style:style>
    <style:style style:name="Sect8" style:family="section">
      <style:section-properties text:dont-balance-text-columns="true" style:editable="false">
        <style:columns fo:column-count="2" fo:column-gap="3.327cm">
          <style:column style:rel-width="32767*" fo:start-indent="0cm" fo:end-indent="1.663cm"/>
          <style:column style:rel-width="32768*" fo:start-indent="1.663cm" fo:end-indent="0cm"/>
        </style:columns>
      </style:section-properties>
    </style:style>
    <style:style style:name="Sect9" style:family="section">
      <style:section-properties text:dont-balance-text-columns="true" style:editable="false">
        <style:columns fo:column-count="2" fo:column-gap="2.801cm">
          <style:column style:rel-width="32767*" fo:start-indent="0cm" fo:end-indent="1.4cm"/>
          <style:column style:rel-width="32768*" fo:start-indent="1.4cm" fo:end-indent="0cm"/>
        </style:columns>
      </style:section-properties>
    </style:style>
    <style:style style:name="Sect10" style:family="section">
      <style:section-properties style:editable="false">
        <style:columns fo:column-count="2" fo:column-gap="2.801cm">
          <style:column style:rel-width="32767*" fo:start-indent="0cm" fo:end-indent="1.4cm"/>
          <style:column style:rel-width="32768*" fo:start-indent="1.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list xml:id="list3828594000" text:style-name="WWNum1">
          <text:list-item>
            <text:p text:style-name="P393">1715/6<text:tab/>Madras and Benkulen</text:p>
          </text:list-item>
        </text:list>
        <text:p text:style-name="P396">L/MAR/B/635J(1)<text:tab/>Ledger</text:p>
        <text:p text:style-name="P337">L/MAR/B/635J(2)<text:tab/>Pay Book</text:p>
        <text:p text:style-name="P397">Capt James Winter</text:p>
        <text:p text:style-name="P400">7 Jan 1716 - 22 Mar 1718</text:p>
        <text:list xml:id="list203632703934858" text:continue-numbering="true" text:style-name="WWNum1">
          <text:list-item>
            <text:p text:style-name="P394">1718/9<text:tab/>Madras</text:p>
          </text:list-item>
        </text:list>
        <text:p text:style-name="P396">L/MAR/B/635C<text:tab/>Journal 17 Oct 1718-21 Aug 1720</text:p>
        <text:p text:style-name="P396">L/MAR/B/635K(1)<text:tab/>Ledger</text:p>
        <text:p text:style-name="P337">L/MAM/B/635K(2)<text:tab/>Pay Book</text:p>
        <text:p text:style-name="P397">Capt James Winter</text:p>
        <text:p text:style-name="P533">Downs 13 Dec 1718-7 Apr 1719 Cape -10 Jun Madras - 22 Jul Fort St David - 9 Aug Madras - 14 Sep Rogues River - 2 Jan 1720 Madras - 3 Apr Cape - 31 May St Helena - 21 Jul Woolwich</text:p>
        <text:p text:style-name="P383">KING WILLIAM (3)</text:p>
        <text:p text:style-name="P584">Rated at 490 tons, 98 crew, 30 guns</text:p>
        <text:list xml:id="list2079008336" text:style-name="WWNum3">
          <text:list-item>
            <text:p text:style-name="P408">1733/4<text:tab/>Bombay</text:p>
          </text:list-item>
        </text:list>
        <text:p text:style-name="P409">L/MAR/B/635D<text:tab/>Journal 22 Jan<text:tab/>1734-10<text:tab/>Apr 1736</text:p>
        <text:p text:style-name="P396">L/MAR/B/635L(1)<text:tab/>Ledger</text:p>
        <text:p text:style-name="P396">L/MAR/B/635L(2)<text:tab/>Pay Book</text:p>
        <text:p text:style-name="P397">Capt James Sanders</text:p>
        <text:p text:style-name="P410">Downs 6 Apr 1734 - 18 Sep Johanna - 26 Dec Bombay - 2 Feb 1735 Surat - 27 Apr Mokha -13 Aug Bombay -13 Sep Tellicherry -13 Dec St Helena -16 Mar 1736 Downs</text:p>
        <text:list xml:id="list203632696258287" text:continue-numbering="true" text:style-name="WWNum3">
          <text:list-item>
            <text:p text:style-name="P408">1737/8<text:tab/>Mokha</text:p>
          </text:list-item>
        </text:list>
        <text:p text:style-name="P411">L/MAR/B/635E<text:tab/>Journal 1 Aug<text:tab/>1737-11<text:tab/>Jul<text:tab/>1739</text:p>
        <text:p text:style-name="P396">L/MAR/B/635M(1)<text:tab/>Ledger</text:p>
        <text:p text:style-name="P396">L/MAR/B/635M(2)<text:tab/>Pay Book</text:p>
        <text:p text:style-name="P397">Capt James Sanders</text:p>
        <text:p text:style-name="P410">Downs 12 Oct 1737 - 5 Jan 1738 Cape - 7 Mar Johanna - 26 Apr Mokha - 23 Aug Bombay - 26 Sep Tellicherry -10 Oct Cochin - 20 Oct Cochin - 20 Oct Anjengo - 20 Feb 1739 St Helena - 9 Jun Downs</text:p>
        <text:list xml:id="list203633590041556" text:continue-numbering="true" text:style-name="WWNum3">
          <text:list-item>
            <text:p text:style-name="P408">1740/1<text:tab/>Madras</text:p>
          </text:list-item>
        </text:list>
        <text:p text:style-name="P412">L/MAR/B/635F<text:tab/>Journal 24<text:tab/>Nov<text:tab/>1741-12 Nov<text:tab/>1742, Joseph Phillips, Chief Mate</text:p>
        <text:p text:style-name="P396">L/MAR/B/635N (1)<text:tab/>Ledger</text:p>
        <text:p text:style-name="P396">L/MAR/B/635N(2)<text:tab/>Pay Book</text:p>
        <text:p text:style-name="P397">Capt James Sanders</text:p>
        <text:p text:style-name="P413">Portsmouth 20 Feb 1741 -19 Jul Madras - 9 Sep Rogues River - 21 Nov Ingeli -12 Jan 1742 Madras - 13<text:tab/>Apr Cape - 26 May St Helena -19 Sep Downs</text:p>
        <text:list xml:id="list203633317266928" text:continue-numbering="true" text:style-name="WWNum3">
          <text:list-item>
            <text:p text:style-name="P693">1743/4<text:tab/>Bombay</text:p>
          </text:list-item>
        </text:list>
        <text:p text:style-name="P694">L/MAR/B/635G<text:tab/>Journal 20<text:tab/>Jan<text:tab/>1744-17 Feb<text:tab/>1746</text:p>
        <text:p text:style-name="P695">L/MAR/B/635-0(l)<text:tab/>Ledger</text:p>
        <text:p text:style-name="P695">L/MAM/B/635-0(2)<text:tab/>Pay Book</text:p>
        <text:p text:style-name="P696">Capt Joseph Phillips</text:p>
        <text:p text:style-name="P696">Torbay 23 Apr 1744 - 11 Sep Bombay -7 Jan 1745 Cape - 4 May St Helena -17 Sep Galway -19 Dec Downs</text:p>
        <text:p text:style-name="P369">LADY BURGES</text:p>
        <text:p text:style-name="P702">Built by Perry, launched 1799, 3 decks, 4in bottom, length 146ft lin, keel 118ft7in, breadth 36ft lin, hold 14ft 9in, wing transom 23ft Sin, port cell 26ft 9in, waist 1ft 6in, between decks 6ft 2in &amp; 6ft 4in, roundhouse 6ft 5'Ain, ports 13 middle &amp; 11 upper, deck range 83ft 9in, 821 tons</text:p>
        <text:list xml:id="list95160725" text:style-name="WWNum5">
          <text:list-item>
            <text:p text:style-name="P703">1799/1800 Madras and Bengal</text:p>
          </text:list-item>
        </text:list>
        <text:p text:style-name="P91"><text:span text:style-name="Body_20_text_20__28_2_29__20__2b__20_Bold">L/MAR/B/310A<text:tab/></text:span><text:span text:style-name="T1">Journal 24 Dec 1799-4<text:tab/>Sep<text:tab/>1801</text:span></text:p>
        <text:p text:style-name="P72"><text:span text:style-name="T1">L/MAR/B/310D(1)<text:tab/></text:span><text:span text:style-name="Body_20_text_20__28_6_29__20__2b__20_Not_20_Bold"><text:span text:style-name="T5">Ledger</text:span></text:span></text:p>
        <text:p text:style-name="P72"><text:span text:style-name="T1">L/MAR/B/310D(2)<text:tab/></text:span><text:span text:style-name="Body_20_text_20__28_6_29__20__2b__20_Not_20_Bold"><text:span text:style-name="T5">Pay Book</text:span></text:span></text:p>
        <text:p text:style-name="P585">Capt Archibald Francis William Swinton</text:p>
        <text:p text:style-name="P886">Portsmouth 17 Mar 1800 - 13 Jul Madras - 29 Aug Diamond Harbour - 24 Oct Kedgeree - 8 Jan 1801 Saugor - 21 May St Helena - 24 Jul Cork -11 Aug Downs</text:p>
        <text:list xml:id="list203634456246331" text:continue-numbering="true" text:style-name="WWNum5">
          <text:list-item>
            <text:p text:style-name="P900">1801/2 Madras and Bengal</text:p>
          </text:list-item>
        </text:list>
        <text:p text:style-name="P193"><text:span text:style-name="Body_20_text_20__28_2_29__20__2b__20_Bold">L/MAR/B/310B<text:tab/></text:span><text:span text:style-name="T1">Journal 4 Dec 1801-24<text:tab/>Sep<text:tab/>1803</text:span></text:p>
        <text:p text:style-name="P348">L/MAR/B/310E(1)<text:tab/>Ledger</text:p>
        <text:p text:style-name="P212"><text:span text:style-name="T1">L/MAR/B/310E(2)<text:tab/></text:span><text:span text:style-name="Body_20_text_20__28_6_29__20__2b__20_Not_20_Bold"><text:span text:style-name="T5">Pay Book</text:span></text:span></text:p>
        <text:p text:style-name="P948">Capt Archibald Francis William Swinton</text:p>
        <text:p text:style-name="P982">Portsmouth 1 Mar 1802 - 13 Mar Madeira - 4 Jul Madras -17 Jul Diamond Harbour - 3 Jan 1803 Saugor -16 Jun St Helena - 20 Aug Downs</text:p>
        <text:list xml:id="list203633633123802" text:continue-numbering="true" text:style-name="WWNum5">
          <text:list-item>
            <text:p text:style-name="P705">1803/4<text:tab/>St Helena and Bengal</text:p>
          </text:list-item>
        </text:list>
        <text:p text:style-name="P92"><text:span text:style-name="Body_20_text_20__28_2_29__20__2b__20_Bold">L/MAR/B/310C<text:tab/></text:span><text:span text:style-name="T1">Journal 14 Jan 1804-26 Oct 1805</text:span></text:p>
        <text:p text:style-name="P72"><text:span text:style-name="T1">L/MAR/B/310F(1)<text:tab/></text:span><text:span text:style-name="Body_20_text_20__28_6_29__20__2b__20_Not_20_Bold"><text:span text:style-name="T5">Ledger</text:span></text:span></text:p>
        <text:p text:style-name="P72"><text:span text:style-name="T1">L/MAR/B/310F(2)<text:tab/></text:span><text:span text:style-name="Body_20_text_20__28_6_29__20__2b__20_Not_20_Bold"><text:span text:style-name="T5">Pay Book</text:span></text:span></text:p>
        <text:p text:style-name="P696">Capt Archibald Francis William Swinton</text:p>
        <text:p text:style-name="P991">Portsmouth 8 May 1804 - 6 Aug St Helena - 25 Nov Kedgeree - 4 Feb 1805 Saugor - 29 Jun St Helena -10 Sep Downs</text:p>
        <text:list xml:id="list203634190834892" text:continue-numbering="true" text:style-name="WWNum5">
          <text:list-item>
            <text:p text:style-name="P705">1805/6<text:tab/>Madras and Bengal</text:p>
          </text:list-item>
        </text:list>
        <text:p text:style-name="P72"><text:span text:style-name="T1">L/MAR/B/310G<text:tab/></text:span><text:span text:style-name="Body_20_text_20__28_6_29__20__2b__20_Not_20_Bold"><text:span text:style-name="T5">Imprest Book</text:span></text:span></text:p>
        <text:p text:style-name="P696">Capt Archibald Francis William Swinton</text:p>
        <text:p text:style-name="P590">Portsmouth 30 Mar 1806 - wrecked 20 Apr on Leytons Rock, south-west ofBonavista island</text:p>
        <text:p text:style-name="P369">LADY CAMPBELL</text:p>
        <text:p text:style-name="P996">Built in Bengal, launched 1801, 2 decks, 4inbottom, length 138ft, keel 111ft llin, breadth 33ft lOin, hold 18ft, wing transom 23ft lin, port cell 29ft 3in, waist 1ft 3in, between decks 6ft 7in, roundhouse 6ft 6in, ports 11 upper, 681 tons</text:p>
        <text:p text:style-name="P181"><text:span text:style-name="T1">Principal </text:span><text:span text:style-name="Body_20_text_20__28_2_29__20__2b__20_8_20_pt_2c_Bold">Managing </text:span><text:span text:style-name="T1">Owners. 1-2 John limes, 3 Capt Betham</text:span></text:p>
        <text:list xml:id="list500784248" text:style-name="WWNum7">
          <text:list-item>
            <text:p text:style-name="P706">1815/6<text:tab/>Bengal</text:p>
          </text:list-item>
        </text:list>
        <text:p text:style-name="P707">L/MAR/B/214A<text:tab/>Journal 14 Mar<text:tab/>1816-15<text:tab/>Sep<text:tab/>1817</text:p>
        <text:p text:style-name="P708">L/MAR/B/214C(1)<text:tab/>Ledger</text:p>
        <text:p text:style-name="P708">L/MAR/B/214C(2)<text:tab/>Pay Book</text:p>
        <text:p text:style-name="P709">Capt Thomas Marquis</text:p>
        <text:p text:style-name="P1025">Downs 15 May 1816 - 30 May Madeira - 20 Sep Kedgeree -10 Oct Calcutta - 26 Jan 1817 Saugor - 28 Feb Vizagapatam - 6 Mar Madras -13 Jun St Helena -12 Aug Downs</text:p>
        <text:list xml:id="list203634478859148" text:continue-numbering="true" text:style-name="WWNum7">
          <text:list-item>
            <text:p text:style-name="P414">1819/20<text:tab/>China</text:p>
          </text:list-item>
        </text:list>
        <text:p text:style-name="P415">L/MAR/B/214B<text:tab/>Journal 29 Feb<text:tab/>1820-25<text:tab/>Jun<text:tab/>1821</text:p>
        <text:p text:style-name="P416">L/MAR/B/214D(1)<text:tab/>Ledger</text:p>
        <text:p text:style-name="P416">L/MAR/B/214D(2)<text:tab/>Pay Book</text:p>
        <text:p text:style-name="P417">Capt Thomas Marquis</text:p>
        <text:p text:style-name="P895">Downs 25 Apr 1820 - 29 Aug Whampoa - 25 Dec Second Bar -10 Mar 1821 Cape -31 Mar St Helena - 26 May Downs</text:p>
        <text:list xml:id="list203634550284685" text:continue-numbering="true" text:style-name="WWNum7">
          <text:list-item>
            <text:p text:style-name="P418"><draw:frame draw:style-name="fr12" draw:name="Rahmen110" text:anchor-type="char" svg:x="11.788cm" svg:y="-0.854cm" svg:width="0.483cm" draw:z-index="84"><draw:text-box fo:min-height="0.455cm"><text:p text:style-name="P292">mam</text:p></draw:text-box></draw:frame>1824/5 Bengal</text:p>
          </text:list-item>
        </text:list>
        <text:p text:style-name="P397"><text:soft-page-break/>Capt Irvine</text:p>
        <text:p text:style-name="P401">Downs 10 Jan 1825 - 29 Jun Calcutta</text:p>
        <text:h text:style-name="P309" text:outline-level="2"><text:bookmark-start text:name="bookmark0"/>LADY CARRINGTON<text:bookmark-end text:name="bookmark0"/></text:h>
        <text:p text:style-name="P534">Built at Bristol measured 1811, 2 decks, 3in bottom, length 124ft lOin, keel 103ft 7in, breadth 32ft, hold 19ft, wing transom 20ft, port cell 28ft 6m, waist Sin, between decks 5ft lOin, ports 10 upper,</text:p>
        <text:p text:style-name="P397">564 tons</text:p>
        <text:p text:style-name="P17"><text:span text:style-name="T1">Principal Managing Owners</text:span><text:span text:style-name="T2">-</text:span><text:span text:style-name="T1"> 2 Robert Anderson, 3-4 John Campbell</text:span></text:p>
        <text:list xml:id="list444077352" text:style-name="WWNum9">
          <text:list-item>
            <text:p text:style-name="P419">1809/10 Bengal and Madras</text:p>
          </text:list-item>
        </text:list>
        <text:p text:style-name="P25"><text:span text:style-name="Body_20_text_20__28_2_29__20__2b__20_Bold">L/MAR/B/180A<text:tab/></text:span><text:span text:style-name="T1">Journal 17<text:tab/>Jan-13 Dec<text:tab/>1810</text:span></text:p>
        <text:p text:style-name="P397">Capt Walter Atkins</text:p>
        <text:p text:style-name="P537">Downs - Cape 17 Jan 1810 - 28 Mar Calcutta - 5 Jun Culpee - 10 Jul Madras - 30 Sep St Helena - 5 Dec Downs</text:p>
        <text:list xml:id="list203632841344265" text:continue-numbering="true" text:style-name="WWNum9">
          <text:list-item>
            <text:p text:style-name="P419">Bombay and Bengal</text:p>
          </text:list-item>
        </text:list>
        <text:p text:style-name="P26"><text:span text:style-name="Body_20_text_20__28_2_29__20__2b__20_Bold">L/MAR/B/180B<text:tab/></text:span><text:span text:style-name="T1">Journal 19<text:tab/>Dec 1811-13 Dec 1813</text:span></text:p>
        <text:p text:style-name="P256"><text:span text:style-name="T1">L/MAR/B/180F(1)<text:tab/></text:span><text:span text:style-name="Body_20_text_20__28_6_29__20__2b__20_Not_20_Bold"><text:span text:style-name="T5">Ledger</text:span></text:span></text:p>
        <text:p text:style-name="P256"><text:span text:style-name="T1">L/MAR/B/180F(2)<text:tab/></text:span><text:span text:style-name="Body_20_text_20__28_6_29__20__2b__20_Not_20_Bold"><text:span text:style-name="T5">Pay Book</text:span></text:span></text:p>
        <text:p text:style-name="P397">Capt William Hawkey</text:p>
        <text:p text:style-name="P537">Portsmouth 10 Mar 1812 -11 Jul Bombay - 24 Aug Madras - 20 Sep Balasore - 26 Oct Calcutta - 27 Jan 1813 Saugor -15 Mar Madras - 30 Jul St Helena - 7 Nov Downs</text:p>
        <text:list xml:id="list203632997988910" text:continue-numbering="true" text:style-name="WWNum9">
          <text:list-item>
            <text:p text:style-name="P419">Bengal</text:p>
          </text:list-item>
        </text:list>
        <text:p text:style-name="P27"><text:span text:style-name="Body_20_text_20__28_2_29__20__2b__20_Bold">L/MAR/B/180C<text:tab/></text:span><text:span text:style-name="T1">Journal 14 Apr 1814-15 Feb 1816</text:span></text:p>
        <text:p text:style-name="P338">L/MAR/B/180G(1)<text:tab/>Ledger</text:p>
        <text:p text:style-name="P256"><text:span text:style-name="T1">L/MAR/B/180G(2)<text:tab/></text:span><text:span text:style-name="Body_20_text_20__28_6_29__20__2b__20_Not_20_Bold"><text:span text:style-name="T5">Pay Book</text:span></text:span></text:p>
        <text:p text:style-name="P397">Capt Henry Becher</text:p>
        <text:p text:style-name="P397">Portsmouth 8 Jun 1814 - 23 Jun Madeira -15 Oct Mauritius - 8 Jan 1815 Kidderpore -17 Mar Saugor</text:p>
        <text:list xml:id="list1163312661" text:style-name="WWNum11">
          <text:list-item>
            <text:p text:style-name="P391"><text:span text:style-name="T1">25 Jun Benkulen -16 Aug Mauritius - 26 Sep Cape - </text:span><text:span text:style-name="Body_20_text_20__28_2_29__20__2b__20_Italic">H</text:span><text:span text:style-name="T1"> Oct St Helena - 22 Dec Downs</text:span></text:p>
          </text:list-item>
        </text:list>
        <text:list xml:id="list203634022488811" text:continue-list="list203632997988910" text:style-name="WWNum9">
          <text:list-item>
            <text:p text:style-name="P710">1815/6<text:tab/>Bengal</text:p>
          </text:list-item>
        </text:list>
        <text:p text:style-name="P711">L/MAR/B/180D<text:tab/>Journal 30 Mar 1816-28 Aug 1817</text:p>
        <text:p text:style-name="P28"><text:span text:style-name="T1">L/MAR/B/ 180H(1)<text:tab/></text:span><text:span text:style-name="Body_20_text_20__28_6_29__20__2b__20_Not_20_Bold"><text:span text:style-name="T5">Ledger</text:span></text:span></text:p>
        <text:p text:style-name="P28"><text:span text:style-name="T1">L/MAR/B/180H(2)<text:tab/></text:span><text:span text:style-name="Body_20_text_20__28_6_29__20__2b__20_Not_20_Bold"><text:span text:style-name="T5">Pay Book</text:span></text:span></text:p>
        <text:p text:style-name="P696">Capt Dugald MacDougall</text:p>
        <text:p text:style-name="P1026">Downs 17 May 1816 - 29 May Madeira - 8 Oct Calcutta - 22 Feb 1817 Saugor - 29 May St Helena - 30 Jul Downs</text:p>
        <text:list xml:id="list203633555956069" text:continue-numbering="true" text:style-name="WWNum9">
          <text:list-item>
            <text:p text:style-name="P710">1819/20<text:tab/>Madras and Bengal</text:p>
          </text:list-item>
        </text:list>
        <text:p text:style-name="P93"><text:span text:style-name="Body_20_text_20__28_2_29__20__2b__20_Bold">L/MAR/B/180E<text:tab/></text:span><text:span text:style-name="T1">Deck Log 20 Mar 1820-17 Nov 1821</text:span></text:p>
        <text:p text:style-name="P696">Capt Thomas Erasmus Ward</text:p>
        <text:p text:style-name="P585">Downs 4 May 1820 - 14 Sep Madras - 7 Nov Kidderpore -11 Jan 1821 Saugor - 28 Feb Masulipatam</text:p>
        <text:list xml:id="list203634852881012" text:continue-list="list1163312661" text:style-name="WWNum11">
          <text:list-item>
            <text:p text:style-name="P1153"><text:span text:style-name="T1">9 </text:span><text:span text:style-name="Body_20_text_20__28_2_29__20__2b__20_8_20_pt_2c_Bold">Mar </text:span><text:span text:style-name="T1">Madras </text:span><text:span text:style-name="Body_20_text_20__28_2_29__20__2b__20_8_20_pt_2c_Bold">- </text:span><text:span text:style-name="T1">27 May Algoa Bay </text:span><text:span text:style-name="Body_20_text_20__28_2_29__20__2b__20_8_20_pt_2c_Bold">- </text:span><text:span text:style-name="T1">5 Jul Simons Bay </text:span><text:span text:style-name="Body_20_text_20__28_2_29__20__2b__20_8_20_pt_2c_Bold">-</text:span><text:span text:style-name="T1">1 Aug St Helena </text:span><text:span text:style-name="Body_20_text_20__28_2_29__20__2b__20_8_20_pt_2c_Bold">- </text:span><text:span text:style-name="T1">30 Sep Downs</text:span></text:p>
          </text:list-item>
        </text:list>
        <text:h text:style-name="P311" text:outline-level="2"><text:bookmark-start text:name="bookmark1"/>LADY CASTLEREAGH<text:bookmark-end text:name="bookmark1"/></text:h>
        <text:p text:style-name="P848">Built by Randall, launched 1802, 3 decks, 4m bottom, length 146ft 5‘Ain, keel 118ft lOin, breadth 36ft Am, hold 14ft 9 Am, wing transom 24ft, port cell 26ft 9in, waist 1ft 2in, between decks 6ft 2in &amp; 6ft 4in, ports 11 upper, deck range 84ft 3 in, 821 tons</text:p>
        <text:p text:style-name="P235"><text:span text:style-name="T1">Principal </text:span><text:span text:style-name="Body_20_text_20__28_2_29_">Mana</text:span><text:span text:style-name="T1">g</text:span><text:span text:style-name="Body_20_text_20__28_2_29_">in</text:span><text:span text:style-name="T1">g Owners. 1-3 Henry Callender, 4 Miss Jane Chrystie, 5-7 William Hamilton 1<text:tab/>1802/3 Bengal</text:span></text:p>
        <text:p text:style-name="P94"><text:span text:style-name="Body_20_text_20__28_2_29__20__2b__20_Bold">L/MAR/B/197A<text:tab/></text:span><text:span text:style-name="T1">Journal 19<text:tab/>Jan 1803-10 Dec 1804</text:span></text:p>
        <text:p text:style-name="P711">L/MAR/B/197-I(1)<text:tab/>Ledger</text:p>
        <text:p text:style-name="P28"><text:span text:style-name="T1">L/MAR/B/197-I(2)<text:tab/></text:span><text:span text:style-name="Body_20_text_20__28_6_29__20__2b__20_Not_20_Bold"><text:span text:style-name="T5">Pay Book</text:span></text:span></text:p>
        <text:p text:style-name="P673">Capt William Edmeades</text:p>
        <text:p text:style-name="P1050">Downs 6 Apr 1803 - 27 Apr Madeira -14 Sep Diamond Harbour -18 Feb 1804 Saugor -13 May Benkulen -14 Aug St Helena - 8 Nov Downs</text:p>
        <text:list xml:id="list133426685" text:style-name="WWNum13">
          <text:list-item>
            <text:p text:style-name="P854">1804/5 St Helena and Bengal L/MAR/B/197B Journal 17 Jan 1805-9 Sep 1806 L/MAR/B/197J(1) Ledger</text:p>
          </text:list-item>
        </text:list>
        <text:p text:style-name="P848">L/MAR/B/19 7J(2) Pay Book Capt Thomas Garland Murray</text:p>
        <text:p text:style-name="P982">Portsmouth 25 Apr 1805 - 20 Jul St Helena -10 Dec Diamond Harbour - 23 Jan 1806 Saugor - 15 May St Helena -18 Jul Downs</text:p>
        <text:list xml:id="list203634496525953" text:continue-numbering="true" text:style-name="WWNum13">
          <text:list-item>
            <text:p text:style-name="P855">1806/7<text:tab/>Madras and Bengal</text:p>
          </text:list-item>
        </text:list>
        <text:p text:style-name="P137"><text:span text:style-name="Body_20_text_20__28_2_29__20__2b__20_Bold">L/MAR/B/197C </text:span><text:span text:style-name="T1">Journal 31 Jan 1807-25 Sep 1808 </text:span><text:span text:style-name="Body_20_text_20__28_2_29__20__2b__20_Bold">L/MAR/B/197K(1) </text:span><text:span text:style-name="T1">Ledger L/MAR/B/197K(2) Pay Book</text:span></text:p>
        <text:p text:style-name="P856">Capt Thomas Garland Murray</text:p>
        <text:p text:style-name="P1062">Portsmouth 18 Apr 1807 - 9 Sep Madras - 28 Nov Diamond Harbour -16 Jan 1808 Saugor -12 Jun St Helena -14 Aug Downs</text:p>
        <text:list xml:id="list203634239074877" text:continue-numbering="true" text:style-name="WWNum13">
          <text:list-item>
            <text:p text:style-name="P855">1808/9<text:tab/>St Helena and Bengal</text:p>
          </text:list-item>
        </text:list>
        <text:p text:style-name="P137"><text:span text:style-name="Body_20_text_20__28_2_29__20__2b__20_Bold">L/MAR/B/197D </text:span><text:span text:style-name="T1">Journal 3 Dec 1808-14 Sep 1810 L/MAR/B/197L(1) Ledger </text:span><text:span text:style-name="Body_20_text_20__28_2_29__20__2b__20_Bold">L/MAR/B/197L(2) </text:span><text:span text:style-name="T1">Pay Book</text:span></text:p>
        <text:p text:style-name="P856">Capt William Hamilton</text:p>
        <text:p text:style-name="P1040">Portsmouth 22 Feb 1809 - 8 May St Helena -18 Aug Diamond Harbour - 30 Oct Saugor - 31 Dec Vizagapatam -13 Jan 1810 Madras - 3 May St Helena - 6 Jul Downs</text:p>
        <text:list xml:id="list203633546205790" text:continue-numbering="true" text:style-name="WWNum13">
          <text:list-item>
            <text:p text:style-name="P675">1810/1<text:tab/>Bengal</text:p>
          </text:list-item>
        </text:list>
        <text:p text:style-name="P186"><text:span text:style-name="Body_20_text_20__28_2_29__20__2b__20_Bold">L/MAR/B/197E </text:span><text:span text:style-name="T1">Journal 11 Mar 1811-19 Jun 1813</text:span></text:p>
        <text:p text:style-name="P236"><text:span text:style-name="Body_20_text_20__28_2_29__20__2b__20_Bold">L/MAR/B/197F<text:tab/></text:span><text:span text:style-name="T1">Journal 11 Mar 1811-14 May 1813, Thomas Welladvice Andrews, Fourth</text:span></text:p>
        <text:p text:style-name="P1053">Mate</text:p>
        <text:p text:style-name="P137"><text:span text:style-name="Body_20_text_20__28_2_29__20__2b__20_Bold">L/MAR/B/197M(1) </text:span><text:span text:style-name="T1">Ledger </text:span><text:span text:style-name="Body_20_text_20__28_2_29__20__2b__20_Bold">L/MAR/B/197M(2) </text:span><text:span text:style-name="T1">Pay Book Capt George Simpson</text:span></text:p>
        <text:p text:style-name="P1045">Torbay 30 May 1811 - 21 Jun Madeira -16 Dec Calcutta -15 Apr 1812 Saugor - 9 Jun Benkulen - 22 Aug Madras - 25 Dec Cape - 26 Jan 1813 St Helena -13 May Downs</text:p>
        <text:list xml:id="list203633532005867" text:continue-numbering="true" text:style-name="WWNum13">
          <text:list-item>
            <text:p text:style-name="P857">1813/4<text:tab/>Bengal</text:p>
          </text:list-item>
        </text:list>
        <text:p text:style-name="P143"><text:span text:style-name="Body_20_text_20__28_2_29__20__2b__20_Bold">L/MAR/B/197G </text:span><text:span text:style-name="T1">Journal 12 Mar 1814-7 Nov 1815 </text:span><text:span text:style-name="Body_20_text_20__28_2_29__20__2b__20_Bold">L/MAR/B/197N(1) </text:span><text:span text:style-name="T1">Ledger </text:span><text:span text:style-name="Body_20_text_20__28_2_29__20__2b__20_Bold">L/MAR/B/19 7N(2) </text:span><text:span text:style-name="T1">Pay Book Capt George Simpson</text:span></text:p>
        <text:p text:style-name="P887">Portsmouth 8 Jun 1814 - 23 Jun Madeira - 28 Nov Saugor - 21 Feb 1815 Madras - 23 Mar Colombo - 31 May Cape - 5 Jul St Helena -19 Sep Downs</text:p>
        <text:list xml:id="list203634478663200" text:continue-numbering="true" text:style-name="WWNum13">
          <text:list-item>
            <text:p text:style-name="P545">St Helena and China</text:p>
          </text:list-item>
        </text:list>
        <text:p text:style-name="P161"><text:span text:style-name="Body_20_text_20__28_2_29__20__2b__20_Bold">L/MAR/B/197H </text:span><text:span text:style-name="T1">Journal 2 Jan 1816-12 Jul 1817 </text:span><text:span text:style-name="Body_20_text_20__28_2_29__20__2b__20_Bold">L/MAR/B/197-0(1) </text:span><text:span text:style-name="T1">Ledger </text:span><text:span text:style-name="Body_20_text_20__28_2_29__20__2b__20_Bold">L/MAR/B/197-0(2) </text:span><text:span text:style-name="T1">Pay Book Capt George Simpson</text:span></text:p>
        <text:p text:style-name="P887">Plymouth 20 Mar 1816 - 28 May St Helena - 5 Sep Batavia - 2 Nov Whampoa - 22 Jan 1817 Second Bar -10 Apr St Helena - 6 Jun Downs</text:p>
        <text:p text:style-name="P213"><text:span text:style-name="T1">Chartered ship, built at Howrah 1816, 650 tons Principal </text:span><text:span text:style-name="Body_20_text_20__28_2_29_">Managin</text:span><text:span text:style-name="T1">g Owner; William Richardson</text:span></text:p>
        <text:list xml:id="list2979106860" text:style-name="WWNum15">
          <text:list-item>
            <text:p text:style-name="P712">1829/30 Cape, Madras and Bengal</text:p>
          </text:list-item>
        </text:list>
        <text:p text:style-name="P713">L/MAR/B/111A<text:tab/>Deck Log 30 Apr 1830-2 Aug 1831</text:p>
        <text:p text:style-name="P696">Capt George Denny</text:p>
        <text:p text:style-name="P585">Portsmouth 3 Jun 1830 - 23 Aug Cape -11 Oct Madras - 7 Nov Calcutta - 29 Jan 1831 Kedgeree -</text:p>
        <text:list xml:id="list203633425080446" text:continue-numbering="true" text:style-name="WWNum15">
          <text:list-item>
            <text:p text:style-name="P610">Apr Cape - 5 May St Helena -14 Jul Gravesend</text:p>
          </text:list-item>
        </text:list>
        <text:h text:style-name="P327" text:outline-level="2"><text:bookmark-start text:name="bookmark2"/>LADY FLORA<text:bookmark-end text:name="bookmark2"/></text:h>
        <text:p text:style-name="P1068">Chartered ship, built at Calcutta, launched 24 Nov 1813, 756 tons 1 From China 1815</text:p>
        <text:p text:style-name="P1046">L/MAR/B/226A Journal 19 Dec 1815-12 May 1816 Capt Thomas Brown</text:p>
        <text:p text:style-name="P591">Macao 19 Dec 1815 - 20 Feb 1816 Cape -17 Mar St Helena -12 May Downs</text:p>
        <text:h text:style-name="P312" text:outline-level="2"><text:bookmark-start text:name="bookmark3"/>LADY JANE DUNDAS<text:bookmark-end text:name="bookmark3"/></text:h>
        <text:p text:style-name="P157"><text:span text:style-name="T1">Built by Cleverly, launched 1800, 3 decks, 4in bottom, length 146ft 2in, keel 118ft 3 in, breadth 36ft 3in, hold 14ft O'/zin, wing transom 24ft </text:span><text:span text:style-name="Body_20_text_20__28_2_29__20__2b__20_Italic">SYiin,</text:span><text:span text:style-name="T1"> port cell 27ft 2in, waist 1ft 6in, between decks 6ft 3in &amp; 6ft 4in, roundhouse 6ft 6m, ports 13 middle &amp; 11 upper, deck range 86ft lOin, 826 tons Principal Managing Owner</text:span><text:span text:style-name="T2">-</text:span><text:span text:style-name="T1"> Robert Wigram</text:span></text:p>
        <text:list xml:id="list748528383" text:style-name="WWNum17">
          <text:list-item>
            <text:p text:style-name="P611">1799/1800 Bengal</text:p>
          </text:list-item>
        </text:list>
        <text:p text:style-name="P713">L/MAR/B/309A<text:tab/>Journal 13 Mar 1800-3 Sep 1801</text:p>
        <text:p text:style-name="P713">L/MAR/B/309E(1)<text:tab/>Ledger</text:p>
        <text:p text:style-name="P713">L/MAR/B/309E(2)<text:tab/>Pay Book</text:p>
        <text:p text:style-name="P89"><text:span text:style-name="T1">Capt </text:span><text:span text:style-name="Body_20_text_20__28_2_29__20__2b__20_Italic">Hon</text:span><text:span text:style-name="T1"> Hugh Lindsay</text:span></text:p>
        <text:p text:style-name="P1041">Torbay 27 May 1800 - 4 Nov Acheh - 6 Dec Kedgeree - 24 Jan 1801 Saugor - 21 May St Helena - 24 Jul Cork -11 Aug Downs</text:p>
        <text:list xml:id="list203634739768291" text:continue-numbering="true" text:style-name="WWNum17">
          <text:list-item>
            <text:p text:style-name="P714">1801/2<text:tab/>Madras and Bengal</text:p>
          </text:list-item>
        </text:list>
        <text:p text:style-name="P713">L/MAR/B/309B<text:tab/>Journal 5 Dec 1802-7 Jun 1803</text:p>
        <text:p text:style-name="P713">L/MAR/B/309F(1)<text:tab/>Ledger</text:p>
        <text:p text:style-name="P713">L/MAR/B/309F(2)<text:tab/>Pay Book</text:p>
        <text:p text:style-name="P89"><text:span text:style-name="T1">Capt </text:span><text:span text:style-name="Body_20_text_20__28_2_29__20__2b__20_Italic">Hon</text:span><text:span text:style-name="T1"> Hugh Lindsay</text:span></text:p>
        <text:p text:style-name="P997">Portsmouth 27 Feb 1802 - 25 Jun Madras -13 Jul Diamond Harbour - 22 Oct Saugor - 3 Mar 1803 St Helena - 5 May Downs</text:p>
        <text:list xml:id="list203633577720080" text:continue-numbering="true" text:style-name="WWNum17">
          <text:list-item>
            <text:p text:style-name="P714">1803/4<text:tab/>Madras and Bengal</text:p>
          </text:list-item>
        </text:list>
        <text:p text:style-name="P713">L/MAR/B/309C<text:tab/>Journal 19 Dec 1803-26 Oct 1805</text:p>
        <text:p text:style-name="P713">L/MAR/B/309G(1)<text:tab/>Ledger</text:p>
        <text:p text:style-name="P713">L/MAR/B/309G(2)<text:tab/>Pay Book</text:p>
        <text:p text:style-name="P175"><text:span text:style-name="T1">Capt </text:span><text:span text:style-name="Body_20_text_20__28_2_29__20__2b__20_Italic">Hon</text:span><text:span text:style-name="T1"> Hugh Lindsay</text:span></text:p>
        <text:p text:style-name="P901">Portsmouth 20 Mar 1804 - 18 Jul Madras -13 Aug Diamond Harbour - 23 Sep Kidderpore - 22 Nov Saugor -12 Feb 1805 Madras - 20 Jun St Helena -10 Sep Downs</text:p>
        <text:list xml:id="list203634110592184" text:continue-numbering="true" text:style-name="WWNum17">
          <text:list-item>
            <text:p text:style-name="P714">1805/6<text:tab/>Madras and Bengal</text:p>
          </text:list-item>
        </text:list>
        <text:p text:style-name="P713">L/MAR/B/309D<text:tab/>Journal 5 Dec 1805-9 Sep 1807</text:p>
        <text:p text:style-name="P713">L/MAR/B/309H(1)<text:tab/>Ledger</text:p>
        <text:p text:style-name="P713">L/MAR/B/309H(2)<text:tab/>Pay Book</text:p>
        <text:p text:style-name="P175"><text:span text:style-name="T1">Capt </text:span><text:span text:style-name="Body_20_text_20__28_2_29__20__2b__20_Italic">Hon</text:span><text:span text:style-name="T1"> Hugh Lindsay</text:span></text:p>
        <text:p text:style-name="P902">Portsmouth 4 Mar 1806 - 28 Jun Madras -10 Jul Diamond Harbour -12 Sep Saugor -18 Oct Penang -13 Dec Kedgeree - 30 Jan 1807 Saugor -13 Jun St Helena - 6 Sep Downs</text:p>
        <text:list xml:id="list203634123493558" text:continue-numbering="true" text:style-name="WWNum17">
          <text:list-item>
            <text:p text:style-name="P858">1807/8 Madras and Bengal</text:p>
          </text:list-item>
        </text:list>
        <text:p text:style-name="P90"><text:span text:style-name="Body_20_text_20__28_2_29__20__2b__20_Bold">L/MAR/B/309-I(l) </text:span><text:span text:style-name="T1">Imprest Book L/MAR/B/309-I(2) Absence Book Capt John Eckford</text:span></text:p>
        <text:p text:style-name="P591">Portsmouth 8 May 1808 - parted company off Mauritius 14 Mar 1809, not heard of again</text:p>
        <text:h text:style-name="P329" text:outline-level="2"><text:bookmark-start text:name="bookmark4"/>LADY KENNAWAY<text:bookmark-end text:name="bookmark4"/></text:h>
        <text:p text:style-name="P585">Chartered ship, built at Kidderpore 1816, 542/573 tons</text:p>
        <text:p text:style-name="P592">Principal Managing Owners; 1-2 George load, 3 George Frederick Young</text:p>
        <text:list xml:id="list1453214018" text:style-name="WWNum19">
          <text:list-item>
            <text:p text:style-name="P612">1825/6<text:tab/>Bengal</text:p>
          </text:list-item>
        </text:list>
        <text:p text:style-name="P183"><text:span text:style-name="Body_20_text_20__28_2_29__20__2b__20_Bold">L/MAR/B/65A<text:tab/></text:span><text:span text:style-name="T1">Deck Log 21 Jun 1826-14 Dec 1827</text:span></text:p>
        <text:p text:style-name="P585">Capt Thomas Surflen</text:p>
        <text:p text:style-name="P592">Torbay 22 Jul 1826 - 27 Nov Calcutta -</text:p>
        <text:list xml:id="list203633791800785" text:continue-numbering="true" text:style-name="WWNum19">
          <text:list-item>
            <text:p text:style-name="P612">1827/8<text:tab/>China and Halifax</text:p>
          </text:list-item>
        </text:list>
        <text:p text:style-name="P220"><text:span text:style-name="Body_20_text_20__28_2_29__20__2b__20_Bold">L/MAR/B/65B<text:tab/></text:span><text:span text:style-name="T1">Deck Log 16 May 1828-12 Jun 1829</text:span></text:p>
        <text:p text:style-name="P985">Capt Thomas Delafons</text:p>
        <text:p text:style-name="P592">Downs 7 Jun 1828 - 8 Nov Whampoa - 21 Jan 1829 Second Bar - 4 Apr Ascension -11 May Halifax</text:p>
        <text:list xml:id="list203633044623415" text:continue-numbering="true" text:style-name="WWNum19">
          <text:list-item>
            <text:p text:style-name="P612">1829/30<text:tab/>Madras and Bengal</text:p>
          </text:list-item>
        </text:list>
        <text:p text:style-name="P220"><text:span text:style-name="Body_20_text_20__28_2_29__20__2b__20_Bold">L/MAR/B/65C<text:tab/></text:span><text:span text:style-name="T1">Deck Log 26 Apr 1830-20 Jun 1831</text:span></text:p>
        <text:p text:style-name="P985">Capt Lewis W Moncrieff</text:p>
        <text:p text:style-name="P591">Downs 2 Jun 1830 - 26 Sep Madras -10 Oct Calcutta -19 Mar 1831 St Helena - 2 Jun Downs</text:p>
        <text:h text:style-name="P313" text:outline-level="2"><text:bookmark-start text:name="bookmark5"/>LADY LUSHINGTON<text:bookmark-end text:name="bookmark5"/></text:h>
        <text:p text:style-name="P138"><text:span text:style-name="T1">Built by Mestaer, measured 1809, 3 decks, 4in bottom, length 132ft 3in, keel 107ft 2in, breadth 32ft 3i/</text:span><text:span text:style-name="T3">2</text:span><text:span text:style-name="T1">in, hold 13ft, wing transom 22ft lO'/zin, port cell 29ft lO'/zin, waist 1ft 6in, between decks 6ft 3in &amp; 6ft lin, ports 11 upper, deck range 79ft, 594 tons Principal Managing Owners 1-3 James Loughnan, 4 Nathaniel Domett</text:span></text:p>
        <text:list xml:id="list3661276805" text:style-name="WWNum21">
          <text:list-item>
            <text:p text:style-name="P613">1808/9<text:tab/>Bengal</text:p>
          </text:list-item>
        </text:list>
        <text:p text:style-name="P224"><text:span text:style-name="Body_20_text_20__28_2_29__20__2b__20_Bold">L/MAR/B/221A<text:tab/></text:span><text:span text:style-name="T1">Journal </text:span><text:span text:style-name="Body_20_text_20__28_2_29__20__2b__20_Bold">5 </text:span><text:span text:style-name="T1">May<text:tab/>1809-2 Nov 1810</text:span></text:p>
        <text:p text:style-name="P227"><text:span text:style-name="T1">L/MAR/B/221E(1)<text:tab/></text:span><text:span text:style-name="Body_20_text_20__28_6_29__20__2b__20_Not_20_Bold"><text:span text:style-name="T5">Ledger</text:span></text:span></text:p>
        <text:p text:style-name="P228"><text:span text:style-name="T1">L/MAR/B/221E(2)<text:tab/></text:span><text:span text:style-name="Body_20_text_20__28_6_29__20__2b__20_Not_20_Bold"><text:span text:style-name="T5">Pay Book</text:span></text:span></text:p>
        <text:p text:style-name="P1027">Capt George Nicholls</text:p>
        <text:p text:style-name="P614">Portsmouth 7 Jul 1809 - 15 Dec Calcutta -15 Feb 1810 Saugor - 24 Jun St Helena - 5 Sep Downs</text:p>
        <text:list xml:id="list203634207565036" text:continue-numbering="true" text:style-name="WWNum21">
          <text:list-item>
            <text:p text:style-name="P420">1810/1<text:tab/>Bengal</text:p>
          </text:list-item>
        </text:list>
        <text:p text:style-name="P29"><text:span text:style-name="Body_20_text_20__28_2_29__20__2b__20_Bold">L/MAR/B/221B<text:tab/></text:span><text:span text:style-name="T1">Journal 8 Apr 1811-23 Oct<text:tab/>1812</text:span></text:p>
        <text:p text:style-name="P339">L/MAR/B/221F(1)<text:tab/>Ledger</text:p>
        <text:p text:style-name="P257"><text:span text:style-name="T1">L/MAR/B/221F(2)<text:tab/></text:span><text:span text:style-name="Body_20_text_20__28_6_29__20__2b__20_Not_20_Bold"><text:span text:style-name="T5">Pay Book</text:span></text:span></text:p>
        <text:p text:style-name="P421">Capt John Hine</text:p>
        <text:p text:style-name="P1058">Portsmouth 22 Jun 1811 -2 Jul Madeira - 8 Nov Calcutta - 26 Feb 1812 Saugor - 2 Jul St Helena - 4 Sep Falmouth -14 Sep Downs</text:p>
        <text:list xml:id="list203634644770486" text:continue-numbering="true" text:style-name="WWNum21">
          <text:list-item>
            <text:p text:style-name="P715">Bengal</text:p>
          </text:list-item>
        </text:list>
        <text:p text:style-name="P97"><text:span text:style-name="Body_20_text_20__28_2_29__20__2b__20_Bold">L/MAR/B/221C<text:tab/></text:span><text:span text:style-name="T1">Journal 2 Mar 1813-2 Jan 1814</text:span></text:p>
        <text:p text:style-name="P717">L/MAR/B/221G(1)<text:tab/>Ledger</text:p>
        <text:p text:style-name="P67"><text:span text:style-name="T1">L/MAR/B/221G(2)<text:tab/></text:span><text:span text:style-name="Body_20_text_20__28_6_29__20__2b__20_Not_20_Bold"><text:span text:style-name="T5">Pay Book</text:span></text:span></text:p>
        <text:p text:style-name="P718">Capt John Hme</text:p>
        <text:p text:style-name="P1059">Portsmouth 2 Jun 1813 - 22 Jun Madeira -18 Nov Calcutta - 24 Feb 1814 Saugor -16 Jun Simons Bay - 5 Sep St Helena -16 Nov Downs</text:p>
      </text:section>
      <text:section text:style-name="Sect2" text:name="Bereich1">
        <text:list xml:id="list203634129785724" text:continue-numbering="true" text:style-name="WWNum21">
          <text:list-item>
            <text:p text:style-name="P546">Bombay</text:p>
          </text:list-item>
        </text:list>
        <text:p text:style-name="P548">L/MAR/B/221D Journal 19 Mar 1818-5 May 1819 L/MAR/B/221H(1) Ledger L/MAR/B/221 H(2)<text:tab/>Pay Book</text:p>
        <text:p text:style-name="P534">Capt Thomas Dormer</text:p>
        <text:p text:style-name="P538">Plymouth 16 May 1818 -12 Sep Bombay - 29 Oct Tellicherry - 24 Jan 1819 St Helena - 28 Mar Downs</text:p>
        <text:h text:style-name="P330" text:outline-level="2"><text:bookmark-start text:name="bookmark6"/>LADY MELVILLE<text:bookmark-end text:name="bookmark6"/></text:h>
        <text:p text:style-name="P152"><text:span text:style-name="T1">Built by Wells, launched 1813, 3 decks, 4in bottom, length 165ft 10m, keel 134ft </text:span><text:span text:style-name="Body_20_text_20__28_2_29__20__2b__20_Italic">'Ain,</text:span><text:span text:style-name="T1"> breadth 42ft lin, hold 17ft, wing transom 25ft lOin, port cell 29ft, waist 14m, between decks 6ft </text:span><text:span text:style-name="Body_20_text_20__28_2_29__20__2b__20_Italic">SVAn</text:span><text:span text:style-name="T1"> &amp; 6ft 5m, roundhouse 6ft Sin, ports 14 middle &amp; 13 upper, deck range 97ft, 1263 tons Principal Managing Owners</text:span><text:span text:style-name="T2">-</text:span><text:span text:style-name="T1"> 1-6 Sir Robert Wigram, 7-9 Octavus Wigram.</text:span></text:p>
        <text:p text:style-name="P537">Sold to John Campbell Aug 1832 for £10,000</text:p>
        <text:list xml:id="list896876830" text:style-name="WWNum23">
          <text:list-item>
            <text:p text:style-name="P547">1813/4 Bombay and China</text:p>
          </text:list-item>
        </text:list>
        <text:p text:style-name="P423">L/MAR/B/22A<text:tab/>Journal 11 Oct 1813-6 Sep 1815</text:p>
        <text:p text:style-name="P258"><text:span text:style-name="T1">L/MAR/B/22K(1)<text:tab/></text:span><text:span text:style-name="Body_20_text_20__28_6_29__20__2b__20_Not_20_Bold"><text:span text:style-name="T5">Ledger</text:span></text:span></text:p>
        <text:p text:style-name="P423">L/MAK/B/22K(2)<text:tab/>Pay Book</text:p>
        <text:p text:style-name="P397">Capt John Christopher Lochner</text:p>
        <text:p text:style-name="P539">Portsmouth 31 Dec 1813 - 21 May 1814 Bombay - 7 Aug Penang - 21 Aug Malacca - 27 Sep Lintm - 30 Nov Whampoa - 7 Jan 1815 Second Bar -19 Apr St Helena - 23 Jun Downs</text:p>
        <text:list xml:id="list203633667610605" text:continue-numbering="true" text:style-name="WWNum23">
          <text:list-item>
            <text:p text:style-name="P719">1815/6<text:tab/>Bombay and China</text:p>
          </text:list-item>
        </text:list>
        <text:p text:style-name="P720">L/MAM/B/22B<text:tab/>Journal 3 Nov 1815-9 Jun 1817</text:p>
        <text:p text:style-name="P30"><text:span text:style-name="T1">L/MAR/B/22L(1)<text:tab/></text:span><text:span text:style-name="Body_20_text_20__28_6_29__20__2b__20_Not_20_Bold"><text:span text:style-name="T5">Ledger</text:span></text:span></text:p>
        <text:p text:style-name="P30"><text:span text:style-name="T1">L/MAR/B/22L(2)<text:tab/></text:span><text:span text:style-name="Body_20_text_20__28_6_29__20__2b__20_Not_20_Bold"><text:span text:style-name="T5">Pay Book</text:span></text:span></text:p>
        <text:p text:style-name="P397">Capt John Christopher Lochner</text:p>
        <text:p text:style-name="P397">Yarmouth 26 Jan 1816 -15 May Bombay - 20 Jul Malacca - 20 Aug Whampoa - 21 Oct Second Bar -</text:p>
        <text:list xml:id="list3759987148" text:style-name="WWNum25">
          <text:list-item>
            <text:p text:style-name="P424">Mar 1817 St Helena - 3 May Downs</text:p>
          </text:list-item>
          <text:list-item>
            <text:p text:style-name="P425">1817/8<text:tab/>China</text:p>
          </text:list-item>
        </text:list>
        <text:p text:style-name="P423">L/MAR/B/22C<text:tab/>Journal 21 Feb 1818-23 Jun 1819</text:p>
        <text:p text:style-name="P258"><text:span text:style-name="T1">L/MAR/B/22M(1)<text:tab/></text:span><text:span text:style-name="Body_20_text_20__28_6_29__20__2b__20_Not_20_Bold"><text:span text:style-name="T5">Ledger</text:span></text:span></text:p>
        <text:p text:style-name="P258"><text:span text:style-name="T1">L/MAR/B/22M(2)<text:tab/></text:span><text:span text:style-name="Body_20_text_20__28_6_29__20__2b__20_Not_20_Bold"><text:span text:style-name="T5">Pay Book</text:span></text:span></text:p>
        <text:p text:style-name="P397">Capt John Stewart</text:p>
        <text:p text:style-name="P152"><text:span text:style-name="T1">Downs 16 Apr 1818 - 27 Jul Batavia -14 Sep Whampoa - 25 Nov Second Bar - 3 Mar 1819 St Helena - 4 May Downs </text:span><text:span text:style-name="T2"><text:note text:id="ftn1" text:note-class="footnote"><text:note-citation>4</text:note-citation><text:note-body><text:p text:style-name="P296"><text:tab/>1819/20<text:tab/>St Helena, Bombay and China</text:p><text:p text:style-name="P36"><text:span text:style-name="Footnote_20__2b__20_Bold">L/MAR/B/22D<text:tab/></text:span><text:span text:style-name="T1">Journal 17 Dec 1819-24 Oct 1821</text:span></text:p><text:p text:style-name="P35"><text:span text:style-name="T1">L/MAR/B/22N (1)<text:tab/></text:span><text:span text:style-name="Footnote_20__28_2_29__20__2b__20_Not_20_Bold"><text:span text:style-name="T5">Ledger</text:span></text:span></text:p><text:p text:style-name="P35"><text:span text:style-name="T1">L/MAR/B/22N(2)<text:tab/></text:span><text:span text:style-name="Footnote_20__28_2_29__20__2b__20_Not_20_Bold"><text:span text:style-name="T5">Pay Book</text:span></text:span></text:p><text:p text:style-name="P297">Capt John Stewart</text:p><text:p text:style-name="P299">Downs 4 Mar 1820 - 1 May St Helena - 27 Jul Bombay - 7 Sep New Anchorage -17 Dec Batavia - 13 Feb 1821 Whampoa - 9 Mar Second Bar -19 Jul St Helena -10 Sep Downs</text:p></text:note-body></text:note></text:span><text:span text:style-name="T2"><text:s/></text:span><text:span text:style-name="T2"><text:note text:id="ftn2" text:note-class="footnote"><text:note-citation>5</text:note-citation><text:note-body><text:p text:style-name="P301"><text:tab/>1821/2<text:tab/>China</text:p><text:p text:style-name="P136"><text:span text:style-name="Footnote_20__2b__20_Bold">L/MAR/B/22E<text:tab/></text:span><text:span text:style-name="T1">Journal 18 Mar 1822-6 Jun 1823</text:span></text:p><text:p text:style-name="P135"><text:span text:style-name="T1">L/MAR/B/22-0(l)<text:tab/></text:span><text:span text:style-name="Footnote_20__28_2_29__20__2b__20_Not_20_Bold"><text:span text:style-name="T5">Ledger</text:span></text:span></text:p><text:p text:style-name="P135"><text:span text:style-name="T1">L/MAR/B/22-0(2)<text:tab/></text:span><text:span text:style-name="Footnote_20__28_2_29__20__2b__20_Not_20_Bold"><text:span text:style-name="T5">Pay Book</text:span></text:span></text:p><text:p text:style-name="P302">Capt Richard Clifford</text:p><text:p text:style-name="P303">Downs 30 Apr 1822 - 7 Sep Whampoa -17 Nov Second Bar - 5 Feb 1823 Cape - 2 Mar St Helena - 28 Apr Downs</text:p></text:note-body></text:note></text:span></text:p>
        <text:list xml:id="list203633499334790" text:continue-list="list203634123493558" text:style-name="WWNum17">
          <text:list-item>
            <text:p text:style-name="P721">1823/4<text:tab/>Madras and China</text:p>
          </text:list-item>
        </text:list>
        <text:p text:style-name="P98"><text:span text:style-name="Body_20_text_20__28_2_29__20__2b__20_Bold">L/MAR/B/22F<text:tab/></text:span><text:span text:style-name="T1">Journal 31 Dec<text:tab/>1823-14 Jun 1825</text:span></text:p>
        <text:p text:style-name="P41"><text:span text:style-name="T1">L/MAR/B/22P(1)<text:tab/></text:span><text:span text:style-name="Body_20_text_20__28_6_29__20__2b__20_Not_20_Bold"><text:span text:style-name="T5">Ledger</text:span></text:span></text:p>
        <text:p text:style-name="P41"><text:span text:style-name="T1">L/MAR/B/22P(2)<text:tab/></text:span><text:span text:style-name="Body_20_text_20__28_6_29__20__2b__20_Not_20_Bold"><text:span text:style-name="T5">Pay Book</text:span></text:span></text:p>
        <text:p text:style-name="P696">Capt Richard Clifford</text:p>
        <text:p text:style-name="P1028">Downs 13 Mar 1824 - 2 Jul Madras - 24 Aug Penang -10 Sep Singapore - 29 Oct Whampoa - 24 Dec Second Bar -13 Mar 1825 St Helena -11 May Downs</text:p>
        <text:list xml:id="list203634608520154" text:continue-numbering="true" text:style-name="WWNum17">
          <text:list-item>
            <text:p text:style-name="P721">1825/6<text:tab/>Bengal and China</text:p>
          </text:list-item>
        </text:list>
        <text:p text:style-name="P99"><text:span text:style-name="Body_20_text_20__28_2_29__20__2b__20_Bold">L/MAR/B/22G<text:tab/></text:span><text:span text:style-name="T1">Journal 12 Jan<text:tab/>1826-28<text:tab/>Aug 1827</text:span></text:p>
        <text:p text:style-name="P41"><text:span text:style-name="T1">L/MAR/B/22Q(1)<text:tab/></text:span><text:span text:style-name="Body_20_text_20__28_6_29__20__2b__20_Not_20_Bold"><text:span text:style-name="T5">Ledger</text:span></text:span></text:p>
        <text:p text:style-name="P41"><text:span text:style-name="T1">L/MAR/B/22Q(2)<text:tab/></text:span><text:span text:style-name="Body_20_text_20__28_6_29__20__2b__20_Not_20_Bold"><text:span text:style-name="T5">Pay Book</text:span></text:span></text:p>
        <text:p text:style-name="P1073">Capt Richard Clifford</text:p>
        <text:p text:style-name="P1077">Downs 17 Mar 1826 - 5 Jul New Anchorage - 4 Oct Saugor - 2 Nov Penang -18 Nov Malacca - 22 Nov Singapore -15 Jan 1827 Whampoa - 21 Feb Second Bar - 2 Jun St Helena - 26 Jul Downs</text:p>
        <text:list xml:id="list203634020846571" text:continue-numbering="true" text:style-name="WWNum17">
          <text:list-item>
            <text:p text:style-name="P1080">Bengal and China</text:p>
          </text:list-item>
        </text:list>
        <text:p text:style-name="P194"><text:span text:style-name="Body_20_text_20__28_2_29__20__2b__20_Bold">L/MAR/B/22H<text:tab/></text:span><text:span text:style-name="T1">Journal 21<text:tab/>Nov<text:tab/>1828-30<text:tab/>Jul<text:tab/>1830</text:span></text:p>
        <text:p text:style-name="P205"><text:span text:style-name="T1">L/MAR/B/22R(1)<text:tab/></text:span><text:span text:style-name="Body_20_text_20__28_6_29__20__2b__20_Not_20_Bold"><text:span text:style-name="T5">Ledger</text:span></text:span></text:p>
        <text:p text:style-name="P205"><text:span text:style-name="T1">L/MAR/B/22R(2)<text:tab/></text:span><text:span text:style-name="Body_20_text_20__28_6_29__20__2b__20_Not_20_Bold"><text:span text:style-name="T5">Pay Book</text:span></text:span></text:p>
        <text:p text:style-name="P902">Capt Richard Clifford</text:p>
        <text:p text:style-name="P962">Downs 11 Jan 1829 - 1 May Saugor -13 Jul Penang - 28 Jul Singapore -14 Aug Urmston’s Bay - 6 Nov Cap Sing Moon - 9 Feb 1830 Whampoa - 24 Feb Second Bar - 24 May St Helena - 5 Jul Downs</text:p>
        <text:list xml:id="list203634060067914" text:continue-numbering="true" text:style-name="WWNum17">
          <text:list-item>
            <text:p text:style-name="P721">1830/1<text:tab/>Bengal and China</text:p>
          </text:list-item>
        </text:list>
        <text:p text:style-name="P100"><text:span text:style-name="Body_20_text_20__28_2_29__20__2b__20_Bold">L/MAR/B/22-I<text:tab/></text:span><text:span text:style-name="T1">Journal 8 Dec<text:tab/>1830-24<text:tab/>Apr 1832</text:span></text:p>
        <text:p text:style-name="P41"><text:span text:style-name="T1">L/MAR/B/22S(1)<text:tab/></text:span><text:span text:style-name="Body_20_text_20__28_6_29__20__2b__20_Not_20_Bold"><text:span text:style-name="T5">Ledger</text:span></text:span></text:p>
        <text:p text:style-name="P41"><text:span text:style-name="T1">L/MAR/B/22S(2)<text:tab/></text:span><text:span text:style-name="Body_20_text_20__28_6_29__20__2b__20_Not_20_Bold"><text:span text:style-name="T5">Pay Book</text:span></text:span></text:p>
        <text:p text:style-name="P696">Capt Robert Clifford</text:p>
        <text:p text:style-name="P1042">Downs 23 Jan 1831 -10 May Saugor - 7 Jul Penang -21 Jul Singapore - 23 Aug Whampoa - 20 Oct Second Bar -1 Feb 1832 St Helena - 20 Mar Downs</text:p>
        <text:list xml:id="list203633873173269" text:continue-numbering="true" text:style-name="WWNum17">
          <text:list-item>
            <text:p text:style-name="P722">1832/3<text:tab/>Bombay and China</text:p>
          </text:list-item>
        </text:list>
        <text:p text:style-name="P101"><text:span text:style-name="Body_20_text_20__28_2_29__20__2b__20_Bold">L/MAR/B/22J<text:tab/></text:span><text:span text:style-name="T1">Journal 21<text:tab/>Jan<text:tab/>1833-7 May<text:tab/>1834</text:span></text:p>
        <text:p text:style-name="P354">L/MAR/B/22T(1)<text:tab/>Ledger</text:p>
        <text:p text:style-name="P41"><text:span text:style-name="T1">L/MAR/B/22T(2)<text:tab/></text:span><text:span text:style-name="Body_20_text_20__28_6_29__20__2b__20_Not_20_Bold"><text:span text:style-name="T5">Pay Book</text:span></text:span></text:p>
        <text:p text:style-name="P696">Capt Thomas Shepherd</text:p>
        <text:p text:style-name="P585">Downs 4 Mar 1833 - 10 Jun Bombay - 25 Aug Singapore - 26 Sep Whampoa -1 Dec Second Bar -</text:p>
        <text:list xml:id="list203632813190676" text:continue-numbering="true" text:style-name="WWNum17">
          <text:list-item>
            <text:p text:style-name="P618">Feb 1834 St Helena - 3 Apr Downs</text:p>
          </text:list-item>
        </text:list>
        <text:h text:style-name="P309" text:outline-level="2"><text:bookmark-start text:name="bookmark7"/>LADY NUGENT<text:bookmark-end text:name="bookmark7"/></text:h>
        <text:list xml:id="list958113043" text:style-name="WWNum27">
          <text:list-item>
            <text:p text:style-name="P426">From Madras 1819</text:p>
          </text:list-item>
        </text:list>
        <text:p text:style-name="P549">L/MAR/B/154A Journal 26 Mar-1 Dec 1819 Capt R Swanston</text:p>
        <text:p text:style-name="P400">Madras 20 Apr 1819 -17 Sep St Helena - 28 Nov Spithead</text:p>
        <text:list xml:id="list203633522604266" text:continue-numbering="true" text:style-name="WWNum27">
          <text:list-item>
            <text:p text:style-name="P426">1829/30 Bengal</text:p>
          </text:list-item>
        </text:list>
        <text:p text:style-name="P550">L/MAR/B/154B Deck Log 1 Jun 1829-17 Oct 1830 Capt John Wimble</text:p>
        <text:p text:style-name="P397">Portsmouth 15 Jul 1829 - 7 Dec Calcutta - 30 Mar 1830 Kedgeree - 22 Sep Gravesend</text:p>
      </text:section>
      <text:section text:style-name="Sect3" text:name="Bereich2">
        <text:p text:style-name="P1158"><draw:frame draw:style-name="fr11" draw:name="Rahmen71" text:anchor-type="char" svg:x="16.014cm" svg:y="4.606cm" svg:width="5.652cm" draw:z-index="85"><draw:text-box fo:min-height="0.411cm"><text:p text:style-name="P184"><text:span text:style-name="Body_20_text_20__28_2_29__20_Exact">1<text:tab/>1785/6 Bengal, Borneo and China</text:span></text:p></draw:text-box></draw:frame><draw:frame draw:style-name="fr10" draw:name="Rahmen81" text:anchor-type="char" svg:x="16.014cm" svg:y="4.944cm" svg:width="2.655cm" draw:z-index="86"><draw:text-box fo:min-height="2.738cm"><text:p text:style-name="P89"><text:span text:style-name="Body_20_text_20__28_2_29__20_Exact">L/MAR/B/564A-B</text:span></text:p><text:p text:style-name="P16"><text:span text:style-name="Body_20_text_20__28_6_29__20_Exact"><text:span text:style-name="T7">L/MAR/B/564C(1) L/MAR/B/564C(2) L/MAR/B/564C(3) L/MAR/B/564C(4) </text:span></text:span><text:span text:style-name="Body_20_text_20__28_6_29__20__2b__20_Not_20_Bold_20_Exact"><text:span text:style-name="T5">Capt William Story Downs 26 Apr 1786</text:span></text:span></text:p></draw:text-box></draw:frame><draw:frame draw:style-name="fr10" draw:name="Rahmen91" text:anchor-type="char" svg:x="16.066cm" svg:y="7.989cm" svg:width="5.449cm" draw:z-index="87"><draw:text-box fo:min-height="0.203cm"><text:p text:style-name="P87"><text:span text:style-name="T4">^<text:tab/>i~*<text:tab/></text:span><text:span text:style-name="Body_20_text_20__28_8_29__20__2b__20_Small_20_Caps_20_Exact">t</text:span><text:span text:style-name="Body_20_text_20__28_8_29__20__2b__20_Times_20_New_20_Roman_2c_Small_20_Caps_20_Exact">t </text:span><text:span text:style-name="T4">71<text:tab/><text:tab/> </text:span><text:span text:style-name="Body_20_text_20__28_8_29__20__2b__20_Times_20_New_20_Roman_20_Exact">1 </text:span><text:span text:style-name="T4">-“700 </text:span><text:span text:style-name="Body_20_text_20__28_8_29__20__2b__20_Times_20_New_20_Roman_20_Exact">O<text:tab/></text:span><text:span text:style-name="Body_20_text_20__28_8_29__20__2b__20_Times_20_New_20_Roman_2c_Italic_20_Exact">si</text:span><text:span text:style-name="Body_20_text_20__28_8_29__20__2b__20_Times_20_New_20_Roman_20_Exact"> </text:span><text:span text:style-name="T4">T3 </text:span><text:span text:style-name="Body_20_text_20__28_8_29__20__2b__20_Times_20_New_20_Roman_20_Exact">o</text:span><text:span text:style-name="Body_20_text_20__28_8_29__20__2b__20_Times_20_New_20_Roman_2c_Italic_20_Exact">r</text:span></text:p></draw:text-box></draw:frame></text:p>
        <text:p text:style-name="P888">Built by Greaves, launched 1786, 2 decks. Sin bottom, length 103ft Sin, keel 82ft S'/zin, breadth 27ft 6'Ain, hold 12ft, wing transom 18ft 5 Ain, port cell 22ft llin, waist 1ft Sin, roundhouse 6ft SYun, 332 tons</text:p>
        <text:list xml:id="list1828853787" text:style-name="WWNum29">
          <text:list-item>
            <text:p text:style-name="P723">1787/8 New South Wales and China</text:p>
          </text:list-item>
        </text:list>
        <text:p text:style-name="P144"><text:span text:style-name="Body_20_text_20__28_2_29__20__2b__20_Bold">L/MAR/B/496A </text:span><text:span text:style-name="T1">Journal 8 Dec 1788-17 Aug 1789 Capt William Crofton Sever</text:span></text:p>
        <text:p text:style-name="P1047">Whampoa 8 Jan 1789 - 14 Jan Second Bar -19 May St Helena -10 Aug Downs * journal contains a chart of New South Wales</text:p>
        <text:p text:style-name="P240"><text:span text:style-name="Body_20_text_20__28_4_29__20__2b__20_Bold">LADY </text:span><text:span text:style-name="T1">RAFFLES</text:span></text:p>
        <text:p text:style-name="P1070">Chartered ship, 647 tons</text:p>
        <text:p text:style-name="P593">Principal Managing Owners. Innes, Beveridge &amp; Co</text:p>
        <text:list xml:id="list1627762164" text:style-name="WWNum31">
          <text:list-item>
            <text:p text:style-name="P619">1819/20<text:tab/>Bengal</text:p>
          </text:list-item>
        </text:list>
        <text:p text:style-name="P192"><text:span text:style-name="Body_20_text_20__28_2_29__20__2b__20_Bold">L/MAR/B/</text:span><text:span text:style-name="T1">160</text:span><text:span text:style-name="Body_20_text_20__28_2_29__20__2b__20_Bold">A<text:tab/></text:span><text:span text:style-name="T1">Deck Log 28 Apr 1820-30 Aug 1821</text:span></text:p>
        <text:p text:style-name="P889">Capt James Coxwell</text:p>
        <text:p text:style-name="P1081">Falmouth 22 Jun 1820 - 4 Jul Madeira - 21 Nov Calcutta -15 Feb 1821 Saugor -15 May Cape - 27 Jul Downs</text:p>
        <text:list xml:id="list203633004915349" text:continue-numbering="true" text:style-name="WWNum31">
          <text:list-item>
            <text:p text:style-name="P903">1825/6<text:tab/>Madras and Bengal</text:p>
          </text:list-item>
        </text:list>
        <text:p text:style-name="P932">L/MAR/B/160B Deck Log 17 Apr 1826-4 Jul 1827 Capt James Coxwell</text:p>
        <text:p text:style-name="P986">Downs 24 May 1826 - 29 Sep Madras - 25 Oct Calcutta -1 Jan 1827 Saugor - 20 Jan Madras - 9 Apr St Helena - 29 May Downs</text:p>
        <text:h text:style-name="P314" text:outline-level="2"><text:bookmark-start text:name="bookmark8"/>LADY SHORE<text:bookmark-end text:name="bookmark8"/></text:h>
        <text:p text:style-name="P223"><text:span text:style-name="T1">Extra ship, measured 1794, 3 decks, length 98ft 4in, keel 77ft </text:span><text:span text:style-name="Body_20_text_20__28_2_29__20__2b__20_Italic">6</text:span><text:span text:style-name="T6"><text:note text:id="ftn3" text:note-class="footnote"><text:note-citation>6</text:note-citation><text:note-body><text:p text:style-name="P304"><text:tab/>1677/8<text:tab/>Bantam</text:p><text:p text:style-name="P305">Capt Richard Goodlad</text:p><text:p text:style-name="P305">23 Jan 1678 - 26 Mar 1679</text:p></text:note-body></text:note></text:span><text:span text:style-name="Body_20_text_20__28_2_29__20__2b__20_Italic">Ain,</text:span><text:span text:style-name="T1"> breadth 27ft Sin, hold 16ft 9in, wing transom 16ft 9in, between decks 6ft 4in &amp; 6ft Sin, 315 tons</text:span></text:p>
        <text:list xml:id="list1575815711" text:style-name="WWNum33">
          <text:list-item>
            <text:p text:style-name="P724">1793/4<text:tab/>Bengal</text:p>
          </text:list-item>
        </text:list>
        <text:p text:style-name="P859">L/MAR/B/429A Journal 14 May 1794-14 Nov 1795 Capt John Christopher</text:p>
        <text:p text:style-name="P896">Plymouth 22 Jun 1794 - 25 Sep Cape -17 Jan 1795 Calcutta -16 Mar Diamond Harbour -1 Jun St Helena -13 Sep River Shannon -13 Oct Downs</text:p>
        <text:list xml:id="list203634183959769" text:continue-numbering="true" text:style-name="WWNum33">
          <text:list-item>
            <text:p text:style-name="P1087">1795/6<text:tab/>Bengal</text:p>
          </text:list-item>
        </text:list>
        <text:p text:style-name="P1088">L/MAR/B/429B Journal 19 Jul-17 Nov 1796</text:p>
        <text:p text:style-name="P1089">Released by the French in Simons Bay 22 Jul - 2 Sep Cape - 20 Sep St Helena - Nov Downs</text:p>
        <text:h text:style-name="P315" text:outline-level="2"><text:bookmark-start text:name="bookmark9"/>LANCASTER<text:bookmark-end text:name="bookmark9"/></text:h>
        <text:p text:style-name="P676">400/500 tons, 3 decks, 75/96 crew, 24/36 guns</text:p>
        <text:list xml:id="list314483608" text:style-name="WWNum35">
          <text:list-item>
            <text:p text:style-name="P860">1673/4<text:tab/>Madras and<text:tab/>Bengal</text:p>
          </text:list-item>
        </text:list>
        <text:p text:style-name="P861">Capt Richard Goodlad</text:p>
        <text:p text:style-name="P862">30 Mar 1674 - Jul 1675</text:p>
        <text:list xml:id="list203632811714397" text:continue-numbering="true" text:style-name="WWNum35">
          <text:list-item>
            <text:p text:style-name="P968">1675/6<text:tab/>Bantam</text:p>
          </text:list-item>
        </text:list>
        <text:p text:style-name="P969">Capt Richard Goodlad</text:p>
        <text:p text:style-name="P969">11 Mar 1676 - 28 May 1677 Plymouth</text:p>
        <text:list xml:id="list203634219959932" text:continue-list="list3759987148" text:style-name="WWNum25">
          <text:list-item>
            <text:p text:style-name="P970">1679/80 Surat Capt Richard Goodlad</text:p>
          </text:list-item>
        </text:list>
        <text:p text:style-name="P950">13 Feb 1680 - 16 Jul 1681</text:p>
        <text:list xml:id="list203634872566792" text:continue-numbering="true" text:style-name="WWNum25">
          <text:list-item>
            <text:p text:style-name="P427">1681/2<text:tab/>Madras</text:p>
          </text:list-item>
        </text:list>
        <text:p text:style-name="P551">Capt Richard Goodlad 26 Mar 1682 - lost</text:p>
        <text:h text:style-name="P282" text:outline-level="2"><text:bookmark-start text:name="bookmark10"/><text:span text:style-name="T1">LANSDOWN</text:span><text:bookmark-end text:name="bookmark10"/><text:span text:style-name="T1"> </text:span><text:span text:style-name="Body_20_text_20__28_2_29__5f_"><text:span text:style-name="T5">574 tons</text:span></text:span></text:h>
        <text:p text:style-name="P585">Principal Managing Owner- Jeremy Sneyd</text:p>
        <text:p text:style-name="P933">Journal 16 Mar 1786-9 Sep 1788</text:p>
        <text:p text:style-name="P933">Ledger</text:p>
        <text:p text:style-name="P933">Pay Book</text:p>
        <text:p text:style-name="P933">Imprest Book</text:p>
        <text:p text:style-name="P934">Absence Book</text:p>
        <text:p text:style-name="P620"><text:tab/><text:tab/><text:tab/> _<text:tab/><text:tab/> 26 May Sao Tiago - 3 Sep Madras - 21 Sep Diamond Point -16 Jan 1787</text:p>
        <text:p text:style-name="P594">Kedgeree - 20 Feb Malacca - 27 Mar Banca Straits - 26 May Borneo coast -13 Jun Banca Straits</text:p>
        <text:p text:style-name="P390">LAPWING (1)</text:p>
        <text:p text:style-name="P1104">260 tons, 50 crew, 14 guns</text:p>
        <text:list xml:id="list816036306" text:style-name="WWNum37">
          <text:list-item>
            <text:p text:style-name="P1105">1743/4 Bengal and Benkulen</text:p>
          </text:list-item>
        </text:list>
        <text:p text:style-name="P221"><text:span text:style-name="Body_20_text_20__28_2_29__20__2b__20_Bold">L/MAR/B/475A </text:span><text:span text:style-name="T1">Journal 10 Sep 1743-4 Jan 1746, Stephen Kirwan, Chief Mate </text:span><text:span text:style-name="Body_20_text_20__28_2_29__20__2b__20_Bold">L/MAR/B/475H(1) </text:span><text:span text:style-name="T1">Ledger </text:span><text:span text:style-name="Body_20_text_20__28_2_29__20__2b__20_Bold">L/MAR/B/475H(2) </text:span><text:span text:style-name="T1">Pay Book Capt Henry Watts</text:span></text:p>
        <text:p text:style-name="P552">Plymouth 16 Nov 1743 - 14 Feb 1744 Cape - 26 Apr Madras - 25 May Rogues River - 24 Oct Calcutta -17 Nov Rogues River - 9 Jan 1745 Benkulen - 5 Apr St Helena -17 Sep Galway - 20 Dec Downs</text:p>
        <text:list xml:id="list203634888835502" text:continue-numbering="true" text:style-name="WWNum37">
          <text:list-item>
            <text:p text:style-name="P863">1744/5<text:tab/>Holland</text:p>
          </text:list-item>
        </text:list>
        <text:p text:style-name="P171"><text:span text:style-name="T1">L/MAR/B/475-I(l) </text:span><text:span text:style-name="Body_20_text_20__28_6_29__20__2b__20_Not_20_Bold"><text:span text:style-name="T5">Ledger L/MAR/B/475-I(2)<text:tab/>Pay Book</text:span></text:span></text:p>
        <text:p text:style-name="P864">Capt Francis Cheyne</text:p>
        <text:p text:style-name="P677">18 Mar 1745 - Sep 1746</text:p>
        <text:list xml:id="list203634469132863" text:continue-numbering="true" text:style-name="WWNum37">
          <text:list-item>
            <text:p text:style-name="P555">1746/7<text:tab/>Madras</text:p>
          </text:list-item>
        </text:list>
        <text:p text:style-name="P340">L/MAR/B/475J(1)<text:tab/>Ledger</text:p>
        <text:p text:style-name="P259"><text:span text:style-name="T1">L/MAR/B/475J(2)<text:tab/></text:span><text:span text:style-name="Body_20_text_20__28_6_29__20__2b__20_Not_20_Bold"><text:span text:style-name="T5">Pay Book</text:span></text:span></text:p>
        <text:p text:style-name="P421">Capt Francis Cheyne</text:p>
        <text:p text:style-name="P422">9 Nov 1746 - 21 Nov 1747</text:p>
        <text:list xml:id="list203634832386590" text:continue-numbering="true" text:style-name="WWNum37">
          <text:list-item>
            <text:p text:style-name="P428">1748/9<text:tab/>Madras and Bengal</text:p>
          </text:list-item>
        </text:list>
        <text:p text:style-name="P31"><text:span text:style-name="Body_20_text_20__28_2_29__20__2b__20_Bold">L/MAR/B/475B<text:tab/></text:span><text:span text:style-name="T1">Journal 6 Jan 1748-12 Jun 1749</text:span></text:p>
        <text:p text:style-name="P259"><text:span text:style-name="T1">L/MAR/B/475K(1)<text:tab/></text:span><text:span text:style-name="Body_20_text_20__28_6_29__20__2b__20_Not_20_Bold"><text:span text:style-name="T5">Ledger</text:span></text:span></text:p>
        <text:p text:style-name="P259"><text:span text:style-name="T1">L/MAR/B/475K(2)<text:tab/></text:span><text:span text:style-name="Body_20_text_20__28_6_29__20__2b__20_Not_20_Bold"><text:span text:style-name="T5">Pay Book</text:span></text:span></text:p>
        <text:p text:style-name="P421">Capt Francis Cheyne</text:p>
        <text:p text:style-name="P864">Portsmouth 24 Feb 1748 - 21 Jun Fort St David - 26 Aug off Madagascar - 3 Oct Fort St David - 27 Nov Calcutta - 30 Dec Ingeli - 9 Jan 1749 Fort St David -18 Mar St Helena -1 Jun Downs</text:p>
      </text:section>
      <text:section text:style-name="Sect3" text:name="Bereich3">
        <text:list xml:id="list203633973746017" text:continue-numbering="true" text:style-name="WWNum37">
          <text:list-item>
            <text:p text:style-name="P556"><draw:frame draw:style-name="fr9" draw:name="Rahmen121" text:anchor-type="char" svg:x="0.737cm" svg:y="4.452cm" svg:width="1.004cm" draw:z-index="88"><draw:text-box fo:min-height="0.409cm"><text:p text:style-name="P187"><text:span text:style-name="Body_20_text_20__28_2_29__20_Exact">1762/3</text:span></text:p></draw:text-box></draw:frame><draw:frame draw:style-name="fr8" draw:name="Rahmen131" text:anchor-type="char" svg:x="3.087cm" svg:y="4.792cm" svg:width="4.343cm" draw:z-index="89"><draw:text-box fo:min-height="1.961cm"><text:p text:style-name="P137"><text:span text:style-name="Body_20_text_20__28_2_29__20_Exact">Journal 28 Feb 1763-18 Feb 1764</text:span></text:p><text:p text:style-name="P137"><text:span text:style-name="Body_20_text_20__28_2_29__20_Exact">Ledger</text:span></text:p><text:p text:style-name="P137"><text:span text:style-name="Body_20_text_20__28_2_29__20_Exact">Pay Book</text:span></text:p><text:p text:style-name="P137"><text:span text:style-name="Body_20_text_20__28_2_29__20_Exact">Imprest Book</text:span></text:p><text:p text:style-name="P137"><text:span text:style-name="Body_20_text_20__28_2_29__20_Exact">Imprest Book</text:span></text:p></draw:text-box></draw:frame>1749/50 Madras and Bengal</text:p>
          </text:list-item>
        </text:list>
        <text:p text:style-name="P152"><text:span text:style-name="T1">L/MAB/B/475C Journal 3 Aug 1749-26 Mar 1751, George Stewart, Second Mate </text:span><text:span text:style-name="Body_20_text_20__28_2_29__20__2b__20_Bold">L/MAR/B/475L(1) </text:span><text:span text:style-name="T1">Ledger </text:span><text:span text:style-name="Body_20_text_20__28_2_29__20__2b__20_Bold">L/MAR/B/475L(2) </text:span><text:span text:style-name="T1">Pay Book Capt Francis Cheyne</text:span></text:p>
        <text:p text:style-name="P538">Downs 6 Sep 1749 - 17 Jan 1750 Fort St David - 5 Mar Calcutta -17 Aug Culpee -19 Sep Fort St David - 5 Jan 1751 St Helena - 7 Mar Downs</text:p>
        <text:p text:style-name="P160"><text:span text:style-name="T1">LAPWING </text:span><text:span text:style-name="Body_20_text_20__28_4_29__20__2b__20_Bold">(2)</text:span></text:p>
        <text:p text:style-name="P678">Company’s packet, 190 tons, 30 crew, 10 guns</text:p>
        <text:p text:style-name="P679">Madras</text:p>
        <text:p text:style-name="P294">L/MAR/B/475D L/MAR/B/475M(1)</text:p>
        <text:p text:style-name="P294">L/MAR/B/475M(2)</text:p>
        <text:p text:style-name="P294">L/MAR/B/475M(3)</text:p>
        <text:p text:style-name="P294">L/MAR/B/475M(4)</text:p>
        <text:p text:style-name="P534">Capt John Griffin</text:p>
        <text:p text:style-name="P537">Plymouth 5 Apr 1763 - 22 Jul Johanna - 20 Aug Madras -14 Nov Cape - 6 Dec St Helena -1 Feb 1764 Torbay -13 Feb Downs</text:p>
        <text:list xml:id="list203633179589492" text:continue-list="list1828853787" text:style-name="WWNum29">
          <text:list-item>
            <text:p text:style-name="P557">1763/4 Bengal</text:p>
          </text:list-item>
        </text:list>
        <text:p text:style-name="P534">L/MAR/B/475E Journal 28 Feb 1764-30 Nov 1765 Capt John Griffin</text:p>
        <text:p text:style-name="P538">Portsmouth 3 Jun 1764 - 6 Dec Acheh - 23 Jan 1765 Ingeli - 4 Apr Calcutta - sold in Bengal</text:p>
        <text:h text:style-name="P331" text:outline-level="2"><text:bookmark-start text:name="bookmark11"/>LAPWING (3)<text:bookmark-end text:name="bookmark11"/></text:h>
        <text:p text:style-name="P680">Company’s packet, 120 tons</text:p>
        <text:list xml:id="list2504626028" text:style-name="WWNum39">
          <text:list-item>
            <text:p text:style-name="P559">1768/9<text:tab/>Bengal and Madras</text:p>
          </text:list-item>
        </text:list>
        <text:p text:style-name="P32"><text:span text:style-name="Body_20_text_20__28_2_29__20__2b__20_Bold">L/MAR/B/475F<text:tab/></text:span><text:span text:style-name="T1">Journal 17<text:tab/>Aug 1770-27 Apr<text:tab/>1771, John Weller, Second Mate</text:span></text:p>
        <text:p text:style-name="P260"><text:span text:style-name="T1">L/MAR/B/475N(1)<text:tab/></text:span><text:span text:style-name="Body_20_text_20__28_6_29__20__2b__20_Not_20_Bold"><text:span text:style-name="T5">Ledger</text:span></text:span></text:p>
        <text:p text:style-name="P260"><text:span text:style-name="T1">L/MAR/B/475N(2)<text:tab/></text:span><text:span text:style-name="Body_20_text_20__28_6_29__20__2b__20_Not_20_Bold"><text:span text:style-name="T5">Pay Book</text:span></text:span></text:p>
        <text:p text:style-name="P397">Capt Henry Gardiner</text:p>
        <text:p text:style-name="P537">Downs 6 Jun 1769 - Calcutta 24 Aug 1770 -12 Oct Madras -16 Dec Cape - 6 Jan 1771 St Helena - 16 Apr Downs</text:p>
        <text:list xml:id="list203634041767487" text:continue-numbering="true" text:style-name="WWNum39">
          <text:list-item>
            <text:p text:style-name="P395">1771/2<text:tab/>Bengal</text:p>
          </text:list-item>
        </text:list>
        <text:p text:style-name="P429">L/MAR/B/475G<text:tab/>Journal 13<text:tab/>Jul<text:tab/>1771-16 May 1773</text:p>
        <text:p text:style-name="P430">L/MAR/B/475-0(l)<text:tab/>Ledger</text:p>
        <text:p text:style-name="P260"><text:span text:style-name="T1">L/MAR/B/475-0(2)<text:tab/></text:span><text:span text:style-name="Body_20_text_20__28_6_29__20__2b__20_Not_20_Bold"><text:span text:style-name="T5">Pay Book</text:span></text:span></text:p>
        <text:p text:style-name="P397">Capt Henry Gardiner</text:p>
        <text:p text:style-name="P538">Portsmouth 2 Sep 1771 - 25 Nov False Bay - 23 Apr 1772 Calcutta -17 Nov Ingeli - 26 Jan 1773 Cape -16 Feb St Helena - 22 Feb Ascension -15 Apr Falmouth -1 May Downs</text:p>
        <text:h text:style-name="P311" text:outline-level="2"><text:bookmark-start text:name="bookmark12"/>LARKINS (1)<text:bookmark-end text:name="bookmark12"/></text:h>
        <text:p text:style-name="P89"><text:span text:style-name="T1">Built in Bengal 1807, 2 decks, 4in bottom, length 127ft Sin, keel 101ft </text:span><text:span text:style-name="Body_20_text_20__28_2_29__20__2b__20_Italic">VAin,</text:span><text:span text:style-name="T1"> breadth 34ft 5m, hold 19ft, wing transom 22ft Sin, port cell 29ft 8m, waist 1ft 2!4in, between decks 6ft lin, ports 10 upper, 637 tons</text:span></text:p>
        <text:p text:style-name="P239"><text:span text:style-name="T1">Principal Managing Owners</text:span><text:span text:style-name="T2">-</text:span><text:span text:style-name="T1"> 1-5 John P Larkins, 6 Henry Morse Samson </text:span><text:span text:style-name="T2"><text:note text:id="ftn4" text:note-class="footnote"><text:note-citation>7</text:note-citation><text:note-body><text:p text:style-name="P308"><text:s/>From Bengal 1809</text:p><text:p text:style-name="P173"><text:span text:style-name="Footnote_20__2b__20_Bold">L/MAR/B/104A </text:span><text:span text:style-name="T1">Journal 27 Jul 1809-18 Mar 1810 Capt Andrew Barclay</text:span></text:p><text:p text:style-name="P299">Calcutta 19 Aug 1809 - 20 Sep Saugor - 28 Nov Cape - 25 Dec Ascension - 6 Feb 1810 Downs</text:p></text:note-body></text:note></text:span></text:p>
        <text:list xml:id="list2147995794" text:style-name="WWNum41">
          <text:list-item>
            <text:p text:style-name="P621">1809/10<text:tab/>Bengal</text:p>
          </text:list-item>
        </text:list>
        <text:p text:style-name="P195"><text:span text:style-name="Body_20_text_20__28_2_29__20__2b__20_Bold">L/MAR/B/104B<text:tab/></text:span><text:span text:style-name="T1">Journal 10 Apr<text:tab/>1810-19<text:tab/>Aug 1811</text:span></text:p>
        <text:p text:style-name="P349">L/MAR/B/104J(1)<text:tab/>Ledger</text:p>
        <text:p text:style-name="P204"><text:span text:style-name="T1">L/MAR/B/104J(2)<text:tab/></text:span><text:span text:style-name="Body_20_text_20__28_6_29__20__2b__20_Not_20_Bold"><text:span text:style-name="T5">Pay Book</text:span></text:span></text:p>
        <text:p text:style-name="P902">Capt Thomas Dumbleton</text:p>
        <text:p text:style-name="P988">Portsmouth 9 Jun 1810 - 26 Jun Madeira -11 Dec Calcutta -15 Feb 1811 Eastern Channel -11 May St Helena -13 Jul Downs</text:p>
        <text:list xml:id="list203634124198017" text:continue-numbering="true" text:style-name="WWNum41">
          <text:list-item>
            <text:p text:style-name="P725">1811/2<text:tab/>St Helena and Bengal</text:p>
          </text:list-item>
        </text:list>
        <text:p text:style-name="P102"><text:span text:style-name="Body_20_text_20__28_2_29__20__2b__20_Bold">L/MAR/B/104C<text:tab/></text:span><text:span text:style-name="T1">Journal 30 Nov<text:tab/>1811-19<text:tab/>Jul<text:tab/>1813</text:span></text:p>
        <text:p text:style-name="P73"><text:span text:style-name="T1">L/MAR/B/104K(1)<text:tab/></text:span><text:span text:style-name="Body_20_text_20__28_6_29__20__2b__20_Not_20_Bold"><text:span text:style-name="T5">Ledger</text:span></text:span></text:p>
        <text:p text:style-name="P73"><text:span text:style-name="T1">L/MAR/B/104K(2)<text:tab/></text:span><text:span text:style-name="Body_20_text_20__28_6_29__20__2b__20_Not_20_Bold"><text:span text:style-name="T5">Pay Book</text:span></text:span></text:p>
        <text:p text:style-name="P696">Capt Thomas Dumbleton</text:p>
        <text:p text:style-name="P1054">Portsmouth 10 Mar 1812 -19 May St Helena - 20 Sep Calcutta - 27 Nov Saugor -16 Mar 1813 St Helena - 5 Jun Downs</text:p>
        <text:list xml:id="list203634064132177" text:continue-numbering="true" text:style-name="WWNum41">
          <text:list-item>
            <text:p text:style-name="P622">1813/4<text:tab/>Bengal</text:p>
          </text:list-item>
        </text:list>
        <text:p text:style-name="P196"><text:span text:style-name="Body_20_text_20__28_2_29__20__2b__20_Bold">L/MAR/B/104D<text:tab/></text:span><text:span text:style-name="T1">Journal 19 Mar<text:tab/>1814-7 Nov<text:tab/>1815</text:span></text:p>
        <text:p text:style-name="P204"><text:span text:style-name="T1">L/MAR/B/104L(1)<text:tab/></text:span><text:span text:style-name="Body_20_text_20__28_6_29__20__2b__20_Not_20_Bold"><text:span text:style-name="T5">Ledger</text:span></text:span></text:p>
        <text:p text:style-name="P204"><text:span text:style-name="T1">L/MAR/B/104L(2)<text:tab/></text:span><text:span text:style-name="Body_20_text_20__28_6_29__20__2b__20_Not_20_Bold"><text:span text:style-name="T5">Pay Book</text:span></text:span></text:p>
        <text:p text:style-name="P902">Capt Thomas Dumbleton</text:p>
        <text:p text:style-name="P889">Portsmouth 8 Jun 1814 - 23 Jun Madeira - 30 Nov Calcutta - 6 Mar 1815 Saugor - 31 Mar Benkulen - 14 Jul St Helena -19 Downs</text:p>
        <text:list xml:id="list203634080793840" text:continue-numbering="true" text:style-name="WWNum41">
          <text:list-item>
            <text:p text:style-name="P725">1815/6<text:tab/>Madras and Bengal</text:p>
          </text:list-item>
        </text:list>
        <text:p text:style-name="P103"><text:span text:style-name="Body_20_text_20__28_2_29__20__2b__20_Bold">L/MAR/B/104E<text:tab/></text:span><text:span text:style-name="T1">Journal 31 Jan<text:tab/>1816-4 Mar 1817</text:span></text:p>
        <text:p text:style-name="P73"><text:span text:style-name="T1">L/MAR/B/104M(1)<text:tab/></text:span><text:span text:style-name="Body_20_text_20__28_6_29__20__2b__20_Not_20_Bold"><text:span text:style-name="T5">Ledger</text:span></text:span></text:p>
        <text:p text:style-name="P73"><text:span text:style-name="T1">L/MAR/B/104M(2)<text:tab/></text:span><text:span text:style-name="Body_20_text_20__28_6_29__20__2b__20_Not_20_Bold"><text:span text:style-name="T5">Pay Book</text:span></text:span></text:p>
        <text:p text:style-name="P696">Capt Thomas Dumbleton</text:p>
        <text:p text:style-name="P595">Downs 30 Mar 1816 -17 Apr Madeira -17 Jul Madras - 6 Dec St Helena - 30 Jan 1817 Downs</text:p>
        <text:list xml:id="list203632847163885" text:continue-numbering="true" text:style-name="WWNum41">
          <text:list-item>
            <text:p text:style-name="P725">1818/9<text:tab/>St Helena and China</text:p>
          </text:list-item>
        </text:list>
        <text:p text:style-name="P73"><text:span text:style-name="T1">L/MAR/B/104N (1)<text:tab/></text:span><text:span text:style-name="Body_20_text_20__28_6_29__20__2b__20_Not_20_Bold"><text:span text:style-name="T5">Ledger</text:span></text:span></text:p>
        <text:p text:style-name="P73"><text:span text:style-name="T1">L/MAR/B/104N(2)<text:tab/></text:span><text:span text:style-name="Body_20_text_20__28_6_29__20__2b__20_Not_20_Bold"><text:span text:style-name="T5">Pay Book</text:span></text:span></text:p>
        <text:p text:style-name="P696">Capt Robert Locke</text:p>
        <text:p text:style-name="P697">Downs 22 Apr 1819 -</text:p>
        <text:h text:style-name="P316" text:outline-level="2"><text:bookmark-start text:name="bookmark13"/>LARKINS (2)<text:bookmark-end text:name="bookmark13"/></text:h>
        <text:p text:style-name="P585">Chartered ship, 647 tons</text:p>
        <text:p text:style-name="P177"><text:span text:style-name="T1">Principal Managing Owner</text:span><text:span text:style-name="T2">-</text:span><text:span text:style-name="T1"> Joseph Somes</text:span></text:p>
        <text:list xml:id="list1722919402" text:style-name="WWNum43">
          <text:list-item>
            <text:p text:style-name="P560">1826/7<text:tab/>China and Quebec</text:p>
          </text:list-item>
        </text:list>
        <text:p text:style-name="P162"><text:span text:style-name="Body_20_text_20__28_2_29__20__2b__20_Bold">L/MAR/B/104F </text:span><text:span text:style-name="T1">Deck Log 21 May 1827-5 Jul 1828 Capt William Campbell</text:span></text:p>
        <text:p text:style-name="P231"><text:span text:style-name="T1">Portsmouth 29 Jun 1827 - 25 Oct Caipang Bay - 30 Dec Whampoa - 7 Feb 1828 Second Bar - 22 Apr </text:span><text:span text:style-name="Body_20_text_20__28_2_29__20__2b__20_10_20_pt">St </text:span><text:span text:style-name="T1">Helena -19 Jun Quebec -</text:span></text:p>
        <text:list xml:id="list203633114401451" text:continue-numbering="true" text:style-name="WWNum43">
          <text:list-item>
            <text:p text:style-name="P1151"><text:span text:style-name="T1">1828/9 New South Wales and China L/MAR/B/104G Deck Log 20 Mar-13 Oct 1830 </text:span><text:span text:style-name="Body_20_text_20__28_2_29__20__2b__20_10_20_pt">Capt </text:span><text:span text:style-name="T1">William Campbell</text:span></text:p>
          </text:list-item>
        </text:list>
        <text:p text:style-name="P145"><text:span text:style-name="Body_20_text_20__28_2_29__20__2b__20_10_20_pt">Cork </text:span><text:span text:style-name="T1">16 Aug 1829 - New South Wales - 20 Mar 1830 Whampoa -16 Apr Second Bar - 28 Jul St Helena -16 Sep Downs</text:span></text:p>
        <text:list xml:id="list203633609691514" text:continue-numbering="true" text:style-name="WWNum43">
          <text:list-item>
            <text:p text:style-name="P560">1830/1<text:tab/>Tasmama and China</text:p>
          </text:list-item>
        </text:list>
        <text:p text:style-name="P163"><text:span text:style-name="Body_20_text_20__28_2_29__20__2b__20_Bold">L/MAR/B/104H </text:span><text:span text:style-name="T1">Deck Log 29 Jan-16 Aug 1832 </text:span><text:span text:style-name="Body_20_text_20__28_2_29__20__2b__20_10_20_pt">Capt </text:span><text:span text:style-name="T1">William Campbell</text:span></text:p>
        <text:p text:style-name="P1106">Downs 19 Jun 1831 - Tasmama - 29 Jan 1832 Whampoa - 4 Mar Second Bar - 5 Jun St Helena - 27 Jul Downs</text:p>
      </text:section>
      <text:section text:style-name="Sect3" text:name="Bereich4">
        <text:list xml:id="list203634664026250" text:continue-numbering="true" text:style-name="WWNum43">
          <text:list-item>
            <text:p text:style-name="P971"><draw:frame draw:style-name="fr7" draw:name="Rahmen161" text:anchor-type="char" svg:x="0.238cm" svg:y="4.882cm" svg:width="2.667cm" draw:z-index="90"><draw:text-box fo:min-height="1.612cm"><text:p text:style-name="P137"><text:span text:style-name="Body_20_text_20__28_2_29__20_Exact"/></text:p></draw:text-box></draw:frame>1832/3 Madras, Bengal and China</text:p>
          </text:list-item>
        </text:list>
        <text:p text:style-name="P972">L/MAR/B/104-I Deck Log 11 Jan 1833-16 Jun 1834 Capt William Campbell</text:p>
        <text:p text:style-name="P1107">Downs 21 Mar 1833 - 6 Jul Calcutta - 29 Aug Kedgeree - 8 Nov Whampoa -10 Jan 1834 Second Bar -18 Mar St Helena -17 May Downs</text:p>
        <text:p text:style-name="P377">LASCELLES</text:p>
        <text:p text:style-name="P679">Built by Wells, launched 1779, 3 decks, 4in bottom, 824 tons</text:p>
        <text:p text:style-name="P681">Principal Managing Owners. 1-6 Sir Alexander Hamilton, 7-8 Robert Wigram</text:p>
        <text:list xml:id="list568422111" text:style-name="WWNum45">
          <text:list-item>
            <text:p text:style-name="P865">1779/80 Madras and China</text:p>
          </text:list-item>
        </text:list>
        <text:p text:style-name="P848">L/MAR/B/408A Journal 14 Oct 1779-21 Jan 1782 Ledger Pay Book Imprest Book Absence Book</text:p>
        <text:p text:style-name="P679">Capt Thomas Wakefield</text:p>
        <text:p text:style-name="P1108">Portsmouth 12 Feb 1780 - 29 Jun Madras -19 Aug Malacca -15 Sep Whampoa - 7 Jan 1781 Second Bar - 25 Jun St Helena -19 Oct Downs</text:p>
        <text:list xml:id="list203633207749587" text:continue-numbering="true" text:style-name="WWNum45">
          <text:list-item>
            <text:p text:style-name="P561">1782/3 Madras and China</text:p>
          </text:list-item>
        </text:list>
        <text:p text:style-name="P431">L/MAR/B/408J(1)<text:tab/>Ledger</text:p>
        <text:p text:style-name="P431">L/MAR/B/408J(2)<text:tab/>Pay Book</text:p>
        <text:p text:style-name="P397">Capt Thomas Wakefield</text:p>
        <text:p text:style-name="P402">Portsmouth 11 Mar 1783 - 12 Jul 1784 Downs</text:p>
        <text:list xml:id="list203633478639503" text:continue-numbering="true" text:style-name="WWNum45">
          <text:list-item>
            <text:p text:style-name="P726">1784/5<text:tab/>China</text:p>
          </text:list-item>
        </text:list>
        <text:p text:style-name="P727">L/MAR/B/408B<text:tab/>Journal 13 Jan<text:tab/>1785-1 Jan 1786</text:p>
        <text:p text:style-name="P713">L/MAR/B/408K(1)<text:tab/>Ledger</text:p>
        <text:p text:style-name="P713">L/MAR/B/408K(2)<text:tab/>Pay Book</text:p>
        <text:p text:style-name="P696">Capt Thomas Wakefield</text:p>
        <text:p text:style-name="P596">Downs 1 Mar 1785 - 26 Jul Whampoa -15 Oct Second Bar -16 Feb 1786 St Helena - 28 Apr Downs</text:p>
        <text:list xml:id="list203633752264696" text:continue-numbering="true" text:style-name="WWNum45">
          <text:list-item>
            <text:p text:style-name="P432">1786/7<text:tab/>Madras and China</text:p>
          </text:list-item>
        </text:list>
        <text:p text:style-name="P433">L/MAR/B/408C<text:tab/>Journal 6 Nov<text:tab/>1786-21<text:tab/>Jun 1788</text:p>
        <text:p text:style-name="P431">L/MAR/B/408L(1)<text:tab/>Ledger</text:p>
        <text:p text:style-name="P431">L/MAR/B/408L(2)<text:tab/>Pay Book</text:p>
        <text:p text:style-name="P397">Capt Richard Atherton Farington</text:p>
        <text:p text:style-name="P1111">Downs 17 Jan 1787 - 6 Apr Cape - 28 May Madras -1 Sep Whampoa -10 Dec Second Bar - 21 Mar 1788 St Helena - 21 May Downs</text:p>
        <text:list xml:id="list203634350228894" text:continue-numbering="true" text:style-name="WWNum45">
          <text:list-item>
            <text:p text:style-name="P623">1788/9 China</text:p>
          </text:list-item>
        </text:list>
        <text:p text:style-name="P534">L/MAR/B/408D Journal 27 Jan 1789-5 Jun 1790 L/MAR/B/408M(1) Ledger L/MAR/B/408M(2) Pay Book Capt Richard Atherton Farington</text:p>
        <text:p text:style-name="P1111">Plymouth 4 Apr 1789 - 30 Aug Whampoa - 29 Nov Second Bar - 24 Feb 1790 St Helena - 25 Apr Downs</text:p>
        <text:list xml:id="list203634644912027" text:continue-numbering="true" text:style-name="WWNum45">
          <text:list-item>
            <text:p text:style-name="P623">1791/2 China</text:p>
          </text:list-item>
        </text:list>
        <text:p text:style-name="P434">L/MAR/B/408E<text:tab/>Journal 31 Jan 1792-4 Jun<text:tab/>1793</text:p>
        <text:p text:style-name="P435">L/MAR/B/408F<text:tab/>Deck Log 31<text:tab/>Jan<text:tab/>1792-16 May 1793</text:p>
        <text:p text:style-name="P431">L/MAR/B/408N(1)<text:tab/>Ledger</text:p>
        <text:p text:style-name="P431">L/MAR/B/408N(2)<text:tab/>Pay Book</text:p>
        <text:p text:style-name="P397">Capt Richard Atherton Farington</text:p>
        <text:p text:style-name="P585">Downs 6 Apr 1792 - 26 Aug Whampoa -12 Nov Second Bar - 28 Feb 1783 St Helena - 2 May Downs</text:p>
        <text:list xml:id="list203633235748483" text:continue-numbering="true" text:style-name="WWNum45">
          <text:list-item>
            <text:p text:style-name="P728">1793/4<text:tab/>Bengal</text:p>
          </text:list-item>
        </text:list>
        <text:p text:style-name="P104"><text:span text:style-name="Body_20_text_20__28_2_29__20__2b__20_Bold">L/MAR/B/408G<text:tab/></text:span><text:span text:style-name="T1">Journal 2 May 1794-21 Mar 1796</text:span></text:p>
        <text:p text:style-name="P74"><text:span text:style-name="T1">L/MAR/B/408-O(l)<text:tab/></text:span><text:span text:style-name="Body_20_text_20__28_6_29__20__2b__20_Not_20_Bold"><text:span text:style-name="T5">Ledger</text:span></text:span></text:p>
        <text:p text:style-name="P74"><text:span text:style-name="T1">L/MAR/B/408-O(2)<text:tab/></text:span><text:span text:style-name="Body_20_text_20__28_6_29__20__2b__20_Not_20_Bold"><text:span text:style-name="T5">Pay Book</text:span></text:span></text:p>
        <text:p text:style-name="P696">Capt Francis Kempt</text:p>
        <text:p text:style-name="P436">Plymouth 14 Aug 1794 - 5 Sep Madeira -14 Feb 1795 Diamond Harbour - 26 Apr Saugor - 22 Jul Madras -13 Aug Trincomalee - 7 Nov St Helena - 3 Jan 1796 Milford Haven - 22 Feb Long Reach</text:p>
        <text:list xml:id="list203634883426536" text:continue-numbering="true" text:style-name="WWNum45">
          <text:list-item>
            <text:p text:style-name="P624">1795/6<text:tab/>Bengal</text:p>
          </text:list-item>
        </text:list>
        <text:p text:style-name="P197"><text:span text:style-name="Body_20_text_20__28_2_29__20__2b__20_Bold">L/MAR/B/408H<text:tab/></text:span><text:span text:style-name="T1">Journal 26 Apr<text:tab/>1796-18 Dec<text:tab/>1798</text:span></text:p>
        <text:p text:style-name="P206"><text:span text:style-name="T1">L/MAR/B/408P(1)<text:tab/></text:span><text:span text:style-name="Body_20_text_20__28_6_29__20__2b__20_Not_20_Bold"><text:span text:style-name="T5">Ledger</text:span></text:span></text:p>
        <text:p text:style-name="P206"><text:span text:style-name="T1">L/MAR/B/408P(2)<text:tab/></text:span><text:span text:style-name="Body_20_text_20__28_6_29__20__2b__20_Not_20_Bold"><text:span text:style-name="T5">Pay Book</text:span></text:span></text:p>
        <text:p text:style-name="P902">Capt Francis Kempt</text:p>
        <text:p text:style-name="P897">Portsmouth 11 Aug 1796 - 18 Nov Cape -17 Feb 1797 Madras -18 Mar Diamond Harbour - 8 Jul Saugor -15 Aug Madras -14 Feb 1798 Saugor - 19 Jun Simons Bay - 5 Aug St Helena -17 Oct Downs</text:p>
        <text:p text:style-name="P370">LATHAM (1)</text:p>
        <text:p text:style-name="P247"><text:span text:style-name="T1">Rated at 499 tons, 99 crew, 26 guns Principal Managing Owner</text:span><text:span text:style-name="T2">-</text:span><text:span text:style-name="T1"> Charles Raymond</text:span></text:p>
        <text:list xml:id="list32333084" text:style-name="WWNum47">
          <text:list-item>
            <text:p text:style-name="P625">1756/7<text:tab/>Bombay</text:p>
          </text:list-item>
        </text:list>
        <text:p text:style-name="P233"><text:span text:style-name="Body_20_text_20__28_2_29__20__2b__20_Bold">L/MAR/B/482A </text:span><text:span text:style-name="T1">Journal 21 Feb 1757-22 Aug 1759 </text:span><text:span text:style-name="Body_20_text_20__28_2_29__20__2b__20_Bold">L/MAR/B/482K(1)<text:tab/></text:span><text:span text:style-name="T1">Ledger</text:span></text:p>
        <text:p text:style-name="P229"><text:span text:style-name="T1">L/MAR/B/482K(2)<text:tab/></text:span><text:span text:style-name="Body_20_text_20__28_6_29__20__2b__20_Not_20_Bold"><text:span text:style-name="T5">Pay Book</text:span></text:span></text:p>
        <text:p text:style-name="P1029">Capt John Foot</text:p>
        <text:p text:style-name="P730">Portsmouth 2 Jun 1757 - 27 Dec Bombay - 28 Feb 1758 Surat -13 May Mokha -16 Sep Bombay - 27 Jan 1759 St Helena - 30 May Leith - 23 Jul Yarmouth - 9 Aug Blackwall</text:p>
        <text:list xml:id="list203634122797402" text:continue-numbering="true" text:style-name="WWNum47">
          <text:list-item>
            <text:p text:style-name="P729">1759/60<text:tab/>Madras and Bengal</text:p>
          </text:list-item>
        </text:list>
        <text:p text:style-name="P104"><text:span text:style-name="Body_20_text_20__28_2_29__20__2b__20_Bold">L/MAR/B/482B<text:tab/></text:span><text:span text:style-name="T1">Journal 6 Jan 1760-26 Oct 1761</text:span></text:p>
        <text:p text:style-name="P106"><text:span text:style-name="Body_20_text_20__28_2_29__20__2b__20_Bold">L/MAR/B/482L(3)<text:tab/></text:span><text:span text:style-name="T1">Rough Log 6 Jan-17 May<text:tab/>1760</text:span></text:p>
        <text:p text:style-name="P74"><text:span text:style-name="T1">L/MAR/B/482L(1)<text:tab/></text:span><text:span text:style-name="Body_20_text_20__28_6_29__20__2b__20_Not_20_Bold"><text:span text:style-name="T5">Ledger</text:span></text:span></text:p>
        <text:p text:style-name="P74"><text:span text:style-name="T1">L/MAR/B/482L(2)<text:tab/></text:span><text:span text:style-name="Body_20_text_20__28_6_29__20__2b__20_Not_20_Bold"><text:span text:style-name="T5">Pay Book</text:span></text:span></text:p>
        <text:p text:style-name="P696">Capt James Moffatt</text:p>
        <text:p text:style-name="P1084">Portsmouth 22 Apr 1760 - 8 Sep Madras - 23 Oct Culpee -1 Jan 1761 Ingeli -12 Jun St Helena - 20 Sep Downs</text:p>
        <text:list xml:id="list203633508226640" text:continue-numbering="true" text:style-name="WWNum47">
          <text:list-item>
            <text:p text:style-name="P732">1762/3<text:tab/>Bombay and China</text:p>
          </text:list-item>
        </text:list>
        <text:p text:style-name="P105"><text:span text:style-name="Body_20_text_20__28_2_29__20__2b__20_Bold">L/MAR/B/482C<text:tab/></text:span><text:span text:style-name="T1">Journal 15 Feb 1763-19 Aug 1765</text:span></text:p>
        <text:p text:style-name="P75"><text:span text:style-name="T1">L/MAR/B/482M(1)<text:tab/></text:span><text:span text:style-name="Body_20_text_20__28_6_29__20__2b__20_Not_20_Bold"><text:span text:style-name="T5">Ledger</text:span></text:span></text:p>
        <text:p text:style-name="P75"><text:span text:style-name="T1">L/MAR/B/482M(2)<text:tab/></text:span><text:span text:style-name="Body_20_text_20__28_6_29__20__2b__20_Not_20_Bold"><text:span text:style-name="T5">Pay Book</text:span></text:span></text:p>
        <text:p text:style-name="P718">Capt James Moffatt</text:p>
        <text:p text:style-name="P552">Portsmouth 25 Apr 1763 - 7 Aug Johanna - 6 Sep Bombay - 6 Nov Surat - 20 Nov Bombay - 9 Jan 1764 Cochin - 23 Feb Goa -11 Mar Bombay - 26 Mar Surat -13 Apr Bombay -1 May Tellicherry - 7 Jun Malacca -14 Jul Whampoa -15 Jan 1765 Second Bar - 20 Apr St Helena -10 Jul Downs</text:p>
        <text:list xml:id="list203633379448402" text:continue-numbering="true" text:style-name="WWNum47">
          <text:list-item>
            <text:p text:style-name="P732">1766/7<text:tab/>Madras and China</text:p>
          </text:list-item>
        </text:list>
        <text:p text:style-name="P107"><text:span text:style-name="Body_20_text_20__28_2_29__20__2b__20_Bold">L/MAR/B/482D<text:tab/></text:span><text:span text:style-name="T1">Journal 6 Oct<text:tab/>1766-26<text:tab/>Aug<text:tab/>1768</text:span></text:p>
        <text:p text:style-name="P76"><text:span text:style-name="T1">L/MAR/B/482N(1)<text:tab/></text:span><text:span text:style-name="Body_20_text_20__28_6_29__20__2b__20_Not_20_Bold"><text:span text:style-name="T5">Ledger</text:span></text:span></text:p>
        <text:p text:style-name="P76"><text:span text:style-name="T1">L/MAR/B/482N(2)<text:tab/></text:span><text:span text:style-name="Body_20_text_20__28_6_29__20__2b__20_Not_20_Bold"><text:span text:style-name="T5">Pay Book</text:span></text:span></text:p>
        <text:p text:style-name="P243"><text:span text:style-name="Body_20_text_20__28_2_29__20__2b__20_10_20_pt">Capt </text:span><text:span text:style-name="T1">James Moffatt</text:span></text:p>
        <text:p text:style-name="P904">Downs 16 Dec 1766 - 6 Jan 1767 Madeira - 4 Apr Cape - 6 Jun Madras -12 Aug Malacca - 8 Sep Whampoa -13 Jan 1768 Second Bar - 27 Apr St Helena -11 Jul Downs</text:p>
        <text:h text:style-name="P281" text:outline-level="1"><text:bookmark-start text:name="bookmark14"/><draw:frame draw:style-name="fr6" draw:name="Rahmen171" text:anchor-type="char" svg:x="0.242cm" svg:y="-0.014cm" svg:width="1.759cm" draw:z-index="91"><draw:text-box fo:min-height="0.492cm"><text:p text:style-name="P153"><text:span text:style-name="Body_20_text_20__28_4_29__20_Exact">LATHAM</text:span></text:p></draw:text-box></draw:frame><text:span text:style-name="T1">(</text:span><text:span text:style-name="Heading_20__23_1_20__2b__20_Not_20_Bold"><text:span text:style-name="T5">2</text:span></text:span><text:span text:style-name="T1">)</text:span><text:bookmark-end text:name="bookmark14"/></text:h>
        <text:p text:style-name="P585">Built by Perry, launched 1769, 3 decks, 4in bottom, 716 tons</text:p>
        <text:p text:style-name="P585">Principal Managing Owners 1 Charles Raymond, 2-4 Andrew Mofifatt, 5 John Hyndman</text:p>
        <text:list xml:id="list3267213039" text:style-name="WWNum49">
          <text:list-item>
            <text:p text:style-name="P438">1769/70 Benkulen and China</text:p>
          </text:list-item>
        </text:list>
        <text:p text:style-name="P37"><text:span text:style-name="Body_20_text_20__28_2_29__20__2b__20_Bold">L/MAK/B/482E<text:tab/></text:span><text:span text:style-name="T1">Journal 16 Dec 1769-28 Aug 1771 *</text:span></text:p>
        <text:p text:style-name="P261"><text:span text:style-name="T1">L/MAR/B/482-0(l)<text:tab/></text:span><text:span text:style-name="Body_20_text_20__28_6_29__20__2b__20_Not_20_Bold"><text:span text:style-name="T5">Ledger</text:span></text:span></text:p>
        <text:p text:style-name="P261"><text:span text:style-name="T1">L/MAR/B/482-0(2)<text:tab/></text:span><text:span text:style-name="Body_20_text_20__28_6_29__20__2b__20_Not_20_Bold"><text:span text:style-name="T5">Pay Book</text:span></text:span></text:p>
        <text:p text:style-name="P397">Capt John Prince</text:p>
        <text:p text:style-name="P534">Downs 21 Feb 1770 - 15 Jul Benkulen - 24 Sep Whampoa -11 Jan 1771 Second Bar - 4 Apr St Helena - 9 Jul Downs</text:p>
        <text:list xml:id="list2010941469" text:style-name="WWNum51">
          <text:list-item>
            <text:p text:style-name="P442">contains ‘Remarks on rocks, shoals and islands said to be seen’</text:p>
          </text:list-item>
        </text:list>
        <text:list xml:id="list203633904780952" text:continue-list="list3267213039" text:style-name="WWNum49">
          <text:list-item>
            <text:p text:style-name="P443">1772/3<text:tab/>Madras and<text:tab/>Bengal</text:p>
          </text:list-item>
        </text:list>
        <text:p text:style-name="P37"><text:span text:style-name="Body_20_text_20__28_2_29__20__2b__20_Bold">L/MAR/B/482F<text:tab/></text:span><text:span text:style-name="T1">Journal 13 Oct 1772-25 May 1774</text:span></text:p>
        <text:p text:style-name="P261"><text:span text:style-name="T1">L/MAR/B/482P(1)<text:tab/></text:span><text:span text:style-name="Body_20_text_20__28_6_29__20__2b__20_Not_20_Bold"><text:span text:style-name="T5">Ledger</text:span></text:span></text:p>
        <text:p text:style-name="P444">L/MAR/B/482P(2)<text:tab/>Pay Book</text:p>
        <text:p text:style-name="P397">Capt John Prince</text:p>
        <text:p text:style-name="P534">Downs 23 Dec 1772 - 24 Mar 1773 Cape - 6 Jun Madras - 27 Jun Culpee -10 Oct Ingeli - 29 Jan 1774 Cape -19 Feb St Helena - 21 May Downs</text:p>
        <text:list xml:id="list203633541267314" text:continue-numbering="true" text:style-name="WWNum49">
          <text:list-item>
            <text:p text:style-name="P445">1775/6<text:tab/>Bombay</text:p>
          </text:list-item>
        </text:list>
        <text:p text:style-name="P444">L/MAR/B/482G<text:tab/>Journal 6 Feb 1776-14 Sep 1777</text:p>
        <text:p text:style-name="P444">L/MAS/B/482Q(1)<text:tab/>Ledger</text:p>
        <text:p text:style-name="P261"><text:span text:style-name="T1">L/MAR/B/482Q(2)<text:tab/></text:span><text:span text:style-name="Body_20_text_20__28_6_29__20__2b__20_Not_20_Bold"><text:span text:style-name="T5">Pay Book</text:span></text:span></text:p>
        <text:p text:style-name="P397">Capt John Prince</text:p>
        <text:p text:style-name="P397">Portsmouth 10 Apr 1776 - 25 Jul Johanna -15 Aug Bombay -16 Oct Surat - 2 Nov Bombay - 2 Mar 1777 Cape - 27 Mar St Helena - 27 Jul Downs</text:p>
        <text:list xml:id="list203633957305052" text:continue-numbering="true" text:style-name="WWNum49">
          <text:list-item>
            <text:p text:style-name="P446">1777/8<text:tab/>Madras and China</text:p>
          </text:list-item>
        </text:list>
        <text:p text:style-name="P444">L/MAR/B/482H<text:tab/>Journal 18 Nov 1777-25 Nov 1779</text:p>
        <text:p text:style-name="P261"><text:span text:style-name="T1">L/MAR/B/482R(1)<text:tab/></text:span><text:span text:style-name="Body_20_text_20__28_6_29__20__2b__20_Not_20_Bold"><text:span text:style-name="T5">Ledger</text:span></text:span></text:p>
        <text:p text:style-name="P261"><text:span text:style-name="T1">L/MAR/B/482R(2)<text:tab/></text:span><text:span text:style-name="Body_20_text_20__28_6_29__20__2b__20_Not_20_Bold"><text:span text:style-name="T5">Pay Book</text:span></text:span></text:p>
        <text:p text:style-name="P397">Capt John Prince</text:p>
        <text:p text:style-name="P534">Plymouth 2 Feb 1778 - 11 May Johanna - 9 Jun Madras - 26 Aug Malacca - 26 Sep Whampoa - 23 Jan 1779 Second Bar -19 Feb Malacca -10 Jun St Helena - 3 Sep River Shannon -18 Nov Downs</text:p>
        <text:list xml:id="list203633183860228" text:continue-numbering="true" text:style-name="WWNum49">
          <text:list-item>
            <text:p text:style-name="P446">1780/1<text:tab/>Madras and China</text:p>
          </text:list-item>
        </text:list>
        <text:p text:style-name="P38"><text:span text:style-name="Body_20_text_20__28_2_29__20__2b__20_Bold">L/MAR/B/482-I-J<text:tab/></text:span><text:span text:style-name="T1">Journal 30 Sep 1780-4<text:tab/>Oct<text:tab/>1785, Edward Robertson, Chief Mate</text:span></text:p>
        <text:p text:style-name="P444">L/MAR/B/482S(1)<text:tab/>Ledger</text:p>
        <text:p text:style-name="P444">L/MAR/B/482S(2)<text:tab/>Pay Book</text:p>
        <text:p text:style-name="P397">Capt John Prince</text:p>
        <text:p text:style-name="P534">Portsmouth 13 Mar 1781 - 21 Jul Cape - 2 Sep Johanna - 4 Mar 1782 Bombay - 20 Oct Madras - 25 Jan 1783 Culpee -18 Jun Kedgeree - 4 Sep Madras -17 Dec Anjengo - 3 Jan 1784 Tellicherry - 7 Feb Bombay - 21 Aug Malacca - 2 Oct Whampoa -17 Jan 1785 Second Bar - 20 May St Helena - 19 Aug Downs</text:p>
        <text:list xml:id="list203634937463330" text:continue-list="list2010941469" text:style-name="WWNum51">
          <text:list-item>
            <text:p text:style-name="P447">16 Apr 1781 in action agst 5 French ships</text:p>
          </text:list-item>
        </text:list>
        <text:h text:style-name="P313" text:outline-level="2"><text:bookmark-start text:name="bookmark15"/>LATONA<text:bookmark-end text:name="bookmark15"/></text:h>
        <text:p text:style-name="P963">Extra ship, built by Hill, 3 decks, length 95fl 9in, keel 75ft 4in, breadth 27ft, wing transom 17ft, between decks 5ft Sin, 292 tons</text:p>
        <text:list text:style-name="WWNum53">
          <text:list-item>
            <text:p text:style-name="P439">1794/5 Bengal</text:p>
          </text:list-item>
        </text:list>
        <text:p text:style-name="P563">L/MAR/B/500A Journal 14 May 1794-23 Dec 1795 Capt H Christopher</text:p>
        <text:p text:style-name="P397">Plymouth 22 Jun 1794 - 8 Oct Cape -15 Feb 1795 Calcutta - 5 Aug St Helena - 25 Nov Downs</text:p>
        <text:p text:style-name="P384">LAWRELL</text:p>
        <text:p text:style-name="P596">220 tons, 43 crew, 16 guns</text:p>
        <text:list text:style-name="WWNum55">
          <text:list-item>
            <text:p text:style-name="P448">1682/3 Mokha</text:p>
          </text:list-item>
        </text:list>
        <text:p text:style-name="P564">Capt James Shrive 26 Oct 1682 - 29 Dec 1684</text:p>
        <text:h text:style-name="P317" text:outline-level="2"><text:bookmark-start text:name="bookmark16"/>LAYTON<text:bookmark-end text:name="bookmark16"/></text:h>
        <text:p text:style-name="P585">Chartered ship, 498/518 tons</text:p>
        <text:p text:style-name="P597">Principal Managing Owners; 1 Brocklebank &amp; Nephew, 2 John Dawson, 3 Joseph Somes</text:p>
        <text:list xml:id="list2638540512" text:style-name="WWNum57">
          <text:list-item>
            <text:p text:style-name="P626">1821/2<text:tab/>Benkulen</text:p>
          </text:list-item>
        </text:list>
        <text:p text:style-name="P992">L/MAR/B/16A<text:tab/>Deck Log 12 Apr 1822-8 Feb 1823</text:p>
        <text:p text:style-name="P991">Capt David Miller</text:p>
        <text:p text:style-name="P598">Portsmouth 29 Apr 1822 - 13 Aug Benkulen - 3 Oct Cape - 5 Jan 1823 Downs</text:p>
        <text:list xml:id="list203633449847721" text:continue-numbering="true" text:style-name="WWNum57">
          <text:list-item>
            <text:p text:style-name="P1074">1823/4 Bengal and Benkulen</text:p>
          </text:list-item>
        </text:list>
        <text:p text:style-name="P1075">L/MAR/B/16B<text:tab/>Deck Log 15 May 1824-11 Aug 1825</text:p>
        <text:p text:style-name="P1113">Capt David Miller<text:tab/>, „ , _<text:tab/>. ,<text:tab/>,,</text:p>
        <text:p text:style-name="P1114">Downs 23 Jun 1824 - 10 Nov Calcutta - 8 Jan 1825 Diamond Harbour - 24 Feb Benkulen - 25 May</text:p>
        <text:p text:style-name="P597">St Helena -16 Jul Downs</text:p>
        <text:list xml:id="list203634713419606" text:continue-numbering="true" text:style-name="WWNum57">
          <text:list-item>
            <text:p text:style-name="P626">1831/2<text:tab/>Bengal</text:p>
          </text:list-item>
        </text:list>
        <text:p text:style-name="P1065">L/MAR/B/16C<text:tab/>Deck Log 9 Jun 1832-14 Jun 1833</text:p>
        <text:p text:style-name="P1066">Capt Richard Saunders</text:p>
        <text:p text:style-name="P1115">Downs 25 Jun 1832 - 11 Oct Madras - 3 Nov Calcutta - 13 Jan 1833 Culpee -1 Apr St Helena - 29 May Downs</text:p>
        <text:h text:style-name="P317" text:outline-level="2"><text:bookmark-start text:name="bookmark17"/>LEGHORN<text:bookmark-end text:name="bookmark17"/></text:h>
        <text:p text:style-name="P599">New Company, frigate</text:p>
        <text:list text:style-name="WWNum59">
          <text:list-item>
            <text:p text:style-name="P733">1701/2 Banjarmassin</text:p>
          </text:list-item>
        </text:list>
        <text:p text:style-name="P172"><text:span text:style-name="T1">L/MAR/A/CLXVm-A </text:span><text:span text:style-name="Body_20_text_20__28_9_29__20__2b__20_8.5_20_pt_2c_Not_20_Bold"><text:span text:style-name="T5">Ledger </text:span></text:span><text:span text:style-name="T1">L/MAR/A/CLXVm-B<text:tab/></text:span><text:span text:style-name="Body_20_text_20__28_9_29__20__2b__20_8.5_20_pt_2c_Not_20_Bold"><text:span text:style-name="T5">Crew Accounts</text:span></text:span></text:p>
        <text:p text:style-name="P293">L/MAR/A/CLXVm-C<text:tab/>Crew List</text:p>
        <text:p text:style-name="P866">Capt Jacob Wnght 30 Oct 1701 -13 Sep 1705</text:p>
        <text:h text:style-name="P321" text:outline-level="2"><text:bookmark-start text:name="bookmark18"/>LESSER JAMES see JAMES (1)<text:bookmark-end text:name="bookmark18"/></text:h>
        <text:h text:style-name="P334" text:outline-level="2"><text:bookmark-start text:name="bookmark19"/>LETHIEULLIER<text:bookmark-end text:name="bookmark19"/></text:h>
        <text:p text:style-name="P1117">Rated at 470 tons, 135 crew, 30 guns</text:p>
        <text:list xml:id="list2127182133" text:style-name="WWNum61">
          <text:list-item>
            <text:p text:style-name="P1118">1721/2<text:tab/>St Helena and Bengal</text:p>
          </text:list-item>
        </text:list>
        <text:p text:style-name="P1000">L/MAR/B/667C Journal 30 Jul 1723-9 Jul 1724, John Shepheard, Chief Mate L/MAR/B/657D(1)<text:tab/>Ledger</text:p>
        <text:p text:style-name="P1005">L/MAR/B/657D(2)<text:tab/>Pay Book</text:p>
        <text:p text:style-name="P1006">Capt John Edwards</text:p>
        <text:p text:style-name="P627">Downs 26 Feb 1722 - Bengal 10 Jan 1724 -14 Apr St Helena -16 Jun Downs</text:p>
        <text:list xml:id="list203634897258874" text:continue-numbering="true" text:style-name="WWNum61">
          <text:list-item>
            <text:p text:style-name="P449">1726/7<text:tab/>Madras and Bengal</text:p>
          </text:list-item>
        </text:list>
        <text:p text:style-name="P450">L/MAR/B/657A<text:tab/>Journal 6 Dec 1726-17 Sep 1728</text:p>
        <text:p text:style-name="P450"><text:soft-page-break/>L/MAR/B/657E<text:tab/>Pay Book</text:p>
      </text:section>
      <text:section text:style-name="Sect4" text:name="Bereich5">
        <text:p text:style-name="P949">Capt John Shepheard</text:p>
        <text:p text:style-name="P964">Downs 7 Mar 1727 - 6 Apr Sao Tiago - 5 Aug Madras - 21 Sep Calcutta -16 Nov Ingeli - 21 May 1728 St Helena - 6 Aug Woolwich</text:p>
        <text:list xml:id="list203634365096748" text:continue-numbering="true" text:style-name="WWNum61">
          <text:list-item>
            <text:p text:style-name="P451">1729/30 Bombay</text:p>
          </text:list-item>
        </text:list>
        <text:p text:style-name="P452">L/MAR/B/657B<text:tab/>Journal 26 Dec 1729-2 Sep 1731</text:p>
        <text:p text:style-name="P452">L/MAR/B/657F(1)<text:tab/>Ledger</text:p>
        <text:p text:style-name="P452">L/MAR/B/657F(2)<text:tab/>Pay Book</text:p>
        <text:p text:style-name="P397">Capt John Shepheard</text:p>
        <text:p text:style-name="P400">Downs 3 Feb 1730 - 27 Apr Sao Tiago - 22 Jul Johanna - 20 Aug Bombay -15 Nov Anjengo - 23 Dec Bombay -12 Feb 1731 Anjengo -16 May St Helena - 21 Aug Woolwich</text:p>
        <text:list xml:id="list203634898396411" text:continue-numbering="true" text:style-name="WWNum61">
          <text:list-item>
            <text:p text:style-name="P451">1732/3 Madras</text:p>
          </text:list-item>
        </text:list>
        <text:p text:style-name="P565">L/MAR/B/657C Journal 7 Sep 1732-9 Mar 1734, Roger Keigwin, Chief Mate L/MAR/B/657G(1)<text:tab/>Ledger</text:p>
        <text:p text:style-name="P452">L/MAR/B/657G(2)<text:tab/>Pay Book</text:p>
        <text:p text:style-name="P397">Capt John Shepheard</text:p>
        <text:p text:style-name="P403">Downs 12 Jan 1733 - 10 Feb Madeira -17 Jul Madras -15 Jan 1734 St Helena - 5 May Downs</text:p>
        <text:p text:style-name="P290">LIAMPO</text:p>
        <text:p text:style-name="P600">New Company, fngate, 150 tons, 26 crew, 14 guns</text:p>
        <text:list xml:id="list412563175" text:style-name="WWNum63">
          <text:list-item>
            <text:p text:style-name="P867">1699/1700 ‘India’ and China L/MAR/B/787A Journal 1 Jun 1702-17 Nov 1704 Capt Thomas Monck</text:p>
          </text:list-item>
        </text:list>
        <text:p text:style-name="P566">Downs 24 Jan 1700 - Malacca 1 Jun 1702 - 7 Jul Amoy - 25 Feb 1703 Pulau Condore -10 Apr Batavia - 31 Aug Chusan - 20 Jan 1704 Batavia -18 Apr St Helena -17 Nov River Thames</text:p>
        <text:list xml:id="list203634942546533" text:continue-numbering="true" text:style-name="WWNum63">
          <text:list-item>
            <text:p text:style-name="P558">1705/6 Mokha Capt Edward Barlow</text:p>
          </text:list-item>
        </text:list>
        <text:p text:style-name="P585">Portsmouth 7 Jan 1706 - lost off Mozambique</text:p>
        <text:p text:style-name="P585">Capt John Nansan</text:p>
        <text:p text:style-name="P18"><text:span text:style-name="T1">Portsmouth 4 Nov 1747 - 14 Dec Madeira -15 Jan 1748 Sao Tiago -16 Apr Cape - 24 Jim Mauritius - 28 Jul Fort St David -13 Aug off Pondicherry - 8 Oct Fort St David -10 Nov Trincomalee - 27 Mar </text:span><text:span text:style-name="Body_20_text_20__28_2_29__20__2b__20_Bold">1749</text:span><text:span text:style-name="T1"> Fort St David -14 Apr driven on shore near Fort St David by a violent wind, abandoned</text:span></text:p>
        <text:p text:style-name="P371">LION</text:p>
        <text:p text:style-name="P180"><text:span text:style-name="T1">Built 1614, name changed from </text:span><text:span text:style-name="Body_20_text_20__28_2_29__20__2b__20_Italic">Expectation</text:span><text:span text:style-name="T1"> at launching, 108 crew, 386 tons</text:span></text:p>
        <text:list xml:id="list3832680562" text:style-name="WWNum65">
          <text:list-item>
            <text:p text:style-name="P632">1614/5<text:tab/>Surat</text:p>
          </text:list-item>
        </text:list>
        <text:p text:style-name="P198"><text:span text:style-name="Body_20_text_20__28_2_29__20__2b__20_Bold">L/MAR/A/XVin<text:tab/></text:span><text:span text:style-name="T1">Notes from a journal 26 Jun-13 Oct 1615</text:span></text:p>
        <text:p text:style-name="P902">Capt Christopher Newport (Sir Thomas Roe passenger)</text:p>
        <text:p text:style-name="P987">Downs 23 Feb 1615 - 5 Jun Cape - 22 Jul Moheli - 24 Aug Socotra -18 Sep Surat 19 Feb 1616 - Cape 15 Jun - Downs</text:p>
        <text:list xml:id="list203633276331136" text:continue-numbering="true" text:style-name="WWNum65">
          <text:list-item>
            <text:p text:style-name="P1156"><text:span text:style-name="Body_20_text_20__28_2_29__20__2b__20_Bold">L/MAR/A/XXXIV </text:span><text:span text:style-name="T1">Journal on </text:span><text:span text:style-name="Body_20_text_20__28_2_29__20__2b__20_Italic">Jonas</text:span><text:span text:style-name="T1"> and </text:span><text:span text:style-name="Body_20_text_20__28_2_29__20__2b__20_Italic">Lion</text:span><text:span text:style-name="T1"> 17 Mar 1621-22 Jul 1623, Richard Swanley Master John Weddell</text:span></text:p>
          </text:list-item>
        </text:list>
        <text:p text:style-name="P1086">Downs - 20 Sep 1618 Surat - Mokha - Jask - Surat Dec 1622 - 10 Mar 1623 Cape - 8 Apr St Helena - 18 Jul Downs</text:p>
        <text:list xml:id="list203633607978474" text:continue-numbering="true" text:style-name="WWNum65">
          <text:list-item>
            <text:p text:style-name="P734">1624/5<text:tab/>Surat</text:p>
          </text:list-item>
        </text:list>
        <text:p text:style-name="P696">Master Richard Swanley</text:p>
        <text:p text:style-name="P591">Downs Mar 1625 - 19 Nov Surat - fired herself m action agst Portuguese off Bandar Abbas Mar 1626</text:p>
        <text:p text:style-name="P371">LIONESS (1)</text:p>
        <text:p text:style-name="P601">60 crew</text:p>
        <text:list text:style-name="WWNum67">
          <text:list-item>
            <text:p text:style-name="P1032">1649/50 Assada, Madras and Bengal</text:p>
          </text:list-item>
        </text:list>
        <text:p text:style-name="P1029">Capt John Brookhaven</text:p>
        <text:p text:style-name="P985">Downs Feb 1650 - 22 Aug Madras - Balasore 16 Dec - 27 Dec Masulipatam - 8 Jan 1651 Madras - Jul Downs</text:p>
      </text:section>
      <text:section text:style-name="Sect5" text:name="Bereich6">
        <text:p text:style-name="P11"><draw:frame draw:style-name="fr5" draw:name="Rahmen241" text:anchor-type="as-char" svg:width="41.981cm" svg:height="0.519cm" draw:z-index="113"><draw:text-box><text:p text:style-name="P12"/></draw:text-box></draw:frame><text:s/></text:p>
      </text:section>
      <text:section text:style-name="Sect6" text:name="Bereich7">
        <text:p text:style-name="P291">LIBERTY</text:p>
        <text:list text:style-name="WWNum69">
          <text:list-item>
            <text:p text:style-name="P735">1795/6 West Indies</text:p>
          </text:list-item>
        </text:list>
        <text:p text:style-name="P868">L/MAR/B/433A Journal 9 Mar 1795-6 Mar 1796 Capt Richard Carey</text:p>
        <text:p text:style-name="P697">Dunnose 25 May 1795 - 25 Jul Barbados - 2 Aug St Eustatia - 3 Oct Portsmouth</text:p>
        <text:p text:style-name="P372">LINCOLN</text:p>
        <text:p text:style-name="P600">Rated at 498 tons, 99 crew, 32 guns</text:p>
        <text:list xml:id="list3461275294" text:style-name="WWNum71">
          <text:list-item>
            <text:p text:style-name="P739">1744/5<text:tab/>Madras</text:p>
          </text:list-item>
        </text:list>
        <text:p text:style-name="P740">L/MAR/B/618A<text:tab/>Journal 12<text:tab/>Oct<text:tab/>1744-13 Oct<text:tab/>1746</text:p>
        <text:p text:style-name="P741">L/MAR/B/618 C(l)<text:tab/>Ledger</text:p>
        <text:p text:style-name="P741">L/MAR/B/618C(2)<text:tab/>Pay Book</text:p>
        <text:p text:style-name="P696">Capt John Blake</text:p>
        <text:p text:style-name="P698">Plymouth 14 Apr 1745 - 27 Apr Madeira -13 Aug Cape -12 Dec Madras - 5 Feb 1746 Fort St David - 5 May St Helena - 6 Sep Long Reach</text:p>
        <text:list xml:id="list203634569890625" text:continue-numbering="true" text:style-name="WWNum71">
          <text:list-item>
            <text:p text:style-name="P739">1747/8<text:tab/>Madras</text:p>
          </text:list-item>
        </text:list>
        <text:p text:style-name="P742">L/MAR/B/618B<text:tab/>Journal 12<text:tab/>Jul 1747-14 May<text:tab/>1749</text:p>
        <text:p text:style-name="P741">L/MAR/B/618D(1)<text:tab/>Ledger</text:p>
        <text:p text:style-name="P741">L/MAR/B/618D(2)<text:tab/>Pay Book</text:p>
        <text:p text:style-name="P369">LIONESS (2)</text:p>
        <text:p text:style-name="P585">Built by West, launched 1765, 3 decks, 693 tons</text:p>
        <text:p text:style-name="P595">Principal Managing Owners. 1-3 Gilbert Slater, 4 William Larkins</text:p>
        <text:list xml:id="list2525513854" text:style-name="WWNum73">
          <text:list-item>
            <text:p text:style-name="P743">1765/6<text:tab/>Madras and China</text:p>
          </text:list-item>
        </text:list>
        <text:p text:style-name="P149"><text:span text:style-name="Body_20_text_20__28_2_29__20__2b__20_Bold">L/MAR/B/502A </text:span><text:span text:style-name="T1">Journal 2 Nov 1765-22 Aug 1767 </text:span><text:span text:style-name="Body_20_text_20__28_2_29__20__2b__20_Bold">L/MAR/B/502E(1)<text:tab/></text:span><text:span text:style-name="T1">Ledger</text:span></text:p>
        <text:p text:style-name="P77"><text:span text:style-name="T1">L/MAR/B/502E(2)<text:tab/></text:span><text:span text:style-name="Body_20_text_20__28_6_29__20__2b__20_Not_20_Bold"><text:span text:style-name="T5">Pay Book</text:span></text:span></text:p>
        <text:p text:style-name="P696">Capt William Larkins</text:p>
        <text:p text:style-name="P1030">Downs 19 Jan 1766 - 11 May Moheli 14 Jun Madras - 6 Aug Malacca - 6 Oct Whampoa -31 Jan 1767 Second Bar - 4 May St Helena - 5 Jul Downs</text:p>
        <text:list xml:id="list203634451463146" text:continue-numbering="true" text:style-name="WWNum73">
          <text:list-item>
            <text:p text:style-name="P743">1768/9<text:tab/>Madras and Bengal</text:p>
          </text:list-item>
        </text:list>
        <text:p text:style-name="P108"><text:span text:style-name="Body_20_text_20__28_2_29__20__2b__20_Bold">L/MAR/B/502B<text:tab/></text:span><text:span text:style-name="T1">Journal 29 Aug<text:tab/>1768-22<text:tab/>Aug<text:tab/>1770</text:span></text:p>
        <text:p text:style-name="P355">L/MAR/B/502F(1)<text:tab/>Ledger</text:p>
        <text:p text:style-name="P77"><text:span text:style-name="T1">L/MAR/B/502F(2)<text:tab/></text:span><text:span text:style-name="Body_20_text_20__28_6_29__20__2b__20_Not_20_Bold"><text:span text:style-name="T5">Pay Book</text:span></text:span></text:p>
        <text:p text:style-name="P244"><text:span text:style-name="Body_20_text_20__28_2_29__20__2b__20_10_20_pt">Capt </text:span><text:span text:style-name="T1">William Larkins</text:span></text:p>
        <text:p text:style-name="P699">Portsmouth 8 Dec 1768 - 11 Mar 1769 Cape -18 May Madras - 30 May Culpee -10 Nov Ingeli - 6 Apr 1770 Cape - 5 May St Helena - 25 May Ascension -16 Jul Downs</text:p>
        <text:list xml:id="list203634308518719" text:continue-numbering="true" text:style-name="WWNum73">
          <text:list-item>
            <text:p text:style-name="P743">1771/2<text:tab/>Madras and China</text:p>
          </text:list-item>
        </text:list>
        <text:p text:style-name="P109"><text:span text:style-name="Body_20_text_20__28_2_29__20__2b__20_Bold">L/MAR/B/502C<text:tab/></text:span><text:span text:style-name="T1">Journal 10 Oct<text:tab/>1771-21<text:tab/>Jul<text:tab/>1773</text:span></text:p>
        <text:p text:style-name="P355">L/MAR/B/502G(1)<text:tab/>Ledger</text:p>
        <text:p text:style-name="P355">L/MAR/B/502G(2)<text:tab/>Pay Book</text:p>
        <text:p text:style-name="P535">Capt William Larkins</text:p>
        <text:p text:style-name="P537">Torbay 28 Dec 1771-8 Jan 1772 Madeira - 5 Apr Cape - 20 Jun Madras -11 Aug Kedah - 26 Aug Malacca - 2 Oct Whampoa -13 Jan 1773 Second Bar - 2 Apr Cape - 22 Apr St Helena - 22 Jun Downs</text:p>
        <text:list xml:id="list203633318081729" text:continue-numbering="true" text:style-name="WWNum73">
          <text:list-item>
            <text:p text:style-name="P562">1775/6 Madras and Bengal</text:p>
          </text:list-item>
        </text:list>
        <text:p text:style-name="P39"><text:span text:style-name="Body_20_text_20__28_2_29__20__2b__20_Bold">L/MAR/B/502D<text:tab/></text:span><text:span text:style-name="T1">Journal 23 Nov 1775-23 Aug 1777</text:span></text:p>
        <text:p text:style-name="P453">L/MAR/B/502H(1)<text:tab/>Ledger</text:p>
        <text:p text:style-name="P262"><text:span text:style-name="T1">L/MAR/B/502H(2)<text:tab/></text:span><text:span text:style-name="Body_20_text_20__28_6_29__20__2b__20_Not_20_Bold"><text:span text:style-name="T5">Pay Book</text:span></text:span></text:p>
        <text:p text:style-name="P397">Capt Thomas Larkins</text:p>
        <text:p text:style-name="P397">Portsmouth 14 Mar 1776 - 3 Jul Johanna - 6 Aug Madras - 30 Aug Culpee -17 Nov Ingeli - 2 Jan 1777 Madras - 9 Apr Cape - 2 May St Helena - 23 Jul Downs</text:p>
        <text:p text:style-name="P586">Capt Thomas Forrest</text:p>
        <text:p text:style-name="P1007">Falmouth 1 Nov 1780 - 27 Feb 1781 Anjengo - 6 Mar Telhcherry -14 Mar Anjengo - 27 Mar Madras - 3 Apr Masuhpatam - 3 May Cuddalore -19 Dec Calcutta - 24 Nov 1782 Culpee-17 Dec Kedgeree - 14 May 1783 River Shannon - 29 Jun Downs</text:p>
        <text:p text:style-name="P383">LIVERPOOL</text:p>
        <text:list text:style-name="WWNum75">
          <text:list-item>
            <text:p text:style-name="P633">From St Helena 1743</text:p>
          </text:list-item>
        </text:list>
        <text:p text:style-name="P585">L/MAR/B/616B Journal 15 May-2 Aug 1743, anon</text:p>
        <text:p text:style-name="P585">Capt Thomas Swanton</text:p>
        <text:p text:style-name="P585">St Helena 16 May 1743 - 2 Aug Portland Bill</text:p>
      </text:section>
      <text:section text:style-name="Sect5" text:name="Bereich8">
        <text:p text:style-name="P285"><text:soft-page-break/></text:p>
      </text:section>
      <text:section text:style-name="Sect7" text:name="Bereich9">
        <text:p text:style-name="P1"><draw:frame draw:style-name="fr4" draw:name="Rahmen251" text:anchor-type="char" svg:x="0.226cm" svg:y="13.6cm" svg:width="2.655cm" draw:z-index="92"><draw:text-box fo:min-height="1.937cm"><text:p text:style-name="P155"><text:span text:style-name="Body_20_text_20__28_6_29__20_Exact"><text:span text:style-name="T7">L/MAR/B/534A</text:span></text:span></text:p><text:p text:style-name="P155"><text:span text:style-name="Body_20_text_20__28_6_29__20_Exact"><text:span text:style-name="T7">L/MAR/B/534B(1)</text:span></text:span></text:p><text:p text:style-name="P155"><text:span text:style-name="Body_20_text_20__28_6_29__20_Exact"><text:span text:style-name="T7">L/MAR/B/534B(2)</text:span></text:span></text:p><text:p text:style-name="P155"><text:span text:style-name="Body_20_text_20__28_6_29__20_Exact"><text:span text:style-name="T7">L/MAR/B/534B(3)</text:span></text:span></text:p><text:p text:style-name="P155"><text:span text:style-name="Body_20_text_20__28_6_29__20_Exact"><text:span text:style-name="T7">L/MAR/B/534B(4)</text:span></text:span></text:p></draw:text-box></draw:frame></text:p>
        <text:h text:style-name="P315" text:outline-level="2"><text:bookmark-start text:name="bookmark20"/>LITCHFIELD<text:bookmark-end text:name="bookmark20"/></text:h>
        <text:p text:style-name="P584">Rated at 420 tons, 84 crew, 32 guns</text:p>
        <text:list xml:id="list931629449" text:style-name="WWNum77">
          <text:list-item>
            <text:p text:style-name="P454">1707/8<text:tab/>Madras and Bengal</text:p>
          </text:list-item>
        </text:list>
        <text:p text:style-name="P455">L/MAR/B/691A<text:tab/>Journal 24 Dec<text:tab/>1707-9 Mar<text:tab/>1710</text:p>
        <text:p text:style-name="P263"><text:span text:style-name="T1">L/MAR/B/691C<text:tab/></text:span><text:span text:style-name="Body_20_text_20__28_6_29__20__2b__20_Not_20_Bold"><text:span text:style-name="T5">Ledger</text:span></text:span></text:p>
        <text:p text:style-name="P397">Capt James Lee</text:p>
        <text:p text:style-name="P537">Downs 14 Apr 1708 - 15 Sep Cape - 24 Dec Madras - 22 May 1709 Cape -10 Jul Bahia - 31 Oct Kinsale - 9 Mar 1710 Gravesend</text:p>
        <text:list xml:id="list203633202392940" text:continue-numbering="true" text:style-name="WWNum77">
          <text:list-item>
            <text:p text:style-name="P454">1710/1<text:tab/>Bombay</text:p>
          </text:list-item>
        </text:list>
        <text:p text:style-name="P40"><text:span text:style-name="Body_20_text_20__28_2_29__20__2b__20_Bold">L/MAR/B/691B<text:tab/></text:span><text:span text:style-name="T1">Journal 7 Feb 1711-22 Jul<text:tab/>1714 Robert Dingley, Chief Mate</text:span></text:p>
        <text:p text:style-name="P456">L/MAR/B/691D<text:tab/>Ledger</text:p>
        <text:p text:style-name="P456">L/MAR/B/691E(1)<text:tab/>Ledger</text:p>
        <text:p text:style-name="P264"><text:span text:style-name="T1">L/MAR/B/691E(2) </text:span><text:span text:style-name="Body_20_text_20__28_6_29__20__2b__20_Not_20_Bold"><text:span text:style-name="T5">Pay Book</text:span></text:span></text:p>
        <text:p text:style-name="P397">Capt James Lee</text:p>
        <text:p text:style-name="P538">Downs 13 Apr 1711 -15 Jul Rio de Janeiro -13 Sep Cape - 25 Dec Colombo -14 Jan 1712 Anjengo - 7 Apr Bombay - cruising -16 Sep Bombay - 8 Dec Calicut - 29 Jan 1713 Bombay - 25 Feb Surat - 10 Mar Bombay -27 Nov Calicut - 5 Mar 1714 Cape -16 Apr St Helena - 22 Jul Woolwich</text:p>
        <text:h text:style-name="P283" text:outline-level="2"><text:bookmark-start text:name="bookmark21"/><text:span text:style-name="T1">LITTLE AMERICA </text:span><text:span text:style-name="Heading_20__23_2_20__2b__20_Italic"><text:span text:style-name="T7">see</text:span></text:span><text:span text:style-name="T1"> AMERICAN</text:span><text:bookmark-end text:name="bookmark21"/></text:h>
        <text:h text:style-name="P315" text:outline-level="2"><text:bookmark-start text:name="bookmark22"/>LITTLE JOSIAH<text:bookmark-end text:name="bookmark22"/></text:h>
        <text:p text:style-name="P584">200 tons, 50 crew, 20 guns</text:p>
        <text:list text:style-name="WWNum79">
          <text:list-item>
            <text:p text:style-name="P457">1691/2 Madagasgar and Benkulen</text:p>
          </text:list-item>
        </text:list>
        <text:p text:style-name="P567">Capt William Derow Downs 10 Nov 1691 -</text:p>
        <text:h text:style-name="P327" text:outline-level="2"><text:bookmark-start text:name="bookmark23"/>LIVELY<text:bookmark-end text:name="bookmark23"/></text:h>
        <text:p text:style-name="P1069">Company’s packet, 94 tons, 17 crew, 4 guns 1<text:tab/>1790/1 Madras and Bengal</text:p>
        <text:p text:style-name="P696">Journal 29 Jul 1780-8 Jul 1783 Robert Neve, Chief Mate</text:p>
        <text:p text:style-name="P696">Ledger</text:p>
        <text:p text:style-name="P696">Pay Book</text:p>
        <text:p text:style-name="P696">Imprest Book</text:p>
        <text:p text:style-name="P696">Absence Book</text:p>
        <text:h text:style-name="P318" text:outline-level="2"><text:bookmark-start text:name="bookmark24"/>LOCKO<text:bookmark-end text:name="bookmark24"/></text:h>
        <text:p text:style-name="P241"><text:span text:style-name="T1">Rated at 922 tons, 99 crew, 26 guns Principal </text:span><text:span text:style-name="Body_20_text_20__28_2_29__20__2b__20_8_20_pt_2c_Bold">Managing </text:span><text:span text:style-name="T1">Owner; Robert Williams</text:span></text:p>
        <text:list xml:id="list274262648" text:style-name="WWNum81">
          <text:list-item>
            <text:p text:style-name="P704">1780/1 Bombay and China</text:p>
          </text:list-item>
        </text:list>
        <text:p text:style-name="P744">L/MAR/B/457A-B<text:tab/>Journal 14 Nov 1780-14 Nov 1783</text:p>
        <text:p text:style-name="P744">L/MAR/B/457F(1)<text:tab/>Ledger</text:p>
        <text:p text:style-name="P744">L/MAR/B/457F(2)<text:tab/>Pay Book</text:p>
        <text:p text:style-name="P696">Capt Patrick Lawson</text:p>
        <text:p text:style-name="P1051">Portsmouth 13 Mar 1781 -10 Apr Sao Tiago - 22 Jul Hollis Bay - 4 Sep Johanna - 5 Mar 1782 Bombay - 4 Oct Whampoa - 20 Dec Second Bar -10 May 1783 St Helena -14 Aug Cork - 21 Sep Downs</text:p>
        <text:list xml:id="list203634828309224" text:continue-numbering="true" text:style-name="WWNum81">
          <text:list-item>
            <text:p text:style-name="P634">1784/5<text:tab/>China</text:p>
          </text:list-item>
        </text:list>
        <text:p text:style-name="P1033">L/MAR/B/457C<text:tab/>Journal 29 Nov 1784-8 Aug 1786</text:p>
        <text:p text:style-name="P1033">L/MAR/B/457G(l)<text:tab/>Ledger</text:p>
        <text:p text:style-name="P1033">L/MAR/B/457G(2)<text:tab/>Pay Book</text:p>
        <text:p text:style-name="P1029">Capt John Baird</text:p>
        <text:p text:style-name="P1121">Torbay 12 Feb 1785 - 14 Aug Whampoa - 24 Nov Second Bar - 24 Mar 1786 St Helena - 20 Jun Downs</text:p>
        <text:list xml:id="list203634312596908" text:continue-numbering="true" text:style-name="WWNum81">
          <text:list-item>
            <text:p text:style-name="P745">1786/7<text:tab/>Bombay and China</text:p>
          </text:list-item>
        </text:list>
        <text:p text:style-name="P746">L/MAR/B/457D<text:tab/>Journal 6 Nov<text:tab/>1786-14 Feb<text:tab/>1787</text:p>
        <text:p text:style-name="P747">L/MAR/B/457E<text:tab/>Journal 6 Nov<text:tab/>1786-10 Jan<text:tab/>1789 Charles Samways, Chief Mate</text:p>
        <text:p text:style-name="P356">L/MAR/B/457H(1)<text:tab/>Ledger</text:p>
        <text:p text:style-name="P744">L/MAR/B/457H(2)<text:tab/>Pay Book</text:p>
        <text:p text:style-name="P718">Capt John Baird</text:p>
        <text:p text:style-name="P1055">Downs 6 Jan 1787 - 23 Jan Lisbon - 20 May Johanna -16 Jun Bombay - 23 Oct Whampoa - 6 Mar 1788 Second Bar-31 Jul St Helena -14 Nov Downs</text:p>
        <text:h text:style-name="P328" text:outline-level="2"><text:bookmark-start text:name="bookmark25"/>LONDON (1)<text:bookmark-end text:name="bookmark25"/></text:h>
        <text:p text:style-name="P1071">Built 1619, 38 guns, 800 tons</text:p>
        <text:list xml:id="list3513609075" text:style-name="WWNum83">
          <text:list-item>
            <text:p text:style-name="P1072">1619/20 Surat</text:p>
          </text:list-item>
        </text:list>
        <text:p text:style-name="P246"><text:span text:style-name="Body_20_text_20__28_2_29__20__2b__20_9_20_pt">L/MAR/A/XXXII </text:span><text:span text:style-name="T1">Journal on </text:span><text:span text:style-name="Body_20_text_20__28_2_29__20__2b__20_Italic">London</text:span><text:span text:style-name="T1"> and </text:span><text:span text:style-name="Body_20_text_20__28_2_29__20__2b__20_Italic">Hart</text:span><text:span text:style-name="T1"> 25 Mar 1620-13 Jun 1622, Archibald Jennison Capt Andrew Shilling, Master William Baffin</text:span></text:p>
        <text:p text:style-name="P191"><text:span text:style-name="T1">Downs 25 Mar 1620 - 24 Jun Cape 25 Jul - 9 Nov Surat -19 Dec Jask - 3 Feb 1621 Surat - Sohar </text:span><text:span text:style-name="Body_20_text_20__28_2_29__20__2b__20_Bold">8</text:span><text:span text:style-name="Body_20_text_20__28_2_29__20__2b__20_10_20_pt"> </text:span><text:span text:style-name="T1">Aug -18 Sep Chaul - Surat Dec 1622 - Jul 1623 Downs</text:span></text:p>
        <text:list xml:id="list203634843929968" text:continue-numbering="true" text:style-name="WWNum83">
          <text:list-item>
            <text:p text:style-name="P952">1624/5 Batavia</text:p>
          </text:list-item>
        </text:list>
        <text:p text:style-name="P209"><text:span text:style-name="Body_20_text_20__28_2_29__20__2b__20_10_20_pt">Capt </text:span><text:span text:style-name="T1">John Pynne, Master Arnold Browne</text:span></text:p>
        <text:p text:style-name="P209"><text:span text:style-name="Body_20_text_20__28_2_29__20__2b__20_10_20_pt">Downs </text:span><text:span text:style-name="T1">Mar 1625 - 23 Aug Batavia - Oct 1627 Plymouth</text:span></text:p>
      </text:section>
      <text:section text:style-name="Sect7" text:name="Bereich10">
        <text:list xml:id="list203633664157408" text:continue-numbering="true" text:style-name="WWNum83">
          <text:list-item>
            <text:p text:style-name="P869">1628/9<text:tab/>Bantam</text:p>
          </text:list-item>
        </text:list>
        <text:p text:style-name="P848">Capt John Pynne, Master George Brown</text:p>
        <text:p text:style-name="P849">Downs Mar 1629 - 3 Oct Bantam - Aug 1630 Downs</text:p>
        <text:list xml:id="list203633497105069" text:continue-numbering="true" text:style-name="WWNum83">
          <text:list-item>
            <text:p text:style-name="P973">1630/1<text:tab/>Bantam</text:p>
          </text:list-item>
        </text:list>
        <text:p text:style-name="P963">Capt Richard Allnutt</text:p>
        <text:p text:style-name="P1122">Downs Mar 1631 - Cape 2 Aug - 4 Oct Bantam - Iambi - 9 Jan 1632 Bantam 1 Feb - 2 May Cape - Sep Downs</text:p>
        <text:list xml:id="list203633097323687" text:continue-numbering="true" text:style-name="WWNum83">
          <text:list-item>
            <text:p text:style-name="P685">1633/4<text:tab/>Surat and China</text:p>
          </text:list-item>
        </text:list>
        <text:p text:style-name="P251"><text:span text:style-name="T1">L/MAR/A/LIX<text:tab/>Journal on </text:span><text:span text:style-name="Body_20_text_20__28_2_29__20__2b__20_Italic">Discovery</text:span><text:span text:style-name="T1"> and </text:span><text:span text:style-name="Body_20_text_20__28_2_29__20__2b__20_Italic">London</text:span><text:span text:style-name="T1"> 1 Mar 1633-18 Jul 1637, William Spears</text:span></text:p>
        <text:p text:style-name="P1125">Capt Matthew Wills</text:p>
        <text:p text:style-name="P1097">Downs Jul 1634 - Dec Surat - Bandar Abbas - Surat - 25 Apr 1635 Goa - 5 Jun Malacca - 23 Jul Macao 20 Oct - 26 Nov Malacca - 31 Mar 1636 Surat 4 May - 6 Jun Masulipatam - 25 Aug Petapoli - 12 Oct Bantam 8 Jan 1637 - 27 Mar Cape - 20 Apr St Helena -18 Jul Downs</text:p>
        <text:list xml:id="list203632951046643" text:continue-numbering="true" text:style-name="WWNum83">
          <text:list-item>
            <text:p text:style-name="P635">1638/9<text:tab/>Surat</text:p>
          </text:list-item>
        </text:list>
        <text:p text:style-name="P1112">L/MAR/A/LXTV Journal 12 Mar 1639-17 Jul 1640, James Birkdell, mate Capt Matthew Wills, Master Richard Gilson</text:p>
        <text:p text:style-name="P1126">Downs 25 Mar 1639 - 8 Jul St Augustine’s Bay - 30 Jul Johanna -16 Sep Surat -11 Nov Bandar Abbas -16 Dec Surat 29 Jan 1640 - 21 Apr St Helena - 8 Jul Downs</text:p>
        <text:list xml:id="list203634865277054" text:continue-numbering="true" text:style-name="WWNum83">
          <text:list-item>
            <text:p text:style-name="P953">1640/1 Surat</text:p>
          </text:list-item>
        </text:list>
        <text:p text:style-name="P948">Master John Proud</text:p>
        <text:p text:style-name="P602">Downs 3 Apr 1641 - 27 Sep Surat 25 Oct -11 Nov Calicut - Goa - 27 Dec Surat 20 Jan 1642 - Downs</text:p>
        <text:p text:style-name="P385">LONDON (2)</text:p>
        <text:p text:style-name="P603">Company’s own ship, rated at 400 tons, 80/96 crew, 30 guns</text:p>
        <text:list xml:id="list2353071608" text:style-name="WWNum85">
          <text:list-item>
            <text:p text:style-name="P1127">1658/9 St Helena and Surat Capt Robert Bowen</text:p>
          </text:list-item>
        </text:list>
        <text:p text:style-name="P597">Downs Feb 1659 - May St Helena, to settle the island - Aug 1660 Downs</text:p>
        <text:list xml:id="list203633841777446" text:continue-numbering="true" text:style-name="WWNum85">
          <text:list-item>
            <text:p text:style-name="P636">1660/1 Bantam and Pulau Run</text:p>
          </text:list-item>
        </text:list>
        <text:p text:style-name="P1109">L/MAR/A/LXIX Journal 17 Apr 1661-23 Apr 1663, Edward Newall, Third Mate * L/MAR/A/LXX Journal 29 Jan-9 Jul 1662, anon Capt Robert Bowen</text:p>
        <text:p text:style-name="P1097">Downs 17 Apr 1661-6 May Falmouth - 20 Oct Bantam 4 Jan 1662 - 11 Feb Makassar -11 Mar Pulau Run - 3 May Makassar - 25 Jun Bantam 1 Oct - 22 Jan 1663 St Helena - 29 Apr Downs * includes ‘Directions from Bantam to Makassar’ by John Edwards</text:p>
        <text:p text:style-name="P252"><text:span text:style-name="T1">See also BL' Lansdowne Ms 213 ff.435-41 Journal of Capt John Dutton, Governor of St Helena, on </text:span><text:span text:style-name="Body_20_text_20__28_2_29__20__2b__20_Italic">the African</text:span><text:span text:style-name="T1"> and </text:span><text:span text:style-name="Body_20_text_20__28_2_29__20__2b__20_Italic">London</text:span><text:span text:style-name="T1"> 6 May 1661-24 Apr 1663</text:span></text:p>
        <text:list xml:id="list203633822407395" text:continue-numbering="true" text:style-name="WWNum85">
          <text:list-item>
            <text:p text:style-name="P954">1663/4<text:tab/>Surat</text:p>
          </text:list-item>
        </text:list>
        <text:p text:style-name="P948">Capt Robert Bowen</text:p>
        <text:p text:style-name="P950">16 Apr 1664 - Dec 1665</text:p>
        <text:list xml:id="list203633883994533" text:continue-numbering="true" text:style-name="WWNum85">
          <text:list-item>
            <text:p text:style-name="P458">1667/8<text:tab/>Bantam</text:p>
          </text:list-item>
        </text:list>
        <text:p text:style-name="P152"><text:span text:style-name="Body_20_text_20__28_2_29__20__2b__20_Bold">BL; Sloane </text:span><text:span text:style-name="T1">Ms </text:span><text:span text:style-name="Body_20_text_20__28_2_29__20__2b__20_Bold">3668 ff.1-40 </text:span><text:span text:style-name="T1">Journal 28 1668-10 Apr 1669, anon Capt John Pnvett</text:span></text:p>
        <text:p text:style-name="P253"><text:span text:style-name="T1">Downs 11 Mar 1668 - 9 Apr Sao Tiago - 3 Sep Bantam 16 Oct - 4 Jan 1669 St Helena - 22 Jan Ascension - 4 Apr Downs </text:span><text:span text:style-name="T2"><text:note text:id="ftn5" text:note-class="footnote"><text:note-citation>8</text:note-citation><text:note-body><text:p text:style-name="P306"><text:tab/>1668/9 St Helena and Bantam Capt John Privett</text:p><text:p text:style-name="P307">Jun 1669 - 16 Jul 1670 Downs</text:p></text:note-body></text:note></text:span><text:span text:style-name="T2"><text:s/></text:span><text:span text:style-name="T2"><text:note text:id="ftn6" text:note-class="footnote"><text:note-citation>9</text:note-citation><text:note-body><text:p text:style-name="P298"><text:tab/>1670/1<text:tab/>Surat</text:p><text:p text:style-name="P300">Capt John Privett Feb 1671 - May 1672</text:p></text:note-body></text:note></text:span></text:p>
        <text:list xml:id="list203634481477820" text:continue-list="list203632847163885" text:style-name="WWNum41">
          <text:list-item>
            <text:p text:style-name="P935">1672/3<text:tab/>Madras and Surat</text:p>
          </text:list-item>
        </text:list>
        <text:p text:style-name="P936">L/MAR/A/LXXI Journal 24 Aug 1672-24 Jul 1674 Capt William Basse</text:p>
        <text:p text:style-name="P998">Gravesend 11 Dec 1672 - 16 May 1673 Johanna - 26 Jun Masulipatam - 30 Jul Madras -15 Aug Masulipatam -1 Sep Madras - 21 Onore - 6 Dec Bombay -17 Dec Swally -17 Jan 1674 Bombay - 22 Apr St Helena - 24 Jul Erith</text:p>
        <text:list xml:id="list203635090978888" text:continue-numbering="true" text:style-name="WWNum41">
          <text:list-item>
            <text:p text:style-name="P1001">1674/5<text:tab/>St Helena and Bantam</text:p>
          </text:list-item>
        </text:list>
        <text:p text:style-name="P999">Capt William Basse</text:p>
        <text:list xml:id="list203634882055523" text:continue-list="list203634865277054" text:style-name="WWNum83">
          <text:list-item>
            <text:p text:style-name="P686">Jan 1675 - 22 Jan 1676 Downs</text:p>
          </text:list-item>
        </text:list>
        <text:h text:style-name="P331" text:outline-level="2"><text:bookmark-start text:name="bookmark26"/>LONDON (3)<text:bookmark-end text:name="bookmark26"/></text:h>
        <text:p text:style-name="P682">600 tons, 3 decks, 102 crew, 34 guns</text:p>
        <text:list text:style-name="WWNum87">
          <text:list-item>
            <text:p text:style-name="P974">1684/5 Surat</text:p>
          </text:list-item>
        </text:list>
        <text:p text:style-name="P965">Capt Joseph Eaton 28 May 1685 - 25 Jun 1690</text:p>
        <text:h text:style-name="P331" text:outline-level="2"><text:bookmark-start text:name="bookmark27"/>LONDON (4)<text:bookmark-end text:name="bookmark27"/></text:h>
        <text:p text:style-name="P683">Frigate, 350 tons, 70 crew, 30 guns</text:p>
        <text:list text:style-name="WWNum89">
          <text:list-item>
            <text:p text:style-name="P870">1693/4 Madras and Bengal</text:p>
          </text:list-item>
        </text:list>
        <text:p text:style-name="P850">Capt Matthias Hatton 14 Feb 1694 - 2 Jul 1696</text:p>
        <text:h text:style-name="P331" text:outline-level="2"><text:bookmark-start text:name="bookmark28"/>LONDON (5)<text:bookmark-end text:name="bookmark28"/></text:h>
        <text:p text:style-name="P683">New Company, 400 tons</text:p>
        <text:p text:style-name="P110"><text:span text:style-name="Body_20_text_20__28_2_29__20__2b__20_Bold">1<text:tab/>1698/9 </text:span><text:span text:style-name="T1">Madras and Bengal</text:span></text:p>
        <text:p text:style-name="P146"><text:span text:style-name="Body_20_text_20__28_2_29__20__2b__20_Bold">L/MAR/A/CXVm </text:span><text:span text:style-name="T1">Journal </text:span><text:span text:style-name="Body_20_text_20__28_2_29__20__2b__20_Bold">15 </text:span><text:span text:style-name="T1">Dec </text:span><text:span text:style-name="Body_20_text_20__28_2_29__20__2b__20_Bold">1698-1 </text:span><text:span text:style-name="T1">Aug </text:span><text:span text:style-name="Body_20_text_20__28_2_29__20__2b__20_Bold">1701 </text:span><text:span text:style-name="Body_20_text_20__28_2_29__20__2b__20_9_20_pt">L/MAR/A/CXVniA </text:span><text:span text:style-name="T1">Ledger Capt George Matthews</text:span></text:p>
        <text:p text:style-name="P553">Downs 15 Jan 1699 - 4 Feb Madeira -17 May Mauritius - 8 Jul Madras -12 Jul Masulipatam - 20 Aug Balasore - 26 Nov Hugh - 27 Apr 1700 Masulipatam -15 Jun Malacca - 26 Jun Johore - 27 Aug Malacca -12 Oct Balasore - 7 Dec Rogues River - 28 May 1701 St Helena -1 Aug Downs</text:p>
        <text:h text:style-name="P323" text:outline-level="2"><text:bookmark-start text:name="bookmark29"/>LONDON (6)<text:bookmark-end text:name="bookmark29"/></text:h>
        <text:p text:style-name="P615">500 tons, 100 crew, 42 guns</text:p>
        <text:list xml:id="list4063165325" text:style-name="WWNum91">
          <text:list-item>
            <text:p text:style-name="P459">1710/1 Persia and Bombay</text:p>
          </text:list-item>
        </text:list>
        <text:p text:style-name="P568">L/MAR/B/313M(A) Ledger L/MAR/B/313N(1) Ledger L/MAR/B/313N(2) Dead Men’s Effects L/MAR/B/313N(3) Pay Book Capt William Upton 27 Jan 1711-11 Jun 1714</text:p>
      </text:section>
      <text:section text:style-name="Sect7" text:name="Bereich11">
        <text:h text:style-name="P332" text:outline-level="2"><text:bookmark-start text:name="bookmark30"/><draw:frame draw:style-name="fr3" draw:name="Rahmen281" text:anchor-type="char" svg:x="18.519cm" svg:y="17.993cm" svg:width="5.168cm" draw:z-index="93"><draw:text-box fo:min-height="2.311cm"><text:p text:style-name="P152"><text:span text:style-name="Body_20_text_20__28_2_29__20_Exact">Bombay</text:span></text:p><text:p text:style-name="P165"><text:span text:style-name="Body_20_text_20__28_2_29__20_Exact">Journal 16 Mar 1760-5 Feb 1762 Ledger Pay Book Imprest Book Absence Book</text:span></text:p></draw:text-box></draw:frame>LONDON (7)<text:bookmark-end text:name="bookmark30"/></text:h>
        <text:p text:style-name="P680">Rated at 490 tons, 98 crew, 34 guns</text:p>
        <text:list xml:id="list3520502715" text:style-name="WWNum93">
          <text:list-item>
            <text:p text:style-name="P569">1719/20 Bombay</text:p>
          </text:list-item>
        </text:list>
        <text:p text:style-name="P534">L/MAR/B/313A Journal 4 Apr 1720-15 Jul 1722 *</text:p>
        <text:p text:style-name="P280"><text:span text:style-name="T1">L/MAR/B/313-0(1) </text:span><text:span text:style-name="Body_20_text_20__28_6_29__20__2b__20_Not_20_Bold"><text:span text:style-name="T5">Ledger </text:span></text:span><text:span text:style-name="T1">L/MAR/B/313-0(2)<text:tab/></text:span><text:span text:style-name="Body_20_text_20__28_6_29__20__2b__20_Not_20_Bold"><text:span text:style-name="T5">Pay Book</text:span></text:span></text:p>
        <text:p text:style-name="P534">Capt William Upton</text:p>
        <text:p text:style-name="P534">Portsmouth 21 Mar 1720 - 26 Jun Cape - 26 Aug Bombay - 26 Oct Goa -13 Nov Bombay - 28 Dec Surat -19 May 1721 Mokha - 21 Sep Bombay - 20 Jan 1722 Tellicheny - 30 Mar Cape - 4 May St Helena -15 Jul Downs</text:p>
        <text:p text:style-name="P537">* ff.20-29v expedition agst Angna Sep 1720, ff.45-46v encounters with pirates</text:p>
        <text:list xml:id="list203634862169663" text:continue-numbering="true" text:style-name="WWNum93">
          <text:list-item>
            <text:p text:style-name="P573">1723/4<text:tab/>Mokha and Bombay</text:p>
          </text:list-item>
        </text:list>
        <text:p text:style-name="P42"><text:span text:style-name="Body_20_text_20__28_2_29__20__2b__20_Bold">L/MAR/B/313B<text:tab/></text:span><text:span text:style-name="T1">Journal 3 Oct<text:tab/>1723-15 Apr 1725</text:span></text:p>
        <text:p text:style-name="P266"><text:span text:style-name="T1">L/MAR/B/313P(1)<text:tab/></text:span><text:span text:style-name="Body_20_text_20__28_6_29__20__2b__20_Not_20_Bold"><text:span text:style-name="T5">Ledger</text:span></text:span></text:p>
        <text:p text:style-name="P266"><text:span text:style-name="T1">L/MAR/B/313P(2)<text:tab/></text:span><text:span text:style-name="Body_20_text_20__28_6_29__20__2b__20_Not_20_Bold"><text:span text:style-name="T5">Pay Book</text:span></text:span></text:p>
        <text:p text:style-name="P397">Capt Robert Bootle</text:p>
        <text:p text:style-name="P537">Downs 18 Nov 1723 - 27 Feb 1724 Cape - 7 May Mokha - 3 Sep Bombay -13 Dec St Helena - 25 Mar 1725 Plymouth - 15 Apr Woolwich</text:p>
        <text:list xml:id="list203634115455879" text:continue-numbering="true" text:style-name="WWNum93">
          <text:list-item>
            <text:p text:style-name="P460">1726/7<text:tab/>Madras and Bengal</text:p>
          </text:list-item>
        </text:list>
        <text:p text:style-name="P42"><text:span text:style-name="Body_20_text_20__28_2_29__20__2b__20_Bold">L/MAR/B/313C<text:tab/></text:span><text:span text:style-name="T1">Journal 3 Oct<text:tab/>1726-25 Jul 1728</text:span></text:p>
        <text:p text:style-name="P266"><text:span text:style-name="T1">L/MAR/B/313Q(1)<text:tab/></text:span><text:span text:style-name="Body_20_text_20__28_6_29__20__2b__20_Not_20_Bold"><text:span text:style-name="T5">Ledger</text:span></text:span></text:p>
        <text:p text:style-name="P266"><text:span text:style-name="T1">L/MAR/B/313Q(2)<text:tab/></text:span><text:span text:style-name="Body_20_text_20__28_6_29__20__2b__20_Not_20_Bold"><text:span text:style-name="T5">Pay Book</text:span></text:span></text:p>
        <text:p text:style-name="P397">Capt Robert Bootle</text:p>
        <text:p text:style-name="P537">Downs 4 Dec 1726 - 6 Apr 1727 Madras - 23 Apr Vizagapatam - 8 May Balasore -16 May Calcutta - 29 Nov Pipli -15 Dec Vizagapatam - 5 Jan 1728 Madras - 27 Mar Cape - 27 Apr St Helena - 23 Jul Downs</text:p>
        <text:list xml:id="list203634084164324" text:continue-numbering="true" text:style-name="WWNum93">
          <text:list-item>
            <text:p text:style-name="P460">1729/30<text:tab/>Madras, Bengal and Bombay</text:p>
          </text:list-item>
        </text:list>
        <text:p text:style-name="P43"><text:span text:style-name="Body_20_text_20__28_2_29__20__2b__20_Bold">L/MAR/B/313D<text:tab/></text:span><text:span text:style-name="T1">Journal 29 Sep 1729-18 Aug 1732</text:span></text:p>
        <text:p text:style-name="P266"><text:span text:style-name="T1">L/MAR/B/313R(1)<text:tab/></text:span><text:span text:style-name="Body_20_text_20__28_6_29__20__2b__20_Not_20_Bold"><text:span text:style-name="T5">Ledger</text:span></text:span></text:p>
        <text:p text:style-name="P266"><text:span text:style-name="T1">L/MAR/B/313R(2)<text:tab/></text:span><text:span text:style-name="Body_20_text_20__28_6_29__20__2b__20_Not_20_Bold"><text:span text:style-name="T5">Pay Book</text:span></text:span></text:p>
        <text:p text:style-name="P397">Capt Robert Bootle</text:p>
        <text:p text:style-name="P538">Downs 13 Dec 1729 - 10 Mar 1730 Cape -15 May Madras - 22 Jun Vizagapatam - 6 Jul Rogues River - 8 Nov Calcutta - 9 Jan 1731 Ingeli - 28 Feb Calicut - 3 Apr Bombay - 26 May Madras -10 Jun Rogues River - 27 Nov Ingeli - 26 Jan 1732 Madras - 2 Mar Batavia - 8 Jun St Helena -18 Aug Erith</text:p>
        <text:h text:style-name="P315" text:outline-level="2"><text:bookmark-start text:name="bookmark31"/>LONDON (8)<text:bookmark-end text:name="bookmark31"/></text:h>
        <text:p text:style-name="P584">Rated at 490 tons, 98 crew, 32 guns</text:p>
        <text:list xml:id="list4285207184" text:style-name="WWNum95">
          <text:list-item>
            <text:p text:style-name="P461">1734/5<text:tab/>China</text:p>
          </text:list-item>
        </text:list>
        <text:p text:style-name="P42"><text:span text:style-name="Body_20_text_20__28_2_29__20__2b__20_Bold">L/MAR/B/313E<text:tab/></text:span><text:span text:style-name="T1">Journal 7 Nov<text:tab/>1734-10 Aug 1736</text:span></text:p>
        <text:p text:style-name="P266"><text:span text:style-name="T1">L/MAR/B/313S(1)<text:tab/></text:span><text:span text:style-name="Body_20_text_20__28_6_29__20__2b__20_Not_20_Bold"><text:span text:style-name="T5">Ledger</text:span></text:span></text:p>
        <text:p text:style-name="P266"><text:span text:style-name="T1">L/MAR/B/313S(2)<text:tab/></text:span><text:span text:style-name="Body_20_text_20__28_6_29__20__2b__20_Not_20_Bold"><text:span text:style-name="T5">Pay Book</text:span></text:span></text:p>
        <text:p text:style-name="P397">Capt Robert Bootle</text:p>
        <text:p text:style-name="P537">Downs 23 Jan 1734 - 30 May Batavia - 20 Jul Whampoa - 29 Jan 1735 Second Bar - 20 May St Helena - 7 Aug Downs</text:p>
        <text:list xml:id="list203634226212749" text:continue-numbering="true" text:style-name="WWNum95">
          <text:list-item>
            <text:p text:style-name="P461">1737/8<text:tab/>China</text:p>
          </text:list-item>
        </text:list>
        <text:p text:style-name="P43"><text:span text:style-name="Body_20_text_20__28_2_29__20__2b__20_Bold">L/MAR/B/313F<text:tab/></text:span><text:span text:style-name="T1">Journal 22 Nov 1737-16 Jul 1739</text:span></text:p>
        <text:p text:style-name="P266"><text:span text:style-name="T1">L/MAR/B/313T(1)<text:tab/></text:span><text:span text:style-name="Body_20_text_20__28_6_29__20__2b__20_Not_20_Bold"><text:span text:style-name="T5">Ledger</text:span></text:span></text:p>
        <text:p text:style-name="P462">L/MAR/B/313T(2)<text:tab/>Pay Book</text:p>
        <text:p text:style-name="P397">Capt Robert Bootle</text:p>
        <text:p text:style-name="P534">Plymouth 4 Feb 1738 - 29 Jun Batavia - 8 Aug Whampoa -15 Jan 1739 Second Bar - 4 May St Helena -12 Jul Downs</text:p>
        <text:list xml:id="list203633282584900" text:continue-numbering="true" text:style-name="WWNum95">
          <text:list-item>
            <text:p text:style-name="P905">1740/1<text:tab/>Bengal and Benkulen</text:p>
          </text:list-item>
        </text:list>
        <text:p text:style-name="P199"><text:span text:style-name="Body_20_text_20__28_2_29__20__2b__20_Bold">L/MAR/B/313G<text:tab/></text:span><text:span text:style-name="T1">Journal 22 Nov<text:tab/>1740-17<text:tab/>Sep<text:tab/>1742</text:span></text:p>
        <text:p text:style-name="P906">L/MAR/B/313U(1)<text:tab/>Ledger</text:p>
        <text:p text:style-name="P200"><text:span text:style-name="T1">L/MAR/B/313U(2)<text:tab/></text:span><text:span text:style-name="Body_20_text_20__28_6_29__20__2b__20_Not_20_Bold"><text:span text:style-name="T5">Pay Book</text:span></text:span></text:p>
        <text:p text:style-name="P902">Capt Matthew Bootle</text:p>
        <text:p text:style-name="P1043">Portsmouth 20 Feb 1741 - 2 Jul Madras - 7 Aug Calcutta - 5 Nov Ingeli -19 Dec Moco Moco - 28 Dec Benkulen -14 Apr 1742 Cape - 22 May St Helena - 6 Sep Downs</text:p>
        <text:list xml:id="list203633701788490" text:continue-numbering="true" text:style-name="WWNum95">
          <text:list-item>
            <text:p text:style-name="P637">1744/5<text:tab/>Madras and China</text:p>
          </text:list-item>
        </text:list>
        <text:p text:style-name="P225"><text:span text:style-name="Body_20_text_20__28_2_29__20__2b__20_Bold">L/MAR/B/313H-I<text:tab/></text:span><text:span text:style-name="T1">Journal 12 Oct<text:tab/>1744-3 Dec<text:tab/>1747 William Sedgewick, Chief Mate</text:span></text:p>
        <text:p text:style-name="P226"><text:span text:style-name="T1">L/MAR/B/313V(1)<text:tab/></text:span><text:span text:style-name="Body_20_text_20__28_6_29__20__2b__20_Not_20_Bold"><text:span text:style-name="T5">Ledger</text:span></text:span></text:p>
        <text:p text:style-name="P226"><text:span text:style-name="T1">L/MAR/B/313V(2)<text:tab/></text:span><text:span text:style-name="Body_20_text_20__28_6_29__20__2b__20_Not_20_Bold"><text:span text:style-name="T5">Pay Book</text:span></text:span></text:p>
        <text:p text:style-name="P1029">Capt Matthew Bootle</text:p>
        <text:p text:style-name="P585">Plymouth 13 Apr 1745 - 21 Jul St Helena - 28 Nov Cape - 22 Mar 1746 Johanna -14 May Madras -</text:p>
        <text:list xml:id="list203634465117399" text:continue-numbering="true" text:style-name="WWNum95">
          <text:list-item>
            <text:p text:style-name="P1067">Jul Malacca -31 Jul Whampoa -16 Dec Second Bar- 6 Apr 1747 Cape - 4 May St Helena - 27 Aug Galway - 3 Nov Downs</text:p>
          </text:list-item>
        </text:list>
        <text:h text:style-name="P336" text:outline-level="2"><text:bookmark-start text:name="bookmark32"/>LONDON (9)<text:bookmark-end text:name="bookmark32"/></text:h>
        <text:p text:style-name="P1128">Rated at 499 tons, 99 crew, 26 guns</text:p>
        <text:list xml:id="list3347579610" text:style-name="WWNum97">
          <text:list-item>
            <text:p text:style-name="P1129">1749/50<text:tab/>Madras, Bengal and Bombay</text:p>
          </text:list-item>
        </text:list>
        <text:p text:style-name="P234"><text:span text:style-name="Body_20_text_20__28_2_29__20__2b__20_Bold">L/MAR/B/313J-K </text:span><text:span text:style-name="T1">Journal 16 Nov 1749-13 Jun 1752 Richard Allwnght, Chief Mate L/MAR/B/313W(1)<text:tab/>Ledger</text:span></text:p>
        <text:p text:style-name="P366">L/MAR/B/313W(2)<text:tab/>Pay Book</text:p>
        <text:p text:style-name="P1029">Capt William Sedgewick</text:p>
        <text:p text:style-name="P937">Plymouth 31 Mar 1750 - 19 Jul Johanna - 24 Aug Madras - 9 Oct Culpee - 29 Oct Ingeli -3 Jan 1751 Cochin - 27 Jan Bombay - 20 Mar Mokha - 24 Apr Jiddah -16 Jul Mokha -13 Aug Bombay - 9 Oct Calcutta - 28 Dec Ingeli - 6 Apr 1752 St Helena - 12 Jun Downs</text:p>
        <text:list xml:id="list203633241783516" text:continue-numbering="true" text:style-name="WWNum97">
          <text:list-item>
            <text:p text:style-name="P748">1753/4<text:tab/>Madras and Bombay</text:p>
          </text:list-item>
        </text:list>
        <text:p text:style-name="P111"><text:span text:style-name="Body_20_text_20__28_2_29__20__2b__20_Bold">L/MAR/B/313M<text:tab/></text:span><text:span text:style-name="T1">Journal 24<text:tab/>Jan 1754-9 Dec 1756</text:span></text:p>
        <text:p text:style-name="P357">L/MAR/B/313X(1)<text:tab/>Ledger</text:p>
        <text:p text:style-name="P78"><text:span text:style-name="T1">L/MAR/B/313X(2)<text:tab/></text:span><text:span text:style-name="Body_20_text_20__28_6_29__20__2b__20_Not_20_Bold"><text:span text:style-name="T5">Pay Book</text:span></text:span></text:p>
        <text:p text:style-name="P78"><text:span text:style-name="T1">L/MAR/B/313X(3)<text:tab/></text:span><text:span text:style-name="Body_20_text_20__28_6_29__20__2b__20_Not_20_Bold"><text:span text:style-name="T5">Moiety Book</text:span></text:span></text:p>
        <text:p text:style-name="P696">Capt Richard Allwight</text:p>
        <text:p text:style-name="P937">Cork 29 Mar 1754 - 31 Mar Sao Tiago - 3 Aug Johanna -15 Sep Madras - 29 Sep Cuddalore -10 Oct Madras -1 Dec Culpee -19 Jan 1755 Ingeli - 5 Mar Tellicheny -11 Apr Bombay - 29 Apr Onore - 13 May Goa - 28 May Bombay - 3 Oct Culpee - 23 Nov Ingeli -10 Mar 1756 St Helena - 6 Sep Kmsale - 4 Nov Downs</text:p>
        <text:list xml:id="list203633352501427" text:continue-numbering="true" text:style-name="WWNum97">
          <text:list-item>
            <text:p text:style-name="P716">1757/8 Madras and Bengal</text:p>
          </text:list-item>
        </text:list>
        <text:p text:style-name="P112"><text:span text:style-name="Body_20_text_20__28_2_29__20__2b__20_Bold">L/MAR/B/1A-B<text:tab/></text:span><text:span text:style-name="T1">Journal 12 Dec<text:tab/>1757-9 Nov 1759</text:span></text:p>
        <text:p text:style-name="P749">L/MAR/B/1BB(1)<text:tab/>Ledger</text:p>
        <text:p text:style-name="P749">L/MAR/B/1BB(2)<text:tab/>Pay Book</text:p>
        <text:p text:style-name="P718">Capt Richard Allwight</text:p>
        <text:p text:style-name="P750">Portsmouth 20 Apr 1758 - 1 Aug St Augustine’s Bay -12 Oct Madras -17 Nov Culpee - 8 Jan 1759 Ingeli -18 Feb Benkulen - 21 Jun St Helena -17 Sep Kinsale -19 Oct Downs</text:p>
        <text:list xml:id="list203633127632982" text:continue-numbering="true" text:style-name="WWNum97">
          <text:list-item>
            <text:p text:style-name="P638">1759/60</text:p>
          </text:list-item>
        </text:list>
        <text:p text:style-name="P182"><text:span text:style-name="Body_20_text_20__28_6_29__20__2b__20_Small_20_Caps"><text:span text:style-name="T7">l/mar/b/ic</text:span></text:span></text:p>
        <text:p text:style-name="P295">L/MAR/B/1CC(1)</text:p>
        <text:p text:style-name="P295">L/MAR/B/1 CC(2)</text:p>
        <text:p text:style-name="P295">L/MAR/B/1CC(3)</text:p>
        <text:p text:style-name="P295">L/MAR/B/1CC(4)</text:p>
        <text:p text:style-name="P955">Capt John Webb</text:p>
        <text:p text:style-name="P975">Plymouth 3 Jun 1760 - 30 Jul St Augustine’s Bay -12 Dec Colombo - 21 Dec Anjengo - 30 Dec Tellicheny -13 Jan 1761 Bombay -16 Apr Tellicheny - 2 Aug St Helena - 9 Dec Blackwall</text:p>
      </text:section>
      <text:section text:style-name="Sect7" text:name="Bereich12">
        <text:p text:style-name="P373">LONDON (10)</text:p>
        <text:p text:style-name="P600">Company’s packet, 30 crew, 10 guns</text:p>
        <text:list xml:id="list4072430781" text:style-name="WWNum99">
          <text:list-item>
            <text:p text:style-name="P751">From Madras 1761</text:p>
          </text:list-item>
        </text:list>
        <text:p text:style-name="P871">L/MAR/B/600A Journal 15 May 1760-23 Jul 1761 L/MAR/B/600B<text:tab/>Deck Log 7 Feb-21 Aug 1761</text:p>
        <text:p text:style-name="P752">L/MAR/B/600D<text:tab/>Pay Book</text:p>
        <text:p text:style-name="P696">Capt George Baker</text:p>
        <text:p text:style-name="P700">Madras 14 Jul 1760 - 24 Jul Malacca - 8 Aug off Parcelar - 25 Aug Malacca - 7 Oct Acheh -11 Jan 1761 Madras - 8 Feb Pondicherry -13 May St Helena - 25 Jul Spithead - 21 Aug Portsmouth Dock</text:p>
        <text:list xml:id="list203634250094416" text:continue-numbering="true" text:style-name="WWNum99">
          <text:list-item>
            <text:p text:style-name="P440">1761/2 Madras</text:p>
          </text:list-item>
        </text:list>
        <text:p text:style-name="P574">L/MAR/B/600C Journal 11 Jan 1761 -12 May 1762 Capt George Baker</text:p>
        <text:p text:style-name="P403">Portsmouth 18 Nov 1761 - 26 Apr 1762 Madras, to remain</text:p>
        <text:p text:style-name="P374">LONDON (11)</text:p>
        <text:p text:style-name="P976">Built by Wells, launched 1763, decks, 3in bottom, 676 tons Principal Managing Owner ; Charles Raymond</text:p>
        <text:list xml:id="list3446961972" text:style-name="WWNum101">
          <text:list-item>
            <text:p text:style-name="P753">1763/4<text:tab/>Bombay</text:p>
          </text:list-item>
        </text:list>
        <text:p text:style-name="P755">L/MAR/B/1D<text:tab/>Journal 20 Dec<text:tab/>1763-21 Dec<text:tab/>1765</text:p>
        <text:p text:style-name="P752">L/MAR/B/1DD(1)<text:tab/>Ledger</text:p>
        <text:p text:style-name="P752">L/MAR/B/1DD(2)<text:tab/>Pay Book</text:p>
        <text:p text:style-name="P696">Capt John Webb</text:p>
        <text:p text:style-name="P851">Downs 2 Apr 1764 - 1 May Madeira - 4 Oct Bombay - 30 Nov Surat -12 Jan 1765 Muscat - 5 Feb Bushire - 28 Feb Muscat - 26 Mar Bombay - 8 May Tellicheny - 4 Aug St Helena - 26 Oct Downs</text:p>
        <text:list xml:id="list203633229178375" text:continue-numbering="true" text:style-name="WWNum101">
          <text:list-item>
            <text:p text:style-name="P463">1766/7<text:tab/>Madras and China</text:p>
          </text:list-item>
        </text:list>
        <text:p text:style-name="P464">L/MAR/B/1E<text:tab/>Journal 4 Nov 1766-30<text:tab/>Aug<text:tab/>1769</text:p>
        <text:p text:style-name="P465">L/MAR/B/1EE(1)<text:tab/>Ledger</text:p>
        <text:p text:style-name="P465">L/MAR/B/1EE(2)<text:tab/>Pay Book</text:p>
        <text:p text:style-name="P397">Capt Thomas Motley</text:p>
        <text:p text:style-name="P538">Downs 4 Mar 1767 - 20 Jun St Augustine’s Bay -10 Aug Madras -11 Nov Malacca -15 Jul 1768 Whampoa -18 Dec Second Bar - 22 Apr 1769 St Helena -15 Jul Downs</text:p>
        <text:p text:style-name="P374">LONDON (12)</text:p>
        <text:p text:style-name="P214"><text:span text:style-name="T1">Built by Perry, launched 1771, 3 decks, 4in bottom, length 137ft lin, keel 110ft lin, breadth 35ft b^in, hold 14ft 3in, wing transom 22ft 9</text:span><text:span text:style-name="T2">1</text:span><text:span text:style-name="T1">/2in, port cell 23ft 7</text:span><text:span text:style-name="T2">3</text:span><text:span text:style-name="T1">/</text:span><text:span text:style-name="T3">4</text:span><text:span text:style-name="T1">in, between decks 5ft 9m, 738 tons Principal Managing Owners: 1 John Wilkinson, 2-3 John Webb</text:span></text:p>
        <text:list xml:id="list2243066234" text:style-name="WWNum103">
          <text:list-item>
            <text:p text:style-name="P754">1770/1<text:tab/>Bombay and China</text:p>
          </text:list-item>
        </text:list>
        <text:p text:style-name="P756">L/MAR/B/1F<text:tab/>Journal 2 Feb<text:tab/>1771-19<text:tab/>Aug<text:tab/>1773</text:p>
        <text:p text:style-name="P752">L/MAR/B/1FF(1)<text:tab/>Ledger</text:p>
        <text:p text:style-name="P752">L/MAR/B/1FF(2)<text:tab/>Pay Book</text:p>
        <text:p text:style-name="P696">Capt John Webb</text:p>
        <text:p text:style-name="P698">Portsmouth 2 May 1771 -1 Sep Johanna - 24 Sep Bombay -15 Nov Surat - 29 Nov Bombay -13 Jan 1772 Anjengo -17 Feb Bombay - 2 Mar Surat - 29 Mar Bombay -16 Jun Malacca - 24 Jul Whampoa - 24 Nov Second Bar 11 Mar 1773 St Helena - 25 Mar Ascension - 29 May Cork - 6 Jul Downs</text:p>
        <text:list xml:id="list203634619500466" text:continue-numbering="true" text:style-name="WWNum103">
          <text:list-item>
            <text:p text:style-name="P754">1775/6<text:tab/>Madras and Bengal</text:p>
          </text:list-item>
        </text:list>
        <text:p text:style-name="P752">L/MAR/B/1G<text:tab/>Journal 24 Nov 1775-27 Nov 1777</text:p>
        <text:p text:style-name="P752">L/MAR/B/1 GG(1)<text:tab/>Ledger</text:p>
        <text:p text:style-name="P752">L/MAR/B/1 GG(2)<text:tab/>Pay Book</text:p>
        <text:p text:style-name="P249"><text:span text:style-name="T1">Capt Darnel Webb<text:tab/>_ </text:span><text:span text:style-name="T3">T</text:span></text:p>
        <text:p text:style-name="P248"><text:span text:style-name="T1">Portsmouth 14 Mar 1776 - 2 Apr Madeira -16 Jul Johanna - 21 Aug Madras - 22 Sep Culpee - 8 Jan </text:span><text:span text:style-name="Body_20_text_20__28_2_29__20__2b__20_Bold">1777</text:span><text:span text:style-name="T1"> Ingeli -12 May Simons Bay - 9 Jun St Helena - 5 Oct Downs</text:span></text:p>
        <text:list xml:id="list203635056636103" text:continue-numbering="true" text:style-name="WWNum103">
          <text:list-item>
            <text:p text:style-name="P890">1778/9 St Helena, Benkulen and China</text:p>
          </text:list-item>
        </text:list>
        <text:p text:style-name="P889">Capt Daniel Webb</text:p>
        <text:p text:style-name="P176"><text:span text:style-name="T1">Portsmouth 26 Dec 1778 - 28 Dec run down by HMS </text:span><text:span text:style-name="Body_20_text_20__28_2_29__20__2b__20_Italic">Russell</text:span><text:span text:style-name="T1"> off Berry Head, total loss</text:span></text:p>
        <text:p text:style-name="P369">LONDON (13)</text:p>
        <text:p text:style-name="P139"><text:span text:style-name="T1">Built by Perry, launched 1779, 3 decks, 4in bottom, length 147ft, keel 119ft 4in, breadth 36ft 3‘Ain, hold 15ft lin, wing transom 23ft 7in, port cell 26ft lOin, between decks 6ft 2in &amp; 6ft 4</text:span><text:span text:style-name="T2">3</text:span><text:span text:style-name="T1">/4in, round­house 6ft </text:span><text:span text:style-name="Body_20_text_20__28_2_29__20__2b__20_Italic">6V2\n,</text:span><text:span text:style-name="T1"> ports 14 middle &amp; upper, 836 tons Principal Managing Owners: 1-4 John Webb, 5-7 Robert Wigram</text:span></text:p>
        <text:list xml:id="list362380309" text:style-name="WWNum105">
          <text:list-item>
            <text:p text:style-name="P639">1779/80<text:tab/>Madras and China</text:p>
          </text:list-item>
        </text:list>
        <text:p text:style-name="P891">L/MAR/B/1H<text:tab/>Journal 10 Oct 1779-31 Jan 1782, Edward Cumming, Chief Mate</text:p>
        <text:p text:style-name="P891">L/MAR/B/1HH(1)<text:tab/>Ledger</text:p>
        <text:p text:style-name="P891">L/MAR/B/1HH(2)<text:tab/>Pay Book</text:p>
        <text:p text:style-name="P889">Capt Daniel Webb</text:p>
        <text:p text:style-name="P991">Portsmouth 12 Feb 1780 - 15 Jun Johanna - 23 Jul Madras - 8 Oct Whampoa - 8 Jan 1781 Second Bar - 25 Jun St Helena -19 Oct Downs</text:p>
        <text:list xml:id="list203634397915366" text:continue-numbering="true" text:style-name="WWNum105">
          <text:list-item>
            <text:p text:style-name="P757">1782/3<text:tab/>Madras and China</text:p>
          </text:list-item>
        </text:list>
        <text:p text:style-name="P113"><text:span text:style-name="Body_20_text_20__28_2_29__20__2b__20_9_20_pt_2c_Bold">L/MAR/B/l-I<text:tab/></text:span><text:span text:style-name="T1">Journal 8 Oct 1782-12 May 1785</text:span></text:p>
        <text:p text:style-name="P21"><text:span text:style-name="T1">L/MAR/B/l-H<text:tab/></text:span><text:span text:style-name="Body_20_text_20__28_12_29__20__2b__20_8.5_20_pt_2c_Not_20_Bold"><text:span text:style-name="T5">Ledger</text:span></text:span></text:p>
        <text:p text:style-name="P21"><text:span text:style-name="T1">L/MAR/B/l-n(2)<text:tab/></text:span><text:span text:style-name="Body_20_text_20__28_12_29__20__2b__20_8.5_20_pt_2c_Not_20_Bold"><text:span text:style-name="T5">Pay Book</text:span></text:span></text:p>
        <text:p text:style-name="P696">Capt John Eastabrooke</text:p>
        <text:p text:style-name="P540">Portsmouth 11 Mar 1783 - 3 Apr Sao Tiago -16 Jul Johanna - 20 Aug Madras -19 Nov Batavia - 20 Feb 1784 Whampoa - 7 Apr Second Bar -12 Nov St Helena - 5 Mar 1785 Cork - 6 Apr Downs</text:p>
        <text:list xml:id="list203634751619922" text:continue-numbering="true" text:style-name="WWNum105">
          <text:list-item>
            <text:p text:style-name="P639">1785/6<text:tab/>Madras and China</text:p>
          </text:list-item>
        </text:list>
        <text:p text:style-name="P1010">L/MAR/B/1J<text:tab/>Journal 16 Nov<text:tab/>1785-17<text:tab/>Dec<text:tab/>1787, Edward Boyce, Chief Mate</text:p>
        <text:p text:style-name="P1011">L/MAR/B/1 JJ(1)<text:tab/>Ledger</text:p>
        <text:p text:style-name="P368">L/MAR/B/1 JJ(2)<text:tab/>Pay Book</text:p>
        <text:p text:style-name="P1012">Capt John Eastabrooke</text:p>
        <text:p text:style-name="P983">Downs 2 Feb 1786 - 16 Mar Sao Tiago -13 Jul Madras - 9 Nov Sulu -17 Jan 1787 Whampoa - 6 Apr Second Bar - 30 Aug St Helena - 5 Nov Downs</text:p>
        <text:list xml:id="list203633744839784" text:continue-numbering="true" text:style-name="WWNum105">
          <text:list-item>
            <text:p text:style-name="P640">1788/9<text:tab/>Bombay</text:p>
          </text:list-item>
        </text:list>
        <text:p text:style-name="P907">L/MAR/B/1K<text:tab/>Journal 29 Jan<text:tab/>1789-13<text:tab/>Dec<text:tab/>1790</text:p>
        <text:p text:style-name="P908">L/MAR/B/1KK(1)<text:tab/>Ledger</text:p>
        <text:p text:style-name="P909">L/MAR/B/1KK(2)<text:tab/>Pay Book</text:p>
        <text:p text:style-name="P910">Capt John Eastabrooke</text:p>
        <text:p text:style-name="P941">Portsmouth 12 Apr 1789 - 30 Apr Madeira - 6 Sep Johanna - 27 Oct Bombay - 4 Mar 1790 Surat - 7 Mar Bombay - 28 Apr Telhcherry - 7 May Cochin - 9 Aug St Helena - 3 Nov Downs</text:p>
        <text:list xml:id="list203633077866594" text:continue-numbering="true" text:style-name="WWNum105">
          <text:list-item>
            <text:p text:style-name="P466">1792/3<text:tab/>Bombay</text:p>
          </text:list-item>
        </text:list>
        <text:p text:style-name="P467">L/MAR/B/1L<text:tab/>Journal 22 Feb<text:tab/>1793-21 Oct<text:tab/>1794</text:p>
        <text:p text:style-name="P468">L/MAR/B/1LL(1)<text:tab/>Ledger</text:p>
        <text:p text:style-name="P469">L/MAR/B/1LL(2)<text:tab/>Pay Book</text:p>
        <text:p text:style-name="P470">Capt James Ludovic Grant</text:p>
        <text:p text:style-name="P232"><text:span text:style-name="T1">Portsmouth 22 May 1793 - 14 Sep Bombay -12 Nov Anjengo -14 Dec Bombay - 26 Feb 1794 Cape - 18 Mar St Helena - 20 Jul Galway Bay - 27 Aug Downs * 24-26 Jun 1793 capture of French ship </text:span><text:span text:style-name="Body_20_text_20__28_2_29__20__2b__20_Italic">Ceres</text:span></text:p>
        <text:list xml:id="list203635041791199" text:continue-numbering="true" text:style-name="WWNum105">
          <text:list-item>
            <text:p text:style-name="P758">1794/5<text:tab/>Bombay</text:p>
          </text:list-item>
        </text:list>
        <text:p text:style-name="P759">L/MAR/B/1M<text:tab/>Journal 23 Feb 1795-16 Sep 1796</text:p>
        <text:p text:style-name="P760">L/MAR/B/1MM(1)<text:tab/>Ledger</text:p>
        <text:p text:style-name="P761">L/MAR/B/1MM(2)<text:tab/>Pay Book</text:p>
      </text:section>
      <text:section text:style-name="Sect7" text:name="Bereich13">
        <text:p text:style-name="P398">Capt James Ludovic Grant</text:p>
        <text:p text:style-name="P537">Portsmouth 24 May 1795 - 3 Sep Bombay -16 Nov Anjengo - 28 Dec Bombay - 22 Mar 1796 St Helena - 2 Aug Downs</text:p>
        <text:list xml:id="list203633294681235" text:continue-numbering="true" text:style-name="WWNum105">
          <text:list-item>
            <text:p text:style-name="P471">1797/8 Bombay and Bengal</text:p>
          </text:list-item>
        </text:list>
        <text:p text:style-name="P474">L/MAR/B/1N<text:tab/>Deck Log 3 Jan 1798-28 Sep 1799</text:p>
        <text:p text:style-name="P397">Capt George Lukin</text:p>
        <text:p text:style-name="P158"><text:span text:style-name="T1">Portsmouth 25 Mar 1798 - 12 Jul Bombay -15 Aug Madras - 6 Sep Diamond Harbour -14 Dec Saugor - 4 Feb 1799 Colombo -18 May St Helena -28 Jul Downs * log includes crew list </text:span><text:span text:style-name="Body_20_text_20__28_2_29__20__2b__20_Italic">of Regent</text:span></text:p>
        <text:h text:style-name="P309" text:outline-level="2"><text:bookmark-start text:name="bookmark33"/>LONDON (14)<text:bookmark-end text:name="bookmark33"/></text:h>
        <text:p text:style-name="P152"><text:span text:style-name="T1">Company’s own ship, built by Pitcher, launched 1817, 3 decks, 4in bottom, length 166ft 2m, keel 133ft 7</text:span><text:span text:style-name="T2">3</text:span><text:span text:style-name="T1">Ain, breadth 43ft 3 Vain, hold 17ft </text:span><text:span text:style-name="Body_20_text_20__28_2_29__20__2b__20_Italic">VAn,</text:span><text:span text:style-name="T1"> wing transom 26ft 2in, port cell 29ft 4!4m, waist 1ft 4in, between decks 6ft e'/ain &amp; 6ft 4</text:span><text:span text:style-name="T2">1</text:span><text:span text:style-name="T1">/ain, roundhouse 6ft Sin, ports 14 middle &amp; 13 upper, deck range 97ft 4in, 1332 tons</text:span></text:p>
        <text:p text:style-name="P400">Sold to Thomas Ward 7 May 1834 for £5900</text:p>
        <text:list xml:id="list798292049" text:style-name="WWNum107">
          <text:list-item>
            <text:p text:style-name="P472">1817/8 Madras and China</text:p>
          </text:list-item>
        </text:list>
        <text:p text:style-name="P475">L/MAR/B/1-O<text:tab/>Journal 6 Dec<text:tab/>1817-30<text:tab/>May 1819</text:p>
        <text:p text:style-name="P474">L/MAR/B/1NN(1)<text:tab/>Ledger</text:p>
        <text:p text:style-name="P474">L/MAR/B/1NN(2)<text:tab/>Pay Book</text:p>
        <text:p text:style-name="P397">Capt Walter Campbell</text:p>
        <text:p text:style-name="P537">Downs 9 Feb 1818 -11 May Johanna - 6 Jun Madras - 2 Aug Penang - 27 Aug Malacca - 30 Sep Whampoa - 8 Dec Second Bar - 25 Feb 1819 St Helena - 2 May Downs</text:p>
        <text:list xml:id="list203633357447701" text:continue-numbering="true" text:style-name="WWNum107">
          <text:list-item>
            <text:p text:style-name="P472">1819/20 St Helena, Benkulen and China</text:p>
          </text:list-item>
        </text:list>
        <text:p text:style-name="P476">L/MAR/B/1P<text:tab/>Journal 2 Nov<text:tab/>1819-18<text:tab/>Jun<text:tab/>1821</text:p>
        <text:p text:style-name="P474">L/MAK/B/1-00(1)<text:tab/>Ledger</text:p>
        <text:p text:style-name="P474">L/MAR/B/l-00(2)<text:tab/>Pay Book</text:p>
        <text:p text:style-name="P397">Capt Peter Cameron</text:p>
        <text:p text:style-name="P400">Downs 27 Dec 1819 - 7 Mar 1820 St Helena -10 Jun Benkulen - 8 Aug Penang - 25 Sep Whampoa - 20 Dec Second Bar -14 Mar 1821 St Helena - 7 May Downs</text:p>
        <text:list xml:id="list203633224272049" text:continue-numbering="true" text:style-name="WWNum107">
          <text:list-item>
            <text:p text:style-name="P472">1821/2 Madras and China</text:p>
          </text:list-item>
        </text:list>
        <text:p text:style-name="P477">L/MAR/B/1R<text:tab/>Journal 23<text:tab/>Jan 1822-9 Aug 1823</text:p>
        <text:p text:style-name="P478">L/MAM/B/1Q<text:tab/>Journal 20<text:tab/>Mar 1822-23 Jun 1823, Thomas Penfold,<text:tab/>Third Mate</text:p>
        <text:p text:style-name="P477">L/MAR/B/1S<text:tab/>Journal 23<text:tab/>Jan 1822-21 Jun 1823, Alexander Cheape, midshipman</text:p>
        <text:p text:style-name="P479">L/MAM/B/1T<text:tab/>Journal 23<text:tab/>Jan 1822-24 Jun 1823, anon</text:p>
        <text:p text:style-name="P341">L/MAR/B/1PP(1)<text:tab/>Ledger</text:p>
        <text:p text:style-name="P474">L/MAR/B/1PP(2)<text:tab/>Pay Book</text:p>
        <text:p text:style-name="P397">Capt John Bamet Sotheby</text:p>
        <text:p text:style-name="P539">Downs 29 Mar 1822 - 6 Jul Madras - 21 Aug Penang -16 Sep Malacca -19 Oct Whampoa -15 Jan 1823 Second Bar - 28 Apr St Helena - 24 Jun Downs</text:p>
        <text:list xml:id="list203633656043401" text:continue-numbering="true" text:style-name="WWNum107">
          <text:list-item>
            <text:p text:style-name="P762">1823/4 St Helena, Bombay and China</text:p>
          </text:list-item>
        </text:list>
        <text:p text:style-name="P764">L/MAR/B/1U<text:tab/>Journal 17 Dec 1823-7 Sep 1825, George Penfold, midshipman</text:p>
        <text:p text:style-name="P765">L/MAR/B/1V<text:tab/>Deck Log 17 Dec<text:tab/>1823-3<text:tab/>Oct<text:tab/>1825</text:p>
        <text:p text:style-name="P764">L/MAM/B/1W<text:tab/>Journal 17 Dec 1823-11 Sep 1825, Frederick Clare, midshipman</text:p>
        <text:p text:style-name="P764">L/MAR/B/1QQ(1)<text:tab/>Ledger</text:p>
        <text:p text:style-name="P764">L/MAR/B/1QQ(2)<text:tab/>Pay Book</text:p>
        <text:p text:style-name="P696">Capt John Bamet Sotheby</text:p>
        <text:p text:style-name="P848">Downs 10 Mar 1824 - 6 May St Helena - 26 Jul Bombay - 26 Sep Saugor -1 Nov Penang - 29 Nov Singapore - 27 Jan 1825 Whampoa - 23 Mar Second Bar - 28 Jun St Helena - 3 Sep Downs</text:p>
        <text:list xml:id="list203634567971786" text:continue-numbering="true" text:style-name="WWNum107">
          <text:list-item>
            <text:p text:style-name="P641">1825/6<text:tab/>China</text:p>
          </text:list-item>
        </text:list>
        <text:p text:style-name="P911">L/MAR/B/1X<text:tab/>Journal 7 Mar 1826-23 Jun 1827</text:p>
        <text:p text:style-name="P911">L/MAR/B/1RR(1)<text:tab/>Ledger</text:p>
        <text:p text:style-name="P911">L/MAR/B/1RR(2)<text:tab/>Pay Book</text:p>
        <text:p text:style-name="P902">Capt John Bamet Sotheby</text:p>
        <text:p text:style-name="P1063">Downs 4 May 1826 - 1 Aug Singapore -14 Sep Whampoa - 29 Dec Second Bar-31 Mar 1827 St Helena - 22 May Downs</text:p>
        <text:list xml:id="list203633621823149" text:continue-numbering="true" text:style-name="WWNum107">
          <text:list-item>
            <text:p text:style-name="P641">1827/8<text:tab/>China</text:p>
          </text:list-item>
        </text:list>
        <text:p text:style-name="P911">L/MAB/B/1Y<text:tab/>Journal 3 Mar 1828-13 May 1829</text:p>
        <text:p text:style-name="P911">L/MAR/B/1SS(1)<text:tab/>Ledger</text:p>
        <text:p text:style-name="P911">L/MAR/B/1SS(2)<text:tab/>Pay Book</text:p>
        <text:p text:style-name="P902">Capt Timothy Smith</text:p>
        <text:p text:style-name="P1063">Downs 28 Apr 1828 -31 Jul Singapore - 22 Aug Whampoa - 2 Dec Second Bar - 22 Feb 1829 St Helena - 8 Apr Downs</text:p>
        <text:list xml:id="list203634287781718" text:continue-numbering="true" text:style-name="WWNum107">
          <text:list-item>
            <text:p text:style-name="P766">1829/30<text:tab/>Madras and China</text:p>
          </text:list-item>
        </text:list>
        <text:p text:style-name="P767">L/MAR/B/1Z<text:tab/>Journal 18 Jan 1830-18 May 1831</text:p>
        <text:p text:style-name="P767">L/MAR/B/1TT(1)<text:tab/>Ledger</text:p>
        <text:p text:style-name="P767">L/MAR/B/1 TT(2)<text:tab/>Pay Book</text:p>
        <text:p text:style-name="P696">Capt Timothy Smith</text:p>
        <text:p text:style-name="P901">Downs 26 Mar 1830 - 4 Jul Madras -19 Aug Penang - 6 Sep Singapore -1 Oct Whampoa - 29 Nov Second Bar - 29 Nov Second Bar - 22 Feb 1831 St Helena - 11 Apr Downs</text:p>
        <text:list xml:id="list203633067911699" text:continue-numbering="true" text:style-name="WWNum107">
          <text:list-item>
            <text:p text:style-name="P766">1831/2<text:tab/>Madras and China</text:p>
          </text:list-item>
        </text:list>
        <text:p text:style-name="P767">L/MAR/B/1AA<text:tab/>Journal 8 Feb 1832-16 May 1833</text:p>
        <text:p text:style-name="P767">L/MAR/B/1UU (1)<text:tab/>Ledger</text:p>
        <text:p text:style-name="P767">L/MAR/B/1UU(2)<text:tab/>Pay Book</text:p>
        <text:p text:style-name="P696">Capt Timothy Smith</text:p>
        <text:p text:style-name="P1031">Downs 25 Mar 1832 - 5 Jul Madras -14 Aug Penang - 24 Aug Malacca - 30 Aug Singapore - 22 Sep Whampoa - 27 Nov Second Bar -19 Feb 1833 St Helena -10 Apr Downs</text:p>
        <text:h text:style-name="P317" text:outline-level="2"><text:bookmark-start text:name="bookmark34"/>LORD AMHERST<text:bookmark-end text:name="bookmark34"/></text:h>
        <text:p text:style-name="P585">Chartered ship, 506 tons</text:p>
        <text:p text:style-name="P178"><text:span text:style-name="T1">Principal Managing Owners</text:span><text:span text:style-name="T2">-</text:span><text:span text:style-name="T1"> 1 Johnston &amp; Meabum, 2 John A Meabum</text:span></text:p>
        <text:list xml:id="list1827490690" text:style-name="WWNum109">
          <text:list-item>
            <text:p text:style-name="P642">1825/6<text:tab/>China and Halifax</text:p>
          </text:list-item>
        </text:list>
        <text:p text:style-name="P892">L/MAR/B/76A<text:tab/>Deck Log 27 May 1826-31 May 1827</text:p>
        <text:p text:style-name="P887">Capt John Cragie</text:p>
        <text:p text:style-name="P616">Downs 12 Jun 1826 - 3 Nov Whampoa - 7 Jan 1827 Second Bar - 7 May Halifax</text:p>
        <text:list xml:id="list203635009150162" text:continue-numbering="true" text:style-name="WWNum109">
          <text:list-item>
            <text:p text:style-name="P480">1831/2<text:tab/>Bengal</text:p>
          </text:list-item>
        </text:list>
        <text:p text:style-name="P481">L/MAR/B/76B<text:tab/>Journal 26 Feb-5 Sep 1832</text:p>
        <text:p text:style-name="P481">L/MAR/B/76C<text:tab/>Deck Log 13 Jul 1832-20 May 1833</text:p>
        <text:p text:style-name="P421">Capt John Hicks</text:p>
        <text:p text:style-name="P1002">Downs 8 Aug 1832 - 9 Jan 1833 Calcutta - 21 May went ashore at Kedgeree in a hurricane, condemned</text:p>
        <text:h text:style-name="P324" text:outline-level="2"><text:bookmark-start text:name="bookmark35"/>LORD ANSON<text:bookmark-end text:name="bookmark35"/></text:h>
        <text:p text:style-name="P977">Rated at 499 tons, 110 crew, 26 guns Principal Managing Owner: 5 Anthony Merry</text:p>
        <text:p text:style-name="P482">1<text:tab/>1749/50 Bombay and China</text:p>
        <text:p text:style-name="P483">L/MAR/B/549B<text:tab/>Journal 12 Jan 1750-25<text:tab/>Jun 1752</text:p>
        <text:p text:style-name="P481">L/MAR/B/549P(1)<text:tab/>Ledger</text:p>
        <text:p text:style-name="P481">T/MAR/B/549P(2)<text:tab/>Pay Book</text:p>
      </text:section>
      <text:section text:style-name="Sect7" text:name="Bereich14">
        <text:p text:style-name="P399">Capt Charles Foulis</text:p>
        <text:p text:style-name="P397">Downs 5 Apr 1750 - 28 Jul Johanna - 28 Aug Bombay - 20 Nov Surat - 28 Nov Bombay - 25 Jan 1751 Tellicherry -13 Feb Goa - 27 Feb Bombay - 25 Apr Tellicherry -11 Jun Malacca - 3 Aug Whampoa -</text:p>
        <text:list xml:id="list3767548132" text:style-name="WWNum111">
          <text:list-item>
            <text:p text:style-name="P484">Mar 1752 St Helena - 6 Jun Blackwall</text:p>
          </text:list-item>
          <text:list-item>
            <text:p text:style-name="P485">1753/4<text:tab/>China</text:p>
          </text:list-item>
        </text:list>
        <text:p text:style-name="P46"><text:span text:style-name="Body_20_text_20__28_2_29__20__2b__20_Bold">L/MAR/B/549D<text:tab/></text:span><text:span text:style-name="T1">Journal 12<text:tab/>Oct 1753-6 Oct 1755</text:span></text:p>
        <text:p text:style-name="P267"><text:span text:style-name="T1">L/MAR/B/549R(1)<text:tab/></text:span><text:span text:style-name="Body_20_text_20__28_6_29__20__2b__20_Not_20_Bold"><text:span text:style-name="T5">Ledger</text:span></text:span></text:p>
        <text:p text:style-name="P267"><text:span text:style-name="T1">L/MAR/B/549R(2)<text:tab/></text:span><text:span text:style-name="Body_20_text_20__28_6_29__20__2b__20_Not_20_Bold"><text:span text:style-name="T5">Pay Book</text:span></text:span></text:p>
        <text:p text:style-name="P397">Capt Charles Foulis</text:p>
        <text:p text:style-name="P537">Downs 6 Dec 1753 - 21 May 1754 Batavia -1 Jul Whampoa -19 Feb 1755 off Bantam - 23 May St Helena - 6 Sep Blackwall</text:p>
        <text:list xml:id="list203635130978250" text:continue-numbering="true" text:style-name="WWNum111">
          <text:list-item>
            <text:p text:style-name="P485">1756/7<text:tab/>Bombay</text:p>
          </text:list-item>
        </text:list>
        <text:p text:style-name="P47"><text:span text:style-name="Body_20_text_20__28_2_29__20__2b__20_Bold">L/MAR/B/549G<text:tab/></text:span><text:span text:style-name="T1">Journal 21<text:tab/>Feb 1757-1 May<text:tab/>1759</text:span></text:p>
        <text:p text:style-name="P267"><text:span text:style-name="T1">L/MAR/B/549T(1)<text:tab/></text:span><text:span text:style-name="Body_20_text_20__28_6_29__20__2b__20_Not_20_Bold"><text:span text:style-name="T5">Ledger</text:span></text:span></text:p>
        <text:p text:style-name="P267"><text:span text:style-name="T1">L/MAR/B/549T(2)<text:tab/></text:span><text:span text:style-name="Body_20_text_20__28_6_29__20__2b__20_Not_20_Bold"><text:span text:style-name="T5">Pay Book</text:span></text:span></text:p>
        <text:p text:style-name="P397">Capt Edward Lord Chick</text:p>
        <text:p text:style-name="P400">Downs 22 May 1757 - 27 Dec Bombay - 31 Jul 1758 St Helena - 3 Nov River Shannon - 29 Mar 1759 Blackwall</text:p>
        <text:list xml:id="list203633375190247" text:continue-numbering="true" text:style-name="WWNum111">
          <text:list-item>
            <text:p text:style-name="P485">1759/60<text:tab/>Madras and Bengal</text:p>
          </text:list-item>
        </text:list>
        <text:p text:style-name="P48"><text:span text:style-name="Body_20_text_20__28_2_29__20__2b__20_Bold">L/MAR/B/549H<text:tab/></text:span><text:span text:style-name="T1">Journal 3 Jan<text:tab/>1760-4 Feb<text:tab/>1762</text:span></text:p>
        <text:p text:style-name="P267"><text:span text:style-name="T1">L/MAR/B/549U (1)<text:tab/></text:span><text:span text:style-name="Body_20_text_20__28_6_29__20__2b__20_Not_20_Bold"><text:span text:style-name="T5">Ledger</text:span></text:span></text:p>
        <text:p text:style-name="P342">L/MAR/B/549U(2)<text:tab/>Pay Book</text:p>
        <text:p text:style-name="P397">Capt Edward Lord Chick</text:p>
        <text:p text:style-name="P404">Downs 18 Mar 1760 - 31 Jul Comoros -10 Sep Madras - 27 Oct Culpee - 2 Dec Calcutta - 4 Jul 1761 St Helena - 5 Oct Lisbon - 28 Nov Blackwall</text:p>
        <text:list xml:id="list203633931817433" text:continue-numbering="true" text:style-name="WWNum111">
          <text:list-item>
            <text:p text:style-name="P768">1763/4<text:tab/>Acheh and Bengal</text:p>
          </text:list-item>
        </text:list>
        <text:p text:style-name="P114"><text:span text:style-name="Body_20_text_20__28_2_29__20__2b__20_Bold">L/MAR/B/549-I<text:tab/></text:span><text:span text:style-name="T1">Journal 17 Mar<text:tab/>1764-16 Mar<text:tab/>1765</text:span></text:p>
        <text:p text:style-name="P68"><text:span text:style-name="T1">L/MAR/B/549AA<text:tab/></text:span><text:span text:style-name="Body_20_text_20__28_6_29__20__2b__20_Not_20_Bold"><text:span text:style-name="T5">Imprest Book</text:span></text:span></text:p>
        <text:p text:style-name="P585">Capt George Calbreath</text:p>
        <text:p text:style-name="P604">Downs 29 May 1764 - 23 Jun Sao Tiago -16 Dec Acheh - 2 Mar 1765 Culpee, to remain in India</text:p>
        <text:p text:style-name="P375">LORD CAMDEN (1)</text:p>
        <text:p text:style-name="P575">Built by Wells, launched 1765, 3 decks, 3in bottom, 706 tons Principal Managing Owners. 1-2 James Hubbard, 3-4 Peter Dore</text:p>
        <text:list xml:id="list1514503185" text:style-name="WWNum113">
          <text:list-item>
            <text:p text:style-name="P769">1765/6<text:tab/>Madras and Bengal</text:p>
          </text:list-item>
        </text:list>
        <text:p text:style-name="P115"><text:span text:style-name="Body_20_text_20__28_2_29__20__2b__20_Bold">L/MAR/B/419A<text:tab/></text:span><text:span text:style-name="T1">Journal 15 Dec<text:tab/>1765-25<text:tab/>Jul<text:tab/>1767</text:span></text:p>
        <text:p text:style-name="P68"><text:span text:style-name="T1">L/MAR/B/419K(1)<text:tab/></text:span><text:span text:style-name="Body_20_text_20__28_6_29__20__2b__20_Not_20_Bold"><text:span text:style-name="T5">Ledger</text:span></text:span></text:p>
        <text:p text:style-name="P68"><text:span text:style-name="T1">L/MAR/B/419K(2)<text:tab/></text:span><text:span text:style-name="Body_20_text_20__28_6_29__20__2b__20_Not_20_Bold"><text:span text:style-name="T5">Pay Book</text:span></text:span></text:p>
        <text:p text:style-name="P696">Capt Nathaniel Smith</text:p>
        <text:p text:style-name="P698">Downs 21 Feb 1766 - 2 Jun Johanna - 7 Jul Madras - 2 Aug Kedgeree - 3 Sep Ingeli - 6 Oct Madras - 21 Nov St George’s Channel - 23 Dec Madras - 22 Apr 1767 St Helena -16 Jul Downs</text:p>
        <text:list xml:id="list203633085691893" text:continue-numbering="true" text:style-name="WWNum113">
          <text:list-item>
            <text:p text:style-name="P769">1768/9<text:tab/>Bombay and China</text:p>
          </text:list-item>
        </text:list>
        <text:p text:style-name="P150"><text:span text:style-name="Body_20_text_20__28_2_29__20__2b__20_Bold">L/MAR/B/419B </text:span><text:span text:style-name="T1">Journal 7 Jan 1769-23 Aug 1771, John Reddall, Chief Mate L/MAR/B/419L(1)<text:tab/>Ledger</text:span></text:p>
        <text:p text:style-name="P358">L/MAR/B/419L(2)<text:tab/>Pay Book</text:p>
        <text:p text:style-name="P696">Capt Nathaniel Smith</text:p>
        <text:p text:style-name="P872">Downs 8 Apr 1769 - 24 Aug Johanna - 24 Sep Bombay - 2 Jan 1770 Tellicherry - 3 Feb Bombay - 9 Apr Tellicherry -7 Jul Whampoa -17 Dec Second Bar - 25 Mar 1771 St Helena - 9 Jul Downs</text:p>
        <text:list xml:id="list203633076930661" text:continue-numbering="true" text:style-name="WWNum113">
          <text:list-item>
            <text:p text:style-name="P769">1771/2<text:tab/>St Helena and China</text:p>
          </text:list-item>
        </text:list>
        <text:p text:style-name="P116"><text:span text:style-name="Body_20_text_20__28_2_29__20__2b__20_Bold">L/MAR/B/419C<text:tab/></text:span><text:span text:style-name="T1">Journal 23 Nov<text:tab/>1771-5 Aug<text:tab/>1773</text:span></text:p>
        <text:p text:style-name="P68"><text:span text:style-name="T1">L/MAR/B/419M(1)<text:tab/></text:span><text:span text:style-name="Body_20_text_20__28_6_29__20__2b__20_Not_20_Bold"><text:span text:style-name="T5">Ledger</text:span></text:span></text:p>
        <text:p text:style-name="P68"><text:span text:style-name="T1">L/MAR/B/</text:span><text:span text:style-name="Body_20_text_20__28_6_29__20__2b__20_Not_20_Bold"><text:span text:style-name="T5">41</text:span></text:span><text:span text:style-name="T1">9M(2)<text:tab/></text:span><text:span text:style-name="Body_20_text_20__28_6_29__20__2b__20_Not_20_Bold"><text:span text:style-name="T5">Pay Book</text:span></text:span></text:p>
        <text:p text:style-name="P585">Capt John Reddall</text:p>
        <text:p text:style-name="P1044">Downs 13 Jan 1772 - 16 Apr St Helena - 29 Aug Whampoa -13 Dec Second Bar - 3 May 1773 St Helena - 2 Jul Downs</text:p>
        <text:list xml:id="list203634313493101" text:continue-numbering="true" text:style-name="WWNum113">
          <text:list-item>
            <text:p text:style-name="P486">1775/6 Madras and China</text:p>
          </text:list-item>
        </text:list>
        <text:p text:style-name="P488">L/MAR/B/419D<text:tab/>Journal 7 Nov<text:tab/>1775-20 Nov 1777</text:p>
        <text:p text:style-name="P489">L/MAR/B/419N(1)<text:tab/>Ledger</text:p>
        <text:p text:style-name="P489">L/MAR/B/419N(2)<text:tab/>Pay Book</text:p>
        <text:p text:style-name="P397">Capt John Reddall</text:p>
        <text:p text:style-name="P403">Downs 22 Jan 1776 - 12 May Johanna -12 Jun Madras -18 Aug Malacca - 8 Oct Whampoa -10 Feb 1777 Second Bar - 24 May St Helena - 5 Oct Downs</text:p>
        <text:p text:style-name="P375">LORD CAMDEN (2)</text:p>
        <text:p text:style-name="P156"><text:span text:style-name="T1">Built by Wells, launched 1783, 3 decks, 4in bottom, length 145ft 6in, keel 118ft 7in, breadth 35ft </text:span><text:span text:style-name="Body_20_text_20__28_2_29__20__2b__20_Italic">VAn, </text:span><text:span text:style-name="T1">hold 14ft llin, wing transom 23ft Sin, port cell 26ft 5in, waist 1ft 4in, between decks 6ft &amp; 6ft </text:span><text:span text:style-name="Body_20_text_20__28_2_29__20__2b__20_Italic">I'Ain, </text:span><text:span text:style-name="T1">roundhouse 6ft 2‘Ain, ports 13 middle </text:span><text:span text:style-name="Body_20_text_20__28_2_29__20__2b__20_Italic">&amp;</text:span><text:span text:style-name="T1"> upper, 775 tons Principal Managing Owner</text:span><text:span text:style-name="T2">-</text:span><text:span text:style-name="T1"> Nathaniel Dance</text:span></text:p>
        <text:list xml:id="list3265867299" text:style-name="WWNum115">
          <text:list-item>
            <text:p text:style-name="P490">1783/4<text:tab/>Bombay</text:p>
          </text:list-item>
        </text:list>
        <text:p text:style-name="P166"><text:span text:style-name="Body_20_text_20__28_2_29__20__2b__20_Bold">L/MAR/B/419E </text:span><text:span text:style-name="T1">Journal 26 Dec 1783-22 Jun 1786 </text:span><text:span text:style-name="Body_20_text_20__28_2_29__20__2b__20_Bold">L/MAR/B/419-0(1)<text:tab/></text:span><text:span text:style-name="T1">Ledger</text:span></text:p>
        <text:p text:style-name="P268"><text:span text:style-name="T1">L/MAR/B/419-0(2)<text:tab/></text:span><text:span text:style-name="Body_20_text_20__28_6_29__20__2b__20_Not_20_Bold"><text:span text:style-name="T5">Pay Book</text:span></text:span></text:p>
        <text:p text:style-name="P397">Capt Thomas Walker</text:p>
        <text:p text:style-name="P400">Downs 17 Mar 1784 - 27 Jun Johanna - 20 Jul Bombay - 28 Sep Madras -10 Nov Kedgeree -14 Apr 1785 Mokha - 25 Sep Bombay -19 Feb 1786 St Helena -16 Mar Ascension - 21 May Downs</text:p>
        <text:list xml:id="list203634844307656" text:continue-numbering="true" text:style-name="WWNum115">
          <text:list-item>
            <text:p text:style-name="P490">1786/7<text:tab/>Bengal</text:p>
          </text:list-item>
        </text:list>
        <text:p text:style-name="P50"><text:span text:style-name="Body_20_text_20__28_2_29__20__2b__20_Bold">L/MAR/B/419F<text:tab/></text:span><text:span text:style-name="T1">Deck Log<text:tab/>10 Oct 1786-6 Aug<text:tab/>1789</text:span></text:p>
        <text:p text:style-name="P269"><text:span text:style-name="T1">L/MAR/B/419P(1)<text:tab/></text:span><text:span text:style-name="Body_20_text_20__28_6_29__20__2b__20_Not_20_Bold"><text:span text:style-name="T5">Ledger</text:span></text:span></text:p>
        <text:p text:style-name="P269"><text:span text:style-name="T1">L/MAR/B/419P(2)<text:tab/></text:span><text:span text:style-name="Body_20_text_20__28_6_29__20__2b__20_Not_20_Bold"><text:span text:style-name="T5">Pay Book</text:span></text:span></text:p>
        <text:p text:style-name="P397">Capt Nathaniel Dance jun</text:p>
        <text:p text:style-name="P539">Downs 6 Jan 1787 - 31 Jan Madeira - 30 Apr Cape - 24 Jul Diamond Harbour -1 Feb 1788 Saugor - 16 Mar Madras -13 May Cochin - 6 Jun Bombay -16 Aug Penang - 9 Oct Whampoa -15 Jan 1789 Second Bar - 2 May St Helena - 9 Jul Downs</text:p>
        <text:list xml:id="list203634287303602" text:continue-numbering="true" text:style-name="WWNum115">
          <text:list-item>
            <text:p text:style-name="P770">1790/1 Madras and Bengal</text:p>
          </text:list-item>
        </text:list>
        <text:p text:style-name="P117"><text:span text:style-name="Body_20_text_20__28_2_29__20__2b__20_Bold">L/MAR/B/419G<text:tab/></text:span><text:span text:style-name="T1">Journal 3<text:tab/>Jan<text:tab/>1791-18<text:tab/>Aug<text:tab/>1792</text:span></text:p>
        <text:p text:style-name="P49"><text:span text:style-name="T1">L/MAR/B/419Q(1)<text:tab/></text:span><text:span text:style-name="Body_20_text_20__28_6_29__20__2b__20_Not_20_Bold"><text:span text:style-name="T5">Ledger</text:span></text:span></text:p>
        <text:p text:style-name="P49"><text:span text:style-name="T1">L/MAR/B/419Q(2)<text:tab/></text:span><text:span text:style-name="Body_20_text_20__28_6_29__20__2b__20_Not_20_Bold"><text:span text:style-name="T5">Pay Book</text:span></text:span></text:p>
        <text:p text:style-name="P696">Capt Nathaniel Dance jun</text:p>
        <text:p text:style-name="P851">Downs 4 Apr 1791-1 May Sao Tiago - 29 Jun Simons Bay -15 Aug Madras - 25 Aug Diamond Harbour - 8 Oct Madras -17 Nov Diamond Harbour - 30 Jan 1792 Cox’s Island - 20 Mar Madras - 1 Jun St Helena - 25 Jul Downs</text:p>
        <text:list xml:id="list203633666865268" text:continue-numbering="true" text:style-name="WWNum115">
          <text:list-item>
            <text:p text:style-name="P487">1793/4 Madras</text:p>
          </text:list-item>
        </text:list>
        <text:p text:style-name="P488">L/MAR/B/419H<text:tab/>Journal 21<text:tab/>Oct 1793-14 Sep 1795</text:p>
        <text:p text:style-name="P343">L/MAR/B/419R(1)<text:tab/>Ledger</text:p>
        <text:p text:style-name="P343">L/MAR/B/419R(2)<text:tab/>Pay Book</text:p>
        <text:p text:style-name="P397">Capt Nathaniel Dance jun</text:p>
        <text:p text:style-name="P400">Portsmouth 2 May 1794 - 11 Sep Madras - 7 Jun 1795 St Helena - 23 Jul Downs</text:p>
        <text:list xml:id="list203633997413976" text:continue-numbering="true" text:style-name="WWNum115">
          <text:list-item>
            <text:p text:style-name="P487">1795/6 Madras and Bengal</text:p>
          </text:list-item>
        </text:list>
        <text:p text:style-name="P489">L/MAR/B/419-I-J<text:tab/>Journal 19 Jan 1786-27 Aug 1799</text:p>
        <text:p text:style-name="P489">L/MAR/B/419S(1)<text:tab/>Ledger</text:p>
        <text:p text:style-name="P489">L/MAR/B/419S(2)<text:tab/>Pay Book</text:p>
        <text:p text:style-name="P963">Capt Nathaniel Dance jun</text:p>
        <text:p text:style-name="P966">Portsmouth 12 Mar 1796 - 21 Jul Simons Bay -17 Nov Madras - 20 Dec Trincomalee - 5 Jan 1797 Madras -1 Feb Kedgeree - 3 Apr Diamond Harbour -11 Aug Saugor -3 Sep Penang - 4 Nov Calcutta - 25 Feb 1798 Saugor - 30 May Diamond Harbour -10 Aug Saugor -18 Sep Madras - 3 Jan 1799 Cape - 8 Feb St Helena -13 Jul Downs</text:p>
        <text:p text:style-name="P188"><text:span text:style-name="T1">Journal of Robert Warden, seaman, 1796-97 </text:span><text:span text:style-name="Body_20_text_20__28_2_29__20__2b__20_Italic">South African Library Quarterly Bulletin</text:span><text:span text:style-name="T1"> 5 pp.68-79</text:span></text:p>
        <text:h text:style-name="P333" text:outline-level="2"><text:bookmark-start text:name="bookmark36"/><text:soft-page-break/>LORD CASTLEREAGH (1)<text:bookmark-end text:name="bookmark36"/></text:h>
        <text:p text:style-name="P216"><text:span text:style-name="T1">Built by Barnard, launched 1802, 3 decks, 4in bottom, length 145ft 3 in, keel 117ft lOin, breadth 36ft, hold 14ft 9in, wing transom 23ft </text:span><text:span text:style-name="Body_20_text_20__28_2_29__20__2b__20_Italic">VAin,</text:span><text:span text:style-name="T1"> port cell 26ft Sin, waist 1ft 7in, between decks 6ft 2m &amp; 6ft 4in, ports 13 middle &amp; 11 upper, deck range 83ft 3 in, 812 tons Principal Managing Owner Henry Bonham</text:span></text:p>
        <text:list xml:id="list3919132126" text:style-name="WWNum117">
          <text:list-item>
            <text:p text:style-name="P576">1802/3<text:tab/>Madras and Bengal</text:p>
          </text:list-item>
        </text:list>
        <text:p text:style-name="P51"><text:span text:style-name="Body_20_text_20__28_2_29__20__2b__20_Bold">L/MAR/B/188A<text:tab/></text:span><text:span text:style-name="T1">Journal 8 Jan<text:tab/>1803-22 Mar 1805</text:span></text:p>
        <text:p text:style-name="P270"><text:span text:style-name="T1">L/MAR/B/188-I(1)<text:tab/></text:span><text:span text:style-name="Body_20_text_20__28_6_29__20__2b__20_Not_20_Bold"><text:span text:style-name="T5">Ledger</text:span></text:span></text:p>
        <text:p text:style-name="P344">L/MAB/B/188-I(2)<text:tab/>Pay Book</text:p>
        <text:p text:style-name="P397">Capt George Robertson</text:p>
        <text:p text:style-name="P491">Portsmouth 27 Apr 1803 - 29 Jun Rio de Janeiro -11 Sep Madras - 30 Sep Masulipatam -14 Oct Diamond Harbour -17 Feb 1804 Saugor -17 May Benkulen - 25 Sep Kedgeree -13 Oct Saugor - 15 Dec Calcutta - 30 Jan 1805 Saugor -12 Feb Madras - 9 Nov moorings</text:p>
        <text:list xml:id="list203634259335237" text:continue-numbering="true" text:style-name="WWNum117">
          <text:list-item>
            <text:p text:style-name="P771">1805/6<text:tab/>Madras and Bengal</text:p>
          </text:list-item>
        </text:list>
        <text:p text:style-name="P118"><text:span text:style-name="Body_20_text_20__28_2_29__20__2b__20_Bold">L/MAR/B/188B<text:tab/></text:span><text:span text:style-name="T1">Journal 9 Dec 1805-20 Oct<text:tab/>1807</text:span></text:p>
        <text:p text:style-name="P69"><text:span text:style-name="T1">L/MAR/B/188J(1)<text:tab/></text:span><text:span text:style-name="Body_20_text_20__28_6_29__20__2b__20_Not_20_Bold"><text:span text:style-name="T5">Ledger</text:span></text:span></text:p>
        <text:p text:style-name="P69"><text:span text:style-name="T1">L/MAR/B/188J(2)<text:tab/></text:span><text:span text:style-name="Body_20_text_20__28_6_29__20__2b__20_Not_20_Bold"><text:span text:style-name="T5">Pay Book</text:span></text:span></text:p>
        <text:p text:style-name="P585">Capt Christopher Kymer</text:p>
        <text:p text:style-name="P404">Portsmouth 4 Mar 1806 - 27 Jun Madras -10 Jul Diamond Harbour - 9 Sep Saugor -17 Oct Penang - 13 Dec Kedgeree -15 Feb 1807 Madras - 20 Mar Colombo -16 Jan St Helena - 6 Sep Downs</text:p>
        <text:list xml:id="list203634840474199" text:continue-numbering="true" text:style-name="WWNum117">
          <text:list-item>
            <text:p text:style-name="P771">1807/8<text:tab/>St Helena and Bengal</text:p>
          </text:list-item>
        </text:list>
        <text:p text:style-name="P772">L/MAM/B/188C<text:tab/>Journal 14 Jan<text:tab/>1808-12 May<text:tab/>1810</text:p>
        <text:p text:style-name="P69"><text:span text:style-name="T1">L/MAR/B/188K(1)<text:tab/></text:span><text:span text:style-name="Body_20_text_20__28_6_29__20__2b__20_Not_20_Bold"><text:span text:style-name="T5">Ledger</text:span></text:span></text:p>
        <text:p text:style-name="P69"><text:span text:style-name="T1">L/MAR/B/188K(2)<text:tab/></text:span><text:span text:style-name="Body_20_text_20__28_6_29__20__2b__20_Not_20_Bold"><text:span text:style-name="T5">Pay Book</text:span></text:span></text:p>
        <text:p text:style-name="P397">Capt Christopher Kymer</text:p>
        <text:p text:style-name="P539">Portsmouth 15 Apr 1808 - 4 Jul St Helena -15 Sep Cape -11 Dec Tnncomalee - 2 Feb 1809 Diamond Harbour - 8 Mar Saugor - 20 May Benkulen - 20 Jul Penang - 25 Sep Diamond Harbour - 29 Oct Saugor - 3 May 1810 St Helena - 9 Jul moorings</text:p>
        <text:list xml:id="list203635103584269" text:continue-numbering="true" text:style-name="WWNum117">
          <text:list-item>
            <text:p text:style-name="P771">1810/1<text:tab/>Bengal and China</text:p>
          </text:list-item>
        </text:list>
        <text:p text:style-name="P119"><text:span text:style-name="Body_20_text_20__28_2_29__20__2b__20_Bold">L/MAR/B/188E<text:tab/></text:span><text:span text:style-name="T1">Journal 22 Feb<text:tab/>1811-28 Dec<text:tab/>1813</text:span></text:p>
        <text:p text:style-name="P69"><text:span text:style-name="T1">L/MAR/B/ 188L(1)<text:tab/></text:span><text:span text:style-name="Body_20_text_20__28_6_29__20__2b__20_Not_20_Bold"><text:span text:style-name="T5">Ledger</text:span></text:span></text:p>
        <text:p text:style-name="P69"><text:span text:style-name="T1">L/MAR/B/188L(2)<text:tab/></text:span><text:span text:style-name="Body_20_text_20__28_6_29__20__2b__20_Not_20_Bold"><text:span text:style-name="T5">Pay Book</text:span></text:span></text:p>
        <text:p text:style-name="P397">Capt Christopher Kymer</text:p>
        <text:p text:style-name="P539">Torbay 30 May 1811 - 21 Jim Madeira -18 Nov Kedgeree -14 Feb 1812 Saugor - 4 May Penang - 9 Jun Malacca - 29 Jun Whampoa - 27 Aug Second Bar -18 Oct Malacca - 5 Dec Saugor - 26 Apr 1813 Acheh -10 Aug St Helena - 7 Nov Downs</text:p>
        <text:list xml:id="list203634433746419" text:continue-numbering="true" text:style-name="WWNum117">
          <text:list-item>
            <text:p text:style-name="P771">1814/5<text:tab/>Bengal</text:p>
          </text:list-item>
        </text:list>
        <text:p text:style-name="P151"><text:span text:style-name="Body_20_text_20__28_2_29__20__2b__20_Bold">L/MAR/B/188F </text:span><text:span text:style-name="T1">Journal 10 Mar 1815-20 Sep 1816 </text:span><text:span text:style-name="Body_20_text_20__28_2_29__20__2b__20_Bold">L/MAR/B/188M(1)<text:tab/></text:span><text:span text:style-name="T1">Ledger</text:span></text:p>
        <text:p text:style-name="P69"><text:span text:style-name="T1">L/MAR/B/188M(2)<text:tab/></text:span><text:span text:style-name="Body_20_text_20__28_6_29__20__2b__20_Not_20_Bold"><text:span text:style-name="T5">Pay Book</text:span></text:span></text:p>
        <text:p text:style-name="P696">Capt Christopher Kymer</text:p>
        <text:p text:style-name="P848">Downs 22 May 1815 - 24 Sep Diamond Harbour -20 Jan 1816 Saugor -16 Jun St Helena -13 Aug Downs</text:p>
        <text:list xml:id="list203634813238620" text:continue-numbering="true" text:style-name="WWNum117">
          <text:list-item>
            <text:p text:style-name="P643">1816/7<text:tab/>Bengal</text:p>
          </text:list-item>
        </text:list>
        <text:p text:style-name="P1013">L/MAR/B/188G<text:tab/>Journal 3 Mar<text:tab/>1817-29<text:tab/>Aug<text:tab/>1818</text:p>
        <text:p text:style-name="P1014">L/MAR/B/188N(1)<text:tab/>Ledger</text:p>
        <text:p text:style-name="P1015">L/MAR/B/188N(2)<text:tab/>Pay Book</text:p>
        <text:p text:style-name="P245"><text:span text:style-name="T1">DownTSX^lsn</text:span><text:span text:style-name="T2">8</text:span><text:span text:style-name="T1">- 5 Jul Simons Bay -1 Sep Diamond Harbour -18 Dec New Anchorage - 21 Feb 1818 Saugor - 6 May Cape - 26 May St Helena - 31 Jul Downs</text:span></text:p>
        <text:list xml:id="list203633680982884" text:continue-numbering="true" text:style-name="WWNum117">
          <text:list-item>
            <text:p text:style-name="P643">1818/9<text:tab/>China</text:p>
          </text:list-item>
        </text:list>
        <text:p text:style-name="P1017">L/MAR/B/188H<text:tab/>Journal 23 Feb<text:tab/>1819-6<text:tab/>May<text:tab/>1820</text:p>
        <text:p text:style-name="P1014">L/MAR/B/188-0(1)<text:tab/>Ledger</text:p>
        <text:p text:style-name="P1016">L/MAR/B/188-0(2)<text:tab/>Pay Book</text:p>
        <text:p text:style-name="P692">Whampoa - 19 Nov Second Bar -13 Feb 1820 St Helena - 9 Apr Downs</text:p>
        <text:p text:style-name="P379">LORD CASTLEREAGH (2)</text:p>
        <text:p text:style-name="P238"><text:span text:style-name="T1">Built at Cochin 1803, 798 tons </text:span><text:span text:style-name="Body_20_text_20__28_2_29__20__2b__20_Bold">1</text:span><text:span text:style-name="T1"> From Bombay 1809</text:span></text:p>
        <text:p text:style-name="P993">L/MAR/B/188D Journal 30 Jul-10 Dec 1809 Capt E Cooper</text:p>
        <text:p text:style-name="P590">Bombay 30 Jul - 8 Oct St Helena - 7 Dec Downs</text:p>
        <text:p text:style-name="P386">LORD CLIVE</text:p>
        <text:p text:style-name="P898">Emit by Randall, launched 1762, 3 decks, 3in bottom, length 132ft SYdn, keel 110ft, breadth 34ft 4m, hold 14ft 2in, between decks 6ft &amp; 6ft 4in, roundhouse 6ft, 676 tons Principal Managing Owner. Charles Raymond</text:p>
        <text:list xml:id="list2345505268" text:style-name="WWNum119">
          <text:list-item>
            <text:p text:style-name="P644">1762/3<text:tab/>Madras, Bengal and China</text:p>
          </text:list-item>
        </text:list>
        <text:p text:style-name="P984">L/MAR/B/577A Journal 2 Dec 1762-26 Jul 1765, Richard Webb, Sixth Mate L/MAR/B/577C (1)<text:tab/>Ledger</text:p>
        <text:p text:style-name="P989">L/MAR/B/577C(2)<text:tab/>Pay Book</text:p>
        <text:p text:style-name="P210"><text:span text:style-name="Body_20_text_20__28_2_29__20__2b__20_Bold_2c_Small_20_Caps">DootTm</text:span><text:span text:style-name="Body_20_text_20__28_2_29__20__2b__20_Bold"> S7l763 - 5 </text:span><text:span text:style-name="T1">Jul Johanna -</text:span><text:span text:style-name="Body_20_text_20__28_2_29__20__2b__20_Bold">13 </text:span><text:span text:style-name="T1">Aug Madras - </text:span><text:span text:style-name="Body_20_text_20__28_2_29__20__2b__20_Bold">27 </text:span><text:span text:style-name="T1">Sep Ingeli - </text:span><text:span text:style-name="Body_20_text_20__28_2_29__20__2b__20_Bold">5 </text:span><text:span text:style-name="T1">Feb </text:span><text:span text:style-name="Body_20_text_20__28_2_29__20__2b__20_Bold">1764 </text:span><text:span text:style-name="T1">Madias -</text:span><text:span text:style-name="Body_20_text_20__28_2_29__20__2b__20_Bold">19 </text:span><text:span text:style-name="T1">Mar Benkulen - 25 May Batavia - 3 Aug Whampoa -11 Dec Second Bar - 28 Mar 1765 St Helena - 30 Jun</text:span></text:p>
        <text:p text:style-name="P628">Long Reach</text:p>
        <text:list xml:id="list203633358965250" text:continue-numbering="true" text:style-name="WWNum119">
          <text:list-item>
            <text:p text:style-name="P1157"><text:span text:style-name="T1">1766/7<text:tab/>China<text:tab/>,<text:tab/></text:span><text:span text:style-name="T3">+</text:span></text:p>
          </text:list-item>
        </text:list>
        <text:p text:style-name="P1130">L/MAR/B/577B Journal 15 Nov 1766-24 Apr 1767, Peter Bearsley, Chief Mate</text:p>
        <text:p text:style-name="P629">Capt Bamaby Bartlett</text:p>
        <text:p text:style-name="P630">Downs 24 Feb 1767 - lost 27 Feb nine miles to southwards of Boulogne</text:p>
        <text:h text:style-name="P322" text:outline-level="2"><text:bookmark-start text:name="bookmark37"/>LORD DUNCAN<text:bookmark-end text:name="bookmark37"/></text:h>
        <text:p text:style-name="P208"><text:span text:style-name="T1">Built by Peny, launched 1798, 3 decks, 4in bottom, length 146ft lin, keel 118ft 6</text:span><text:span text:style-name="T2">3</text:span><text:span text:style-name="T1">/4in, breadtii 36ft SYrin, hold 14ft SVsin, wing transom 23ft, port cell 26ft eY-in, waist 3ft llin, between decks 6ft 2m &amp; 6ft 4in, roundhouse 6ft 6in, ports 13 middle &amp; upper, deck range 85ft Sin, 830 tons Principal Managing Owners: 1-6 John Woolmore, 7 John Cumberlege</text:span></text:p>
        <text:p text:style-name="P773">1<text:tab/>1797/8 Bengal and Benkulen</text:p>
        <text:p text:style-name="P774">L/MAR/B/210A<text:tab/>Journal 24 Feb<text:tab/>1798-5 Jul 1800</text:p>
        <text:p text:style-name="P775">L/MAR/B/210H(1)<text:tab/>Ledger</text:p>
        <text:p text:style-name="P775">L/MAR/B/210H(2)<text:tab/>Pay Book</text:p>
      </text:section>
      <text:section text:style-name="Sect7" text:name="Bereich15">
        <text:p text:style-name="P536">Capt George Saltwell</text:p>
        <text:p text:style-name="P537">Portsmouth 29 Apr 1798 - 6 Jul Rio de Janeiro - 24 Sep Benkulen - 6 Nov Diamond Harbour - 2 Jan 1799 Saugor -19 Jan Madras -11 Feb Kedgeree - 8 Oct Benkulen -15 Mar 1800 St Helena - 30 May Downs</text:p>
        <text:list xml:id="list203634563556557" text:continue-list="list4063165325" text:style-name="WWNum91">
          <text:list-item>
            <text:p text:style-name="P577">1800/1<text:tab/>St Helena and China</text:p>
          </text:list-item>
        </text:list>
        <text:p text:style-name="P167"><text:span text:style-name="Body_20_text_20__28_2_29__20__2b__20_Bold">L/MAR/B/210B </text:span><text:span text:style-name="T1">Journal 27 Dec 1800-10 Jul 1802 L/MAR/B/210-I(1)<text:tab/>Ledger</text:span></text:p>
        <text:p text:style-name="P271"><text:span text:style-name="T1">L/MAR/B/210-I(2)<text:tab/></text:span><text:span text:style-name="Body_20_text_20__28_6_29__20__2b__20_Not_20_Bold"><text:span text:style-name="T5">Pay Book</text:span></text:span></text:p>
        <text:p text:style-name="P397">Capt George Saltwell</text:p>
        <text:p text:style-name="P537">Portsmouth 31 Mar 1801 -11 Jun St Helena - 7 Oct Whampoa -19 Dec Second Bar -12 Apr 1802 St Helena -10 Jun Downs</text:p>
        <text:list xml:id="list203635126194488" text:continue-numbering="true" text:style-name="WWNum91">
          <text:list-item>
            <text:p text:style-name="P492">1802/3<text:tab/>Cape and Bengal</text:p>
          </text:list-item>
        </text:list>
        <text:p text:style-name="P152"><text:span text:style-name="T1">L/MAR/B/210C Journal 27 Aug 1802-7 May 1804 </text:span><text:span text:style-name="Body_20_text_20__28_2_29__20__2b__20_Bold">L/MAR/B/210J(1) </text:span><text:span text:style-name="T1">Ledger </text:span><text:span text:style-name="Body_20_text_20__28_2_29__20__2b__20_Bold">L/MAR/B/210J(2) </text:span><text:span text:style-name="T1">Pay Book</text:span></text:p>
        <text:p text:style-name="P948">Capt Anthony Murray</text:p>
        <text:p text:style-name="P964">Downs 13 Oct 1803 - 22 Dec Cape -16 Apr 1804 Madras -13 May Diamond Harbour - 30 Jul Saugor -14 Feb 1805 St Helena - 29 Apr Downs</text:p>
        <text:list xml:id="list203635158571196" text:continue-numbering="true" text:style-name="WWNum91">
          <text:list-item>
            <text:p text:style-name="P492">1804/5<text:tab/>Madras and Bengal</text:p>
          </text:list-item>
        </text:list>
        <text:p text:style-name="P152"><text:span text:style-name="Body_20_text_20__28_2_29__20__2b__20_Bold">L/MAR/B/210D </text:span><text:span text:style-name="T1">Journal 17 Nov 1804-23 Sep 1806 </text:span><text:span text:style-name="Body_20_text_20__28_2_29__20__2b__20_Bold">L/MAR/B/210K(1) </text:span><text:span text:style-name="T1">Ledger L/MAR/B/210K(2) Pay Book Capt Edward Chapman Bradford</text:span></text:p>
        <text:p text:style-name="P537">Portsmouth 8 Mar 1805 - 13 Jul Madras -14 Aug Diamond Harbour - 20 Dec Saugor -14 May 1806 St Helena -18 Jul Downs</text:p>
        <text:list xml:id="list203634738632743" text:continue-numbering="true" text:style-name="WWNum91">
          <text:list-item>
            <text:p text:style-name="P492">1806/7<text:tab/>Madras and Bengal</text:p>
          </text:list-item>
        </text:list>
        <text:p text:style-name="P52"><text:span text:style-name="Body_20_text_20__28_2_29__20__2b__20_Bold">L/MAR/B/210E<text:tab/></text:span><text:span text:style-name="T1">Journal<text:tab/>8 Dec 1806-4 Oct 1808</text:span></text:p>
        <text:p text:style-name="P152"><text:span text:style-name="T1">L/MAR/B/210L(1) Ledger </text:span><text:span text:style-name="Body_20_text_20__28_2_29__20__2b__20_Bold">L/MAR/B/210L(2) </text:span><text:span text:style-name="T1">Pay Book</text:span></text:p>
        <text:p text:style-name="P397">Capt Edward Chapman Bradford</text:p>
        <text:p text:style-name="P539">Portsmouth 4 Mar 1807 - 4 Jul Madras - 30 Jul Diamond Harbour - 27 Sep Saugor - 24 Oct Diamond Harbour - 27 Dec Culpee -11 Jun 1808 St Helena -14 Aug Downs</text:p>
        <text:list xml:id="list203633537753545" text:continue-numbering="true" text:style-name="WWNum91">
          <text:list-item>
            <text:p text:style-name="P776">1808/9<text:tab/>Madras and Bengal</text:p>
          </text:list-item>
        </text:list>
        <text:p text:style-name="P137"><text:span text:style-name="T1">L/MAM/B/210F Journal 3 Dec 1808-25 Aug 1810 </text:span><text:span text:style-name="Body_20_text_20__28_2_29__20__2b__20_Bold">L/MAR/B/210M(1) </text:span><text:span text:style-name="T1">Ledger </text:span><text:span text:style-name="Body_20_text_20__28_2_29__20__2b__20_Bold">L/MAR/B/210M(2) </text:span><text:span text:style-name="T1">Pay Book</text:span></text:p>
        <text:p text:style-name="P696">Capt Edward Chapman Bradford</text:p>
        <text:p text:style-name="P852">Portsmouth 24 Feb 1809 - 8 Mar Madeira - 5 Jul Madras -19 Jul Diamond Harbour -17 Oct Saugor - 4 Feb 1810 Madras - 3 May St Helena - 6 Jul Downs</text:p>
        <text:list xml:id="list203634953623827" text:continue-numbering="true" text:style-name="WWNum91">
          <text:list-item>
            <text:p text:style-name="P776">1811/2<text:tab/>Bombay</text:p>
          </text:list-item>
        </text:list>
        <text:p text:style-name="P777">L/MAR/B/210G<text:tab/>Journal<text:tab/>26<text:tab/>Feb<text:tab/>1812-5<text:tab/>Oct<text:tab/>1813</text:p>
        <text:p text:style-name="P137"><text:span text:style-name="Body_20_text_20__28_2_29__20__2b__20_Bold">L/MAR/B/210N(1) </text:span><text:span text:style-name="T1">Ledger </text:span><text:span text:style-name="Body_20_text_20__28_2_29__20__2b__20_Bold">L/MAR/B/210N(2) </text:span><text:span text:style-name="T1">Pay Book Capt Thomas Price</text:span></text:p>
        <text:p text:style-name="P853">Falmouth 15 May 1812 - 3 Jun Madeira -13 Oct Goa - 20 Oct Bombay - 4 Feb 1813 Point de Galle - 13 Jun St Helena -10 Aug Downs</text:p>
        <text:p text:style-name="P374">LORD ELDON</text:p>
        <text:p text:style-name="P215"><text:span text:style-name="T1">Built by Temple, measured 1802, 2 decks, length 123ft, keel 99ft 7</text:span><text:span text:style-name="T2">1</text:span><text:span text:style-name="T1">/</text:span><text:span text:style-name="T3">2</text:span><text:span text:style-name="T1">in, breadth 31ft lO'Ain, hold 14ft 8m, wing transom 23ft 4</text:span><text:span text:style-name="T2">1</text:span><text:span text:style-name="T1">/2in, port cell 24ft 11m, waist 7in, between decks 6ft lOin, roundhouse 6ft 5in, ports 6 upper, 538 tons</text:span></text:p>
        <text:p text:style-name="P948">Principal Managing Owners 1-2 Moses Agar, 4-6 Richardson Borradaile</text:p>
        <text:list xml:id="list3242625045" text:style-name="WWNum121">
          <text:list-item>
            <text:p text:style-name="P912">1801/2<text:tab/>St Helena and Bengal</text:p>
          </text:list-item>
        </text:list>
        <text:p text:style-name="P913">L/MAR/B/143A<text:tab/>Journal 24 Apr 1802-17 Jan 1804</text:p>
        <text:p text:style-name="P201"><text:span text:style-name="T1">L/MAR/B/143-I(1)<text:tab/></text:span><text:span text:style-name="Body_20_text_20__28_6_29__20__2b__20_Not_20_Bold"><text:span text:style-name="T5">Ledger</text:span></text:span></text:p>
        <text:p text:style-name="P201"><text:span text:style-name="T1">L/MAR/B/143-I(2)<text:tab/></text:span><text:span text:style-name="Body_20_text_20__28_6_29__20__2b__20_Not_20_Bold"><text:span text:style-name="T5">Pay Book</text:span></text:span></text:p>
        <text:p text:style-name="P902">Capt Jasper Swete</text:p>
        <text:p text:style-name="P1060">Downs 14 Jun 1802 - 30 Aug St Helena - 20 Oct Cape - 7 Jan 1803 Acheh -31 Jan Calcutta - 20 Apr Kedgeree - 9 Aug St Helena -1 Dec Cork -12 Dec Downs</text:p>
        <text:list xml:id="list203634012732198" text:continue-numbering="true" text:style-name="WWNum121">
          <text:list-item>
            <text:p text:style-name="P778">1803/4<text:tab/>Bengal and Benkulen</text:p>
          </text:list-item>
        </text:list>
        <text:p text:style-name="P120"><text:span text:style-name="Body_20_text_20__28_2_29__20__2b__20_Bold">L/MAR/B/143B<text:tab/></text:span><text:span text:style-name="T1">Journal 15<text:tab/>Mar<text:tab/>1804-15<text:tab/>Jan 1806</text:span></text:p>
        <text:p text:style-name="P79"><text:span text:style-name="T1">L/MAR/B/143 J (1)<text:tab/></text:span><text:span text:style-name="Body_20_text_20__28_6_29__20__2b__20_Not_20_Bold"><text:span text:style-name="T5">Ledger</text:span></text:span></text:p>
        <text:p text:style-name="P79"><text:span text:style-name="T1">L/MAR/B/143J(2)<text:tab/></text:span><text:span text:style-name="Body_20_text_20__28_6_29__20__2b__20_Not_20_Bold"><text:span text:style-name="T5">Pay Book</text:span></text:span></text:p>
        <text:table-of-content text:style-name="Sect5"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2"><text:soft-page-break/>Capt Jasper Swete<text:tab/>,<text:tab/>„ , ,</text:p>
            <text:p text:style-name="P1163">Portsmouth 9 Jun 1804 - 6 Jul Madeira - 21 Dec Calcutta - 31 Mar 1805 Saugor -17 May Benkulen -</text:p>
            <text:list xml:id="list203634658999747" text:continue-list="list203633997413976" text:style-name="WWNum115">
              <text:list-item>
                <text:p text:style-name="P1164">Sep St Helena - 6 Dec Downs</text:p>
              </text:list-item>
            </text:list>
            <text:list xml:id="list203634332220887" text:continue-list="list203634012732198" text:style-name="WWNum121">
              <text:list-item>
                <text:p text:style-name="P1165">1805/6<text:tab/>Bengal</text:p>
              </text:list-item>
            </text:list>
            <text:p text:style-name="P230">L/MAR/B/143C<text:tab/><text:span text:style-name="T1">Journal 20<text:tab/>Mar<text:tab/>1806-15<text:tab/>Dec<text:tab/>1807</text:span></text:p>
            <text:p text:style-name="P380">L/MAR/B/143K(1)<text:tab/>Ledger</text:p>
            <text:p text:style-name="P80"><text:span text:style-name="T1">L/MAR/B/143K(2)<text:tab/></text:span><text:span text:style-name="T5">Pay Book</text:span></text:p>
            <text:p text:style-name="P250"><text:span text:style-name="T1">Capt John William Young<text:tab/></text:span><text:span text:style-name="T3">T</text:span></text:p>
          </text:index-body>
        </text:table-of-content>
        <text:p text:style-name="P1123">Portsmouth 10 Jun 1806 - 20 Nov Calcutta - 26 Mar 1807 Saugor - 31 Jul St Helena -10 Nov Downs</text:p>
        <text:list xml:id="list203634923125468" text:continue-numbering="true" text:style-name="WWNum121">
          <text:list-item>
            <text:p text:style-name="P645">1807/8 Bombay</text:p>
          </text:list-item>
        </text:list>
        <text:p text:style-name="P646">L/MAR/B/143D<text:tab/>Journal 29 Mar 1808-23 Aug 1809</text:p>
        <text:p text:style-name="P1061">L/MAR/B/143E<text:tab/>Journal 29 Mar 1808-23 Aug 1809, William Harmsworth, Chief Mate</text:p>
        <text:p text:style-name="P1056">L/MAR/B/143L(1) Ledger L/MAR/B/143L(2) Pay Book</text:p>
        <text:p text:style-name="P1124">Capt John William Young<text:tab/>, _ „<text:tab/>.</text:p>
        <text:p text:style-name="P1123">Portsmouth 10 Jun 1808 - 25 Jun Madeira - 30 Oct Bombay - 8 Feb 1809 Point de Galle - 29 Apr</text:p>
        <text:p text:style-name="P599">St Helena -13 Jul Downs</text:p>
        <text:list xml:id="list203634639929973" text:continue-numbering="true" text:style-name="WWNum121">
          <text:list-item>
            <text:p text:style-name="P779">1809/10 Bombay and Bengal</text:p>
          </text:list-item>
        </text:list>
        <text:p text:style-name="P780">L/MAR/B/143F<text:tab/>Journal 8 Mar 1810-20 Nov 1813</text:p>
        <text:p text:style-name="P873">L/MAR/B/143M(1) Ledger L/MAR/B/143M(2)<text:tab/>Pay Book</text:p>
        <text:p text:style-name="P781">Capt John William Young<text:tab/>.</text:p>
        <text:p text:style-name="P578">Portsmouth 12 May 1810 - 27 May Madeira - 5 Oct Bombay - 24 Nov Calicut - 4 Dec Point de Galle - 25 Jan 1811 Calcutta - 4 Mar Saugor - 7 Jun Malacca -10 Aug Batavia -19 Oct Malacca - 1 Nov Penang - 20 Dec Calcutta - 8 Mar 1812 Saugor -19 May Mauritius - 2 Jun St Helena - 24 Oct Downs</text:p>
        <text:list xml:id="list203634694484003" text:continue-numbering="true" text:style-name="WWNum121">
          <text:list-item>
            <text:p text:style-name="P647">1812/3<text:tab/>Batavia</text:p>
          </text:list-item>
        </text:list>
        <text:p text:style-name="P914">L/MAR/B/143G<text:tab/>Journal 21<text:tab/>Jan 1813-28<text:tab/>Jan<text:tab/>1814</text:p>
        <text:p text:style-name="P350">L/MAR/B/143N(1)<text:tab/>Ledger</text:p>
        <text:p text:style-name="P350">L/MAR/B/143N(2)<text:tab/>Pay Book</text:p>
        <text:p text:style-name="P915">Capt Jacob Cowles</text:p>
        <text:p text:style-name="P1085">Torbay 25 Mar 1813 - 8 Apr Madeira - 2 Aug Batavia - 27 Oct Anger -13 Jan 1814 St Helena - 18 May Downs</text:p>
        <text:list xml:id="list203635068788553" text:continue-numbering="true" text:style-name="WWNum121">
          <text:list-item>
            <text:p text:style-name="P782">1814/5<text:tab/>Madras and Bengal</text:p>
          </text:list-item>
        </text:list>
        <text:p text:style-name="P783">L/MAR/B/143H<text:tab/>Journal 11<text:tab/>Jan 1815-10<text:tab/>Aug<text:tab/>1816</text:p>
        <text:p text:style-name="P784">L/MAR/B/143-0(1)<text:tab/>Ledger</text:p>
        <text:p text:style-name="P784">L/MAR/B/143-0(2)<text:tab/>Pay Book</text:p>
        <text:p text:style-name="P709">Capt Jacob Cowles</text:p>
        <text:p text:style-name="P1003">Downs 3 Apr 1815 -18 Apr Madeira - 6 Aug Madras - 8 Sep Calcutta - 26 Nov Saugor - 30 Dec Madras - 30 Jan 1816 Benkulen - 8 May St Helena - 2 Jul Downs</text:p>
        <text:p text:style-name="P216"><text:span text:style-name="T1">Extra ship, repaired by Tebbutt, measured 1810, 2 decks, 4in bottom, length 115ft 7in, keel 91ft, breadth 32ft 7in hold 19ft, wing transom 20ft Sin, port cell 28ft 7in, waist 6m, between decks 5ft 7in, ports 10 upper, 513 tons Principal Managing Owner</text:span><text:span text:style-name="T2">-</text:span><text:span text:style-name="T1"> John Card</text:span></text:p>
        <text:list xml:id="list1709504335" text:style-name="WWNum123">
          <text:list-item>
            <text:p text:style-name="P579">1810/1<text:tab/>Bengal</text:p>
          </text:list-item>
        </text:list>
        <text:p text:style-name="P53"><text:span text:style-name="Body_20_text_20__28_2_29__20__2b__20_Bold">L/MAR/B/220A<text:tab/></text:span><text:span text:style-name="T1">Journal 8 Apr<text:tab/>1811-15<text:tab/>Oct 1812</text:span></text:p>
        <text:p text:style-name="P272"><text:span text:style-name="T1">L/MAR/B/220C(1)<text:tab/></text:span><text:span text:style-name="Body_20_text_20__28_6_29__20__2b__20_Not_20_Bold"><text:span text:style-name="T5">Ledger</text:span></text:span></text:p>
        <text:p text:style-name="P272"><text:span text:style-name="T1">L/MAR/B/220C(2)<text:tab/></text:span><text:span text:style-name="Body_20_text_20__28_6_29__20__2b__20_Not_20_Bold"><text:span text:style-name="T5">Pay Book</text:span></text:span></text:p>
        <text:p text:style-name="P397">Capt Lewis Owen Edwards</text:p>
        <text:p text:style-name="P537">Portsmouth 21 Jun 1811 - 2 Jul Madeira - 6 Nov Calcutta - 26 Feb 1812 Saugor -1 Jul St Helena - 18 Sep Long Reach</text:p>
        <text:list xml:id="list203634479097145" text:continue-numbering="true" text:style-name="WWNum123">
          <text:list-item>
            <text:p text:style-name="P493">1812/3<text:tab/>Bengal</text:p>
          </text:list-item>
        </text:list>
        <text:p text:style-name="P53"><text:span text:style-name="Body_20_text_20__28_2_29__20__2b__20_Bold">L/MAR/B/220B<text:tab/></text:span><text:span text:style-name="T1">Journal 2 Mar<text:tab/>1813-24<text:tab/>Oct 1814</text:span></text:p>
        <text:p text:style-name="P272"><text:span text:style-name="T1">L/MAR/B/220D(1)<text:tab/></text:span><text:span text:style-name="Body_20_text_20__28_6_29__20__2b__20_Not_20_Bold"><text:span text:style-name="T5">Ledger</text:span></text:span></text:p>
        <text:p text:style-name="P272"><text:span text:style-name="T1">L/MAR/B/220D (2)<text:tab/></text:span><text:span text:style-name="Body_20_text_20__28_6_29__20__2b__20_Not_20_Bold"><text:span text:style-name="T5">Pay Book</text:span></text:span></text:p>
        <text:p text:style-name="P397">Capt Lewis Owen Edwards</text:p>
        <text:p text:style-name="P403">Portsmouth 22 May 1813 - 2 Jun Madeira -19 Nov Calcutta -13 Feb 1814 Saugor - 25 Mar Bombay - 24 Apr Telhcherry - 7 Jul St Helena - 22 Sep Downs</text:p>
        <text:p text:style-name="P387">LORD HAWKESBURY</text:p>
        <text:p text:style-name="P215"><text:span text:style-name="T1">Built by Randall, launched 1786, 3 decks, 4in bottom, length 143ft 9in, keel 116ft lin, breadth 36ft lin, hold 14ft 9</text:span><text:span text:style-name="T2">1</text:span><text:span text:style-name="T1">/2in, wing transom 24ft 2in, port cell 26ft </text:span><text:span text:style-name="Body_20_text_20__28_2_29__20__2b__20_Italic">ZViin,</text:span><text:span text:style-name="T1"> waist 1ft 6in, between decks, 6ft &amp; 6ft 3 in, roundhouse 6ft S^in, ports 13 middle &amp; upper, 803 tons</text:span></text:p>
        <text:p text:style-name="P948">Principal Managing Owners: 1-2 John Hodson Durand, 3 James Farquharson, 4-6 William Fraser,</text:p>
        <text:p text:style-name="P951">7-8 Andrew Timbrell</text:p>
        <text:list xml:id="list3467780684" text:style-name="WWNum125">
          <text:list-item>
            <text:p text:style-name="P495">1787/8 St Helena, Benkulen and China</text:p>
          </text:list-item>
        </text:list>
        <text:p text:style-name="P54"><text:span text:style-name="Body_20_text_20__28_2_29__20__2b__20_Bold">L/MAR/B/323A<text:tab/></text:span><text:span text:style-name="T1">Journal 2 Nov<text:tab/>1787-6 Aug 1789</text:span></text:p>
        <text:p text:style-name="P272"><text:span text:style-name="T1">L/MAR/B/323-I(l)<text:tab/></text:span><text:span text:style-name="Body_20_text_20__28_6_29__20__2b__20_Not_20_Bold"><text:span text:style-name="T5">Ledger</text:span></text:span></text:p>
        <text:p text:style-name="P272"><text:span text:style-name="T1">L/MAR/B/323-I(2)<text:tab/></text:span><text:span text:style-name="Body_20_text_20__28_6_29__20__2b__20_Not_20_Bold"><text:span text:style-name="T5">Pay Book</text:span></text:span></text:p>
        <text:p text:style-name="P397">Capt John Barkley</text:p>
        <text:p text:style-name="P1078">Downs 7 Jan 1788 - 26 Mar St Helena - 8 Jul Benkulen - 5 Oct Whampoa - 27 Dec Second Bar - 29 Apr 1789 St Helena - 9 Jul Downs</text:p>
        <text:list xml:id="list203633722914839" text:continue-numbering="true" text:style-name="WWNum125">
          <text:list-item>
            <text:p text:style-name="P736">1790/1 St Helena, Bengal and Benkulen</text:p>
          </text:list-item>
        </text:list>
        <text:p text:style-name="P121"><text:span text:style-name="Body_20_text_20__28_2_29__20__2b__20_Bold">L/MAR/B/323B<text:tab/></text:span><text:span text:style-name="T1">Journal 6 Jan 1791-13 Sep<text:tab/>1792</text:span></text:p>
        <text:p text:style-name="P81"><text:span text:style-name="T1">L/MAR/B/323J(1)<text:tab/></text:span><text:span text:style-name="Body_20_text_20__28_6_29__20__2b__20_Not_20_Bold"><text:span text:style-name="T5">Ledger</text:span></text:span></text:p>
        <text:p text:style-name="P81"><text:span text:style-name="T1">L/MAR/B/323J(2)<text:tab/></text:span><text:span text:style-name="Body_20_text_20__28_6_29__20__2b__20_Not_20_Bold"><text:span text:style-name="T5">Pay Book</text:span></text:span></text:p>
        <text:p text:style-name="P696">Capt John Barkley</text:p>
        <text:p text:style-name="P700">Plymouth 29 Mar 1791 - 21 Jun St Helena - 4 Oct Diamond Harbour -17 Jan 1792 Kedgeree -17 Feb Rat Island - 4 Jun St Helena -16 Aug Downs</text:p>
        <text:list xml:id="list203633451022905" text:continue-numbering="true" text:style-name="WWNum125">
          <text:list-item>
            <text:p text:style-name="P494">1793/4<text:tab/>Madras and Bengal</text:p>
          </text:list-item>
        </text:list>
        <text:p text:style-name="P54"><text:span text:style-name="Body_20_text_20__28_2_29__20__2b__20_Bold">L/MAR/B/323C<text:tab/></text:span><text:span text:style-name="T1">Journal 11 Dec 1793-8 Dec<text:tab/>1795</text:span></text:p>
        <text:p text:style-name="P272"><text:span text:style-name="T1">L/MAR/B/323K(1)<text:tab/></text:span><text:span text:style-name="Body_20_text_20__28_6_29__20__2b__20_Not_20_Bold"><text:span text:style-name="T5">Ledger</text:span></text:span></text:p>
        <text:p text:style-name="P272"><text:span text:style-name="T1">L/MAR/B/323K(2)<text:tab/></text:span><text:span text:style-name="Body_20_text_20__28_6_29__20__2b__20_Not_20_Bold"><text:span text:style-name="T5">Pay Book</text:span></text:span></text:p>
        <text:p text:style-name="P397">Capt John Price</text:p>
        <text:p text:style-name="P539">Portsmouth 2 May 1794 - 11 Sep Madras -15 Oct Diamond Harbour -15 Jan 1795 Saugor - 3 Mar Madras - 24 May St Helena -16 Oct Downs</text:p>
        <text:list xml:id="list203633622298290" text:continue-numbering="true" text:style-name="WWNum125">
          <text:list-item>
            <text:p text:style-name="P785">1795/6<text:tab/>Madras and Bengal</text:p>
          </text:list-item>
        </text:list>
        <text:p text:style-name="P121"><text:span text:style-name="Body_20_text_20__28_2_29__20__2b__20_Bold">L/MAR/B/323D<text:tab/></text:span><text:span text:style-name="T1">Journal 28 Mar 1796-4 Sep<text:tab/>1798</text:span></text:p>
        <text:p text:style-name="P81"><text:span text:style-name="T1">L/MAR/B/323L(1)<text:tab/></text:span><text:span text:style-name="Body_20_text_20__28_6_29__20__2b__20_Not_20_Bold"><text:span text:style-name="T5">Ledger</text:span></text:span></text:p>
        <text:p text:style-name="P81"><text:span text:style-name="T1">L/MAR/B/323L(2)<text:tab/></text:span><text:span text:style-name="Body_20_text_20__28_6_29__20__2b__20_Not_20_Bold"><text:span text:style-name="T5">Pay Book</text:span></text:span></text:p>
        <text:p text:style-name="P674">Capt John Price</text:p>
        <text:p text:style-name="P938">Portsmouth 27 Jun 1796 - 19 Sep Cape - 9 Jan 1797 Madras - 27 Feb Kedgeree - 2 Apr Diamond Harbour -11 Aug Saugor - 26 Aug Penang -1 Nov Diamond Harbour -19 Dec Saugor -11 Jan 1798 Madras - 23 Apr Cape - 26 May St Helena - 2 Aug Downs</text:p>
        <text:list xml:id="list203634511930886" text:continue-numbering="true" text:style-name="WWNum125">
          <text:list-item>
            <text:p text:style-name="P874">1798/9<text:tab/>St Helena and Bengal</text:p>
          </text:list-item>
        </text:list>
        <text:p text:style-name="P848">L/MAR/B/323E Journal 25 Jan 1799-19 Nov 1800 L/MAR/B/323M(1) Ledger L/MAR/B/323M(2) Pay Book</text:p>
        <text:p text:style-name="P856">Capt William Donaldson</text:p>
        <text:p text:style-name="P1082">Portsmouth 24 Apr 1799 - 10 Apr St Helena -13 Dec Kedgeree - 9 Feb 1800 Saugor -15 Jun St Helena - 23 Sep Downs</text:p>
        <text:list xml:id="list203634646522676" text:continue-numbering="true" text:style-name="WWNum125">
          <text:list-item>
            <text:p text:style-name="P687">1800/1<text:tab/>Bombay</text:p>
          </text:list-item>
        </text:list>
        <text:p text:style-name="P916">L/MAR/B/323F<text:tab/>Journal 20 Dec 1800-24 Jul 1802</text:p>
        <text:p text:style-name="P939">L/MAR/B/323N(1) Ledger L/MAR/B/323N(2) Pay Book Capt William Donaldson</text:p>
        <text:p text:style-name="P1133">Portsmouth 31 Mar 1801 - 23 Jul Bombay - 23 Nov Telhcherry - 5 Jan 1802 Quilon - 5 Apr St Helena - 8 Jun Downs</text:p>
        <text:list xml:id="list203634328721213" text:continue-numbering="true" text:style-name="WWNum125">
          <text:list-item>
            <text:p text:style-name="P786">1803/4<text:tab/>Bengal and Madras</text:p>
          </text:list-item>
        </text:list>
        <text:p text:style-name="P787">L/MAR/B/323G<text:tab/>Journal 16 Apr<text:tab/>1804-29 Mar<text:tab/>1806</text:p>
        <text:p text:style-name="P848">L/MAR/B/323-0(l) Ledger L/MAR/B/323-0(2) Pay Book</text:p>
        <text:p text:style-name="P696">Capt James Timbrell</text:p>
        <text:p text:style-name="P540">Portsmouth 10 Jul 1804 - 23 Jul Madeira -1 Dec Kedgeree -31 Jan 1805 Saugor -12 Feb Madras - 13 Apr Ganjam -1 May Madras -13 Dec Fernando de Noronha - 23 Feb 1806 Downs</text:p>
        <text:list xml:id="list203634055496709" text:continue-numbering="true" text:style-name="WWNum125">
          <text:list-item>
            <text:p text:style-name="P648">1806/7<text:tab/>St Helena and Bengal</text:p>
          </text:list-item>
        </text:list>
        <text:p text:style-name="P1004">L/MAR/B/323H Journal 8 Jan 1807-20 Sep 1808, Edward Lynch Harmsworth, Chief Mate L/MAR/B/323P(1)<text:tab/>Ledger</text:p>
        <text:p text:style-name="P1018">L/MAR/B/323P(2)<text:tab/>Pay Book</text:p>
        <text:p text:style-name="P1008">Capt Samuel Smith</text:p>
        <text:p text:style-name="P222"><text:span text:style-name="T1">Portsmouth 18 Apr 1807 - 13 Jul St Helena - 28 Nov Diamond Harbour -1 Feb 1808 Masulipatam - 16 Feb </text:span><text:soft-page-break/><text:span text:style-name="T1">Madras - 6 Mar Colombo -11 Jun St Helena -14 Aug Downs</text:span></text:p>
        <text:p text:style-name="P376">LORD HOLLAND (1)</text:p>
        <text:p text:style-name="P142"><text:span text:style-name="T1">Built by Randall, launched 1762, 3 decks, 3in bottom, 696 tons Principal </text:span><text:span text:style-name="Body_20_text_20__28_2_29_">Managin</text:span><text:span text:style-name="T1">g Owner</text:span><text:span text:style-name="T2">-</text:span><text:span text:style-name="T1"> John Durand</text:span></text:p>
        <text:list xml:id="list2470641308" text:style-name="WWNum127">
          <text:list-item>
            <text:p text:style-name="P649">1763/4<text:tab/>Madras and China</text:p>
          </text:list-item>
        </text:list>
        <text:p text:style-name="P1048">L/MAR/B/469A Journal 8 Dec 1763-8 Oct 1765, Henry Collins, Second Mate L/MAR/B/469H(1)<text:tab/>Ledger</text:p>
        <text:p text:style-name="P1034">L/MAR/B/469H(2)<text:tab/>Pay Book</text:p>
        <text:p text:style-name="P1027">Capt Fasham Nairne</text:p>
        <text:p text:style-name="P554">Downs 17 Feb 1764 - 5 Jun Mauritius -16 Jul Madras - 4 Sep Malacca - 25 Sep Manila - 3 Nov Whampoa -10 Feb 1765 Second Bar - 2 Jun St Helena - 30 Jul Kinsale - 28 Aug Downs</text:p>
        <text:list xml:id="list203633363092324" text:continue-numbering="true" text:style-name="WWNum127">
          <text:list-item>
            <text:p text:style-name="P498">1766/7<text:tab/>Madras and Bengal</text:p>
          </text:list-item>
        </text:list>
        <text:p text:style-name="P499">L/MAR/B/469B<text:tab/>Journal 6 Oct<text:tab/>1766-28 May<text:tab/>1768</text:p>
        <text:p text:style-name="P500">L/MAR/B/469-I(l)<text:tab/>Ledger</text:p>
        <text:p text:style-name="P501">L/MAR/B/469-l(2)<text:tab/>Pay Book</text:p>
        <text:p text:style-name="P421">Capt Fasham Nairne</text:p>
        <text:p text:style-name="P917">Downs 16 Dec 1766 - 8 Jan 1767 Santa Cruz - 5 May Johanna - 7 Jun Madras - 25 Jun Kedgeree - 19 Sep Ingeh -19 Dec Cape -12 Jan 1768 St Helena -19 Apr Downs</text:p>
        <text:list xml:id="list203634932617070" text:continue-numbering="true" text:style-name="WWNum127">
          <text:list-item>
            <text:p text:style-name="P1092">1768/9<text:tab/>Madras and Bengal</text:p>
          </text:list-item>
        </text:list>
        <text:p text:style-name="P1093">L/MAR/B/469C Journal 11 Nov 1768-18 Sep 1769</text:p>
      </text:section>
      <text:section text:style-name="Sect8" text:name="Bereich16">
        <text:p text:style-name="P1159"><draw:frame text:anchor-type="char" draw:z-index="42" draw:name="Form49" draw:style-name="gr4" draw:text-style-name="P1167" svg:width="0.745cm" svg:height="2.32cm" svg:x="14.088cm" svg:y="0cm"><draw:image xlink:href="Pictures/100000000000002C00000089175A76BA0EBE6DDB.png" xlink:type="simple" xlink:show="embed" xlink:actuate="onLoad" draw:mime-type="image/png"><text:p/></draw:image></draw:frame><draw:custom-shape text:anchor-type="char" draw:z-index="43" draw:name="Form50" draw:style-name="gr3" draw:text-style-name="P1166" svg:width="1.322cm" svg:height="13.445cm" svg:x="13.834cm" svg:y="3.06cm"><text:p/><draw:enhanced-geometry draw:type="non-primitive"/></draw:custom-shape></text:p>
        <text:p text:style-name="P585">Capt Fasham Naime</text:p>
        <text:p text:style-name="P1110">Downs 9 Feb 1769 - 23 Feb Tenerife - 29 May Johanna - 29 Jun Madras -12 Jul Cupee - 9 Sep Ingeli - ship lost 18 Sep</text:p>
        <text:p text:style-name="P605">* Journal includes details of court of enquiry on the loss</text:p>
        <text:h text:style-name="P317" text:outline-level="2"><text:bookmark-start text:name="bookmark38"/>LORD HOLLAND (2)<text:bookmark-end text:name="bookmark38"/></text:h>
        <text:p text:style-name="P585">Built by Randall, launched 1771, 3 decks, 4in bottom, 804 tons</text:p>
        <text:p text:style-name="P596">Principal Managing Owners: 1 John Durand, 2 Samuel Meeke, 3-4 Robert Williams</text:p>
        <text:list xml:id="list3443071421" text:style-name="WWNum129">
          <text:list-item>
            <text:p text:style-name="P502">1770/1<text:tab/>Bengal</text:p>
          </text:list-item>
        </text:list>
        <text:p text:style-name="P456">L/MAR/B/469D<text:tab/>Journal 19 Feb 1771-3 Nov 1772</text:p>
        <text:p text:style-name="P456">L/MAR/B/469J(1)<text:tab/>Ledger</text:p>
        <text:p text:style-name="P456">L/MAR/B/469J(2)<text:tab/>Pay Book</text:p>
        <text:p text:style-name="P397">Capt Fasham Naime</text:p>
        <text:p text:style-name="P541">Downs 14 May 1771 - 3 Jun Madeira - 30 Aug Cape - 7 Dec Kedgeree - 7 Feb 1772 Ingeli - 26 Mar Madras -11 Jul St Helena -18 Sep Downs</text:p>
        <text:list xml:id="list203633475101477" text:continue-numbering="true" text:style-name="WWNum129">
          <text:list-item>
            <text:p text:style-name="P502">1775/6<text:tab/>St Helena, Benkulen and China</text:p>
          </text:list-item>
        </text:list>
        <text:p text:style-name="P580">L/MAR/B/469E Journal 9 Oct 1775-7 Aug 1777 L/MAR/B/469K(1)<text:tab/>Ledger</text:p>
        <text:p text:style-name="P456">L/MAR/B/469K(2)<text:tab/>Pay Book</text:p>
        <text:p text:style-name="P397">Capt Patrick Lawson</text:p>
        <text:p text:style-name="P405">Portsmouth 7 Jan 1776 - 17 Apr St Helena -21 Jul Benkulen - 24 Sep Whampoa - 26 Dec Second Bar - 7 Apr 1777 Cape - 9 May St Helena - 28 Jul Downs</text:p>
        <text:list xml:id="list203633907035377" text:continue-numbering="true" text:style-name="WWNum129">
          <text:list-item>
            <text:p text:style-name="P503">1777/8<text:tab/>Madras and China</text:p>
          </text:list-item>
        </text:list>
        <text:p text:style-name="P456">L/MAR/B/469F<text:tab/>Journal 15 Nov 1777-14 Jan 1780</text:p>
        <text:p text:style-name="P456">L/MAR/B/469L(1)<text:tab/>Ledger</text:p>
        <text:p text:style-name="P456">L/MAR/B/469L(2)<text:tab/>Pay Book</text:p>
        <text:p text:style-name="P1029">Capt Patrick Lawson</text:p>
        <text:p text:style-name="P1040">Portsmouth 15 Feb 1778 - 24 May Johanna - 30 Jun Madras - 26 Aug Malacca - 25 Sep Whampoa - 28 Dec Second Bar -19 Feb 1779 Malacca -11 Jun St Helena - 3 Sep River Shannon -17 Nov Downs</text:p>
        <text:list xml:id="list203634238098243" text:continue-numbering="true" text:style-name="WWNum129">
          <text:list-item>
            <text:p text:style-name="P650">1779/80<text:tab/>China</text:p>
          </text:list-item>
        </text:list>
        <text:p text:style-name="P696">L/MAR/B/469G Journal 4 Jun 1780-22 Jun 1782, John Seward, Chief Mate</text:p>
        <text:p text:style-name="P788">L/MAR/B/469M(1)<text:tab/>Ledger</text:p>
        <text:p text:style-name="P788">L/MAR/B/469M(2)<text:tab/>Pay Book</text:p>
        <text:p text:style-name="P696">L/MAR/B/469M(3) Imprest Book</text:p>
        <text:p text:style-name="P696">Capt Stephen Williams</text:p>
        <text:p text:style-name="P853">Portsmouth 4 Jun 1780 - 9 Feb 1781 Whampoa - 9 Apr Second Bar - 31 Jul Benkulen - 20 Aug Padang - 24 Sep Benkulen -17 Dec St Helena -11 Mar 1782 Plymouth -10 May Downs</text:p>
        <text:h text:style-name="P317" text:outline-level="2"><text:bookmark-start text:name="bookmark39"/>LORD HUNGERFORD<text:bookmark-end text:name="bookmark39"/></text:h>
        <text:p text:style-name="P585">Built at Kidderpore 1814, 685 tons</text:p>
        <text:p text:style-name="P597">Principal Managing Owner: 2 Joseph L Heathom</text:p>
        <text:list xml:id="list3929673192" text:style-name="WWNum131">
          <text:list-item>
            <text:p text:style-name="P651">1825/6<text:tab/>Bengal</text:p>
          </text:list-item>
        </text:list>
        <text:p text:style-name="P1094">L/MAR/B/69A<text:tab/>Deck Log 24 May-10 Dec 1825</text:p>
        <text:p text:style-name="P1088">Capt James Talbert</text:p>
        <text:p text:style-name="P597">Downs 4 Jul 1825 - 12 Nov Kedgeree - 21 Nov Calcutta</text:p>
        <text:list xml:id="list203635002816958" text:continue-numbering="true" text:style-name="WWNum131">
          <text:list-item>
            <text:p text:style-name="P651">1826/7<text:tab/>China</text:p>
          </text:list-item>
        </text:list>
        <text:p text:style-name="P788">L/MAR/B/69B<text:tab/>Deck Log 13 Mar 1827-27 Mar 1828</text:p>
        <text:p text:style-name="P696">Capt William Heathom</text:p>
        <text:p text:style-name="P696">Downs 16 Apr 1827 - 4 Sep Whampoa - 22 Oct Second Bar -12 Jan 1828 St Helena -10 Mar Downs</text:p>
        <text:h text:style-name="P310" text:outline-level="2"><text:bookmark-start text:name="bookmark40"/>LORD KEITH<text:bookmark-end text:name="bookmark40"/></text:h>
        <text:p text:style-name="P23"><text:span text:style-name="T1">Built by Mestaer, launched 1804, 3 decks, 4in bottom, length 132ft 2m, keel 107ft 4in, breadth 32ft 5in, hold, hold 13ft, wing transom 21ft 7</text:span><text:span text:style-name="T2">1</text:span><text:span text:style-name="T1">/</text:span><text:span text:style-name="T3">2</text:span><text:span text:style-name="T1">in, port cell 28ft llin, waist llin, between decks 5ft llin, roundhouse 6ft 2m, ports 10 upper, 599 tons</text:span></text:p>
        <text:p text:style-name="P404">Principal Managing Owners- 1-2 Peter Everett Mestaer, 3-8 Robert Moms</text:p>
        <text:list xml:id="list352067973" text:style-name="WWNum133">
          <text:list-item>
            <text:p text:style-name="P789">1803/4<text:tab/>Madras and Bengal</text:p>
          </text:list-item>
        </text:list>
        <text:p text:style-name="P790">L/MAR/B/187A<text:tab/>Journal 6 Jun 1804-6 Feb<text:tab/>1806</text:p>
        <text:p text:style-name="P791">L/MAR/B/187-I(1)<text:tab/>Ledger</text:p>
        <text:p text:style-name="P791">L/MAR/B/187-I(2)<text:tab/>Pay Book</text:p>
        <text:p text:style-name="P696">Capt Patrick Ramage</text:p>
        <text:p text:style-name="P1019">Portsmouth 4 Sep 1804 - 27 Sep Madeira -17 Feb 1805 Madras -19 Mar Diamond Harbour - 3 Jun Saugor - 22 Oct St Helena - 23 Dec Downs</text:p>
        <text:list xml:id="list203633181401055" text:continue-numbering="true" text:style-name="WWNum133">
          <text:list-item>
            <text:p text:style-name="P789">1805/6<text:tab/>St Helena and Bengal</text:p>
          </text:list-item>
        </text:list>
        <text:p text:style-name="P875">L/MAR/B/187B Journal 20 Mar 1806-31 Dec 1807, John Mayne, Chief Mate L/MAR/B/117G<text:tab/>Journal 16<text:tab/>Nov-31 Dec<text:tab/>1807, William Knowles, Second Mate</text:p>
        <text:p text:style-name="P791">L/MAR/B/187J(1)<text:tab/>Ledger</text:p>
        <text:p text:style-name="P791">L/MAR/B/187J(2)<text:tab/>Pay Book</text:p>
        <text:p text:style-name="P696">Capt Peter Ramage</text:p>
        <text:p text:style-name="P848">Portsmouth 10 Jun 1806 - 22 Aug St Helena - 21 Jan 1807 Diamond Harbour - 22 Feb Saugor - 10 Apr Benkulen - 9 Aug St Helena -10 Nov Downs</text:p>
        <text:list xml:id="list203634785782058" text:continue-list="list203634937463330" text:style-name="WWNum51">
          <text:list-item>
            <text:p text:style-name="P792">skirmish with French ship 9 Nov 1807</text:p>
          </text:list-item>
        </text:list>
        <text:list xml:id="list203633441337610" text:continue-list="list203633181401055" text:style-name="WWNum133">
          <text:list-item>
            <text:p text:style-name="P789">1807/8<text:tab/>St Helena and Bengal</text:p>
          </text:list-item>
        </text:list>
        <text:p text:style-name="P794">L/MAR/B/187C<text:tab/>Journal 29<text:tab/>Jan<text:tab/>1808-20<text:tab/>Jan<text:tab/>1810</text:p>
        <text:p text:style-name="P791">L/MAR/B/187K(1)<text:tab/>Ledger</text:p>
        <text:p text:style-name="P791">L/MAR/B/187K(2)<text:tab/>Pay Book</text:p>
        <text:p text:style-name="P696">Capt Peter Campbell</text:p>
        <text:p text:style-name="P848">Portsmouth 15 Apr 1808 - 4 Jul St Helena -15 Sep Cape -10 Dec Trincomalee - 22 Jan 1809 Calcutta - 20 Mar Saugor -10 Jun Penang -12 Nov St Helena - 20 Jan 1810 Downs</text:p>
        <text:list xml:id="list203635292122219" text:continue-list="list203634785782058" text:style-name="WWNum51">
          <text:list-item>
            <text:p text:style-name="P793">action with French frigate 31 May 1809, list of damage</text:p>
          </text:list-item>
        </text:list>
        <text:list xml:id="list203634185108477" text:continue-list="list203633441337610" text:style-name="WWNum133">
          <text:list-item>
            <text:p text:style-name="P652">1809/10<text:tab/>Bengal</text:p>
          </text:list-item>
        </text:list>
        <text:p text:style-name="P876">L/MAR/B/187D Journal 7 Apr 1810-28 Oct 1811 L/MAR/B/187L(1)<text:tab/>Ledger</text:p>
        <text:p text:style-name="P791">L/MAR/B/187L(2)<text:tab/>Pay Book</text:p>
        <text:p text:style-name="P696">Capt Peter Campbell</text:p>
        <text:p text:style-name="P1028">Portsmouth 9 Jun 1810 - 26 Jun Madeira -12 Dec Diamond Harbour - 22 Dec Calcutta - 24 Feb 1811 Saugor -18 Jun St Helena - 30 Aug Downs</text:p>
        <text:list xml:id="list203633655602146" text:continue-numbering="true" text:style-name="WWNum133">
          <text:list-item>
            <text:p text:style-name="P789">1811/2<text:tab/>Madras and Bengal</text:p>
          </text:list-item>
        </text:list>
        <text:p text:style-name="P795">L/MAR/B/187E<text:tab/>Journal 13<text:tab/>Jan<text:tab/>1812-27<text:tab/>Sep<text:tab/>1813</text:p>
        <text:p text:style-name="P791">L/MAR/B/187M(1)<text:tab/>Ledger</text:p>
        <text:p text:style-name="P791">L/MAR/B/187M(2)<text:tab/>Pay Book</text:p>
        <text:p text:style-name="P696">Capt John Freeman</text:p>
        <text:p text:style-name="P1035">Portsmouth 8 Apr 1812 - 24 Apr Madeira -17 Sep Madras - 4 Nov Calcutta -13 Jan 1813 Saugor - 16 Mar Point de Galle -10 Jun St Helena -10 Aug Downs</text:p>
        <text:list xml:id="list203633979252197" text:continue-numbering="true" text:style-name="WWNum133">
          <text:list-item>
            <text:p text:style-name="P789">1813/4<text:tab/>Madras and Bengal</text:p>
          </text:list-item>
        </text:list>
        <text:p text:style-name="P877">L/MAR/B/187F Journal 5 Jan 1814-27 Jul 1815 L/MAR/B/187N(1)<text:tab/>Ledger</text:p>
        <text:p text:style-name="P791">L/MAR/B/187N(2)<text:tab/>Pay Book</text:p>
        <text:p text:style-name="P1088">Capt Peter Campbell</text:p>
        <text:p text:style-name="P1095">Portsmouth 9 Apr 1814 - 26 Apr Madeira -18 Sep Madras - 21 Oct Diamond Harbour - 30 Nov Saugor -19 Dec Madras - 9 Jan 1815 Point de Galle - 27 Mar Cape - 24 Apr St Helena - 23 Jun Downs</text:p>
        <text:list xml:id="list203633740093191" text:continue-numbering="true" text:style-name="WWNum133">
          <text:list-item>
            <text:p text:style-name="P504">1815/6<text:tab/>Madras and Bengal</text:p>
          </text:list-item>
        </text:list>
        <text:p text:style-name="P55"><text:span text:style-name="Body_20_text_20__28_2_29__20__2b__20_Bold">L/MAR/B/187G<text:tab/></text:span><text:span text:style-name="T1">Journal 29<text:tab/>Jan<text:tab/>1816-22 Jul 1817</text:span></text:p>
        <text:p text:style-name="P345">L/MAR/B/187-0(1)<text:tab/>Ledger</text:p>
        <text:p text:style-name="P345">L/MAR/B/187-0(2)<text:tab/>Pay Book</text:p>
        <text:p text:style-name="P397">Capt Peter Campbell</text:p>
        <text:p text:style-name="P537">Downs 30 Mar 1816-9 Apr Madeira - 27 Jul Madras -10 Sep Diamond Harbour - 23 Nov New Anchorage - 30 Dec Vizagapatam - 8 Jan 1817 Madras - 28 Mar Cape -16 Apr St Helena - 26 Apr Ascension - 21 Jun Downs</text:p>
        <text:list xml:id="list203633303197677" text:continue-numbering="true" text:style-name="WWNum133">
          <text:list-item>
            <text:p text:style-name="P505">1817/8<text:tab/>Bengal and Benkulen</text:p>
          </text:list-item>
        </text:list>
        <text:p text:style-name="P56"><text:span text:style-name="Body_20_text_20__28_2_29__20__2b__20_Bold">L/MAR/B/187H<text:tab/></text:span><text:span text:style-name="T1">Journal 23<text:tab/>Mar<text:tab/>1818-22 Jul<text:tab/>1819</text:span></text:p>
        <text:p text:style-name="P273"><text:span text:style-name="T1">L/MAR/B/187P(1)<text:tab/></text:span><text:span text:style-name="Body_20_text_20__28_6_29__20__2b__20_Not_20_Bold"><text:span text:style-name="T5">Ledger</text:span></text:span></text:p>
        <text:p text:style-name="P273"><text:span text:style-name="T1">L/MAR/B/187P(2)<text:tab/></text:span><text:span text:style-name="Body_20_text_20__28_6_29__20__2b__20_Not_20_Bold"><text:span text:style-name="T5">Pay Book</text:span></text:span></text:p>
        <text:p text:style-name="P397">Capt John Freeman</text:p>
        <text:p text:style-name="P403">Portsmouth 15 May 1818 -10 Sep Madras - 4 Oct Kidderpore - 9 Dec Saugor - 28 Dec Vizagapatam - 10 Jan 1819 Madras -15 Apr St Helena - 27 Jun Downs</text:p>
        <text:p text:style-name="P20"><text:span text:style-name="Body_20_text_20__28_5_29__20__2b__20_Not_20_Bold"><text:span text:style-name="T5">LORD </text:span></text:span><text:span text:style-name="T1">LOWTHER</text:span></text:p>
        <text:p text:style-name="P216"><text:span text:style-name="T1">Built by Barnard, launched 1825, 3 decks, 4m bottom, length 166ft </text:span><text:span text:style-name="Body_20_text_20__28_2_29__20__2b__20_9_20_pt_2c_Italic">I'Am,</text:span><text:span text:style-name="Body_20_text_20__28_2_29__20__2b__20_9_20_pt"> </text:span><text:span text:style-name="T1">keel 134ft </text:span><text:span text:style-name="Body_20_text_20__28_2_29__20__2b__20_9_20_pt_2c_Italic">IViin,</text:span><text:span text:style-name="Body_20_text_20__28_2_29__20__2b__20_9_20_pt"> </text:span><text:span text:style-name="T1">breadth 43ft </text:span><text:span text:style-name="Body_20_text_20__28_2_29__20__2b__20_9_20_pt_2c_Italic">IViin,</text:span><text:span text:style-name="Body_20_text_20__28_2_29__20__2b__20_9_20_pt"> </text:span><text:span text:style-name="T1">hold 17ft 1m, wing transom 26ft lin, port cell 30ft, waist 1ft 4in, between decks 6ft 4m, roundhouse 6ft 5‘Ain, ports 14 middle &amp; 13 upper, deck range 97ft 6in, 1332 tons Principal Managing Owner: Henry Blanshard Sold to Capt A Grant 16 Jul 1834 for £7500</text:span></text:p>
        <text:list xml:id="list1583647159" text:style-name="WWNum135">
          <text:list-item>
            <text:p text:style-name="P473">1825/6 St Helena, Bombay and China</text:p>
          </text:list-item>
        </text:list>
        <text:p text:style-name="P57"><text:span text:style-name="Body_20_text_20__28_2_29__20__2b__20_Bold">L/MAR/B/72A<text:tab/></text:span><text:span text:style-name="T1">Journal 25 Nov 1825-19 Apr 1827</text:span></text:p>
        <text:p text:style-name="P273"><text:span text:style-name="T1">L/MAR/B/72E(1)<text:tab/></text:span><text:span text:style-name="Body_20_text_20__28_6_29__20__2b__20_Not_20_Bold"><text:span text:style-name="T5">Ledger</text:span></text:span></text:p>
        <text:p text:style-name="P273"><text:span text:style-name="T1">L/MAR/B/72E(2)<text:tab/></text:span><text:span text:style-name="Body_20_text_20__28_6_29__20__2b__20_Not_20_Bold"><text:span text:style-name="T5">Pay Book</text:span></text:span></text:p>
        <text:p text:style-name="P397">Capt Charles Steward</text:p>
        <text:p text:style-name="P539">Downs 19 Jan 1826 - 19 Mar St Helena -19 May Johanna - 5 Jun Bombay -19 Aug Penang -15 Sep Whampoa -12 Nov Second Bar - 1 Feb 1827 St Helena -17 Mar Downs</text:p>
        <text:list xml:id="list203634719725074" text:continue-numbering="true" text:style-name="WWNum135">
          <text:list-item>
            <text:p text:style-name="P796">1827/8<text:tab/>Madras and China</text:p>
          </text:list-item>
        </text:list>
        <text:p text:style-name="P122"><text:span text:style-name="Body_20_text_20__28_2_29__20__2b__20_Bold">L/MAR/B/72B<text:tab/></text:span><text:span text:style-name="T1">Journal 17 Jan<text:tab/>1828-3<text:tab/>Jul<text:tab/>1829</text:span></text:p>
        <text:p text:style-name="P797">L/MAR/B/72F(1)<text:tab/>Ledger</text:p>
        <text:p text:style-name="P58"><text:span text:style-name="T1">L/MAR/B/72F(2)<text:tab/></text:span><text:span text:style-name="Body_20_text_20__28_6_29__20__2b__20_Not_20_Bold"><text:span text:style-name="T5">Pay Book</text:span></text:span></text:p>
        <text:p text:style-name="P397">Capt Charles Steward</text:p>
        <text:p text:style-name="P539">Portsmouth 12 Mar 1828 - 5 Jul Madras - 30 Aug Penang - 24 Sep Malacca - 22 Oct Whampoa - 17 Jan 1829 Second Bar -18 Mar Cape - 3 Jun Downs</text:p>
        <text:list xml:id="list203633653860179" text:continue-numbering="true" text:style-name="WWNum135">
          <text:list-item>
            <text:p text:style-name="P763">1829/30</text:p>
          </text:list-item>
        </text:list>
        <text:p text:style-name="P123"><text:span text:style-name="Body_20_text_20__28_2_29__20__2b__20_Bold">L/MAR/B/72C<text:tab/></text:span><text:span text:style-name="T1">Journal 4 Mar<text:tab/>1830-24 Jun<text:tab/>1831</text:span></text:p>
        <text:p text:style-name="P797">L/MAR/B/72G(1)<text:tab/>Ledger</text:p>
        <text:p text:style-name="P58"><text:span text:style-name="T1">L/MAR/B/72G(2)<text:tab/></text:span><text:span text:style-name="Body_20_text_20__28_6_29__20__2b__20_Not_20_Bold"><text:span text:style-name="T5">Pay Book</text:span></text:span></text:p>
        <text:p text:style-name="P696">Capt Robert Cook Fowler</text:p>
        <text:p text:style-name="P851">Downs 26 Apr 1830 -7 Sep Hong Kong Bay -17 Sep Whampoa -1 Jan 1831 Second Bar -15 Mar St Helena - 26 May Downs</text:p>
        <text:list xml:id="list203634552222334" text:continue-numbering="true" text:style-name="WWNum135">
          <text:list-item>
            <text:p text:style-name="P506">1831/2<text:tab/>China</text:p>
          </text:list-item>
        </text:list>
        <text:p text:style-name="P57"><text:span text:style-name="Body_20_text_20__28_2_29__20__2b__20_Bold">L/MAR/B/72D<text:tab/></text:span><text:span text:style-name="T1">Journal 14 May 1832-21 Jun 1833</text:span></text:p>
        <text:p text:style-name="P273"><text:span text:style-name="T1">L/MAR/B/72H(1)<text:tab/></text:span><text:span text:style-name="Body_20_text_20__28_6_29__20__2b__20_Not_20_Bold"><text:span text:style-name="T5">Ledger</text:span></text:span></text:p>
        <text:p text:style-name="P507">L/MAR/B/72H(2)<text:tab/>Pay Book</text:p>
        <text:p text:style-name="P397">Capt Robert Cook Fowler</text:p>
        <text:p text:style-name="P534">Downs 4 May 1832 - 20 Aug Whampoa -15 Dec Second Bar -10 Mar 1833 Cape -31 Mar St Helena -13 May Downs</text:p>
        <text:p text:style-name="P378">LORD LYNDOCH</text:p>
        <text:p text:style-name="P137"><text:span text:style-name="T1">Built in Bengal, measured 1815, 2 decks, 4in bottom, length 127ft 9m, keel 102ft 6in, breadth 32ft 10</text:span><text:span text:style-name="T2">3</text:span><text:span text:style-name="T1">/4in, hold 15ft llin, wing transom 22ft 2in, port cell 28ft 6in, waist 1ft Sin, between decks 6ft 2in, roundhouse 6ft H/un, ports 11 upper, deck range 79ft lOin, 589 tons Principal Managing Owner. James Goldie</text:span></text:p>
        <text:list text:style-name="WWNum137">
          <text:list-item>
            <text:p text:style-name="P878">1815/6<text:tab/>St Helena and China</text:p>
          </text:list-item>
        </text:list>
        <text:p text:style-name="P798">L/MAR/B/224A<text:tab/>Journal 2 Dec 1815-28 Jun 1817</text:p>
        <text:p text:style-name="P798">L/MAR/B/224B(1)<text:tab/>Ledger</text:p>
        <text:p text:style-name="P798">L/MAR/B/224B(2)<text:tab/>Pay Book</text:p>
        <text:p text:style-name="P696">Capt James Crichton</text:p>
        <text:p text:style-name="P1052">Downs 23 Jan 1816 -10 Apr St Helena - 21 Jul Penang - 31 Aug Whampoa - 28 Dec Second Bar - 18 Mar 1817 St Helena - 27 May Downs</text:p>
        <text:p text:style-name="P369">LORD MACARTNEY</text:p>
        <text:p text:style-name="P1040">Built by Perry, launched 1782, 3 decks, 4in bottom, 769 tons Principal Managing Owner Robert Preston</text:p>
        <text:list xml:id="list922558277" text:style-name="WWNum139">
          <text:list-item>
            <text:p text:style-name="P800">1782/3<text:tab/>Madras and Bengal</text:p>
          </text:list-item>
        </text:list>
        <text:p text:style-name="P801">L/MAR/B/415A<text:tab/>Journal 6 Oct 1782-27 Oct<text:tab/>1784</text:p>
        <text:p text:style-name="P798">L/MAR/B/415G(1)<text:tab/>Ledger</text:p>
        <text:p text:style-name="P798">L/MAR/B/415G(2)<text:tab/>Pay Book</text:p>
        <text:p text:style-name="P696">Capt William Hall</text:p>
        <text:p text:style-name="P982">Portsmouth 11 Mar 1783 - 19 Jun Johanna - 22 Jul Madras -13 Sep Kedgeree -17 Jun 1784 St Helena -14 Sep Downs</text:p>
        <text:list xml:id="list203634645123896" text:continue-numbering="true" text:style-name="WWNum139">
          <text:list-item>
            <text:p text:style-name="P653">1784/5<text:tab/>China</text:p>
          </text:list-item>
        </text:list>
        <text:p text:style-name="P918">L/MAR/B/415B<text:tab/>Journal 25 Feb<text:tab/>1785-10 Oct 1786</text:p>
        <text:p text:style-name="P351">L/MAR/B/415H(1)<text:tab/>Ledger</text:p>
        <text:p text:style-name="P919">L/MAR/B/415H(2)<text:tab/>Pay Book</text:p>
        <text:p text:style-name="P902">Capt James Way</text:p>
        <text:p text:style-name="P1050">Downs 13 Apr 1784 - 17 Nov Whampoa - 20 Feb 1786 Second Bar - 6 Apr Bantam - 27 Jun St Helena - 31 Aug Downs</text:p>
        <text:list xml:id="list203635117510321" text:continue-numbering="true" text:style-name="WWNum139">
          <text:list-item>
            <text:p text:style-name="P920">1787/8<text:tab/>Madras, Bengal, Bombay and China</text:p>
          </text:list-item>
        </text:list>
        <text:p text:style-name="P921">L/MAR/B/415C<text:tab/>Journal 8 Jan 1788-25 Jun<text:tab/>1790</text:p>
        <text:p text:style-name="P919">L/MAR/B/415-I(1)<text:tab/>Ledger</text:p>
        <text:p text:style-name="P919">L/MAR/B/415-I(2)<text:tab/>Pay Book</text:p>
        <text:p text:style-name="P904">Capt James Hay</text:p>
        <text:p text:style-name="P1045">Downs 4 Apr 1788 - 15 Apr Madeira -19 Jul Johanna -15 Aug Madras - 28 Aug Diamond Harbour - 27 Mar 1789 1789 Benkulen - 29 May Bombay - 20 Sep Whampoa -17 Dec Second Bar -11 Mar 1790 St Helena - 23 May Downs</text:p>
        <text:list xml:id="list203633970568519" text:continue-numbering="true" text:style-name="WWNum139">
          <text:list-item>
            <text:p text:style-name="P802">1791/2<text:tab/>Madras and China</text:p>
          </text:list-item>
        </text:list>
        <text:p text:style-name="P799">L/MAR/B/415D<text:tab/>Journal 30 Nov 1791-24 Jul 1793</text:p>
        <text:p text:style-name="P803">L/MAR/B/415J(1)<text:tab/>Ledger</text:p>
        <text:p text:style-name="P804">L/MAR/B/415J(2)<text:tab/>Pay Book</text:p>
        <text:p text:style-name="P617">Capt James Hay</text:p>
        <text:p text:style-name="P1036">Downs 17 Jan 1792 - 10 Jun Madras - 30 Jul Penang - 30 Aug Malacca - 27 Sep Whampoa -1 Jan 1793 Second Bar - 31 Mar St Helena -16 Jun Downs</text:p>
        <text:list xml:id="list203633673899816" text:continue-numbering="true" text:style-name="WWNum139">
          <text:list-item>
            <text:p text:style-name="P508">1793/4<text:tab/>Madras and China</text:p>
          </text:list-item>
        </text:list>
        <text:p text:style-name="P509">L/MAR/B/415E<text:tab/>Journal 9 Dec 1793-7 Jan<text:tab/>1796</text:p>
        <text:p text:style-name="P510">L/MAR/B/415K(1)<text:tab/>Ledger</text:p>
        <text:p text:style-name="P511">L/MAR/B/415K(2)<text:tab/>Pay Book</text:p>
        <text:p text:style-name="P421">Capt James Hay</text:p>
        <text:p text:style-name="P24"><text:span text:style-name="T1">Portsmouth 2 May 1794 - 7 Sep Madras - 5 Oct Penang -15 Oct Malacca - 8 Jan 1795 Whampoa - </text:span><text:span text:style-name="Body_20_text_20__28_2_29__20__2b__20_10_20_pt">9 </text:span><text:span text:style-name="T1">Mar Second Bar - 26 Apr Malacca - 24 Aug St Helena - 25 Nov Downs</text:span></text:p>
      </text:section>
      <text:section text:style-name="Sect8" text:name="Bereich17">
        <text:list xml:id="list203634002315710" text:continue-numbering="true" text:style-name="WWNum139">
          <text:list-item>
            <text:p text:style-name="P496">1795/6 Madras and Bengal</text:p>
          </text:list-item>
        </text:list>
        <text:p text:style-name="P59"><text:span text:style-name="Body_20_text_20__28_2_29__20__2b__20_Bold">L/MAR/B/415F<text:tab/></text:span><text:span text:style-name="T1">Journal 5 Feb<text:tab/>1796-7 Sep 1798</text:span></text:p>
        <text:p text:style-name="P274"><text:span text:style-name="T1">L/MAR/B/415L(1)<text:tab/></text:span><text:span text:style-name="Body_20_text_20__28_6_29__20__2b__20_Not_20_Bold"><text:span text:style-name="T5">Ledger</text:span></text:span></text:p>
        <text:p text:style-name="P274"><text:span text:style-name="T1">L/MAR/B/415L(2)<text:tab/></text:span><text:span text:style-name="Body_20_text_20__28_6_29__20__2b__20_Not_20_Bold"><text:span text:style-name="T5">Pay Book</text:span></text:span></text:p>
        <text:p text:style-name="P397">Capt James Hay</text:p>
        <text:p text:style-name="P437">Portsmouth 12 Apr 1796 - 21 Jul Simons Bay -16 Nov Madras - 20 Dec Trincomalee - 4 Jan 1797 Madras -14 Feb Calcutta - 2 Aug Kedgeree -19 Dec Saugor -11 Jan 1798 Madras - 22 Apr Cape - 26 May St Helena - 2 Aug Downs</text:p>
        <text:p text:style-name="P388">LORD MANSFIELD (1)</text:p>
        <text:p text:style-name="P581">Built by Wells, launched 1760, 3 decks, 3in bottom, 632 tons Principal Managing Owners: 1-2 Abraham Hume, 3-4 William Black</text:p>
        <text:list xml:id="list1728770866" text:style-name="WWNum141">
          <text:list-item>
            <text:p text:style-name="P737">1759/60 Madras and Bengal</text:p>
          </text:list-item>
        </text:list>
        <text:p text:style-name="P95"><text:span text:style-name="Body_20_text_20__28_2_29__20__2b__20_Bold">L/MAR/B/463A<text:tab/></text:span><text:span text:style-name="T1">Journal 22 Nov 1759-5 Feb 1762</text:span></text:p>
        <text:p text:style-name="P34"><text:span text:style-name="T1">L/MAR/B/463F(1)<text:tab/></text:span><text:span text:style-name="Body_20_text_20__28_6_29__20__2b__20_Not_20_Bold"><text:span text:style-name="T5">Ledger</text:span></text:span></text:p>
        <text:p text:style-name="P713">L/MAR/B/463F(2)<text:tab/>Pay Book</text:p>
        <text:p text:style-name="P696">Capt Alexander MacLeod</text:p>
        <text:p text:style-name="P731">Portsmouth 7 Feb 1760 - 10 Aug Madras -18 Oct Culpee - 3 Jan 1761 Madras -10 Mar Anjengo - 31 Mar Telhcherry - 5 May Cochin -19 Aug St Helena - 26 Nov Downs</text:p>
        <text:list xml:id="list203633259800634" text:continue-numbering="true" text:style-name="WWNum141">
          <text:list-item>
            <text:p text:style-name="P512">1762/3<text:tab/>Bombay</text:p>
          </text:list-item>
        </text:list>
        <text:p text:style-name="P513">L/MAR/B/463B<text:tab/>Journal 16 Dec<text:tab/>1762-9 Aug 1765</text:p>
        <text:p text:style-name="P274"><text:span text:style-name="T1">L/MAR/B/463G(1)<text:tab/></text:span><text:span text:style-name="Body_20_text_20__28_6_29__20__2b__20_Not_20_Bold"><text:span text:style-name="T5">Ledger</text:span></text:span></text:p>
        <text:p text:style-name="P431">L/MAR/B/463G(2)<text:tab/>Pay Book</text:p>
        <text:p text:style-name="P397">Capt Alexander MacLeod</text:p>
        <text:p text:style-name="P537">Downs 24 Mar 1763 - 14 Jul Bombay - 5 Sep Surat - 6 Oct Bombay -18 Jan 1764 Kedgeree - 29 Mar Ingeh - 23 May Acheh - 27 Oct Bombay -14 Jan 1765 Tellicherry - 30 Jan Anjengo - 24 Apr St Helena -10 Jul Downs</text:p>
        <text:list xml:id="list203633488022813" text:continue-numbering="true" text:style-name="WWNum141">
          <text:list-item>
            <text:p text:style-name="P512">1766/7<text:tab/>Madras, Bombay and China</text:p>
          </text:list-item>
        </text:list>
        <text:p text:style-name="P60"><text:span text:style-name="Body_20_text_20__28_2_29__20__2b__20_Bold">L/MAR/B/463C<text:tab/></text:span><text:span text:style-name="T1">Journal 16 Dec<text:tab/>1766-20 Jul 1769</text:span></text:p>
        <text:p text:style-name="P274"><text:span text:style-name="T1">L/MAR/B/463H(1)<text:tab/></text:span><text:span text:style-name="Body_20_text_20__28_6_29__20__2b__20_Not_20_Bold"><text:span text:style-name="T5">Ledger</text:span></text:span></text:p>
        <text:p text:style-name="P274"><text:span text:style-name="T1">L/MAR/B/463H(2)<text:tab/></text:span><text:span text:style-name="Body_20_text_20__28_6_29__20__2b__20_Not_20_Bold"><text:span text:style-name="T5">Pay Book</text:span></text:span></text:p>
        <text:p text:style-name="P397">Capt Alexander MacLeod</text:p>
        <text:p text:style-name="P537">Downs 7 Mar 1767 - 5 Apr Sao Tiago - 3 Aug Madras - 23 Sep Cuddalore - 2 Oct Madras - 3 Nov Colombo - 25 Dec Bombay - 27 Mar 1768 Cochin -12 May Bombay - 30 Jul Malacca - 4 Sep Whampoa -18 Dec Second Bar - 21 Mar 1769 St Helena - 3 May Downs</text:p>
        <text:list xml:id="list203633357107890" text:continue-numbering="true" text:style-name="WWNum141">
          <text:list-item>
            <text:p text:style-name="P512">1769/70<text:tab/>Madras and Bengal</text:p>
          </text:list-item>
        </text:list>
        <text:p text:style-name="P61"><text:span text:style-name="Body_20_text_20__28_2_29__20__2b__20_Bold">L/MAR/B/463D<text:tab/></text:span><text:span text:style-name="T1">Journal 14 Dec<text:tab/>1769-14 Dec 1771, Edward Wilson, Chief Mate</text:span></text:p>
        <text:p text:style-name="P274"><text:span text:style-name="T1">L/MAR/B/463-I(l)<text:tab/></text:span><text:span text:style-name="Body_20_text_20__28_6_29__20__2b__20_Not_20_Bold"><text:span text:style-name="T5">Ledger</text:span></text:span></text:p>
        <text:p text:style-name="P431">L/MAE/B/463-I(2)<text:tab/>Pay Book</text:p>
        <text:p text:style-name="P397">Capt James Angus</text:p>
        <text:p text:style-name="P403">Portsmouth 26 Mar 1770 - 2 Jul Simons Bay -15 Sep Madras - 2 Oct Masulipatam - 29 Oct Culpee - 19 Mar 1770 Ingeli - 7 Aug St Helena - 4 Nov Downs</text:p>
        <text:h text:style-name="P319" text:outline-level="2"><text:bookmark-start text:name="bookmark41"/>LORD MANSFIELD (2)<text:bookmark-end text:name="bookmark41"/></text:h>
        <text:p text:style-name="P218"><text:span text:style-name="T1">Built by Wells, launched 1772, 3 decks, 4in bottom, 782 tons Principal Managing Owner</text:span><text:span text:style-name="T2">-</text:span><text:span text:style-name="T1"> Alexander Hume</text:span></text:p>
        <text:list xml:id="list3273741756" text:style-name="WWNum143">
          <text:list-item>
            <text:p text:style-name="P738">1772/3 Madras and Bengal</text:p>
          </text:list-item>
        </text:list>
        <text:p text:style-name="P879">L/MAR/B/463E Journal 15 Oct 1772-7 Sep 1773 Capt William Fraser</text:p>
        <text:p text:style-name="P1088">Portsmouth 24 Dec 1772 - 2 May 1773 Johanna - 6 Jun Kedgeree - 22 Aug Ingeli - lost in the Bengal river 7 Sep</text:p>
        <text:p text:style-name="P141"><text:span text:style-name="T1">Built by Dudman, launched 1803, 3 decks, 4in bottom, length 146ft 2in, keel 118ft SVzin, breadth 36ft, hold 14ft lOin, wing transom 27ft 5'Ain, port cell 26ft llin, waist 1ft 6m, between decks 6ft 2in &amp; 6ft 4in, ports 11 upper, deck range 83ft 6m, 818 tons Principal Managing Owner</text:span><text:span text:style-name="T2">-</text:span><text:span text:style-name="T1"> Henry Bonham</text:span></text:p>
        <text:list xml:id="list3823889538" text:style-name="WWNum145">
          <text:list-item>
            <text:p text:style-name="P688">1802/3<text:tab/>Bengal</text:p>
          </text:list-item>
        </text:list>
        <text:p text:style-name="P922">L/MAR/B/144A<text:tab/>Journal 30 Mar 1803-17<text:tab/>apr 1805</text:p>
        <text:p text:style-name="P923">L/MAR/B/ 144H(1)<text:tab/>Ledger</text:p>
        <text:p text:style-name="P352">L/MAR/B/144H(2)<text:tab/>Pay Book</text:p>
        <text:p text:style-name="P902">Capt Charles Lennox</text:p>
        <text:p text:style-name="P1009">Portsmouth 30 Jun 1803 - 16 Sep Rio de Janeiro -12 Feb 1804 Diamond Harbour - 24 Apr Saugor - 16 Aug Madras - 31 Dec St Helena - 20 Mar 1805 Downs</text:p>
        <text:list xml:id="list203634263720479" text:continue-numbering="true" text:style-name="WWNum145">
          <text:list-item>
            <text:p text:style-name="P805">1805/6<text:tab/>Madras and Bengal</text:p>
          </text:list-item>
        </text:list>
        <text:p text:style-name="P806">L/MAE/B/144B<text:tab/>Journal 8 Jan 1806-24 May 1808</text:p>
        <text:p text:style-name="P359">L/MAR/B/144-I(1)<text:tab/>Ledger</text:p>
        <text:p text:style-name="P806">L/MAR/B/144-I(2)<text:tab/>Pay Book</text:p>
        <text:p text:style-name="P696">Capt Charles Lennox</text:p>
        <text:p text:style-name="P940">Portsmouth 30 Mar 1806 - 26 Aug Madras - 30 Oct Diamond Harbour -14 Nov Kidderpore - 26 Feb 1807 Saugor - 8 Apr Penang - 25 Jun Diamond Harbour - 21 Aug Saugor - 9 Oct Madras - 30 Dec Cape -1 Jan 1808 St Helena - 4 Apr Downs</text:p>
        <text:list xml:id="list203634927248417" text:continue-numbering="true" text:style-name="WWNum145">
          <text:list-item>
            <text:p text:style-name="P924">1808/9<text:tab/>Madras and Bengal</text:p>
          </text:list-item>
        </text:list>
        <text:p text:style-name="P925">L/MAR/B/144C<text:tab/>Journal 20 Oct 1808-4 Sep<text:tab/>1810</text:p>
        <text:p text:style-name="P923">L/MAR/B/144J(1)<text:tab/>Ledger</text:p>
        <text:p text:style-name="P359">L/MAR/B/144 J(2)<text:tab/>Pay Book</text:p>
        <text:p text:style-name="P696">Capt John Nelson Whyte</text:p>
        <text:p text:style-name="P1042">Portsmouth 22 Feb 1809 - 3 Jul Madras -19 Jul Diamond Harbour - 25 Oct Saugor - 5 Feb 1810 Madras -18 Feb Point de Galle - 3 May St Helena - 6 Jul Downs</text:p>
        <text:list xml:id="list203634396329758" text:continue-numbering="true" text:style-name="WWNum145">
          <text:list-item>
            <text:p text:style-name="P807">1810/1<text:tab/>Madras and Bengal</text:p>
          </text:list-item>
        </text:list>
        <text:p text:style-name="P809">L/MAR/B/144D<text:tab/>Journal 31 Jan 1811-29 Sep<text:tab/>1812</text:p>
        <text:p text:style-name="P806">L/MAR/B/144K(1)<text:tab/>Ledger</text:p>
        <text:p text:style-name="P806">L/MAR/B/144K(2)<text:tab/>Pay Book</text:p>
        <text:p text:style-name="P696">Capt James George Crabb</text:p>
        <text:p text:style-name="P937">Torbay 12 May 1811 -10 Sep Madras -12 Oct Diamond Harbour - 26 Nov Saugor -18 Jan 1812 Masulipatam - 25 Jan Madras -11 May St Helena - 21 Jul Downs</text:p>
        <text:list xml:id="list203635293497281" text:continue-numbering="true" text:style-name="WWNum145">
          <text:list-item>
            <text:p text:style-name="P807">1812/3<text:tab/>Madras and Bengal</text:p>
          </text:list-item>
        </text:list>
        <text:p text:style-name="P810">L/MAR/B/144E<text:tab/>Journal 18<text:tab/>Dec 1812-7 Nov<text:tab/>1814</text:p>
        <text:p text:style-name="P806">L/MAR/B/144L(1)<text:tab/>Ledger</text:p>
        <text:p text:style-name="P811">L/MAR/B/144L(2)<text:tab/>Pay Book</text:p>
        <text:p text:style-name="P654">Capt James George Crabb</text:p>
        <text:p text:style-name="P943">Torbay 25 Mar 1813 -11 Apr Tenerife -14 Jul Johanna - 9 Aug Madras - 27 Aug Masulipatam - 9 Sep Diamond Harbour -11 Nov Calcutta - 7 Dec Saugor - 25 Jan 1814 Madras -14 Feb Colombo - 25 Apr Cape -19 May St Helena - 6 Aug Downs</text:p>
        <text:list xml:id="list203634763700990" text:continue-numbering="true" text:style-name="WWNum145">
          <text:list-item>
            <text:p text:style-name="P808">1814/5<text:tab/>Madras and Bengal</text:p>
          </text:list-item>
        </text:list>
        <text:p text:style-name="P812">L/MAR/B/144F<text:tab/>Journal 2 Jan<text:tab/>1815-5 Jul 1816</text:p>
        <text:p text:style-name="P360">L/MAR/B/144N(1)<text:tab/>Ledger</text:p>
        <text:p text:style-name="P811">L/MAR/B/144N(2)<text:tab/>Pay Book</text:p>
        <text:p text:style-name="P956">Capt James George Crabb</text:p>
        <text:p text:style-name="P969">Downs 3 Apr 1815 - 21 Jul Madras -14 Aug Masulipatam - 22 Aug Diamond Harbour - 9 Nov Saugor - 6 Feb 1816 Madras -18 Apr Cape - 9 May St Helena - 20 May Ascension - 2 Jul Downs</text:p>
      </text:section>
      <text:p text:style-name="P1160"><draw:frame draw:style-name="fr2" draw:name="Rahmen451" text:anchor-type="char" svg:x="0.056cm" svg:y="1.743cm" svg:width="11.855cm" draw:z-index="97"><draw:text-box fo:min-height="2.439cm"><text:p text:style-name="P175"><text:span text:style-name="Body_20_text_20__28_2_29__20_Exact">Chartered ship, 425 tons</text:span></text:p><text:p text:style-name="P179"><text:span text:style-name="Body_20_text_20__28_2_29__20_Exact">Principal Managing Owner; Henry Nelson</text:span></text:p><text:p text:style-name="P124"><text:span text:style-name="Body_20_text_20__28_2_29__20_Exact">1<text:tab/>1826/7 Bengal</text:span></text:p><text:p text:style-name="P147"><text:span text:style-name="Body_20_text_20__28_2_29__20__2b__20_Bold_20_Exact">L/MAR/B/144G </text:span><text:span text:style-name="Body_20_text_20__28_2_29__20_Exact">Deck Log 30 May 1827-9 Jul 1828 Capt Robert Brown</text:span></text:p><text:p text:style-name="P89"><text:span text:style-name="Body_20_text_20__28_2_29__20_Exact">Downs 2 Jul 1827 - 18 Nov Calcutta -15 Jan 1828 Madras -12 Apr St Helena - 21 Jun Downs</text:span></text:p></draw:text-box></draw:frame><draw:frame draw:style-name="fr2" draw:name="Rahmen461" text:anchor-type="char" svg:x="0.012cm" svg:y="4.842cm" svg:width="3.544cm" draw:z-index="98"><draw:text-box fo:min-height="0.467cm"><text:p text:style-name="P153"><text:span text:style-name="Body_20_text_20__28_4_29__20_Exact">LORD MULGRAVE</text:span></text:p></draw:text-box></draw:frame><draw:frame draw:style-name="fr2" draw:name="Rahmen471" text:anchor-type="char" svg:x="0.012cm" svg:y="5.45cm" svg:width="5.803cm" draw:z-index="99"><draw:text-box fo:min-height="0.787cm"><text:p text:style-name="P187"><text:span text:style-name="Body_20_text_20__28_2_29__20_Exact">692 tons, 99 crew, 26 guns</text:span></text:p><text:p text:style-name="P187"><text:span text:style-name="Body_20_text_20__28_2_29__20_Exact">Principal Managing Owner: William Moffatt</text:span></text:p></draw:text-box></draw:frame><draw:frame draw:style-name="fr2" draw:name="Rahmen481" text:anchor-type="char" svg:x="0.699cm" svg:y="6.384cm" svg:width="1.004cm" draw:z-index="100"><draw:text-box fo:min-height="0.407cm"><text:p text:style-name="P187"><text:span text:style-name="Body_20_text_20__28_2_29__20_Exact">1780/1</text:span></text:p></draw:text-box></draw:frame><draw:frame draw:style-name="fr2" draw:name="Rahmen491" text:anchor-type="char" svg:x="2.171cm" svg:y="6.378cm" svg:width="1.08cm" draw:z-index="101"><draw:text-box fo:min-height="0.415cm"><text:p text:style-name="P187"><text:span text:style-name="Body_20_text_20__28_2_29__20_Exact">Bengal</text:span></text:p></draw:text-box></draw:frame><draw:frame draw:style-name="fr2" draw:name="Rahmen501" text:anchor-type="char" svg:x="3.048cm" svg:y="6.717cm" svg:width="4.343cm" draw:z-index="102"><draw:text-box fo:min-height="1.954cm"><text:p text:style-name="P137"><text:span text:style-name="Body_20_text_20__28_2_29__20_Exact">Journal 10 Feb 1781-25 Sep 1783</text:span></text:p><text:p text:style-name="P137"><text:span text:style-name="Body_20_text_20__28_2_29__20_Exact">Ledger</text:span></text:p><text:p text:style-name="P137"><text:span text:style-name="Body_20_text_20__28_2_29__20_Exact">Pay Book</text:span></text:p><text:p text:style-name="P137"><text:span text:style-name="Body_20_text_20__28_2_29__20_Exact">Imprest Book</text:span></text:p><text:p text:style-name="P137"><text:span text:style-name="Body_20_text_20__28_2_29__20_Exact">Absence Book</text:span></text:p></draw:text-box></draw:frame><draw:frame draw:style-name="fr2" draw:name="Rahmen511" text:anchor-type="char" svg:x="0.002cm" svg:y="6.747cm" svg:width="12.661cm" draw:z-index="103"><draw:text-box fo:min-height="3.029cm"><text:p text:style-name="P279"><text:span text:style-name="Body_20_text_20__28_6_29__20_Exact"><text:span text:style-name="T7">L/MAR/B/581A L/MAR/B/581B(1)</text:span></text:span></text:p><text:p text:style-name="P264"><text:span text:style-name="Body_20_text_20__28_6_29__20_Exact"><text:span text:style-name="T7">L/MAR/B/581B(2)</text:span></text:span></text:p><text:p text:style-name="P264"><text:span text:style-name="Body_20_text_20__28_6_29__20_Exact"><text:span text:style-name="T7">L/MAR/B/581B(3)</text:span></text:span></text:p><text:p text:style-name="P15"><text:span text:style-name="Body_20_text_20__28_3_29__20_Exact">L/MAR/B/581B(4)</text:span></text:p><text:p text:style-name="P14"><text:span text:style-name="Body_20_text_20__28_2_29__20_Exact">Capt James Urmston</text:span></text:p><text:p text:style-name="P14"><text:span text:style-name="Body_20_text_20__28_2_29__20_Exact">Plymouth 26 Jim 1781-17 Oct St Helena - 31 Mar 1782 Madras - 25 May Kedgeree -11 Dec Ingeli 29 Mar 1783 St Helena - 23 Aug Downs</text:span></text:p></draw:text-box></draw:frame><draw:frame draw:style-name="fr2" draw:name="Rahmen521" text:anchor-type="char" svg:x="0.044cm" svg:y="10.481cm" svg:width="12.707cm" draw:z-index="104"><draw:text-box fo:min-height="10.555cm"><text:h text:style-name="P174" text:outline-level="2"><text:bookmark-start text:name="bookmark42"/><text:span text:style-name="Heading_20__23_2_20_Exact"><text:span text:style-name="T7">LORD NELSON</text:span></text:span><text:bookmark-end text:name="bookmark42"/></text:h><text:p text:style-name="P156"><text:span text:style-name="Body_20_text_20__28_2_29__20_Exact">Built by Barnard, launched 1799, 3 decks, 4in bottom, length 146ft 2in, keel 118ft SViin, breadth 36ft 'Ain, hold 14ft 9in, wing transom 23ft Sin, port cell 26ft Sin, waist 3ft llin, between decks 6ft 2in &amp; 6ft 4‘Ain, roundhouse 6ft 5!/</text:span><text:span text:style-name="Body_20_text_20__28_2_29__20_Exact"><text:span text:style-name="T8">2</text:span></text:span><text:span text:style-name="Body_20_text_20__28_2_29__20_Exact">in, ports 13 middle &amp; 12 upper, deck range 83ft 8m, 819 tons Principal Managing Owners: 1-2 Robert Chamock, 3-5 Henry Bonham</text:span></text:p><text:list xml:id="list1934789150" text:style-name="WWNum147"><text:list-item><text:p text:style-name="P1154"><text:span text:style-name="Body_20_text_20__28_2_29__20_Exact">1799/1800 Madras and China</text:span></text:p></text:list-item></text:list><text:p text:style-name="P168"><text:span text:style-name="Body_20_text_20__28_2_29__20__2b__20_Bold_20_Exact">L/MAR/B/294A </text:span><text:span text:style-name="Body_20_text_20__28_2_29__20_Exact">Journal 6 Jan 1800-16 Jul 1801 </text:span><text:span text:style-name="Body_20_text_20__28_2_29__20__2b__20_Bold_20_Exact">L/MAR/B/294D(1)<text:tab/></text:span><text:span text:style-name="Body_20_text_20__28_2_29__20_Exact">Ledger</text:span></text:p><text:p text:style-name="P44"><text:span text:style-name="Body_20_text_20__28_3_29__20_Exact">L/MAR/B/294D(2)<text:tab/>Pay Book</text:span></text:p><text:p text:style-name="P14"><text:span text:style-name="Body_20_text_20__28_2_29__20_Exact">Capt Robert Spottiswoode</text:span></text:p><text:p text:style-name="P159"><text:span text:style-name="Body_20_text_20__28_2_29__20_Exact">Portsmouth 17 Mar 1800 - 13 Jul Madras - 27 Aug Penang - 23 Sep Malacca - 2 Nov Whampoa - 29 Dec Second Bar -16 Apr 1801 St Helena -11 Jun Downs</text:span></text:p><text:list xml:id="list203635232037477" text:continue-numbering="true" text:style-name="WWNum147"><text:list-item><text:p text:style-name="P1145"><text:span text:style-name="Body_20_text_20__28_2_29__20_Exact">1801/2<text:tab/>Madras and Bengal</text:span></text:p></text:list-item></text:list><text:p text:style-name="P45"><text:span text:style-name="Body_20_text_20__28_6_29__20_Exact"><text:span text:style-name="T7">L/MAR/B/294E(1)<text:tab/></text:span></text:span><text:span text:style-name="Body_20_text_20__28_6_29__20__2b__20_Not_20_Bold_20_Exact"><text:span text:style-name="T5">Ledger</text:span></text:span></text:p><text:p text:style-name="P96"><text:span text:style-name="Body_20_text_20__28_3_29__20_Exact">L/MAR/B/294E(2)<text:tab/>Pay Book</text:span></text:p><text:p text:style-name="P34"><text:span text:style-name="Body_20_text_20__28_6_29__20_Exact"><text:span text:style-name="T7">Mss Eur C.663<text:tab/></text:span></text:span><text:span text:style-name="Body_20_text_20__28_6_29__20__2b__20_Not_20_Bold_20_Exact"><text:span text:style-name="T5">Letter Book</text:span></text:span></text:p><text:p text:style-name="P89"><text:span text:style-name="Body_20_text_20__28_2_29__20_Exact">Capt Robert Spottiswoode</text:span></text:p><text:p text:style-name="P216"><text:span text:style-name="Body_20_text_20__28_2_29__20_Exact">Downs 14 Mar 1802 - taken by French privateer </text:span><text:span text:style-name="Body_20_text_20__28_2_29__20__2b__20_Italic_20_Exact">Bellona</text:span><text:span text:style-name="Body_20_text_20__28_2_29__20_Exact"> 14 Aug 1803 - recaptured 27 Aug by HMS </text:span><text:span text:style-name="Body_20_text_20__28_2_29__20__2b__20_Italic_20_Exact">Colossus</text:span></text:p><text:list xml:id="list203634858223175" text:continue-numbering="true" text:style-name="WWNum147"><text:list-item><text:p text:style-name="P392"><text:span text:style-name="Body_20_text_20__28_2_29__20_Exact">1803/4<text:tab/>Madras and Bengal</text:span></text:p></text:list-item></text:list><text:p text:style-name="P43"><text:span text:style-name="Body_20_text_20__28_2_29__20__2b__20_Bold_20_Exact">L/MAR/B/294B<text:tab/></text:span><text:span text:style-name="Body_20_text_20__28_2_29__20_Exact">Journal 22 Dec 1803-10 Oct 1805, Frederick Gaillard, Chief Mate</text:span></text:p><text:p text:style-name="P275"><text:span text:style-name="Body_20_text_20__28_6_29__20_Exact"><text:span text:style-name="T7">L/MAR/B/294F(1)<text:tab/></text:span></text:span><text:span text:style-name="Body_20_text_20__28_6_29__20__2b__20_Not_20_Bold_20_Exact"><text:span text:style-name="T5">Ledger</text:span></text:span></text:p><text:p text:style-name="P70"><text:span text:style-name="Body_20_text_20__28_3_29__20_Exact">L/MAR/B/294F(2)<text:tab/>Pay Book</text:span></text:p><text:p text:style-name="P14"><text:span text:style-name="Body_20_text_20__28_2_29__20_Exact">Capt Wemyss Orrok</text:span></text:p><text:p text:style-name="P152"><text:span text:style-name="Body_20_text_20__28_2_29__20_Exact">Portsmouth 20 Mar 1804 - 19 Jul Madras -12 Aug Diamond Harbour - 21 Nov Saugor -12 Feb 1805 Madras - 29 Jun St Helena -10 Sep Downs</text:span></text:p></draw:text-box></draw:frame><draw:frame draw:style-name="fr2" draw:name="Rahmen531" text:anchor-type="char" svg:x="16.046cm" svg:y="1.039cm" svg:width="12.707cm" draw:z-index="105"><draw:text-box fo:min-height="5.163cm"><text:list xml:id="list4152205810" text:style-name="WWNum149"><text:list-item><text:p text:style-name="P1146"><text:span text:style-name="Body_20_text_20__28_2_29__20_Exact">1805/6<text:tab/>St Helena and Bengal</text:span></text:p></text:list-item></text:list><text:p text:style-name="P125"><text:span text:style-name="Body_20_text_20__28_2_29__20__2b__20_Bold_20_Exact">L/MAR/B/294C<text:tab/></text:span><text:span text:style-name="Body_20_text_20__28_2_29__20_Exact">Journal 9 Dec 1805-29 Oct 1807</text:span></text:p><text:p text:style-name="P71"><text:span text:style-name="Body_20_text_20__28_6_29__20_Exact"><text:span text:style-name="T7">L/MAR/B/294G(1)<text:tab/></text:span></text:span><text:span text:style-name="Body_20_text_20__28_6_29__20__2b__20_Not_20_Bold_20_Exact"><text:span text:style-name="T5">Ledger</text:span></text:span></text:p><text:p text:style-name="P34"><text:span text:style-name="Body_20_text_20__28_6_29__20_Exact"><text:span text:style-name="T7">L/MAR/B/294G(2)<text:tab/></text:span></text:span><text:span text:style-name="Body_20_text_20__28_6_29__20__2b__20_Not_20_Bold_20_Exact"><text:span text:style-name="T5">Pay Book</text:span></text:span></text:p><text:p text:style-name="P89"><text:span text:style-name="Body_20_text_20__28_2_29__20_Exact">Capt William Charles Hutton</text:span></text:p><text:p text:style-name="P217"><text:span text:style-name="Body_20_text_20__28_2_29__20_Exact">Portsmouth 30 Mar 1806 - 27 Jun St Helena - 26 Aug Cape -12 Nov Diamond Harbour - 26 Dec Saugor -10 Jan 1807 Madras -19 Feb Bombay - 4 Mar Telhcherry - 15 Jun St Helena - 6 Sep Downs</text:span></text:p><text:list xml:id="list203633440770619" text:continue-numbering="true" text:style-name="WWNum149"><text:list-item><text:p text:style-name="P1147"><text:span text:style-name="Body_20_text_20__28_2_29__20_Exact">1807/8<text:tab/>Madras and Bengal</text:span></text:p></text:list-item></text:list><text:p text:style-name="P82"><text:span text:style-name="Body_20_text_20__28_6_29__20_Exact"><text:span text:style-name="T7">L/MAR/B/294H(1)<text:tab/></text:span></text:span><text:span text:style-name="Body_20_text_20__28_6_29__20__2b__20_Not_20_Bold_20_Exact"><text:span text:style-name="T5">Imprest Book</text:span></text:span></text:p><text:p text:style-name="P83"><text:span text:style-name="Body_20_text_20__28_6_29__20_Exact"><text:span text:style-name="T7">L/MAR/B/294H(2)<text:tab/></text:span></text:span><text:span text:style-name="Body_20_text_20__28_6_29__20__2b__20_Not_20_Bold_20_Exact"><text:span text:style-name="T5">Absence Book</text:span></text:span></text:p><text:p text:style-name="P89"><text:span text:style-name="Body_20_text_20__28_2_29__20_Exact">Capt William Charles Hutton</text:span></text:p><text:p text:style-name="P254"><text:span text:style-name="Body_20_text_20__28_2_29__20_Exact">Portsmouth 5 Mar 1808 - 28 Oct parted company from the fleet in a gale in 8°30'S 80°E and not heard of again</text:span></text:p></draw:text-box></draw:frame><draw:frame draw:style-name="fr2" draw:name="Rahmen541" text:anchor-type="char" svg:x="16.129cm" svg:y="6.849cm" svg:width="12.756cm" draw:z-index="106"><draw:text-box fo:min-height="10.894cm"><text:p text:style-name="P154"><text:span text:style-name="Body_20_text_20__28_5_29__20__2b__20_Small_20_Caps_20_Exact"><text:span text:style-name="T7">lord north</text:span></text:span></text:p><text:p text:style-name="P137"><text:span text:style-name="Body_20_text_20__28_2_29__20_Exact">Built by Wells, launched 1771, 3 decks, 4m bottom, length 138ft 9</text:span><text:span text:style-name="Body_20_text_20__28_2_29__20_Exact"><text:span text:style-name="T6">3</text:span></text:span><text:span text:style-name="Body_20_text_20__28_2_29__20_Exact">/</text:span><text:span text:style-name="Body_20_text_20__28_2_29__20_Exact"><text:span text:style-name="T8">4</text:span></text:span><text:span text:style-name="Body_20_text_20__28_2_29__20_Exact">in, keel 111ft 3‘Ain, breadth 36ft 3m, hold 14ft 5 Am, wing transom 23ft lAm, port cell 24ft 6in, between decks 6ft lin &amp; 6ft 5 Ain,</text:span></text:p><text:p text:style-name="P187"><text:span text:style-name="Body_20_text_20__28_2_29__20_Exact">777 tons</text:span></text:p><text:p text:style-name="P189"><text:span text:style-name="Body_20_text_20__28_2_29__20_Exact">Principal Managing Owners 1 John Durand, 2 William Nixon, 3-5 John Durand</text:span></text:p><text:list xml:id="list1702004204" text:style-name="WWNum151"><text:list-item><text:p text:style-name="P1152"><text:span text:style-name="Body_20_text_20__28_2_29__20_Exact">1770/1<text:tab/>Madras and Bengal</text:span></text:p></text:list-item></text:list><text:p text:style-name="P125"><text:span text:style-name="Body_20_text_20__28_2_29__20__2b__20_Bold_20_Exact">L/MAR/B/494A<text:tab/></text:span><text:span text:style-name="Body_20_text_20__28_2_29__20_Exact">Journal 17 Nov 1770-24 Oct 1772</text:span></text:p><text:p text:style-name="P71"><text:span text:style-name="Body_20_text_20__28_6_29__20_Exact"><text:span text:style-name="T7">L/MAR/B/494F (1)<text:tab/></text:span></text:span><text:span text:style-name="Body_20_text_20__28_6_29__20__2b__20_Not_20_Bold_20_Exact"><text:span text:style-name="T5">Ledger</text:span></text:span></text:p><text:p text:style-name="P134"><text:span text:style-name="Body_20_text_20__28_3_29__20_Exact">L/MAM/B/494F(2)<text:tab/>Pay Book</text:span></text:p><text:p text:style-name="P89"><text:span text:style-name="Body_20_text_20__28_2_29__20_Exact">Capt William Hambly</text:span></text:p><text:p text:style-name="P190"><text:span text:style-name="Body_20_text_20__28_2_29__20_Exact">Downs 28 Mar 1771 -21 Jul Johanna - 22 Aug Madras -10 Sep Culpee -12 Dec Ingeli -31 Jan 1772 Madras - 3 Jun Cape -12 Jul St Helena -13 Sep Downs</text:span></text:p><text:list xml:id="list203633881635900" text:continue-numbering="true" text:style-name="WWNum151"><text:list-item><text:p text:style-name="P1148"><text:span text:style-name="Body_20_text_20__28_2_29__20_Exact">1774/5<text:tab/>Benkulen and China</text:span></text:p></text:list-item></text:list><text:p text:style-name="P126"><text:span text:style-name="Body_20_text_20__28_2_29__20__2b__20_Bold_20_Exact">L/MAR/B/494B<text:tab/></text:span><text:span text:style-name="Body_20_text_20__28_2_29__20_Exact">Journal 19 Oct 1774-10 Jul 1776</text:span></text:p><text:p text:style-name="P84"><text:span text:style-name="Body_20_text_20__28_6_29__20_Exact"><text:span text:style-name="T7">L/MAR/B/494G(1)<text:tab/></text:span></text:span><text:span text:style-name="Body_20_text_20__28_6_29__20__2b__20_Not_20_Bold_20_Exact"><text:span text:style-name="T5">Ledger</text:span></text:span></text:p><text:p text:style-name="P73"><text:span text:style-name="Body_20_text_20__28_6_29__20_Exact"><text:span text:style-name="T7">L/MAR/B/494G(2)<text:tab/></text:span></text:span><text:span text:style-name="Body_20_text_20__28_6_29__20__2b__20_Not_20_Bold_20_Exact"><text:span text:style-name="T5">Pay Book</text:span></text:span></text:p><text:p text:style-name="P175"><text:span text:style-name="Body_20_text_20__28_2_29__20_Exact">Capt William Hambly</text:span></text:p><text:p text:style-name="P219"><text:span text:style-name="Body_20_text_20__28_2_29__20_Exact">Downs 27 Dec 1774 - 5 Apr 1775 Cape - 5 Jun Benkulen -31 Jul Whampoa -10 Nov Second Bar - 15 Feb 1776 St Helena - 7 Jun Downs</text:span></text:p><text:list xml:id="list203634234141427" text:continue-numbering="true" text:style-name="WWNum151"><text:list-item><text:p text:style-name="P1149"><text:span text:style-name="Body_20_text_20__28_2_29__20_Exact">1776/7<text:tab/>Benkulen, Madras and China</text:span></text:p></text:list-item></text:list><text:p text:style-name="P127"><text:span text:style-name="Body_20_text_20__28_2_29__20__2b__20_Bold_20_Exact">L/MAR/B/494C<text:tab/></text:span><text:span text:style-name="Body_20_text_20__28_2_29__20_Exact">Journal 26 Apr 1777-7 Aug 1779</text:span></text:p><text:p text:style-name="P85"><text:span text:style-name="Body_20_text_20__28_6_29__20_Exact"><text:span text:style-name="T7">L/MAR/B/494H(1)<text:tab/></text:span></text:span><text:span text:style-name="Body_20_text_20__28_6_29__20__2b__20_Not_20_Bold_20_Exact"><text:span text:style-name="T5">Ledger</text:span></text:span></text:p><text:p text:style-name="P86"><text:span text:style-name="Body_20_text_20__28_6_29__20_Exact"><text:span text:style-name="T7">L/MAR/B/494H(2)<text:tab/></text:span></text:span><text:span text:style-name="Body_20_text_20__28_6_29__20__2b__20_Not_20_Bold_20_Exact"><text:span text:style-name="T5">Pay Book</text:span></text:span></text:p><text:p text:style-name="P89"><text:span text:style-name="Body_20_text_20__28_2_29__20_Exact">Capt William Hambly</text:span></text:p><text:p text:style-name="P207"><text:span text:style-name="Body_20_text_20__28_2_29__20_Exact">Portsmouth 15 Jul 1777 - 4 Aug Madeira - 24 Nov Cape - 8 Feb 1778 Madras - 27 May Benkulen - 15 Aug Whampoa - 3 Jan 1779 Second Bar -17 Feb Malacca -10 Jun St Helena - 2 Sep 1779 Limerick</text:span></text:p></draw:text-box></draw:frame><draw:frame draw:style-name="fr2" draw:name="Rahmen551" text:anchor-type="char" svg:x="16.916cm" svg:y="17.865cm" svg:width="0.991cm" draw:z-index="107"><draw:text-box fo:min-height="0.407cm"><text:p text:style-name="P187"><text:span text:style-name="Body_20_text_20__28_2_29__20_Exact">1780/1</text:span></text:p></draw:text-box></draw:frame><draw:frame draw:style-name="fr2" draw:name="Rahmen561" text:anchor-type="char" svg:x="18.376cm" svg:y="17.859cm" svg:width="2.755cm" draw:z-index="108"><draw:text-box fo:min-height="0.407cm"><text:p text:style-name="P187"><text:span text:style-name="Body_20_text_20__28_2_29__20_Exact">Benkulen and China</text:span></text:p></draw:text-box></draw:frame><draw:frame draw:style-name="fr2" draw:name="Rahmen571" text:anchor-type="char" svg:x="16.268cm" svg:y="18.235cm" svg:width="3.226cm" draw:z-index="109"><draw:text-box fo:min-height="3.013cm"><text:p text:style-name="P265"><text:span text:style-name="Body_20_text_20__28_6_29__20_Exact"><text:span text:style-name="T7">L/MAR/B/494D </text:span></text:span><text:span text:style-name="Body_20_text_20__28_6_29__20__2b__20_Not_20_Bold_20_Exact"><text:span text:style-name="T5">L/MAR/B/494-I(l) </text:span></text:span><text:span text:style-name="Body_20_text_20__28_6_29__20_Exact"><text:span text:style-name="T7">L/MAR/B/494-I(2) L/MAR/B/494-I(3) L/MAR/B/494-I(4)</text:span></text:span></text:p><text:p text:style-name="P152"><text:span text:style-name="Body_20_text_20__28_2_29__20_Exact">Capt William Hambly Portsmouth 13 Mar 1781 Second Bar - 8 May Sulu</text:span></text:p></draw:text-box></draw:frame><draw:frame draw:style-name="fr2" draw:name="Rahmen58" text:anchor-type="char" svg:x="19.329cm" svg:y="18.198cm" svg:width="4.343cm" draw:z-index="110"><draw:text-box fo:min-height="1.956cm"><text:p text:style-name="P137"><text:span text:style-name="Body_20_text_20__28_2_29__20_Exact">Journal 16 Sep 1780-29 Mar 1783</text:span></text:p><text:p text:style-name="P137"><text:span text:style-name="Body_20_text_20__28_2_29__20_Exact">Ledger</text:span></text:p><text:p text:style-name="P137"><text:span text:style-name="Body_20_text_20__28_2_29__20_Exact">Pay Book</text:span></text:p><text:p text:style-name="P137"><text:span text:style-name="Body_20_text_20__28_2_29__20_Exact">Imprest Book</text:span></text:p><text:p text:style-name="P137"><text:span text:style-name="Body_20_text_20__28_2_29__20_Exact">Absence Book</text:span></text:p></draw:text-box></draw:frame><draw:frame draw:style-name="fr2" draw:name="Rahmen59" text:anchor-type="char" svg:x="19.646cm" svg:y="20.389cm" svg:width="7.938cm" draw:z-index="111"><draw:text-box fo:min-height="0.859cm"><text:p text:style-name="P89"><text:span text:style-name="Body_20_text_20__28_2_29__20_Exact">10 Apr Sao Tiago - 21 Aug Benkulen -15 Jan 1782 Whampoa 8 Aug Boeton - 3 Nov St Helena - 22 Feb 1783 Downs</text:span></text:p></draw:text-box></draw:frame><draw:frame draw:style-name="fr2" draw:name="Rahmen60" text:anchor-type="char" svg:x="27.674cm" svg:y="20.398cm" svg:width="1.092cm" draw:z-index="112"><draw:text-box fo:min-height="0.409cm"><text:p text:style-name="P187"><text:span text:style-name="Body_20_text_20__28_2_29__20_Exact">25 Mar</text:span></text:p></draw:text-box></draw:frame><draw:frame text:anchor-type="char" draw:z-index="0" draw:name="Form51" draw:style-name="gr6" draw:text-style-name="P1167" svg:width="0.56cm" svg:height="2.32cm" svg:x="32.417cm" svg:y="0cm"><draw:image xlink:href="Pictures/100000000000002100000089A427B9F272FB78D9.png" xlink:type="simple" xlink:show="embed" xlink:actuate="onLoad" draw:mime-type="image/png"><text:p/></draw:image></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8"/>
      <text:p text:style-name="P1161"><draw:frame text:anchor-type="char" draw:z-index="1" draw:name="Form52" draw:style-name="gr6" draw:text-style-name="P1167" svg:width="18.594cm" svg:height="0.899cm" svg:x="0.002cm" svg:y="0cm"><draw:image xlink:href="Pictures/100000000000044A00000035BC78BD02107CC893.png" xlink:type="simple" xlink:show="embed" xlink:actuate="onLoad" draw:mime-type="image/png"><text:p/></draw:image></draw:frame></text:p>
      <text:section text:style-name="Sect5" text:name="Bereich18">
        <text:p text:style-name="P289"/>
      </text:section>
      <text:section text:style-name="Sect9" text:name="Bereich19">
        <text:list xml:id="list203633751206846" text:continue-list="list203633357107890" text:style-name="WWNum141">
          <text:list-item>
            <text:p text:style-name="P497">1785/6 China</text:p>
          </text:list-item>
        </text:list>
        <text:p text:style-name="P514">L/MAR/B/494E<text:tab/>Journal 15 Feb<text:tab/>1786-1 Sep 1787</text:p>
        <text:p text:style-name="P515">L/MAR/B/494J(1)<text:tab/>Ledger</text:p>
        <text:p text:style-name="P515">L/MAR/B/494J(2)<text:tab/>Pay Book</text:p>
        <text:p text:style-name="P397">Capt John Bartlet</text:p>
        <text:p text:style-name="P403">Downs 26 Apr 1786 - 18 Sep Whampoa -10 Jan 1787 Second Bar - 26 May St Helena - 27 Jul Downs</text:p>
        <text:p text:style-name="P387">LORD THURLOW</text:p>
        <text:p text:style-name="P214"><text:span text:style-name="T1">Built by Hill, launched 1789, 3 decks, 4m bottom, length 143ft 4in, keel 116ft, breadth 36ft </text:span><text:span text:style-name="Body_20_text_20__28_2_29__20__2b__20_Italic">VAin, </text:span><text:span text:style-name="T1">hold 14ft lOi/zin, wing transom 22ft S^in, port cell 26ft 5in, waist 1ft lin, between decks 5ft 6</text:span><text:span text:style-name="T2">3</text:span><text:span text:style-name="T1">/4in &amp; 6ft 2‘Ain, roundhouse 6ft 3in, ports 12 middle &amp; upper, deck range 82ft, 805 tons Principal Managing Owner. William Moffat</text:span></text:p>
        <text:list xml:id="list403578194" text:style-name="WWNum153">
          <text:list-item>
            <text:p text:style-name="P813">1789/90<text:tab/>Madras and China</text:p>
          </text:list-item>
        </text:list>
        <text:p text:style-name="P128"><text:span text:style-name="Body_20_text_20__28_2_29__20__2b__20_Bold">L/MAR/B/330A<text:tab/></text:span><text:span text:style-name="T1">Journal 14 Dec 1789-29 Sep<text:tab/>1791</text:span></text:p>
        <text:p text:style-name="P62"><text:span text:style-name="T1">L/MAR/B/330G(1)<text:tab/></text:span><text:span text:style-name="Body_20_text_20__28_6_29__20__2b__20_Not_20_Bold"><text:span text:style-name="T5">Ledger</text:span></text:span></text:p>
        <text:p text:style-name="P361">L/MAR/B/330G(2)<text:tab/>Pay Book</text:p>
        <text:p text:style-name="P696">Capt William Thomson</text:p>
        <text:p text:style-name="P964">Portsmouth 20 Feb 1790 - 2 Jun Madras -13 Jul Penang -11 Sep Whampoa -14 Jan 1791 Second Bar -1 Jul St Helena - 27 Aug Downs</text:p>
        <text:list xml:id="list203633850684040" text:continue-numbering="true" text:style-name="WWNum153">
          <text:list-item>
            <text:p text:style-name="P516">1792/3<text:tab/>China</text:p>
          </text:list-item>
        </text:list>
        <text:p text:style-name="P63"><text:span text:style-name="Body_20_text_20__28_2_29__20__2b__20_Bold">L/MAR/B/330B<text:tab/></text:span><text:span text:style-name="T1">Journal 29 Jan 1793-13 Dec<text:tab/>1794</text:span></text:p>
        <text:p text:style-name="P276"><text:span text:style-name="T1">L/MAE/B/330H(1)<text:tab/></text:span><text:span text:style-name="Body_20_text_20__28_6_29__20__2b__20_Not_20_Bold"><text:span text:style-name="T5">Ledger</text:span></text:span></text:p>
        <text:p text:style-name="P346">L/MAR/B/330H(2)<text:tab/>Pay Book</text:p>
        <text:p text:style-name="P397">Capt William Thomson</text:p>
        <text:p text:style-name="P539">Portsmouth 22 May 1793 - 10 Nov Manila - 20 Dec Whampoa - 2 Mar 1794 Second Bar -18 Jun St Helena - 8 Sep Downs</text:p>
        <text:list xml:id="list203635059961698" text:continue-numbering="true" text:style-name="WWNum153">
          <text:list-item>
            <text:p text:style-name="P814">1794/5<text:tab/>Madras and Bengal</text:p>
          </text:list-item>
        </text:list>
        <text:p text:style-name="P128"><text:span text:style-name="Body_20_text_20__28_2_29__20__2b__20_Bold">L/MAR/B/330C<text:tab/></text:span><text:span text:style-name="T1">Journal 23 Feb 1795-13 Sep<text:tab/>1796</text:span></text:p>
        <text:p text:style-name="P361">L/MAR/B/330-I(l)<text:tab/>Ledger</text:p>
        <text:p text:style-name="P62"><text:span text:style-name="T1">L/MAR/B/330-I(2)<text:tab/></text:span><text:span text:style-name="Body_20_text_20__28_6_29__20__2b__20_Not_20_Bold"><text:span text:style-name="T5">Pay Book</text:span></text:span></text:p>
        <text:p text:style-name="P696">Capt William Thomson</text:p>
        <text:p text:style-name="P852">Portsmouth 24 May 1795 - 29 Aug Madras - 24 Sep Diamond Harbour - 4 Dec Saugor - 5 Jan 1796 Madras - 26 Apr Cape - 30 May St Helena - 2 Aug Downs</text:p>
        <text:list xml:id="list203634113850785" text:continue-numbering="true" text:style-name="WWNum153">
          <text:list-item>
            <text:p text:style-name="P1150"><text:span text:style-name="Body_20_text_20__28_2_29__20__2b__20_Bold">1796/7<text:tab/></text:span><text:span text:style-name="T1">Madras and Bengal</text:span></text:p>
          </text:list-item>
        </text:list>
        <text:p text:style-name="P62"><text:span text:style-name="T1">L/MAR/B/330D<text:tab/></text:span><text:span text:style-name="Body_20_text_20__28_6_29__20__2b__20_Not_20_Bold"><text:span text:style-name="T5">Journal </text:span></text:span><text:span text:style-name="T1">22 </text:span><text:span text:style-name="Body_20_text_20__28_6_29__20__2b__20_Not_20_Bold"><text:span text:style-name="T5">Dec </text:span></text:span><text:span text:style-name="T1">1796-17 </text:span><text:span text:style-name="Body_20_text_20__28_6_29__20__2b__20_Not_20_Bold"><text:span text:style-name="T5">Aug </text:span></text:span><text:span text:style-name="T1">1798</text:span></text:p>
        <text:p text:style-name="P62"><text:span text:style-name="T1">L/MAR/B/330J(1)<text:tab/></text:span><text:span text:style-name="Body_20_text_20__28_6_29__20__2b__20_Not_20_Bold"><text:span text:style-name="T5">Ledger</text:span></text:span></text:p>
        <text:p text:style-name="P62"><text:span text:style-name="T1">L/MAR/B/330J(2)<text:tab/></text:span><text:span text:style-name="Body_20_text_20__28_6_29__20__2b__20_Not_20_Bold"><text:span text:style-name="T5">Pay Book</text:span></text:span></text:p>
        <text:p text:style-name="P585">Capt William Thomson</text:p>
        <text:p text:style-name="P517">Portsmouth 18 Mar 1797 - 4 Jun Cape - 8 Aug Madras -19 Sep Diamond Harbour -15 Nov Saugor - 12 Feb 1798 Cape - 20 Mar St Helena - 25 Jun Cork - 7 Jul Downs</text:p>
        <text:list xml:id="list203633541892159" text:continue-numbering="true" text:style-name="WWNum153">
          <text:list-item>
            <text:p text:style-name="P814">1798/9<text:tab/>Madras and Bengal</text:p>
          </text:list-item>
        </text:list>
        <text:p text:style-name="P129"><text:span text:style-name="Body_20_text_20__28_2_29__20__2b__20_Bold">L/MAR/B/330E<text:tab/></text:span><text:span text:style-name="T1">Journal 14 Dec 1798-24 Nov 1800</text:span></text:p>
        <text:p text:style-name="P62"><text:span text:style-name="T1">L/MAR/B/330K(1)<text:tab/></text:span><text:span text:style-name="Body_20_text_20__28_6_29__20__2b__20_Not_20_Bold"><text:span text:style-name="T5">Ledger</text:span></text:span></text:p>
        <text:p text:style-name="P62"><text:span text:style-name="T1">L/MAR/B/330K(2)<text:tab/></text:span><text:span text:style-name="Body_20_text_20__28_6_29__20__2b__20_Not_20_Bold"><text:span text:style-name="T5">Pay Book</text:span></text:span></text:p>
        <text:p text:style-name="P397">Capt William Thomson</text:p>
        <text:p text:style-name="P517">Portsmouth 2 Apr 1799 - 31 Jul Madras - 30 Aug Diamond Harbour -15 Oct Calcutta - 23 Jan 1800 Saugor -14 Jun St Helena - 23 Sep Downs</text:p>
        <text:list xml:id="list203633741695803" text:continue-numbering="true" text:style-name="WWNum153">
          <text:list-item>
            <text:p text:style-name="P815">1800/1<text:tab/>Madras</text:p>
          </text:list-item>
        </text:list>
        <text:p text:style-name="P129"><text:span text:style-name="Body_20_text_20__28_2_29__20__2b__20_Bold">L/MAR/B/330F<text:tab/></text:span><text:span text:style-name="T1">Journal 21 Feb 1801-13 Apr 1802</text:span></text:p>
        <text:p text:style-name="P62"><text:span text:style-name="T1">L/MAR/B/330L(1)<text:tab/></text:span><text:span text:style-name="Body_20_text_20__28_6_29__20__2b__20_Not_20_Bold"><text:span text:style-name="T5">Ledger</text:span></text:span></text:p>
        <text:p text:style-name="P361">L/MAR/B/330L(2)<text:tab/>Pay Book</text:p>
        <text:p text:style-name="P689">Portsmouth 23 Apr 1801 -11 Aug Madras - 4 Jan 1802 St Helena - 22 Mar Downs</text:p>
        <text:p text:style-name="P170"><text:span text:style-name="Body_20_text_20__28_4_29__20__2b__20_Small_20_Caps">lord walsingham</text:span></text:p>
        <text:p text:style-name="P164"><text:span text:style-name="T1">Built by Hill launched 1786, 3 decks, 4m bottom, length 122ft 1m, keel </text:span><text:span text:style-name="Body_20_text_20__28_2_29__20__2b__20_Italic">91JI</text:span><text:span text:style-name="T2">11/2m</text:span><text:span text:style-name="T1">; </text:span><text:span text:style-name="T2">b</text:span><text:span text:style-name="T1">^</text:span><text:span text:style-name="T2">eadth 32</text:span><text:span text:style-name="T1">* ikn, hold 13ft 10'Ain, wing transom 20ft 9in, port cell 25ft lin, waist 1ft 2y</text:span><text:span text:style-name="T3">2</text:span><text:span text:style-name="T1">m between decks 5ft 10m &amp; 6ft 3in, roundhouse 6ft 2in, ports 9 middle &amp; upper, deck range 71ft 6m, 561 tons Principal Managing Owners; 1-2 Anthony Brough, 3-6 Richard Holbert</text:span></text:p>
        <text:list xml:id="list1311398141" text:style-name="WWNum155">
          <text:list-item>
            <text:p text:style-name="P690">1786/7 China</text:p>
          </text:list-item>
        </text:list>
        <text:p text:style-name="P893">L/MAR/B/346A<text:tab/>Journal 17 Feb<text:tab/>1787-16 Dec<text:tab/>1788</text:p>
        <text:p text:style-name="P381">L/MAR/B/346G(l)<text:tab/>Ledger</text:p>
        <text:p text:style-name="P894">L/MAR/B/346G(2)<text:tab/>Pay Book</text:p>
        <text:p text:style-name="P1135">S^sTApr*787 -<text:tab/>12 Nov Whampoa<text:tab/>- 20 Mar<text:tab/>1788<text:tab/>Second Bar -11 Aug St Helena -1 Nov Scilly -</text:p>
        <text:p text:style-name="P1136">11 Nov Downs</text:p>
        <text:list xml:id="list203634941468815" text:continue-numbering="true" text:style-name="WWNum155">
          <text:list-item>
            <text:p text:style-name="P1137">1789/90<text:tab/>China</text:p>
          </text:list-item>
        </text:list>
        <text:p text:style-name="P1020">L/MAR/B/346B<text:tab/>Journal 30 Mar 1790-29 Sep 1791</text:p>
        <text:p text:style-name="P1020">L/MAR/B/346H(1)<text:tab/>Ledger</text:p>
        <text:p text:style-name="P1021">L/MAR/B/346H(2)<text:tab/>Pay Book</text:p>
        <text:p text:style-name="P655">DoSril^O - 3 Nov Whampoa - 8 Feb 1791 Second Bar - 7 Jul St Helena - 6 Sep Dotvns</text:p>
        <text:list xml:id="list203634334039637" text:continue-numbering="true" text:style-name="WWNum155">
          <text:list-item>
            <text:p text:style-name="P656">1792/3<text:tab/>China</text:p>
          </text:list-item>
        </text:list>
        <text:p text:style-name="P1020">L/MAR/B/346C<text:tab/>Journal 1 Apr 1793-27 Nov 1794</text:p>
        <text:p text:style-name="P1020">L/MAR/B/346-I(l)<text:tab/>Ledger</text:p>
        <text:p text:style-name="P1022">L/MAR/B/346-I(2)<text:tab/>Pay Book</text:p>
        <text:p text:style-name="P1138">Ports^* 7 M 1793 - 6 Nov Batavia -31 Dec Whampoa - 3 Mar 1794 Second Bar -18 Jun St Helena - 8 Sep Downs</text:p>
        <text:list xml:id="list203633410150488" text:continue-numbering="true" text:style-name="WWNum155">
          <text:list-item>
            <text:p text:style-name="P816">1794/5<text:tab/>Madras and Bengal</text:p>
          </text:list-item>
        </text:list>
        <text:p text:style-name="P817">L/MAR/B/346D<text:tab/>Journal 25 Mar<text:tab/>1795-29<text:tab/>Aug<text:tab/>1796</text:p>
        <text:p text:style-name="P818">L/MAR/B/346J(1)<text:tab/>Ledger</text:p>
        <text:p text:style-name="P819">L/MAR/B/346J(2)<text:tab/>Pay Book</text:p>
        <text:p text:style-name="P1139">Portsmouth 18 Jun 1795 - 26 Oct Diamond Harbour -10 Nov Calcutta -10 Jan 1796 Saugor -19 Apr Cape - 5 May St Helena - 2 Aug Downs</text:p>
        <text:list xml:id="list203635038942463" text:continue-numbering="true" text:style-name="WWNum155">
          <text:list-item>
            <text:p text:style-name="P816">1796/7<text:tab/>Madras and Bengal</text:p>
          </text:list-item>
        </text:list>
        <text:p text:style-name="P820">L/MAR/B/346E<text:tab/>Journal 28 Jan<text:tab/>1797-21<text:tab/>Mar<text:tab/>1799</text:p>
        <text:p text:style-name="P821">L/MAR/B/346K(1)<text:tab/>Ledger</text:p>
        <text:p text:style-name="P822">L/MAR/B/346K(2)<text:tab/>Pay Book</text:p>
        <text:p text:style-name="P1131">Capt Thomas Smales<text:tab/>,<text:tab/>o</text:p>
        <text:p text:style-name="P1132">Portsmouth 6 Jun 1797 - 4 Sep Cape - 2 Dec Madras - 25 Jan 1798 Kedgeree - 3 May Saugor -</text:p>
        <text:p text:style-name="P657">22 Aug Cape -17 Nov St Helena -14 Feb 1799 Downs</text:p>
        <text:list xml:id="list203634211831128" text:continue-numbering="true" text:style-name="WWNum155">
          <text:list-item>
            <text:p text:style-name="P659">1799/1800 Bengal</text:p>
          </text:list-item>
        </text:list>
        <text:p text:style-name="P944">L/MAR/B/346F Journal 28 Mar 1800-18 Dec 1801 L/MAR/B/346L(1)<text:tab/>Ledger</text:p>
        <text:p text:style-name="P945">L/MAR/B/346L(2) Pay Book Capt Thomas Smales</text:p>
        <text:p text:style-name="P658">Portsmouth 28 Jun 1800 -8 Jan 1801 Kedgeree - 8 Apr Saugor - 4 Aug St Helena - 31 Oct Downs</text:p>
      </text:section>
      <text:section text:style-name="Sect9" text:name="Bereich20">
        <text:p text:style-name="P587">Chartered ship, 564 tons</text:p>
        <text:p text:style-name="P584">Principal Managing Owner- George Hilhouse</text:p>
        <text:p text:style-name="P441">1<text:tab/>1827/8 China and Halifax</text:p>
        <text:p text:style-name="P582">L/MAR/B/105A Deck Log 21 May 1828-27 May 1829 Capt John Cragie</text:p>
        <text:p text:style-name="P605">Downs 8 Jun 1828 - 18 Nov Whampoa - 21 Jan 1829 Second Bar - 30 Mar St Helena - 9 May Halifax</text:p>
        <text:p text:style-name="P383">LOVE</text:p>
        <text:p text:style-name="P584">Rated at 400/450 tons, 90 crew, 30 guns</text:p>
        <text:list xml:id="list1735204865" text:style-name="WWNum157">
          <text:list-item>
            <text:p text:style-name="P518">1649/50<text:tab/>Surat</text:p>
          </text:list-item>
        </text:list>
        <text:p text:style-name="P397">Capt Day</text:p>
        <text:p text:style-name="P406">Apr 1650 - Jul 1651</text:p>
        <text:list xml:id="list203633996948203" text:continue-numbering="true" text:style-name="WWNum157">
          <text:list-item>
            <text:p text:style-name="P957">1651/2<text:tab/>Madras</text:p>
          </text:list-item>
        </text:list>
        <text:p text:style-name="P978">Capt John Brookhaven Mar 1652 - Aug<text:tab/>1653</text:p>
        <text:list xml:id="list203633395269710" text:continue-numbering="true" text:style-name="WWNum157">
          <text:list-item>
            <text:p text:style-name="P660">1657/8<text:tab/>Madras and Bengal</text:p>
          </text:list-item>
        </text:list>
        <text:p text:style-name="P605">Downs Mar 1658 - 14 Aug Madras - 22 Sep Balasore - Madras Feb 1659 - not heard of again</text:p>
        <text:p text:style-name="P389">LOWJEE FAMILY</text:p>
        <text:p text:style-name="P880">Built at Bombay in 1791, 926 tons Principal Managing Owners: Forbes &amp; Co</text:p>
        <text:p text:style-name="P696">1 From Bombay 1803</text:p>
        <text:p text:style-name="P881">L/MAR/B/343A Journal 7 Jul-13 Dec 1803 Capt Thomas Kidd</text:p>
        <text:p text:style-name="P697">Bombay 7 Jul 1803 - 11 Sep St Helena -1 Dec Kinsale -13 Dec Downs</text:p>
        <text:p text:style-name="P19"><text:span text:style-name="T1">LOWTHER </text:span><text:span text:style-name="Body_20_text_20__28_4_29__20__2b__20_Bold">CASTLE</text:span></text:p>
        <text:p text:style-name="P214"><text:span text:style-name="T1">Built by Pitcher, launched 1811, 3 decks. Sin bottom, length 176ft 4in, keel 134ft 8m, breadth 43ft 2</text:span><text:span text:style-name="T2">1</text:span><text:span text:style-name="T1">/</text:span><text:span text:style-name="T3">2</text:span><text:span text:style-name="T1">in, hold 17ft 6in, wing transom 26ft lOin, port cell 29ft 7</text:span><text:span text:style-name="T2">1</text:span><text:span text:style-name="T1">/</text:span><text:span text:style-name="T3">2</text:span><text:span text:style-name="T1">in, waist 1ft 4m, between decks 6ft 6in &amp; 6ft 6!/</text:span><text:span text:style-name="T3">2</text:span><text:span text:style-name="T1">in, roundhouse 6ft 4y4in, ports 15 middle &amp; upper, deck range 104ft 6in, 1427 tons Principal Managing Owners: 1-5 John Wordsworth, 6-8 John Crosthwaite, 9-10 Matthew Isacke Sold to Joseph Somes 24 Sep 1830 for £8650</text:span></text:p>
        <text:list xml:id="list1331961570" text:style-name="WWNum159">
          <text:list-item>
            <text:p text:style-name="P823">1810/1<text:tab/>China</text:p>
          </text:list-item>
        </text:list>
        <text:p text:style-name="P824">L/MAR/B/50A<text:tab/>Journal 4 Feb 1811-16 Jul 1812</text:p>
        <text:p text:style-name="P824">L/MAR/B/50-O(l)<text:tab/>Ledger</text:p>
        <text:p text:style-name="P824">L/MAR/B/50-O(2)<text:tab/>Pay Book</text:p>
        <text:p text:style-name="P696">Capt William Crowther</text:p>
        <text:p text:style-name="P851">Portsmouth 8 Apr 1811 -13 Jul Simon’s Bay - 30 Aug Penang - 21 Oct Whampoa -14 Dec Second Bar - 21 Mar 1812 St Helena -13 May Downs</text:p>
        <text:list xml:id="list203633593120612" text:continue-numbering="true" text:style-name="WWNum159">
          <text:list-item>
            <text:p text:style-name="P519">1812/3<text:tab/>China</text:p>
          </text:list-item>
        </text:list>
        <text:p text:style-name="P520">L/MAR/B/50B<text:tab/>Journal 2 Jan-20 Oct 1813</text:p>
        <text:p text:style-name="P520">L/MAR/B/50C<text:tab/>Journal 2 Jan 1813-25 Oct 1814, Hemy Hill, Chief Mate</text:p>
        <text:p text:style-name="P520">L/MAR/B/50P(1)<text:tab/>Ledger</text:p>
        <text:p text:style-name="P520">L/MAR/B/50P(2)<text:tab/>Pay Book</text:p>
        <text:p text:style-name="P397">Capt William Crowther</text:p>
        <text:p text:style-name="P397">Portsmouth 18 Mar 1813 -11 Apr Tenerife -15 Jun Cape - 6 Sep Whampoa - 5 Jan 1814 Second Bar - 26 May St Helena - 6 Aug Downs</text:p>
        <text:list xml:id="list203633305592489" text:continue-numbering="true" text:style-name="WWNum159">
          <text:list-item>
            <text:p text:style-name="P926">1814/5<text:tab/>Madras and China</text:p>
          </text:list-item>
        </text:list>
        <text:p text:style-name="P927">L/MAR/B/50D<text:tab/>Journal 16 Dec<text:tab/>1814-22 Jun 1816</text:p>
        <text:p text:style-name="P928">L/MAR/B/50Q(1)<text:tab/>Ledger</text:p>
        <text:p text:style-name="P353">L/MAR/B/50Q(2)<text:tab/>Pay Book</text:p>
        <text:p text:style-name="P1141">Cant Charles Mortlock<text:tab/>rw</text:p>
        <text:p text:style-name="P1142">Portsmouth 28 Feb 1815 - 9 Apr Madeira - 22 Jul Madras - 2 Sep Penang - 21 Sep Malacca - 25 Oct</text:p>
        <text:p text:style-name="P595">Whampoa -15 Jan 1816 Second Bar - 23 Mar St Helena -10 May Downs</text:p>
        <text:list xml:id="list203634195830096" text:continue-numbering="true" text:style-name="WWNum159">
          <text:list-item>
            <text:p text:style-name="P825">1816/7<text:tab/>Bombay and China</text:p>
          </text:list-item>
        </text:list>
        <text:p text:style-name="P826">L/MAR/B/50E<text:tab/>Journal 24 Oct<text:tab/>1816-3<text:tab/>Jul<text:tab/>1818</text:p>
        <text:p text:style-name="P827">L/MAR/B/50R(1)<text:tab/>Ledger</text:p>
        <text:p text:style-name="P362">L/MAR/B/50R(2)<text:tab/>Pay Book</text:p>
        <text:p text:style-name="P1083">Down^in isn^j Mar Cape - 30 May Bombay -14 Aug Penang - 25 Sep Whampoa -19 Dec Second Bar -12 Mar 1818 Cape - 28 Mar St Helena - 2 Jun Downs</text:p>
        <text:list xml:id="list203634636306959" text:continue-numbering="true" text:style-name="WWNum159">
          <text:list-item>
            <text:p text:style-name="P825">1818/9<text:tab/>Bombay and China</text:p>
          </text:list-item>
        </text:list>
        <text:p text:style-name="P827">L/MAR/B/50F<text:tab/>Journal 12 Nov 1818-16 May 1820</text:p>
        <text:p text:style-name="P827">L/MAR/B/50S(1)<text:tab/>Ledger</text:p>
        <text:p text:style-name="P828">L/MAR/B/50S(2)<text:tab/>Pay Book</text:p>
        <text:p text:style-name="P255"><text:span text:style-name="T1">Torbay^SJIs^</text:span><text:span text:style-name="T2">0</text:span><text:span text:style-name="T1">-29 May Bombay - 25 Jul Penang -11 Aug Malacca - 7 Sep Whampoa -13 Nov Second Bar - 9 Apr 1820 Downs</text:span></text:p>
        <text:list xml:id="list203635013966115" text:continue-numbering="true" text:style-name="WWNum159">
          <text:list-item>
            <text:p text:style-name="P825">1820/1<text:tab/>Bengal and China</text:p>
          </text:list-item>
        </text:list>
        <text:p text:style-name="P829">L/MAR/B/50G<text:tab/>Journal 20 Nov 1820-20 Sep<text:tab/>1822</text:p>
        <text:p text:style-name="P827">L/MAR/B/50T(1)<text:tab/>Ledger</text:p>
        <text:p text:style-name="P363">L/MAR/B/50T(2)<text:tab/>Pay Book</text:p>
        <text:p text:style-name="P1140">Do™ ZStolsfr 22 May New Anchorage - 25 Aug Penang - 9 Oct Whampoa - 20 Mar 1822 Second Bar - 23 Jun St Helena -15 Aug Downs</text:p>
        <text:list xml:id="list203633433314392" text:continue-numbering="true" text:style-name="WWNum159">
          <text:list-item>
            <text:p text:style-name="P661">1822/3<text:tab/>China</text:p>
          </text:list-item>
        </text:list>
        <text:p text:style-name="P1037">L/MAR/B/50H<text:tab/>Journal 27 Feb 1823-15 Jun<text:tab/>1824</text:p>
        <text:p text:style-name="P367">L/MAR/B/50U(1)<text:tab/>Ledger</text:p>
        <text:p text:style-name="P1038">L/MAR/B/50U(2)<text:tab/>Pay Book</text:p>
        <text:p text:style-name="P1039">Capt Thomas Baker</text:p>
        <text:p text:style-name="P1116">Downs 26 Apr 1823 - 18 Aug Lintin - 29 Sep Whampoa -21 Dec Second Bar -19 Mar 1824 St Helena -11 May Downs</text:p>
        <text:list xml:id="list203635068022725" text:continue-numbering="true" text:style-name="WWNum159">
          <text:list-item>
            <text:p text:style-name="P662">1824/5<text:tab/>China</text:p>
          </text:list-item>
        </text:list>
        <text:p text:style-name="P1023">L/MAR/B/50-I<text:tab/>Journal 4 Mar 1825-1 Jun 1826</text:p>
        <text:p text:style-name="P1024">L/MAR/B/50 V (1)<text:tab/>Ledger</text:p>
        <text:p text:style-name="P1024">L/MAR/B/50 V(2)<text:tab/>Pay Book</text:p>
        <text:p text:style-name="P1143">Capt Thomas Baker<text:tab/>^<text:tab/>_</text:p>
        <text:p text:style-name="P1144">Downs 4 May 1825 - 30 Aug Whampoa - 21 Nov Second Bar -19 Mar 1826 St Helena - 29 Apr</text:p>
        <text:p text:style-name="P631">Downs</text:p>
        <text:list xml:id="list203635415056098" text:continue-numbering="true" text:style-name="WWNum159">
          <text:list-item>
            <text:p text:style-name="P830">1826/7<text:tab/>Bombay and China</text:p>
          </text:list-item>
        </text:list>
        <text:p text:style-name="P831">L/MAR/B/50J<text:tab/>Journal 17 Nov 1826-29 Apr 1828</text:p>
        <text:p text:style-name="P832">L/MAR/B/50 W (1)<text:tab/>Ledger</text:p>
        <text:p text:style-name="P364">L/MAR/B/50W(2)<text:tab/>Pay Book</text:p>
        <text:p text:style-name="P833">Capt Thomas Baker</text:p>
        <text:p text:style-name="P994">Plymouth 17 Jan 1827 - 12 May Bombay - 25 Jul Penang - 3 Sep Whampoa -18 Oct Second Bar - 3 Feb 1828 St Helena - 30 Mar Downs</text:p>
        <text:list xml:id="list203633766522087" text:continue-numbering="true" text:style-name="WWNum159">
          <text:list-item>
            <text:p text:style-name="P663">1828/9 China</text:p>
          </text:list-item>
        </text:list>
        <text:p text:style-name="P1049">L/MAR/B/50K Deck Log 10 Mar 1829-18 Oct 1830 L/MAR/B/50X(1)<text:tab/>Ledger</text:p>
        <text:p text:style-name="P367">L/MAR/B/50X(2)<text:tab/>Pay Book</text:p>
      </text:section>
      <text:section text:style-name="Sect9" text:name="Bereich21">
        <text:p text:style-name="P588">Capt George Kinnaird Bathie</text:p>
        <text:p text:style-name="P1098">Downs 23 Apr 1829 - 2 Aug Singapore - 25 Aug Urmston’s Bay -10 Dec Hong Kong - 8 Feb 1830 Whampoa - 28 Mar Second Bar - 28 Jun St Helena - 30 Aug Downs</text:p>
        <text:list xml:id="list203634001624524" text:continue-numbering="true" text:style-name="WWNum159">
          <text:list-item>
            <text:p text:style-name="P834">1830/1<text:tab/>China</text:p>
          </text:list-item>
        </text:list>
        <text:p text:style-name="P835">L/MAR/B/50L<text:tab/>Journal 19 Mar 1831-25 Jun 1832</text:p>
        <text:p text:style-name="P65"><text:span text:style-name="T1">L/MAR/B/50 Y (1)<text:tab/></text:span><text:span text:style-name="Body_20_text_20__28_6_29__20__2b__20_Not_20_Bold"><text:span text:style-name="T5">Ledger</text:span></text:span></text:p>
        <text:p text:style-name="P835">L/MAR/B/50Y(2)<text:tab/>Pay Book</text:p>
        <text:p text:style-name="P696">Capt Henry Harris</text:p>
        <text:p text:style-name="P701">Downs 6 May 1831 - 9 Sep Whampoa - 4 Dec Second Bar - 3 Apr 1832 St Helena - 22 May Downs</text:p>
        <text:list xml:id="list203634644648840" text:continue-numbering="true" text:style-name="WWNum159">
          <text:list-item>
            <text:p text:style-name="P521">1832/3<text:tab/>St Helena, Bombay and China</text:p>
          </text:list-item>
        </text:list>
        <text:p text:style-name="P64"><text:span text:style-name="Body_20_text_20__28_2_29__20__2b__20_Bold">L/MAR/B/50M<text:tab/></text:span><text:span text:style-name="T1">Journal 2 Jan 1833-11 Jan 1834</text:span></text:p>
        <text:p text:style-name="P64"><text:span text:style-name="Body_20_text_20__28_2_29__20__2b__20_Bold">L/MAR/B/50N<text:tab/></text:span><text:span text:style-name="T1">Journal 2 Jan </text:span><text:span text:style-name="Body_20_text_20__28_2_29__20__2b__20_Bold">1833-11 </text:span><text:span text:style-name="T1">Jan </text:span><text:span text:style-name="Body_20_text_20__28_2_29__20__2b__20_Bold">1834, </text:span><text:span text:style-name="T1">Fredenck S</text:span><text:span text:style-name="Body_20_text_20__28_2_29_">uns</text:span><text:span text:style-name="T1"> 2nd mate</text:span></text:p>
        <text:p text:style-name="P277"><text:span text:style-name="T1">L/MAR/B/50Z(1)<text:tab/></text:span><text:span text:style-name="Body_20_text_20__28_6_29__20__2b__20_Not_20_Bold"><text:span text:style-name="T5">Ledger</text:span></text:span></text:p>
        <text:p text:style-name="P277"><text:span text:style-name="T1">L/MAR/B/50Z(2)<text:tab/></text:span><text:span text:style-name="Body_20_text_20__28_6_29__20__2b__20_Not_20_Bold"><text:span text:style-name="T5">Pay Book</text:span></text:span></text:p>
        <text:p text:style-name="P397">Capt Henry Hams</text:p>
        <text:p text:style-name="P402">Plymouth 4 Mar 1833 - 29 Apr St Helena -18 Jul Bombay - 18 Oct Whampoa - 25 Dec Second Bar - 17 Mar 1834 St Helena - 5 May Downs</text:p>
        <text:p text:style-name="P140"><text:span text:style-name="T1">For a picture of the ship see </text:span><text:span text:style-name="Body_20_text_20__28_2_29__20__2b__20_Italic">Behar Amateur Lithographic Scrap Book</text:span><text:span text:style-name="T1"> (1828) pi. 15 Indiaman taking in cargo at the New Anchorage IOL; X.1168(a)</text:span></text:p>
        <text:h text:style-name="P317" text:outline-level="2"><text:bookmark-start text:name="bookmark43"/>LOYAL ADVENTURE<text:bookmark-end text:name="bookmark43"/></text:h>
        <text:p text:style-name="P599">Length 80ft, width 22ft, depth 16ft, 60 crew, 36 guns, 220 tons</text:p>
        <text:p text:style-name="P836">1<text:tab/>1684/5 China</text:p>
        <text:p text:style-name="P882">L/MAR/A/LXXXI Receipt Book Capt William Goodlad</text:p>
        <text:p text:style-name="P697">Downs 7 Dec 1684 - Macao 3 Aug 1685 - 24 Aug Amoy 6 Dec - lost off Madras 13 Oct 1687</text:p>
        <text:h text:style-name="P317" text:outline-level="2"><text:bookmark-start text:name="bookmark44"/>LOYAL BLISS<text:bookmark-end text:name="bookmark44"/></text:h>
        <text:p text:style-name="P599">350 tons, 70 crew, 28 guns</text:p>
        <text:list xml:id="list2994744913" text:style-name="WWNum161">
          <text:list-item>
            <text:p text:style-name="P837">1700/1 Bombay</text:p>
          </text:list-item>
        </text:list>
        <text:p text:style-name="P148"><text:span text:style-name="Body_20_text_20__28_2_29__20__2b__20_Bold">L/MAR/A/CLXin </text:span><text:span text:style-name="T1">Journal 4 Jul 1701-5 Apr 1704 Capt Robert Hudson</text:span></text:p>
        <text:p text:style-name="P1099">Downs 26 May 1701 -31 Aug Cape -12 Dec Bombay -21 Dec Surat - 29 Jun 1702 Bandar Abbas - 4 Dec Bombay -14 Dec Surat - 27 Jan 1703 Bombay - 25 Feb Tellicherry - 25 Apr Mauritius - 20 Sep Cape -17 Oct St Helena -13 Apr 1704 Downs</text:p>
        <text:list xml:id="list203634450780086" text:continue-numbering="true" text:style-name="WWNum161">
          <text:list-item>
            <text:p text:style-name="P664">1704/5<text:tab/>China</text:p>
          </text:list-item>
        </text:list>
        <text:p text:style-name="P242"><text:span text:style-name="Body_20_text_20__28_2_29__20__2b__20_Bold">L/MAR/B/121A </text:span><text:span text:style-name="T1">Journal 20 Oct 1704-9 Sep 1705, William Ratcliffe, Chief Mate Capt Robert Hudson</text:span></text:p>
        <text:p text:style-name="P596">Downs 6 Jan 1705 - 19 Jul Benkulen - 9 Sep Batavia - China -10 Mar 1708 Downs</text:p>
        <text:list xml:id="list203634706722729" text:continue-numbering="true" text:style-name="WWNum161">
          <text:list-item>
            <text:p text:style-name="P522">1708/9<text:tab/>Madras<text:tab/>and Bengal</text:p>
          </text:list-item>
        </text:list>
        <text:p text:style-name="P523">L/MAR/B/121B<text:tab/>Journal 17 Nov 1708-9 Aug 1711</text:p>
        <text:p text:style-name="P347">L/MAR/B/121D<text:tab/>Ledger</text:p>
        <text:p text:style-name="P397">Capt Robert Hudson</text:p>
        <text:p text:style-name="P402">Downs 9 Mar 1709 - 5 May Sao Tiago - 8 Oct Karwar - 4 Jan 1710 Balasore - 22 Jan Rogue’s River - 11 Jan 1711 Cape - 23 Jul Texel - 9 Aug Deptford</text:p>
        <text:list xml:id="list203634382836445" text:continue-numbering="true" text:style-name="WWNum161">
          <text:list-item>
            <text:p text:style-name="P838">1712/3<text:tab/>China</text:p>
          </text:list-item>
        </text:list>
        <text:p text:style-name="P130"><text:span text:style-name="Body_20_text_20__28_2_29__20__2b__20_Bold">L/MAR/B/121C<text:tab/></text:span><text:span text:style-name="T1">Journal 23 Nov 1712-8 Aug 1714</text:span></text:p>
        <text:p text:style-name="P365">L/MAR/B/121E(1)<text:tab/>Ledger</text:p>
        <text:p text:style-name="P365">L/MAR/B/121E(2)<text:tab/>Pay Book</text:p>
        <text:p text:style-name="P665">Capt Robert Hudson<text:tab/>_<text:tab/>.</text:p>
        <text:p text:style-name="P606">Downs 23 Feb 1713-4 Jul Batavia - 23 Aug Whampoa 7 Jan 1714 - 30 Jan Batavia - 20 May</text:p>
        <text:p text:style-name="P590">St Helena - 8 Aug Blackwall</text:p>
        <text:h text:style-name="P320" text:outline-level="2"><text:bookmark-start text:name="bookmark45"/>LOYAL CAPTAIN<text:bookmark-end text:name="bookmark45"/></text:h>
        <text:p text:style-name="P607">150 tons, 27 crew, 24 guns</text:p>
        <text:p text:style-name="P131"><text:span text:style-name="Body_20_text_20__28_2_29__20__2b__20_Bold">1</text:span><text:span text:style-name="T1"><text:tab/>1685/6 Madras</text:span></text:p>
        <text:p text:style-name="P696">Capt Francis Eldred</text:p>
        <text:p text:style-name="P590">Downs 21 Apr 1686 - free ship to trade in the country</text:p>
        <text:h text:style-name="P320" text:outline-level="2"><text:bookmark-start text:name="bookmark46"/>LOYAL COOK<text:bookmark-end text:name="bookmark46"/></text:h>
        <text:p text:style-name="P608">330 tons, 66 crew, 28 guns</text:p>
        <text:list xml:id="list773521467" text:style-name="WWNum163">
          <text:list-item>
            <text:p text:style-name="P946">1700/1 China and Madras L/MAR/A/CLX Journal 24 Jan 1701-20 Jun 1703 Capt Richard Bolton</text:p>
          </text:list-item>
        </text:list>
        <text:p text:style-name="P237"><text:span text:style-name="T1">Downs 3 Mar 1701 -18 Jul Batavia - 30 Aug Amoy 12 Mar 1702 - 30 Apr Malacca -11 Jun Madras </text:span><text:span text:style-name="Body_20_text_20__28_2_29__20__2b__20_Bold">9</text:span><text:span text:style-name="T1"> Oct - 25 Dec Cape - 7 Feb 1703 St Helena - 20 Jun Downs</text:span></text:p>
        <text:list xml:id="list203635301716388" text:continue-numbering="true" text:style-name="WWNum163">
          <text:list-item>
            <text:p text:style-name="P1096">1703/4<text:tab/>China, Madras and Bengal</text:p>
          </text:list-item>
        </text:list>
        <text:p text:style-name="P1090">L/MAR/B/130A Journal 27 Dec 1703-12 Oct 1707</text:p>
        <text:p text:style-name="P1076">Capt Richard Bolton<text:tab/>.</text:p>
        <text:p text:style-name="P1079">Downs 4 Feb 1704 - 23 Jun Batavia - 8 Aug Amoy - 20 Feb 1705 Malacca - 29 Apr Madras - 27 Jul Balasore - 9 Oct Calcutta - 29 Jan 1706 Calicut - 29 Jan 1706 Calicut -31 Mar Bandar Abbas -18 Jul Madras -11 Oct -10 Jan 1707 Cape - 8 Sep Texel -12 Oct Deptford</text:p>
        <text:list xml:id="list203634440855559" text:continue-numbering="true" text:style-name="WWNum163">
          <text:list-item>
            <text:p text:style-name="P666">1708/9<text:tab/>China</text:p>
          </text:list-item>
        </text:list>
        <text:p text:style-name="P606">L/MAR/B/130B Journal 24 Dec 1708-9 Aug 1711</text:p>
        <text:p text:style-name="P185"><text:span text:style-name="T1">Capt John Clarke<text:tab/>, „ </text:span><text:span text:style-name="T3">T</text:span><text:span text:style-name="T1"> ,</text:span></text:p>
        <text:p text:style-name="P606">Downs 9 Mar 1709-24 Apr Madeira - 25 Jul Cape -16 Oct Batavia 1 Jun 1710 -19 Jul Whampoa</text:p>
        <text:list xml:id="list203635215412611" text:continue-list="list3273741756" text:style-name="WWNum143">
          <text:list-item>
            <text:p text:style-name="P667">Dec - 23 Dec Batavia -11 Mar 1711 Cape - 24 Jul Texel - 9 Aug Deptford</text:p>
          </text:list-item>
        </text:list>
        <text:h text:style-name="P284" text:outline-level="2"><text:bookmark-start text:name="bookmark47"/><text:span text:style-name="T1">LOYAL EAGLE </text:span><text:span text:style-name="Heading_20__23_2_20__2b__20_Italic"><text:span text:style-name="T7">see</text:span></text:span><text:span text:style-name="T1"> EAGLE</text:span><text:bookmark-end text:name="bookmark47"/></text:h>
        <text:h text:style-name="P325" text:outline-level="2"><text:bookmark-start text:name="bookmark48"/>LOYALIST<text:bookmark-end text:name="bookmark48"/></text:h>
        <text:p text:style-name="P668">1<text:tab/>1795/6 Bengal</text:p>
        <text:p text:style-name="P899">L/MAR/B/417A Journal 28 Jun 1796-26 Jan 1798 Capt Francis Walton</text:p>
        <text:p text:style-name="P1064">Downs 16 Jul 1796 - 28 Feb 1797 Calcutta - 2 May Kedgeree -11 Aug Simons Bay -11 Sep St Helena -14 Dec Downs</text:p>
        <text:h text:style-name="P325" text:outline-level="2"><text:bookmark-start text:name="bookmark49"/>LOYAL MERCHANT (1)<text:bookmark-end text:name="bookmark49"/></text:h>
        <text:p text:style-name="P669">Rated at 580 tons 105 crew, 36 guns</text:p>
        <text:list xml:id="list2253882482" text:style-name="WWNum165">
          <text:list-item>
            <text:p text:style-name="P524">1660/1<text:tab/>Bantam and Pulo Run</text:p>
          </text:list-item>
        </text:list>
        <text:p text:style-name="P525">Capt Nicholas Millett</text:p>
        <text:p text:style-name="P526">Feb 1661-7 Jul 1662 Downs</text:p>
        <text:list xml:id="list203633591618847" text:continue-numbering="true" text:style-name="WWNum165">
          <text:list-item>
            <text:p text:style-name="P958">1662/3<text:tab/>Surat</text:p>
          </text:list-item>
        </text:list>
        <text:p text:style-name="P979">IOR: Orme Ms.263 Journal 7 Apr 1663-26 Jul 1664 Capt Nicholas Millett</text:p>
        <text:p text:style-name="P211"><text:span text:style-name="Body_20_text_20__28_2_29__20__2b__20_10_20_pt">Downs </text:span><text:span text:style-name="T1">Apr 1663 - 26 Sep Surat - 29 Jul 1664 Downs</text:span></text:p>
      </text:section>
      <text:section text:style-name="Sect10" text:name="Bereich22">
        <text:list xml:id="list203634650927376" text:continue-numbering="true" text:style-name="WWNum165">
          <text:list-item>
            <text:p text:style-name="P980"><draw:frame draw:style-name="fr1" draw:name="Rahmen73" text:anchor-type="char" svg:x="16.351cm" svg:y="19.86cm" svg:width="2.552cm" draw:z-index="94"><draw:text-box fo:min-height="0.847cm"><text:p text:style-name="P14"><text:span text:style-name="Body_20_text_20__28_2_29__20_Exact">L/MAR/B/646J (1) L/MAR/B/646J(2)</text:span></text:p></draw:text-box></draw:frame>1667/8 Madras and Bengal Capt Henry Risby</text:p>
          </text:list-item>
        </text:list>
        <text:p text:style-name="P967">Mar 1668 - Aug 1669</text:p>
        <text:list xml:id="list203635287317668" text:continue-numbering="true" text:style-name="WWNum165">
          <text:list-item>
            <text:p text:style-name="P1155"><text:span text:style-name="T1">1669/70 Banta</text:span><text:span text:style-name="Body_20_text_20__28_2_29_">m </text:span><text:span text:style-name="T1">Capt Henry Risby</text:span></text:p>
          </text:list-item>
        </text:list>
        <text:p text:style-name="P964">Mar 1670 - May 1671</text:p>
        <text:list xml:id="list203634144950390" text:continue-numbering="true" text:style-name="WWNum165">
          <text:list-item>
            <text:p text:style-name="P570">1671/2 Surat Capt Henry Rrsby</text:p>
          </text:list-item>
        </text:list>
        <text:p text:style-name="P542">Mar 1672 - Aug 1673 Kinsale</text:p>
        <text:list xml:id="list203634356841716" text:continue-numbering="true" text:style-name="WWNum165">
          <text:list-item>
            <text:p text:style-name="P1102">1673/4 St Helena, Madras and Bengal Capt Robert Martrn</text:p>
          </text:list-item>
        </text:list>
        <text:p text:style-name="P1100">Feb 1674 - M 1675</text:p>
        <text:list xml:id="list203635162375022" text:continue-numbering="true" text:style-name="WWNum165">
          <text:list-item>
            <text:p text:style-name="P959">1675/6 Bantam Capt Nathamel Horseman 11 Mar 1676 - 18 Apr 1677</text:p>
          </text:list-item>
        </text:list>
        <text:h text:style-name="P331" text:outline-level="2"><text:bookmark-start text:name="bookmark50"/>LOYAL MERCHANT (2)<text:bookmark-end text:name="bookmark50"/></text:h>
        <text:p text:style-name="P684">Licensed ship, 450 tons, 90 crew, 32 guns</text:p>
        <text:list xml:id="list1445759411" text:style-name="WWNum167">
          <text:list-item>
            <text:p text:style-name="P1103">1687/8 St Helena, Priaman and the South Seas Capt John Harding</text:p>
          </text:list-item>
        </text:list>
        <text:p text:style-name="P1101">25 Sep 1687 - 23 Jul 1689</text:p>
        <text:list xml:id="list203634533465680" text:continue-numbering="true" text:style-name="WWNum167">
          <text:list-item>
            <text:p text:style-name="P571">1699/1700 Bombay</text:p>
          </text:list-item>
        </text:list>
        <text:p text:style-name="P582">L/MAR/A/CXXXH Journal 1 Aug 1699-13 Aug 1701 Capt Matthew Louth</text:p>
        <text:p text:style-name="P537">Downs 16 Aug 1699 - 9 Dec Cape -1 Jun 1700 Bombay - 3 Sep Surat - 9 Oct Swally - 6 Jan 1701 Bombay -15 May St Helena - 26 Aug Downs * f. lOv sketch of Table Bay</text:p>
        <text:list xml:id="list203634589488579" text:continue-numbering="true" text:style-name="WWNum167">
          <text:list-item>
            <text:p text:style-name="P571">1703/4 Benkulen Capt John Lodge</text:p>
          </text:list-item>
        </text:list>
        <text:p text:style-name="P543">12 Feb 1704 - 10 Mar 1708</text:p>
        <text:h text:style-name="P331" text:outline-level="2"><text:bookmark-start text:name="bookmark51"/>LOYAL SUBJECT<text:bookmark-end text:name="bookmark51"/></text:h>
        <text:list xml:id="list203634291344523" text:continue-list="list203635215412611" text:style-name="WWNum143">
          <text:list-item>
            <text:p text:style-name="P691">decks, rated at 450/550 tons, 75/95 crew, 32 guns</text:p>
          </text:list-item>
        </text:list>
        <text:list xml:id="list2691295052" text:style-name="WWNum169">
          <text:list-item>
            <text:p text:style-name="P572">1667/8 Bantam Capt Arnold Browne</text:p>
          </text:list-item>
        </text:list>
        <text:p text:style-name="P537">10 Mar 1668 - 5 Apr 1669 Downs</text:p>
        <text:list xml:id="list203634506022764" text:continue-numbering="true" text:style-name="WWNum169">
          <text:list-item>
            <text:p text:style-name="P572">1669/70 Bombay and Surat Capt Arnold Browne</text:p>
          </text:list-item>
        </text:list>
        <text:p text:style-name="P544">10 Dec 1669 - 14 Jul 1671 Downs</text:p>
        <text:list xml:id="list203634946267544" text:continue-numbering="true" text:style-name="WWNum169">
          <text:list-item>
            <text:p text:style-name="P981">1671/2<text:tab/>Madras and Bengal</text:p>
          </text:list-item>
        </text:list>
        <text:p text:style-name="P963">Capt William Goodlad</text:p>
        <text:p text:style-name="P960">Dec<text:tab/>1671 - Aug<text:tab/>1673 Kinsale</text:p>
        <text:list xml:id="list203633352246807" text:continue-numbering="true" text:style-name="WWNum169">
          <text:list-item>
            <text:p text:style-name="P961">1674/5<text:tab/>Madras and Bengal</text:p>
          </text:list-item>
        </text:list>
        <text:p text:style-name="P948">Capt Willram Goodlad</text:p>
        <text:p text:style-name="P951">10 Jan 1675 - 23 Jul 1676</text:p>
        <text:list xml:id="list203634762693051" text:continue-numbering="true" text:style-name="WWNum169">
          <text:list-item>
            <text:p text:style-name="P527">1767/7?<text:tab/>Bantam</text:p>
          </text:list-item>
        </text:list>
        <text:p text:style-name="P397">Capt William Goodlad</text:p>
        <text:p text:style-name="P397">2 Dec 1676 - 10 Dec 1677 Downs</text:p>
        <text:list xml:id="list203633797154490" text:continue-numbering="true" text:style-name="WWNum169">
          <text:list-item>
            <text:p text:style-name="P583">1678/9 Bantam Capt William Goodlad</text:p>
          </text:list-item>
          <text:list-item>
            <text:p text:style-name="P528">Dec 1678 - 10 Apr 1680</text:p>
          </text:list-item>
        </text:list>
        <text:p text:style-name="P13"><text:span text:style-name="Body_20_text_20__28_14_29__20__2b__20_10_20_pt_2c_Bold">LUCY </text:span><text:span text:style-name="T1">MARIA</text:span></text:p>
        <text:p text:style-name="P585">1 From Bengal 1801</text:p>
        <text:p text:style-name="P670">L/MAR/B/391A<text:tab/>Journal 15 Jan-6 Nov 1801</text:p>
        <text:p text:style-name="P1134">L/MAR/B/391B Journal 15 Jan 1801-11 Jan 1802, James Horn, Chief Mate Capt Walter James</text:p>
        <text:p text:style-name="P609">Calcutta 7 Feb 1801 - 21 Mar Saugor -13 Jul Simon’s Bay -19 Aug St Helena -31 Oct Downs</text:p>
        <text:h text:style-name="P335" text:outline-level="2"><text:bookmark-start text:name="bookmark52"/>LYELL (1)<text:bookmark-end text:name="bookmark52"/></text:h>
        <text:p text:style-name="P1119">Rated at 470 tons, 94 crew, 30 guns</text:p>
        <text:list xml:id="list622649920" text:style-name="WWNum171">
          <text:list-item>
            <text:p text:style-name="P1120">1721/2<text:tab/>China</text:p>
          </text:list-item>
        </text:list>
        <text:p text:style-name="P929">L/MAR/B/646A<text:tab/>Journal 3 Oct<text:tab/>1721-2 Jun<text:tab/>1723</text:p>
        <text:p text:style-name="P930">L/MAR/B/646F<text:tab/>Ledger</text:p>
        <text:p text:style-name="P930">L/MAR/B/646G(1)<text:tab/>Ledger</text:p>
        <text:p text:style-name="P930">L/MAR/B/646G(2)<text:tab/>Pay Book</text:p>
        <text:p text:style-name="P902">Capt Charles Small</text:p>
        <text:p text:style-name="P995">Downs 2 Jan 1722 - 2 Apr Cape -19 Jun Batavia - 29 Jul Whampoa -15 Jan 1723 Mew Island - 27 Mar St Helena - 4 Jun Downs</text:p>
        <text:list xml:id="list203634926803633" text:continue-numbering="true" text:style-name="WWNum171">
          <text:list-item>
            <text:p text:style-name="P671">1724/5<text:tab/>Bengal</text:p>
          </text:list-item>
        </text:list>
        <text:p text:style-name="P990">L/MAR/B/646B<text:tab/>Journal 9 Sep<text:tab/>1724-30<text:tab/>Sep<text:tab/>1727</text:p>
        <text:p text:style-name="P985">Capt Charles Small</text:p>
        <text:p text:style-name="P407">Downs 14 Dec 1724 - 30 Jun 1725 Calcutta -31 Jan 1726 Balasore -1 Apr Bombay - 25 May Madras - 4 Jul Calcutta - 3 Dec Pipli -16 Dec Madras -12 May 1727 St Helena - 27 St Helena - 27 Aug Erith</text:p>
        <text:list xml:id="list203633966707158" text:continue-numbering="true" text:style-name="WWNum171">
          <text:list-item>
            <text:p text:style-name="P671">1729/30<text:tab/>China</text:p>
          </text:list-item>
        </text:list>
        <text:p text:style-name="P947">L/MAR/B/646C Journal 14 Dec 1729-3 Jul 1731 L/MAR/B/646H(1)<text:tab/>Ledger</text:p>
        <text:p text:style-name="P930">L/MAR/B/646H(2)<text:tab/>Pay Book</text:p>
        <text:p text:style-name="P910">Capt Charles Small</text:p>
        <text:p text:style-name="P1057">Downs 13 Dec 1729 - 24 Jan 1730 Sao Tiago -11 Jun Batavia - 30 Jul Whampoa - 5 Jan 1731 Mew Bay - 23 Mar St Helena - 3 Jul Erith</text:p>
        <text:h text:style-name="P326" text:outline-level="2"><text:bookmark-start text:name="bookmark53"/>LYELL (2)<text:bookmark-end text:name="bookmark53"/></text:h>
        <text:p text:style-name="P672">Rated at 490 tons, 98 crew, 30 guns</text:p>
        <text:p text:style-name="P839">1<text:tab/>1733/4 St Helena and Benkulen</text:p>
        <text:p text:style-name="P840">L/MAR/B/646D<text:tab/>Journal 14 Sep<text:tab/>1733-9 Jun 1735</text:p>
        <text:p text:style-name="P841">L/MAR/B/646-I(l)<text:tab/>Ledger</text:p>
        <text:p text:style-name="P841">L/MAR/B/646-I(2)<text:tab/>Pay Book</text:p>
        <text:p text:style-name="P842">Capt Charles Small</text:p>
        <text:p text:style-name="P942">Downs 5 Jan 1734 - 25 Apr St Helena -12 Aug Batavia - 28 Aug Benkulen - 21 Sep Moco Moco - 25 Oct Ipoh -19 Nov Benkulen -10 Dec Batavia -1 Jan 1735 Mew Bay -15 Mar St Helena -11 Jun Downs</text:p>
        <text:p text:style-name="P839">2<text:tab/>1736/7 Madras and Bengal</text:p>
        <text:p text:style-name="P883">L/MAR/B/646E Journal 23 Oct 1736-29 Jun 1739 Ledger Pay Book</text:p>
        <text:p text:style-name="P589">Capt John Alton</text:p>
        <text:p text:style-name="P1091">Downs 27 Feb 1737 - 23 Jun Madras - 27 Jul Culpee -1 Dec Calcutta - 28 Apr 1738 Madras - 31 Jul Calcutta - 9 Nov Ingeli -10 Mar 1739 St Helena - 2 Jun Downs</text:p>
        <text:p text:style-name="P369">LYNN (1)</text:p>
        <text:p text:style-name="P585">Rated at 450/480 tons, 90/107 crew, 30 guns</text:p>
        <text:list xml:id="list2937918360" text:style-name="WWNum173">
          <text:list-item>
            <text:p text:style-name="P529">1724/5<text:tab/>Madras and<text:tab/>Bengal</text:p>
          </text:list-item>
        </text:list>
        <text:p text:style-name="P530">L/MAR/B/627A<text:tab/>Journal 6 Nov 1724-16 Aug 1726</text:p>
        <text:p text:style-name="P278"><text:span text:style-name="T1">L/MAR/B/627H(1)<text:tab/></text:span><text:span text:style-name="Body_20_text_20__28_6_29__20__2b__20_Not_20_Bold"><text:span text:style-name="T5">Ledger</text:span></text:span></text:p>
        <text:p text:style-name="P278"><text:span text:style-name="T1">L/MAR/B/627H(2)<text:tab/></text:span><text:span text:style-name="Body_20_text_20__28_6_29__20__2b__20_Not_20_Bold"><text:span text:style-name="T5">Pay Book</text:span></text:span></text:p>
        <text:p text:style-name="P397">Capt Edward Elhston</text:p>
        <text:p text:style-name="P534">Downs 5 Feb 1725 - 7 Jun Madras - 28 Aug Calcutta - 3 Dec Pipli -12 Dec Vizagapatam - 29 Dec Madras - 30 May 1726 St Helena -16 Aug Woolwich</text:p>
        <text:list xml:id="list203634153152589" text:continue-numbering="true" text:style-name="WWNum173">
          <text:list-item>
            <text:p text:style-name="P531">1728/9<text:tab/>China</text:p>
          </text:list-item>
        </text:list>
        <text:p text:style-name="P169"><text:span text:style-name="T1">Cambridge Umv Lib; </text:span><text:span text:style-name="Body_20_text_20__28_2_29__20__2b__20_Bold">Add.4622 </text:span><text:span text:style-name="T1">Journal 1 Dec 1728-5 Jul 1730, John Acton </text:span><text:span text:style-name="Body_20_text_20__28_2_29__20__2b__20_Bold">L/MAR/B/627-I(l)<text:tab/></text:span><text:span text:style-name="T1">Ledger</text:span></text:p>
        <text:p text:style-name="P530">L/MAR/B/627-I(2)<text:tab/>Pay Book</text:p>
        <text:p text:style-name="P397">Capt Edward Elliston</text:p>
        <text:p text:style-name="P397">Downs 13 Dec 1728 - 6 May 1729 Batavia -15 Jun Macao -1 Jul Whampoa -13 Feb 1730 Mew Bay - 3 May St Helena - 6 Jul Downs</text:p>
        <text:list xml:id="list203635206353589" text:continue-numbering="true" text:style-name="WWNum173">
          <text:list-item>
            <text:p text:style-name="P531">1731/2<text:tab/>China</text:p>
          </text:list-item>
        </text:list>
        <text:p text:style-name="P532">L/MAR/B/627B<text:tab/>Journal 24 Sep 1731-24 Jun<text:tab/>1733</text:p>
        <text:p text:style-name="P530">L/MAR/B/627J(1)<text:tab/>Ledger</text:p>
        <text:p text:style-name="P530">L/MAR/B/627J(2)<text:tab/>Pay Book</text:p>
        <text:p text:style-name="P397">Capt Edward Elliston</text:p>
        <text:p text:style-name="P534">Downs 20 Dec 1731 -12 Apr 1732 Cape -12 Jun Batavia - 25 Jul Whampoa -10 Jan 1733 Tiger Island -10 Apr St Helena - 24 Jun Erith</text:p>
        <text:list xml:id="list203634034157424" text:continue-numbering="true" text:style-name="WWNum173">
          <text:list-item>
            <text:p text:style-name="P843">1735/6<text:tab/>Bombay</text:p>
          </text:list-item>
        </text:list>
        <text:p text:style-name="P844">L/MAR/B/627C<text:tab/>Journal 5 Jan 1736-29 Jun 1737</text:p>
        <text:p text:style-name="P66"><text:span text:style-name="T1">L/MAR/B/627K(1)<text:tab/></text:span><text:span text:style-name="Body_20_text_20__28_6_29__20__2b__20_Not_20_Bold"><text:span text:style-name="T5">Ledger</text:span></text:span></text:p>
        <text:p text:style-name="P66"><text:span text:style-name="T1">L/MAR/B/627K(2)<text:tab/></text:span><text:span text:style-name="Body_20_text_20__28_6_29__20__2b__20_Not_20_Bold"><text:span text:style-name="T5">Pay Book</text:span></text:span></text:p>
        <text:p text:style-name="P696">Capt Charles Gilbert</text:p>
        <text:p text:style-name="P848">Downs 15 Mar 1736 - 21 Apr Sao Tiago -11 Jul Johanna -18 Aug Bombay -12 Nov Tellicherry - 3 Dec Anjengo - 6 Feb 1737 Cape - 9 Mar St Helena - 29 Jun Woolwich</text:p>
        <text:list xml:id="list203633989126388" text:continue-list="list203635002816958" text:style-name="WWNum131">
          <text:list-item>
            <text:p text:style-name="P931">1745/6<text:tab/>Bombay and China</text:p>
          </text:list-item>
        </text:list>
        <text:p text:style-name="P202"><text:span text:style-name="Body_20_text_20__28_2_29__20__2b__20_Bold">L/MAR/B/627F<text:tab/></text:span><text:span text:style-name="T1">Journal 2 Mar<text:tab/>1746-20<text:tab/>Jul<text:tab/>1748</text:span></text:p>
        <text:p text:style-name="P22"><text:span text:style-name="T1">L/MAR/B/627N(1)<text:tab/></text:span><text:span text:style-name="Body_20_text_20__28_15_29__20__2b__20_Not_20_Bold"><text:span text:style-name="T5">Ledger</text:span></text:span></text:p>
        <text:p text:style-name="P203"><text:span text:style-name="Body_20_text_20__28_2_29__20__2b__20_Bold">L/MAR/B/</text:span><text:span text:style-name="T1">627N(2)<text:tab/>Pay Book</text:span></text:p>
        <text:p text:style-name="P1030">Torbay^JuU^r- 12 Nov Cape - 20 Feb 1747 Anjengo -14 Apr Bombay - 27 Jun Malacca - 29 Aug Whampoa - 28 Dec Second Bar - 6 Apr 1748 St Helena - 8 Jul Leith Road</text:p>
        <text:list xml:id="list203634565343723" text:continue-numbering="true" text:style-name="WWNum131">
          <text:list-item>
            <text:p text:style-name="P845">1749/50<text:tab/>Madras and Bengal</text:p>
          </text:list-item>
        </text:list>
        <text:p text:style-name="P382">L/MAR/B/627G<text:tab/>Journal 13 Nov<text:tab/>1749-5<text:tab/>Aug<text:tab/>1750</text:p>
        <text:p text:style-name="P88"><text:span text:style-name="T1">L/MAR/B/627-0(l)<text:tab/></text:span><text:span text:style-name="Body_20_text_20__28_15_29__20__2b__20_Not_20_Bold"><text:span text:style-name="T5">Ledger</text:span></text:span></text:p>
        <text:p text:style-name="P88"><text:span text:style-name="T1">L/MAR/B/627-0(2)<text:tab/></text:span><text:span text:style-name="Body_20_text_20__28_15_29__20__2b__20_Not_20_Bold"><text:span text:style-name="T5">Pay Book</text:span></text:span></text:p>
        <text:p text:style-name="P585">Capt William Egerton</text:p>
        <text:p text:style-name="P585">Downs 19 Jan 1750 - 15 Jul Madras - 28 Jul Fultah</text:p>
      </text:section>
      <text:section text:style-name="Sect5" text:name="Bereich23">
        <text:p text:style-name="P286"/>
      </text:section>
      <text:section text:style-name="Sect5" text:name="Bereich24">
        <text:p text:style-name="P372">LYNN (2)</text:p>
        <text:p text:style-name="P600">Rated at 495 tons, 99 crew, 30 guns</text:p>
        <text:list xml:id="list2716497965" text:style-name="WWNum175">
          <text:list-item>
            <text:p text:style-name="P846">1738/9<text:tab/>Madras and Bengal</text:p>
          </text:list-item>
        </text:list>
        <text:p text:style-name="P132"><text:span text:style-name="Body_20_text_20__28_2_29__20__2b__20_Bold">L/MAR/B/627D<text:tab/></text:span><text:span text:style-name="T1">Journal 3 Nov<text:tab/>1738-20<text:tab/>Sep<text:tab/>1740</text:span></text:p>
        <text:p text:style-name="P847">L/MAR/B/627L(1)<text:tab/>Ledger</text:p>
        <text:p text:style-name="P33"><text:span text:style-name="T1">L/MAR/B/627L(2)<text:tab/></text:span><text:span text:style-name="Body_20_text_20__28_6_29__20__2b__20_Not_20_Bold"><text:span text:style-name="T5">Pay Book</text:span></text:span></text:p>
        <text:p text:style-name="P696">Capt Charles Gilbert</text:p>
        <text:p text:style-name="P884">Portsmouth 11 Mar 1739 - 28 Mar Madeira -17 Aug Madras -18 Sep ‘Miapore’ - 28 Nov Ingeli - 21 Mar 1740 St Helena -17 Sep Downs</text:p>
        <text:list xml:id="list203633401590438" text:continue-numbering="true" text:style-name="WWNum175">
          <text:list-item>
            <text:p text:style-name="P846">1741/2<text:tab/>Madras</text:p>
          </text:list-item>
        </text:list>
        <text:p text:style-name="P133"><text:span text:style-name="Body_20_text_20__28_2_29__20__2b__20_Bold">L/MAR/B/627E<text:tab/></text:span><text:span text:style-name="T1">Journal 3 Nov<text:tab/>1741-10<text:tab/>Aug<text:tab/>1743</text:span></text:p>
        <text:p text:style-name="P847">L/MAR/B/627M(1)<text:tab/>Ledger</text:p>
        <text:p text:style-name="P33"><text:span text:style-name="T1">L/MAR/B/627M(2)<text:tab/></text:span><text:span text:style-name="Body_20_text_20__28_6_29__20__2b__20_Not_20_Bold"><text:span text:style-name="T5">Pay Book</text:span></text:span></text:p>
        <text:p text:style-name="P696">Capt Charles Gilbert</text:p>
        <text:p text:style-name="P885">Portsmouth 21 Feb 1742 - 14 Jul Madras - 21 Aug Rogues River - 26 Oct Ingeli -16 Dec Tellicherry - 19 Jan 1743 Bombay - 23 Feb Anjengo - 7 May St Helena - 6 Aug Down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 style:display-name="Body text (7)" style:family="paragraph" style:parent-style-name="Standard" loext:linked-style-name="Body_20_text_20__28_7_29__20_Exact">
      <loext:graphic-properties draw:fill="solid" draw:fill-color="#ffffff"/>
      <style:paragraph-properties fo:line-height="0.314cm" fo:orphans="0" fo:widows="0" fo:background-color="#ffffff"/>
      <style:text-properties fo:font-variant="normal" fo:text-transform="none" style:text-line-through-style="none" style:text-line-through-type="none" fo:font-size="8pt" fo:font-style="italic" style:text-underline-style="none" fo:font-weight="bold" style:font-size-asian="8pt" style:font-style-asian="italic" style:font-weight-asian="bold" style:font-size-complex="8pt" style:font-style-complex="italic"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369cm" fo:text-align="justify" style:justify-single-word="false" fo:orphans="0" fo:widows="0" fo:text-indent="-0.42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 style:display-name="Body text (4)" style:family="paragraph" style:parent-style-name="Standard" loext:linked-style-name="Body_20_text_20__28_4_29__5f_">
      <loext:graphic-properties draw:fill="solid" draw:fill-color="#ffffff"/>
      <style:paragraph-properties fo:margin-left="0cm" fo:margin-right="0cm" fo:margin-top="0.811cm" fo:margin-bottom="0.176cm" style:contextual-spacing="false" fo:line-height="0.392cm" fo:text-align="justify" style:justify-single-word="false" fo:orphans="0" fo:widows="0" fo:text-indent="-0.247cm" style:auto-text-indent="false"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margin-left="0cm" fo:margin-right="0cm" fo:line-height="0.392cm" fo:text-align="justify" style:justify-single-word="false" fo:orphans="0" fo:widows="0" fo:text-indent="-0.318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811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 style:display-name="Body text (8)" style:family="paragraph" style:parent-style-name="Standard" loext:linked-style-name="Body_20_text_20__28_8_29__20_Exact">
      <loext:graphic-properties draw:fill="solid" draw:fill-color="#ffffff"/>
      <style:paragraph-properties fo:line-height="0.159cm" fo:text-align="justify" style:justify-single-word="false" fo:orphans="0" fo:widows="0" fo:background-color="#ffffff"/>
      <style:text-properties fo:font-variant="normal" fo:text-transform="none" style:text-line-through-style="none" style:text-line-through-type="none" style:font-name="Arial" fo:font-family="Arial" style:font-family-generic="roman" style:font-pitch="variable" fo:font-size="4pt" fo:font-style="normal" style:text-underline-style="none" fo:font-weight="normal" style:font-name-asian="Arial1" style:font-family-asian="Arial" style:font-family-generic-asian="system" style:font-pitch-asian="variable" style:font-size-asian="4pt" style:font-style-asian="normal" style:font-weight-asian="normal" style:font-name-complex="Arial1" style:font-family-complex="Arial" style:font-family-generic-complex="system" style:font-pitch-complex="variable" style:font-size-complex="4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374cm"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0_29_" style:display-name="Body text (10)" style:family="paragraph" style:parent-style-name="Standard" loext:linked-style-name="Body_20_text_20__28_10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286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line-height="0.388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3_29_" style:display-name="Table of contents (3)" style:family="paragraph" style:parent-style-name="Standard" loext:linked-style-name="Table_20_of_20_contents_20__28_3_29__5f_">
      <loext:graphic-properties draw:fill="solid" draw:fill-color="#ffffff"/>
      <style:paragraph-properties fo:line-height="0.388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3_29_" style:display-name="Body text (13)" style:family="paragraph" style:parent-style-name="Standard" loext:linked-style-name="Body_20_text_20__28_13_29__5f_">
      <loext:graphic-properties draw:fill="solid" draw:fill-color="#ffffff"/>
      <style:paragraph-properties fo:line-height="0.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 style:display-name="Body text (14)" style:family="paragraph" style:parent-style-name="Standard" loext:linked-style-name="Body_20_text_20__28_14_29__5f_">
      <loext:graphic-properties draw:fill="solid" draw:fill-color="#ffffff"/>
      <style:paragraph-properties fo:margin-top="0.811cm" fo:margin-bottom="0.212cm" style:contextual-spacing="false" fo:line-height="0.39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5_29_" style:display-name="Body text (15)" style:family="paragraph" style:parent-style-name="Standard" loext:linked-style-name="Body_20_text_20__28_15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ootnote" style:family="paragraph" style:parent-style-name="Standard" style:class="extra"/>
    <style:style style:name="Header_20_left" style:display-name="Header left" style:family="paragraph" style:parent-style-name="Head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7_29__20_Exact" style:display-name="Body text (7) Exact" style:family="text" style:parent-style-name="Default_20_Paragraph_20_Font" loext:linked-style-name="Body_20_text_20__28_7_29_">
      <style:text-properties fo:font-variant="normal" fo:text-transform="none" style:text-line-through-style="none" style:text-line-through-type="none" fo:font-size="8pt" fo:font-style="italic" style:text-underline-style="none" fo:font-weight="bold" style:font-size-asian="8pt" style:font-style-asian="italic" style:font-weight-asian="bold" style:font-size-complex="8pt" style:font-style-complex="italic"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 style:display-name="Body text (6) + Not Bold"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er_20_or_20_footer_20__2b__20_10_20_pt_2c_Bold" style:display-name="Header or footer + 10 pt,Bold" style:family="text" style:parent-style-name="Header_20_or_20_footer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_20_Exact" style:display-name="Body text (6) + Not Bold Exact"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8_29__20_Exact" style:display-name="Body text (8) Exact" style:family="text" style:parent-style-name="Default_20_Paragraph_20_Font" loext:linked-style-name="Body_20_text_20__28_8_29_">
      <style:text-properties fo:font-variant="normal" fo:text-transform="none" style:text-line-through-style="none" style:text-line-through-type="none" style:font-name="Arial" fo:font-family="Arial" style:font-family-generic="roman" style:font-pitch="variable" fo:font-size="4pt" fo:font-style="normal" style:text-underline-style="none" fo:font-weight="normal" style:font-name-asian="Arial1" style:font-family-asian="Arial" style:font-family-generic-asian="system" style:font-pitch-asian="variable" style:font-size-asian="4pt" style:font-style-asian="normal" style:font-weight-asian="normal" style:font-name-complex="Arial1" style:font-family-complex="Arial" style:font-family-generic-complex="system" style:font-pitch-complex="variable" style:font-size-complex="4pt" style:font-style-complex="normal" style:font-weight-complex="normal"/>
    </style:style>
    <style:style style:name="Body_20_text_20__28_8_29__20__2b__20_Small_20_Caps_20_Exact" style:display-name="Body text (8) + Small Caps Exact" style:family="text" style:parent-style-name="Body_20_text_20__28_8_29__20_Exact">
      <style:text-properties fo:font-variant="small-caps" fo:color="#000000" loext:opacity="100%" fo:letter-spacing="normal" fo:language="en" fo:country="US" style:language-asian="en" style:country-asian="US" style:language-complex="en" style:country-complex="US" style:text-scale="100%"/>
    </style:style>
    <style:style style:name="Body_20_text_20__28_8_29__20__2b__20_Times_20_New_20_Roman_2c_Small_20_Caps_20_Exact" style:display-name="Body text (8) + Times New Roman,Small Caps Exact" style:family="text" style:parent-style-name="Body_20_text_20__28_8_29__20_Exact">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8_29__20__2b__20_Times_20_New_20_Roman_20_Exact" style:display-name="Body text (8) + Times New Roman Exact" style:family="text" style:parent-style-name="Body_20_text_20__28_8_29__20_Exact">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8_29__20__2b__20_Times_20_New_20_Roman_2c_Italic_20_Exact" style:display-name="Body text (8) + Times New Roman,Italic Exact" style:family="text" style:parent-style-name="Body_20_text_20__28_8_29__20_Exact">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4_29__20__2b__20_Bold" style:display-name="Body text (4) +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ing_20__23_1_20__2b__20_Not_20_Bold" style:display-name="Heading #1 + Not Bold" style:family="text" style:parent-style-name="Heading_20__23_1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9_29__20__2b__20_8.5_20_pt_2c_Not_20_Bold" style:display-name="Body text (9) + 8.5 pt,Not Bold" style:family="text" style:parent-style-name="Body_20_text_20__28_9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2_20__2b__20_Italic" style:display-name="Heading #2 + Italic" style:family="text" style:parent-style-name="Heading_20__23_2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6_29__20__2b__20_Small_20_Caps" style:display-name="Body text (6) + Small Caps" style:family="text" style:parent-style-name="Body_20_text_20__28_6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2_29__20__2b__20_8.5_20_pt_2c_Not_20_Bold" style:display-name="Body text (12) + 8.5 pt,Not Bold" style:family="text" style:parent-style-name="Body_20_text_20__28_12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_20__2b__20_Bold_2c_Small_20_Caps" style:display-name="Body text (2) + Bold,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b__20_Bold" style:display-name="Table of contents + Bold" style:family="text" style:parent-style-name="Table_20_of_20_contents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3_29__5f_" style:display-name="Table of contents (3)_" style:family="text" style:parent-style-name="Default_20_Paragraph_20_Font" loext:linked-style-name="Table_20_of_20_contents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Table_20_of_20_contents_20__28_3_29__20__2b__20_Not_20_Bold" style:display-name="Table of contents (3) + Not Bold" style:family="text" style:parent-style-name="Table_20_of_20_contents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9_20_pt_2c_Italic" style:display-name="Body text (2) + 9 pt,Italic"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style="italic" style:font-name-asian="Times New Roman1" style:font-family-asian="'Times New Roman'" style:font-family-generic-asian="system" style:font-pitch-asian="variable"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Exact" style:display-name="Heading #2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_20__2b__20_Small_20_Caps_20_Exact" style:display-name="Body text (5) + Small Caps Exact" style:family="text" style:parent-style-name="Body_20_text_20__28_5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4_29__20__2b__20_Small_20_Caps" style:display-name="Body text (4) + Small Caps" style:family="text" style:parent-style-name="Body_20_text_20__28_4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5f_" style:display-name="Body text (14)_" style:family="text" style:parent-style-name="Default_20_Paragraph_20_Font" loext:linked-style-name="Body_20_text_20__28_1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20__2b__20_10_20_pt_2c_Bold" style:display-name="Body text (14) + 10 pt,Bold" style:family="text" style:parent-style-name="Body_20_text_20__28_14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15_29__5f_" style:display-name="Body text (15)_" style:family="text" style:parent-style-name="Default_20_Paragraph_20_Font" loext:linked-style-name="Body_20_text_20__28_1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5_29__20__2b__20_Not_20_Bold" style:display-name="Body text (15) + Not Bold" style:family="text" style:parent-style-name="Body_20_text_20__28_1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fo:font-size="8pt" fo:letter-spacing="normal" fo:language="en" fo:country="US" fo:font-style="normal" style:text-underline-style="none" fo:font-weight="bold" style:font-name-asian="Times New Roman1" style:font-family-asian="'Times New Roman'" style:font-family-generic-asian="system" style:font-pitch-asian="variable" style:font-size-asian="8pt" style:language-asian="en" style:country-asian="US" style:font-style-asian="normal" style:font-weight-asian="bold" style:font-name-complex="Times New Roman1" style:font-family-complex="'Times New Roman'" style:font-family-generic-complex="system" style:font-pitch-complex="variable" style:font-size-complex="8pt" style:language-complex="en" style:country-complex="US" style:font-style-complex="normal" style:font-weight-complex="bold"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0pt" fo:letter-spacing="normal" fo:language="en" fo:country="US" fo:font-style="normal" style:text-underline-style="none"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6" style:display-name="ListLabel 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8" style:display-name="ListLabel 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9" style:display-name="ListLabel 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0" style:display-name="ListLabel 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1" style:display-name="ListLabel 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4" style:display-name="ListLabel 8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5" style:display-name="ListLabel 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6" style:display-name="ListLabel 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7" style:display-name="ListLabel 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8" style:display-name="ListLabel 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6"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text:start-value="4">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7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7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7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8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8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8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8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8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8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text:style-name="ListLabel_20_8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text:style-name="ListLabel_20_8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3"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7cm" style:type="right"/>
        </style:tab-stops>
      </style:paragraph-properties>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MP6" style:family="paragraph" style:parent-style-name="Standard">
      <style:paragraph-properties fo:orphans="0" fo:widows="0"/>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35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7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3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64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6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1cm" style:type="right"/>
        </style:tab-stops>
      </style:paragraph-properties>
    </style:style>
    <style:style style:name="MT1" style:family="text"/>
    <style:style style:name="Mfr1" style:family="graphic" style:parent-style-name="Frame">
      <style:graphic-properties fo:margin-left="0.176cm" fo:margin-right="0.176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5.671cm" fo:margin-right="7.23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59cm" fo:margin-left="0cm" fo:margin-right="0cm" fo:margin-bottom="4.958cm" style:dynamic-spacing="true"/>
      </style:header-style>
      <style:footer-style>
        <style:header-footer-properties fo:min-height="3.276cm" fo:margin-left="0cm" fo:margin-right="0cm" fo:margin-top="3.177cm" style:dynamic-spacing="true"/>
      </style:footer-style>
    </style:page-layout>
    <style:page-layout style:name="Mpm2">
      <style:page-layout-properties fo:page-width="42cm" fo:page-height="29.7cm" style:num-format="1" style:print-orientation="landscape" fo:margin-top="5.059cm" fo:margin-bottom="0.005cm" fo:margin-left="5.671cm" fo:margin-right="7.23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76cm" fo:margin-left="0cm" fo:margin-right="0cm" fo:margin-top="3.177cm" style:dynamic-spacing="true"/>
      </style:footer-style>
    </style:page-layout>
    <style:page-layout style:name="Mpm3">
      <style:page-layout-properties fo:page-width="42cm" fo:page-height="29.7cm" style:num-format="1" style:print-orientation="landscape" fo:margin-top="0cm" fo:margin-bottom="0.005cm" fo:margin-left="5.669cm" fo:margin-right="7.354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85cm" fo:margin-left="0cm" fo:margin-right="0cm" fo:margin-bottom="4.685cm" style:dynamic-spacing="true"/>
      </style:header-style>
      <style:footer-style>
        <style:header-footer-properties fo:min-height="4.78cm" fo:margin-left="0cm" fo:margin-right="0cm" fo:margin-top="4.68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42cm" fo:page-height="29.7cm" style:num-format="1" style:print-orientation="landscape" fo:margin-top="0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108cm" fo:margin-left="0cm" fo:margin-right="0cm" fo:margin-bottom="5.008cm" style:dynamic-spacing="true"/>
      </style:header-style>
      <style:footer-style>
        <style:header-footer-properties fo:min-height="3.127cm" fo:margin-left="0cm" fo:margin-right="0cm" fo:margin-top="3.029cm" style:dynamic-spacing="true"/>
      </style:footer-style>
    </style:page-layout>
    <style:page-layout style:name="Mpm6">
      <style:page-layout-properties fo:page-width="42cm" fo:page-height="29.7cm" style:num-format="1" style:print-orientation="landscape" fo:margin-top="0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08cm" fo:margin-left="0cm" fo:margin-right="0cm" fo:margin-bottom="5.008cm" style:dynamic-spacing="true"/>
      </style:header-style>
      <style:footer-style>
        <style:header-footer-properties fo:min-height="3.127cm" fo:margin-left="0cm" fo:margin-right="0cm" fo:margin-top="3.029cm" style:dynamic-spacing="true"/>
      </style:footer-style>
    </style:page-layout>
    <style:page-layout style:name="Mpm7">
      <style:page-layout-properties fo:page-width="42cm" fo:page-height="29.7cm" style:num-format="1" style:print-orientation="landscape" fo:margin-top="5.108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127cm" fo:margin-left="0cm" fo:margin-right="0cm" fo:margin-top="3.029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42cm" fo:page-height="29.7cm" style:num-format="1" style:print-orientation="landscape" fo:margin-top="0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949cm" fo:margin-left="0cm" fo:margin-right="0cm" fo:margin-bottom="4.849cm" style:dynamic-spacing="true"/>
      </style:header-style>
      <style:footer-style>
        <style:header-footer-properties fo:min-height="3.2cm" fo:margin-left="0cm" fo:margin-right="0cm" fo:margin-top="3.099cm" style:dynamic-spacing="true"/>
      </style:footer-style>
    </style:page-layout>
    <style:page-layout style:name="Mpm10">
      <style:page-layout-properties fo:page-width="42cm" fo:page-height="29.7cm" style:num-format="1" style:print-orientation="landscape" fo:margin-top="0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49cm" fo:margin-left="0cm" fo:margin-right="0cm" fo:margin-bottom="4.849cm" style:dynamic-spacing="true"/>
      </style:header-style>
      <style:footer-style>
        <style:header-footer-properties fo:min-height="3.2cm" fo:margin-left="0cm" fo:margin-right="0cm" fo:margin-top="3.099cm" style:dynamic-spacing="true"/>
      </style:footer-style>
    </style:page-layout>
    <style:page-layout style:name="Mpm11">
      <style:page-layout-properties fo:page-width="42cm" fo:page-height="29.7cm" style:num-format="1" style:print-orientation="landscape" fo:margin-top="4.949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cm" fo:margin-left="0cm" fo:margin-right="0cm" fo:margin-top="3.099cm" style:dynamic-spacing="true"/>
      </style:footer-style>
    </style:page-layout>
    <style:page-layout style:name="Mpm12">
      <style:page-layout-properties fo:page-width="42cm" fo:page-height="29.7cm" style:num-format="1" style:print-orientation="landscape" fo:margin-top="0cm" fo:margin-bottom="0.005cm" fo:margin-left="5.209cm" fo:margin-right="7.75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526cm" fo:margin-left="0cm" fo:margin-right="0cm" fo:margin-bottom="5.426cm" style:dynamic-spacing="true"/>
      </style:header-style>
      <style:footer-style>
        <style:header-footer-properties fo:min-height="2.785cm" fo:margin-left="0cm" fo:margin-right="0cm" fo:margin-top="2.685cm" style:dynamic-spacing="true"/>
      </style:footer-style>
    </style:page-layout>
    <style:page-layout style:name="Mpm13">
      <style:page-layout-properties fo:page-width="42cm" fo:page-height="29.7cm" style:num-format="1" style:print-orientation="landscape" fo:margin-top="0cm" fo:margin-bottom="0.005cm" fo:margin-left="5.114cm" fo:margin-right="3.89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09cm" fo:margin-left="0cm" fo:margin-right="0cm" fo:margin-bottom="5.209cm" style:dynamic-spacing="true"/>
      </style:header-style>
      <style:footer-style>
        <style:header-footer-properties fo:min-height="2.903cm" fo:margin-left="0cm" fo:margin-right="0cm" fo:margin-top="2.805cm" style:dynamic-spacing="true"/>
      </style:footer-style>
    </style:page-layout>
    <style:page-layout style:name="Mpm14">
      <style:page-layout-properties fo:page-width="42cm" fo:page-height="29.7cm" style:num-format="1" style:print-orientation="landscape" fo:margin-top="0cm" fo:margin-bottom="0.005cm" fo:margin-left="0cm" fo:margin-right="7.51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921cm" fo:margin-left="0cm" fo:margin-right="0cm" fo:margin-bottom="3.821cm" style:dynamic-spacing="true"/>
      </style:header-style>
      <style:footer-style>
        <style:header-footer-properties fo:min-height="2.575cm" fo:margin-left="0cm" fo:margin-right="0cm" fo:margin-top="2.477cm" style:dynamic-spacing="true"/>
      </style:footer-style>
    </style:page-layout>
    <style:page-layout style:name="Mpm15">
      <style:page-layout-properties fo:page-width="42cm" fo:page-height="29.7cm" style:num-format="1" style:print-orientation="landscape" fo:margin-top="0cm" fo:margin-bottom="0.005cm" fo:margin-left="5.729cm" fo:margin-right="7.2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11cm" fo:margin-left="0cm" fo:margin-right="0cm" fo:margin-bottom="4.81cm" style:dynamic-spacing="true"/>
      </style:header-style>
      <style:footer-style>
        <style:header-footer-properties fo:min-height="3.244cm" fo:margin-left="0cm" fo:margin-right="0cm" fo:margin-top="3.143cm" style:dynamic-spacing="true"/>
      </style:footer-style>
    </style:page-layout>
    <style:page-layout style:name="Mpm1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7">
      <style:page-layout-properties fo:page-width="42cm" fo:page-height="29.7cm" style:num-format="1" style:print-orientation="landscape" fo:margin-top="4.911cm" fo:margin-bottom="0.005cm" fo:margin-left="5.729cm" fo:margin-right="7.2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44cm" fo:margin-left="0cm" fo:margin-right="0cm" fo:margin-top="3.1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2" draw:name="Form1" draw:style-name="Mgr1" draw:text-style-name="MP3" svg:width="2.095cm" svg:height="0.408cm" svg:x="5.779cm" svg:y="4.627cm"><text:p text:style-name="MP2"><text:span text:style-name="Header_20_or_20_footer_20__2b__20_10_20_pt_2c_Bold">LADY EAST</text:span></text:p><draw:enhanced-geometry draw:type="0"/></draw:custom-shape></text:p>
      </style:header>
      <style:header-left>
        <text:p text:style-name="Header"/>
      </style:header-left>
      <style:footer>
        <text:p text:style-name="Footer"/>
      </style:footer>
      <style:footer-left>
        <text:p text:style-name="MP1"><draw:custom-shape text:anchor-type="char" draw:z-index="5" draw:name="Form2" draw:style-name="Mgr2" draw:text-style-name="MP3" svg:width="16.851cm" svg:height="0.387cm" svg:x="11.934cm" svg:y="27.593cm"><text:p text:style-name="MP4"><text:span text:style-name="Header_20_or_20_footer">368<text:tab/>369</text:span></text:p><draw:enhanced-geometry draw:type="0"/></draw:custom-shape></text:p>
      </style:footer-left>
    </style:master-page>
    <style:master-page style:name="First_20_Page" style:display-name="First Page" style:page-layout-name="Mpm2" draw:style-name="Mdp1" style:next-style-name="Standard">
      <style:footer>
        <text:p text:style-name="MP1"><draw:custom-shape text:anchor-type="char" draw:z-index="7" draw:name="Form3" draw:style-name="Mgr2" draw:text-style-name="MP3" svg:width="16.8cm" svg:height="0.387cm" svg:x="11.957cm" svg:y="27.263cm"><text:p text:style-name="MP5"><text:span text:style-name="Header_20_or_20_footer">366<text:tab/>367</text:span></text:p><draw:enhanced-geometry draw:type="0"/></draw:custom-shape></text:p>
      </style:footer>
    </style:master-page>
    <style:master-page style:name="Converted1" style:page-layout-name="Mpm3" draw:style-name="Mdp1">
      <style:header>
        <text:p text:style-name="MP6"/>
      </style:header>
      <style:header-left>
        <text:p text:style-name="Header"/>
      </style:header-left>
      <style:footer>
        <text:p text:style-name="MP1"><draw:custom-shape text:anchor-type="char" draw:z-index="8" draw:name="Form4" draw:style-name="Mgr1" draw:text-style-name="MP3" svg:width="0.489cm" svg:height="0.773cm" svg:x="11.836cm" svg:y="27.021cm"><text:p text:style-name="MP2"><text:span text:style-name="Header_20_or_20_footer"><text:page-number text:select-page="current">373</text:page-number></text:span></text:p><draw:enhanced-geometry draw:type="0"/></draw:custom-shape><draw:frame draw:style-name="Mfr1" draw:name="Rahmen4" text:anchor-type="char" svg:x="11.836cm" svg:y="27.021cm" svg:width="0.49cm" draw:z-index="0"><draw:text-box fo:min-height="0cm"><text:p text:style-name="MP2"><text:span text:style-name="Header_20_or_20_footer"><text:page-number text:select-page="current">373</text:page-number></text:span></text:p></draw:text-box></draw:frame><draw:frame draw:style-name="Mfr2" draw:name="Rahmen6" text:anchor-type="char" svg:x="11.836cm" svg:y="27.021cm" svg:width="0.489cm" draw:z-index="0"><draw:text-box fo:min-height="0.041cm"><text:p text:style-name="MP2"><text:span text:style-name="Header_20_or_20_footer"><text:page-number text:select-page="current">373</text:page-number></text:span></text:p></draw:text-box></draw:frame></text:p>
      </style:footer>
      <style:footer-left>
        <text:p text:style-name="MP1"><draw:custom-shape text:anchor-type="char" draw:z-index="10" draw:name="Form5" draw:style-name="Mgr1" draw:text-style-name="MP3" svg:width="0.489cm" svg:height="0.773cm" svg:x="11.836cm" svg:y="27.021cm"><text:p text:style-name="MP2"><text:span text:style-name="Header_20_or_20_footer"><text:page-number text:select-page="current">372</text:page-number></text:span></text:p><draw:enhanced-geometry draw:type="0"/></draw:custom-shape></text:p>
      </style:footer-left>
    </style:master-page>
    <style:master-page style:name="Converted2" style:page-layout-name="Mpm4" draw:style-name="Mdp1" style:next-style-name="Converted1">
      <style:footer>
        <text:p text:style-name="MP6"/>
      </style:footer>
    </style:master-page>
    <style:master-page style:name="Converted3" style:page-layout-name="Mpm5" draw:style-name="Mdp1">
      <style:header>
        <text:p text:style-name="MP1"><draw:custom-shape text:anchor-type="char" draw:z-index="13" draw:name="Form6" draw:style-name="Mgr1" draw:text-style-name="MP3" svg:width="2.932cm" svg:height="0.408cm" svg:x="5.87cm" svg:y="4.678cm"><text:p text:style-name="MP2"><text:span text:style-name="Header_20_or_20_footer_20__2b__20_10_20_pt_2c_Bold">LADY PENRHYN</text:span></text:p><draw:enhanced-geometry draw:type="0"/></draw:custom-shape></text:p>
      </style:header>
      <style:header-left>
        <text:p text:style-name="MP1"><draw:custom-shape text:anchor-type="char" draw:z-index="15" draw:name="Form7" draw:style-name="Mgr1" draw:text-style-name="MP3" svg:width="2.932cm" svg:height="0.408cm" svg:x="5.87cm" svg:y="4.678cm"><text:p text:style-name="MP2"><text:span text:style-name="Header_20_or_20_footer_20__2b__20_10_20_pt_2c_Bold">LADY PENRHYN</text:span></text:p><draw:enhanced-geometry draw:type="0"/></draw:custom-shape><draw:frame draw:style-name="Mfr1" draw:name="Rahmen8" text:anchor-type="char" svg:x="5.87cm" svg:y="4.678cm" svg:width="2.932cm" draw:z-index="0"><draw:text-box fo:min-height="0cm"><text:p text:style-name="MP2"><text:span text:style-name="Header_20_or_20_footer_20__2b__20_10_20_pt_2c_Bold">LADY PENRHYN</text:span></text:p></draw:text-box></draw:frame><draw:frame draw:style-name="Mfr2" draw:name="Rahmen10" text:anchor-type="char" svg:x="5.87cm" svg:y="4.678cm" svg:width="2.93cm" draw:z-index="0"><draw:text-box fo:min-height="0.041cm"><text:p text:style-name="MP2"><text:span text:style-name="Header_20_or_20_footer_20__2b__20_10_20_pt_2c_Bold">LADY PENRHYN</text:span></text:p></draw:text-box></draw:frame></text:p>
      </style:header-left>
      <style:footer>
        <text:p text:style-name="MP6"/>
      </style:footer>
      <style:footer-left>
        <text:p text:style-name="MP6"/>
      </style:footer-left>
    </style:master-page>
    <style:master-page style:name="Converted4" style:page-layout-name="Mpm5" draw:style-name="Mdp1">
      <style:header>
        <text:p text:style-name="MP6"/>
      </style:header>
      <style:header-left>
        <text:p text:style-name="MP6"/>
      </style:header-left>
      <style:footer>
        <text:p text:style-name="MP1"><draw:custom-shape text:anchor-type="char" draw:z-index="17" draw:name="Form8" draw:style-name="Mgr1" draw:text-style-name="MP3" svg:width="0.491cm" svg:height="0.773cm" svg:x="28.254cm" svg:y="27.333cm"><text:p text:style-name="MP2"><text:span text:style-name="Header_20_or_20_footer"><text:page-number text:select-page="current">377</text:page-number></text:span></text:p><draw:enhanced-geometry draw:type="0"/></draw:custom-shape></text:p>
      </style:footer>
      <style:footer-left>
        <text:p text:style-name="MP1"><draw:custom-shape text:anchor-type="char" draw:z-index="18" draw:name="Form9" draw:style-name="Mgr1" draw:text-style-name="MP3" svg:width="0.488cm" svg:height="0.773cm" svg:x="28.254cm" svg:y="27.333cm"><text:p text:style-name="MP2"><text:span text:style-name="Header_20_or_20_footer"><text:page-number text:select-page="current">378</text:page-number></text:span></text:p><draw:enhanced-geometry draw:type="0"/></draw:custom-shape><draw:frame draw:style-name="Mfr1" draw:name="Rahmen11" text:anchor-type="char" svg:x="28.254cm" svg:y="27.333cm" svg:width="0.489cm" draw:z-index="0"><draw:text-box fo:min-height="0cm"><text:p text:style-name="MP2"><text:span text:style-name="Header_20_or_20_footer"><text:page-number text:select-page="current">378</text:page-number></text:span></text:p></draw:text-box></draw:frame><draw:frame draw:style-name="Mfr2" draw:name="Rahmen14" text:anchor-type="char" svg:x="28.254cm" svg:y="27.333cm" svg:width="0.485cm" draw:z-index="0"><draw:text-box fo:min-height="0.041cm"><text:p text:style-name="MP2"><text:span text:style-name="Header_20_or_20_footer"><text:page-number text:select-page="current">378</text:page-number></text:span></text:p></draw:text-box></draw:frame></text:p>
      </style:footer-left>
    </style:master-page>
    <style:master-page style:name="Converted5" style:page-layout-name="Mpm6" draw:style-name="Mdp1">
      <style:header>
        <text:p text:style-name="MP6"/>
      </style:header>
      <style:header-left>
        <text:p text:style-name="MP6"/>
      </style:header-left>
      <style:footer>
        <text:p text:style-name="MP1"><draw:custom-shape text:anchor-type="char" draw:z-index="19" draw:name="Form10" draw:style-name="Mgr1" draw:text-style-name="MP3" svg:width="0.488cm" svg:height="0.773cm" svg:x="12.194cm" svg:y="27.377cm"><text:p text:style-name="MP2"><text:span text:style-name="Header_20_or_20_footer"><text:page-number text:select-page="current">381</text:page-number></text:span></text:p><draw:enhanced-geometry draw:type="0"/></draw:custom-shape></text:p>
      </style:footer>
      <style:footer-left>
        <text:p text:style-name="MP1"><draw:custom-shape text:anchor-type="char" draw:z-index="22" draw:name="Form11" draw:style-name="Mgr1" draw:text-style-name="MP3" svg:width="0.493cm" svg:height="0.773cm" svg:x="12.194cm" svg:y="27.377cm"><text:p text:style-name="MP2"><text:span text:style-name="Header_20_or_20_footer"><text:page-number text:select-page="current">380</text:page-number></text:span></text:p><draw:enhanced-geometry draw:type="0"/></draw:custom-shape></text:p>
      </style:footer-left>
    </style:master-page>
    <style:master-page style:name="Converted6" style:page-layout-name="Mpm7" draw:style-name="Mdp1" style:next-style-name="Converted5">
      <style:footer>
        <text:p text:style-name="MP1"><draw:custom-shape text:anchor-type="char" draw:z-index="24" draw:name="Form12" draw:style-name="Mgr1" draw:text-style-name="MP3" svg:width="0.488cm" svg:height="1.546cm" svg:x="28.402cm" svg:y="27.321cm"><text:p text:style-name="MP2"><text:span text:style-name="Header_20_or_20_footer">378</text:span></text:p><text:p text:style-name="MP2"><text:span text:style-name="Header_20_or_20_footer"><text:page-number text:select-page="current">379</text:page-number></text:span></text:p><draw:enhanced-geometry draw:type="0"/></draw:custom-shape></text:p>
      </style:footer>
    </style:master-page>
    <style:master-page style:name="Converted7" style:page-layout-name="Mpm8" draw:style-name="Mdp1" style:next-style-name="Converted4"/>
    <style:master-page style:name="Converted8" style:page-layout-name="Mpm6" draw:style-name="Mdp1">
      <style:header>
        <text:p text:style-name="MP6"/>
      </style:header>
      <style:header-left>
        <text:p text:style-name="MP6"/>
      </style:header-left>
      <style:footer>
        <text:p text:style-name="MP1"><draw:custom-shape text:anchor-type="char" draw:z-index="27" draw:name="Form13" draw:style-name="Mgr2" draw:text-style-name="MP3" svg:width="16.839cm" svg:height="0.387cm" svg:x="11.58cm" svg:y="27.085cm"><text:p text:style-name="MP7"><text:span text:style-name="Header_20_or_20_footer"><text:page-number text:select-page="current">385</text:page-number></text:span><text:span text:style-name="Header_20_or_20_footer"><text:tab/>385</text:span></text:p><draw:enhanced-geometry draw:type="0"/></draw:custom-shape></text:p>
      </style:footer>
      <style:footer-left>
        <text:p text:style-name="MP1"><draw:custom-shape text:anchor-type="char" draw:z-index="29" draw:name="Form14" draw:style-name="Mgr2" draw:text-style-name="MP3" svg:width="16.842cm" svg:height="0.387cm" svg:x="11.58cm" svg:y="27.085cm"><text:p text:style-name="MP7"><text:span text:style-name="Header_20_or_20_footer"><text:page-number text:select-page="current">384</text:page-number></text:span><text:span text:style-name="Header_20_or_20_footer"><text:tab/>385</text:span></text:p><draw:enhanced-geometry draw:type="0"/></draw:custom-shape></text:p>
      </style:footer-left>
    </style:master-page>
    <style:master-page style:name="Converted9" style:page-layout-name="Mpm7" draw:style-name="Mdp1" style:next-style-name="Converted8">
      <style:footer>
        <text:p text:style-name="MP1"><draw:custom-shape text:anchor-type="char" draw:z-index="33" draw:name="Form15" draw:style-name="Mgr1" draw:text-style-name="MP3" svg:width="0.468cm" svg:height="0.773cm" svg:x="28.259cm" svg:y="27.326cm"><text:p text:style-name="MP2"><text:span text:style-name="Header_20_or_20_footer"><text:page-number text:select-page="current">383</text:page-number></text:span></text:p><draw:enhanced-geometry draw:type="0"/></draw:custom-shape></text:p>
      </style:footer>
    </style:master-page>
    <style:master-page style:name="Converted10" style:page-layout-name="Mpm9" draw:style-name="Mdp1">
      <style:header>
        <text:p text:style-name="MP6"/>
      </style:header>
      <style:header-left>
        <text:p text:style-name="MP6"/>
      </style:header-left>
      <style:footer>
        <text:p text:style-name="MP1"><draw:custom-shape text:anchor-type="char" draw:z-index="36" draw:name="Form16" draw:style-name="Mgr2" draw:text-style-name="MP3" svg:width="17.183cm" svg:height="0.387cm" svg:x="11.46cm" svg:y="27.263cm"><text:p text:style-name="MP8"><text:span text:style-name="Header_20_or_20_footer"><text:page-number text:select-page="current">387</text:page-number></text:span><text:span text:style-name="Header_20_or_20_footer"><text:tab/>387</text:span></text:p><draw:enhanced-geometry draw:type="0"/></draw:custom-shape><draw:frame draw:style-name="Mfr1" draw:name="Rahmen19" text:anchor-type="char" svg:x="11.46cm" svg:y="27.263cm" svg:width="17.184cm" draw:z-index="0"><draw:text-box fo:min-height="0cm"><text:p text:style-name="MP8"><text:span text:style-name="Header_20_or_20_footer"><text:page-number text:select-page="current">387</text:page-number></text:span><text:span text:style-name="Header_20_or_20_footer"><text:tab/>387</text:span></text:p></draw:text-box></draw:frame><draw:frame draw:style-name="Mfr2" draw:name="Rahmen27" text:anchor-type="char" svg:x="11.46cm" svg:y="27.263cm" svg:width="17.182cm" draw:z-index="0"><draw:text-box fo:min-height="0.041cm"><text:p text:style-name="MP8"><text:span text:style-name="Header_20_or_20_footer"><text:page-number text:select-page="current">387</text:page-number></text:span><text:span text:style-name="Header_20_or_20_footer"><text:tab/>387</text:span></text:p></draw:text-box></draw:frame></text:p>
      </style:footer>
      <style:footer-left>
        <text:p text:style-name="MP1"><draw:custom-shape text:anchor-type="char" draw:z-index="37" draw:name="Form17" draw:style-name="Mgr2" draw:text-style-name="MP3" svg:width="17.185cm" svg:height="0.387cm" svg:x="11.46cm" svg:y="27.263cm"><text:p text:style-name="MP8"><text:span text:style-name="Header_20_or_20_footer"><text:page-number text:select-page="current">386</text:page-number></text:span><text:span text:style-name="Header_20_or_20_footer"><text:tab/>387</text:span></text:p><draw:enhanced-geometry draw:type="0"/></draw:custom-shape></text:p>
      </style:footer-left>
    </style:master-page>
    <style:master-page style:name="Converted11" style:page-layout-name="Mpm4" draw:style-name="Mdp1" style:next-style-name="Converted10">
      <style:footer>
        <text:p text:style-name="MP6"/>
      </style:footer>
    </style:master-page>
    <style:master-page style:name="Converted12" style:page-layout-name="Mpm10" draw:style-name="Mdp1">
      <style:header>
        <text:p text:style-name="MP6"/>
      </style:header>
      <style:header-left>
        <text:p text:style-name="MP6"/>
      </style:header-left>
      <style:footer>
        <text:p text:style-name="MP1"><draw:custom-shape text:anchor-type="char" draw:z-index="39" draw:name="Form18" draw:style-name="Mgr2" draw:text-style-name="MP3" svg:width="16.931cm" svg:height="0.387cm" svg:x="11.333cm" svg:y="27.668cm"><text:p text:style-name="MP9"><text:span text:style-name="Header_20_or_20_footer"><text:page-number text:select-page="current">391</text:page-number></text:span><text:span text:style-name="Header_20_or_20_footer"><text:tab/>389</text:span></text:p><draw:enhanced-geometry draw:type="0"/></draw:custom-shape><draw:frame draw:style-name="Mfr1" draw:name="Rahmen21" text:anchor-type="char" svg:x="11.333cm" svg:y="27.668cm" svg:width="16.932cm" draw:z-index="0"><draw:text-box fo:min-height="0cm"><text:p text:style-name="MP9"><text:span text:style-name="Header_20_or_20_footer"><text:page-number text:select-page="current">391</text:page-number></text:span><text:span text:style-name="Header_20_or_20_footer"><text:tab/>389</text:span></text:p></draw:text-box></draw:frame><draw:frame draw:style-name="Mfr2" draw:name="Rahmen30" text:anchor-type="char" svg:x="11.333cm" svg:y="27.668cm" svg:width="16.928cm" draw:z-index="0"><draw:text-box fo:min-height="0.041cm"><text:p text:style-name="MP9"><text:span text:style-name="Header_20_or_20_footer"><text:page-number text:select-page="current">391</text:page-number></text:span><text:span text:style-name="Header_20_or_20_footer"><text:tab/>389</text:span></text:p></draw:text-box></draw:frame></text:p>
      </style:footer>
      <style:footer-left>
        <text:p text:style-name="MP1"><draw:custom-shape text:anchor-type="char" draw:z-index="41" draw:name="Form19" draw:style-name="Mgr2" draw:text-style-name="MP3" svg:width="16.931cm" svg:height="0.387cm" svg:x="11.333cm" svg:y="27.668cm"><text:p text:style-name="MP9"><text:span text:style-name="Header_20_or_20_footer"><text:page-number text:select-page="current">388</text:page-number></text:span><text:span text:style-name="Header_20_or_20_footer"><text:tab/>389</text:span></text:p><draw:enhanced-geometry draw:type="0"/></draw:custom-shape></text:p>
      </style:footer-left>
    </style:master-page>
    <style:master-page style:name="Converted13" style:page-layout-name="Mpm10" draw:style-name="Mdp1">
      <style:header>
        <text:p text:style-name="MP6"/>
      </style:header>
      <style:header-left>
        <text:p text:style-name="MP6"/>
      </style:header-left>
      <style:footer>
        <text:p text:style-name="MP1"><draw:custom-shape text:anchor-type="char" draw:z-index="44" draw:name="Form20" draw:style-name="Mgr1" draw:text-style-name="MP3" svg:width="0.473cm" svg:height="1.546cm" svg:x="27.788cm" svg:y="27.307cm"><text:p text:style-name="MP2"><text:span text:style-name="Header_20_or_20_footer"><text:page-number text:select-page="current">391</text:page-number></text:span></text:p><text:p text:style-name="MP2"><text:span text:style-name="Header_20_or_20_footer">391</text:span></text:p><draw:enhanced-geometry draw:type="0"/></draw:custom-shape><draw:frame draw:style-name="Mfr1" draw:name="Rahmen23" text:anchor-type="char" svg:x="27.788cm" svg:y="27.307cm" svg:width="0.474cm" draw:z-index="0"><draw:text-box fo:min-height="0cm"><text:p text:style-name="MP2"><text:span text:style-name="Header_20_or_20_footer"><text:page-number text:select-page="current">391</text:page-number></text:span></text:p><text:p text:style-name="MP2"><text:span text:style-name="Header_20_or_20_footer">391</text:span></text:p></draw:text-box></draw:frame><draw:frame draw:style-name="Mfr2" draw:name="Rahmen32" text:anchor-type="char" svg:x="27.788cm" svg:y="27.307cm" svg:width="0.471cm" draw:z-index="0"><draw:text-box fo:min-height="0.041cm"><text:p text:style-name="MP2"><text:span text:style-name="Header_20_or_20_footer"><text:page-number text:select-page="current">391</text:page-number></text:span></text:p><text:p text:style-name="MP2"><text:span text:style-name="Header_20_or_20_footer">391</text:span></text:p></draw:text-box></draw:frame></text:p>
      </style:footer>
      <style:footer-left>
        <text:p text:style-name="MP1"><draw:custom-shape text:anchor-type="char" draw:z-index="47" draw:name="Form21" draw:style-name="Mgr1" draw:text-style-name="MP3" svg:width="0.477cm" svg:height="1.546cm" svg:x="27.788cm" svg:y="27.307cm"><text:p text:style-name="MP2"><text:span text:style-name="Header_20_or_20_footer"><text:page-number text:select-page="current">390</text:page-number></text:span></text:p><text:p text:style-name="MP2"><text:span text:style-name="Header_20_or_20_footer">391</text:span></text:p><draw:enhanced-geometry draw:type="0"/></draw:custom-shape></text:p>
      </style:footer-left>
    </style:master-page>
    <style:master-page style:name="Converted14" style:page-layout-name="Mpm10" draw:style-name="Mdp1">
      <style:header>
        <text:p text:style-name="MP6"/>
      </style:header>
      <style:header-left>
        <text:p text:style-name="MP6"/>
      </style:header-left>
      <style:footer>
        <text:p text:style-name="MP6"/>
      </style:footer>
      <style:footer-left>
        <text:p text:style-name="MP6"/>
      </style:footer-left>
    </style:master-page>
    <style:master-page style:name="Converted15" style:page-layout-name="Mpm10" draw:style-name="Mdp1">
      <style:header>
        <text:p text:style-name="MP6"/>
      </style:header>
      <style:header-left>
        <text:p text:style-name="MP6"/>
      </style:header-left>
      <style:footer>
        <text:p text:style-name="MP1"><draw:custom-shape text:anchor-type="char" draw:z-index="49" draw:name="Form22" draw:style-name="Mgr1" draw:text-style-name="MP3" svg:width="0.486cm" svg:height="1.546cm" svg:x="11.329cm" svg:y="27.441cm"><text:p text:style-name="MP2"><text:span text:style-name="Header_20_or_20_footer">397</text:span></text:p><text:p text:style-name="MP2"><text:span text:style-name="Header_20_or_20_footer"><text:page-number text:select-page="current">399</text:page-number></text:span></text:p><draw:enhanced-geometry draw:type="0"/></draw:custom-shape><draw:frame draw:style-name="Mfr1" draw:name="Rahmen25" text:anchor-type="char" svg:x="11.329cm" svg:y="27.441cm" svg:width="0.487cm" draw:z-index="0"><draw:text-box fo:min-height="0cm"><text:p text:style-name="MP2"><text:span text:style-name="Header_20_or_20_footer">397</text:span></text:p><text:p text:style-name="MP2"><text:span text:style-name="Header_20_or_20_footer"><text:page-number text:select-page="current">399</text:page-number></text:span></text:p></draw:text-box></draw:frame><draw:frame draw:style-name="Mfr2" draw:name="Rahmen34" text:anchor-type="char" svg:x="11.329cm" svg:y="27.441cm" svg:width="0.482cm" draw:z-index="0"><draw:text-box fo:min-height="0.041cm"><text:p text:style-name="MP2"><text:span text:style-name="Header_20_or_20_footer">397</text:span></text:p><text:p text:style-name="MP2"><text:span text:style-name="Header_20_or_20_footer"><text:page-number text:select-page="current">399</text:page-number></text:span></text:p></draw:text-box></draw:frame></text:p>
      </style:footer>
      <style:footer-left>
        <text:p text:style-name="MP1"><draw:custom-shape text:anchor-type="char" draw:z-index="50" draw:name="Form23" draw:style-name="Mgr1" draw:text-style-name="MP3" svg:width="0.484cm" svg:height="1.546cm" svg:x="11.329cm" svg:y="27.441cm"><text:p text:style-name="MP2"><text:span text:style-name="Header_20_or_20_footer">397</text:span></text:p><text:p text:style-name="MP2"><text:span text:style-name="Header_20_or_20_footer"><text:page-number text:select-page="current">396</text:page-number></text:span></text:p><draw:enhanced-geometry draw:type="0"/></draw:custom-shape></text:p>
      </style:footer-left>
    </style:master-page>
    <style:master-page style:name="Converted16" style:page-layout-name="Mpm11" draw:style-name="Mdp1" style:next-style-name="Converted15">
      <style:footer>
        <text:p text:style-name="MP1"><draw:custom-shape text:anchor-type="char" draw:z-index="38" draw:name="Form24" draw:style-name="Mgr1" draw:text-style-name="MP3" svg:width="0.473cm" svg:height="1.546cm" svg:x="27.614cm" svg:y="27.18cm"><text:p text:style-name="MP2"><text:span text:style-name="Header_20_or_20_footer">394</text:span></text:p><text:p text:style-name="MP2"><text:span text:style-name="Header_20_or_20_footer"><text:page-number text:select-page="current">395</text:page-number></text:span></text:p><draw:enhanced-geometry draw:type="0"/></draw:custom-shape></text:p>
      </style:footer>
    </style:master-page>
    <style:master-page style:name="Converted17" style:page-layout-name="Mpm8" draw:style-name="Mdp1" style:next-style-name="Converted14"/>
    <style:master-page style:name="Converted18" style:page-layout-name="Mpm10" draw:style-name="Mdp1">
      <style:header>
        <text:p text:style-name="MP1"><draw:custom-shape text:anchor-type="char" draw:z-index="9" draw:name="Form25" draw:style-name="Mgr1" draw:text-style-name="MP3" svg:width="2.617cm" svg:height="0.387cm" svg:x="5.424cm" svg:y="4.549cm"><text:p text:style-name="MP2"><text:span text:style-name="Header_20_or_20_footer">LORD FORBES</text:span></text:p><draw:enhanced-geometry draw:type="0"/></draw:custom-shape></text:p>
      </style:header>
      <style:header-left>
        <text:p text:style-name="MP1"><draw:custom-shape text:anchor-type="char" draw:z-index="40" draw:name="Form26" draw:style-name="Mgr1" draw:text-style-name="MP3" svg:width="2.618cm" svg:height="0.387cm" svg:x="5.424cm" svg:y="4.549cm"><text:p text:style-name="MP2"><text:span text:style-name="Header_20_or_20_footer">LORD FORBES</text:span></text:p><draw:enhanced-geometry draw:type="0"/></draw:custom-shape></text:p>
      </style:header-left>
      <style:footer>
        <text:p text:style-name="MP1"><draw:custom-shape text:anchor-type="char" draw:z-index="3" draw:name="Form27" draw:style-name="Mgr2" draw:text-style-name="MP3" svg:width="16.774cm" svg:height="0.387cm" svg:x="11.462cm" svg:y="26.661cm"><text:p text:style-name="MP10"><text:span text:style-name="Header_20_or_20_footer"><text:page-number text:select-page="current">401</text:page-number></text:span><text:span text:style-name="Header_20_or_20_footer"><text:tab/>401</text:span></text:p><draw:enhanced-geometry draw:type="0"/></draw:custom-shape></text:p>
      </style:footer>
      <style:footer-left>
        <text:p text:style-name="MP1"><draw:custom-shape text:anchor-type="char" draw:z-index="11" draw:name="Form28" draw:style-name="Mgr2" draw:text-style-name="MP3" svg:width="16.777cm" svg:height="0.387cm" svg:x="11.462cm" svg:y="26.661cm"><text:p text:style-name="MP10"><text:span text:style-name="Header_20_or_20_footer"><text:page-number text:select-page="current">400</text:page-number></text:span><text:span text:style-name="Header_20_or_20_footer"><text:tab/>401</text:span></text:p><draw:enhanced-geometry draw:type="0"/></draw:custom-shape></text:p>
      </style:footer-left>
    </style:master-page>
    <style:master-page style:name="Converted19" style:page-layout-name="Mpm11" draw:style-name="Mdp1" style:next-style-name="Converted18">
      <style:footer>
        <text:p text:style-name="MP1"><draw:custom-shape text:anchor-type="char" draw:z-index="12" draw:name="Form29" draw:style-name="Mgr2" draw:text-style-name="MP3" svg:width="16.768cm" svg:height="0.387cm" svg:x="11.462cm" svg:y="27.263cm"><text:p text:style-name="MP10"><text:span text:style-name="Header_20_or_20_footer">398<text:tab/></text:span><text:span text:style-name="Header_20_or_20_footer"><text:page-number text:select-page="current">399</text:page-number></text:span></text:p><draw:enhanced-geometry draw:type="0"/></draw:custom-shape></text:p>
      </style:footer>
    </style:master-page>
    <style:master-page style:name="Converted20" style:page-layout-name="Mpm12" draw:style-name="Mdp1">
      <style:header>
        <text:p text:style-name="MP6"/>
      </style:header>
      <style:header-left>
        <text:p text:style-name="MP6"/>
      </style:header-left>
      <style:footer>
        <text:p text:style-name="MP6"/>
      </style:footer>
      <style:footer-left>
        <text:p text:style-name="MP6"/>
      </style:footer-left>
    </style:master-page>
    <style:master-page style:name="Converted21" style:page-layout-name="Mpm4" draw:style-name="Mdp1" style:next-style-name="Converted20">
      <style:footer>
        <text:p text:style-name="MP6"/>
      </style:footer>
    </style:master-page>
    <style:master-page style:name="Converted22" style:page-layout-name="Mpm12" draw:style-name="Mdp1">
      <style:header>
        <text:p text:style-name="MP1"><draw:custom-shape text:anchor-type="char" draw:z-index="14" draw:name="Form30" draw:style-name="Mgr1" draw:text-style-name="MP3" svg:width="4.017cm" svg:height="0.408cm" svg:x="21.414cm" svg:y="5.059cm"><text:p text:style-name="MP2"><text:span text:style-name="Header_20_or_20_footer_20__2b__20_10_20_pt_2c_Bold">LORD MELVILLE (1)</text:span></text:p><draw:enhanced-geometry draw:type="0"/></draw:custom-shape><draw:frame draw:style-name="Mfr1" draw:name="Rahmen37" text:anchor-type="char" svg:x="21.414cm" svg:y="5.059cm" svg:width="4.018cm" draw:z-index="0"><draw:text-box fo:min-height="0cm"><text:p text:style-name="MP2"><text:span text:style-name="Header_20_or_20_footer_20__2b__20_10_20_pt_2c_Bold">LORD MELVILLE (1)</text:span></text:p></draw:text-box></draw:frame><draw:frame draw:style-name="Mfr2" draw:name="Rahmen42" text:anchor-type="char" svg:x="21.414cm" svg:y="5.059cm" svg:width="4.015cm" draw:z-index="0"><draw:text-box fo:min-height="0.041cm"><text:p text:style-name="MP2"><text:span text:style-name="Header_20_or_20_footer_20__2b__20_10_20_pt_2c_Bold">LORD MELVILLE (1)</text:span></text:p></draw:text-box></draw:frame></text:p>
      </style:header>
      <style:header-left>
        <text:p text:style-name="MP1"><draw:custom-shape text:anchor-type="char" draw:z-index="45" draw:name="Form31" draw:style-name="Mgr1" draw:text-style-name="MP3" svg:width="4.017cm" svg:height="0.408cm" svg:x="21.414cm" svg:y="5.059cm"><text:p text:style-name="MP2"><text:span text:style-name="Header_20_or_20_footer_20__2b__20_10_20_pt_2c_Bold">LORD MELVILLE (1)</text:span></text:p><draw:enhanced-geometry draw:type="0"/></draw:custom-shape></text:p>
      </style:header-left>
      <style:footer>
        <text:p text:style-name="MP1"><draw:custom-shape text:anchor-type="char" draw:z-index="16" draw:name="Form32" draw:style-name="Mgr1" draw:text-style-name="MP3" svg:width="0.493cm" svg:height="0.773cm" svg:x="11.488cm" svg:y="27.328cm"><text:p text:style-name="MP2"><text:span text:style-name="Header_20_or_20_footer"><text:page-number text:select-page="current">407</text:page-number></text:span></text:p><draw:enhanced-geometry draw:type="0"/></draw:custom-shape><draw:frame draw:style-name="Mfr1" draw:name="Rahmen39" text:anchor-type="char" svg:x="11.488cm" svg:y="27.328cm" svg:width="0.494cm" draw:z-index="0"><draw:text-box fo:min-height="0cm"><text:p text:style-name="MP2"><text:span text:style-name="Header_20_or_20_footer"><text:page-number text:select-page="current">407</text:page-number></text:span></text:p></draw:text-box></draw:frame><draw:frame draw:style-name="Mfr2" draw:name="Rahmen44" text:anchor-type="char" svg:x="11.488cm" svg:y="27.328cm" svg:width="0.49cm" draw:z-index="0"><draw:text-box fo:min-height="0.041cm"><text:p text:style-name="MP2"><text:span text:style-name="Header_20_or_20_footer"><text:page-number text:select-page="current">407</text:page-number></text:span></text:p></draw:text-box></draw:frame></text:p>
      </style:footer>
      <style:footer-left>
        <text:p text:style-name="MP1"><draw:custom-shape text:anchor-type="char" draw:z-index="46" draw:name="Form33" draw:style-name="Mgr1" draw:text-style-name="MP3" svg:width="0.493cm" svg:height="0.773cm" svg:x="11.488cm" svg:y="27.328cm"><text:p text:style-name="MP2"><text:span text:style-name="Header_20_or_20_footer"><text:page-number text:select-page="current">406</text:page-number></text:span></text:p><draw:enhanced-geometry draw:type="0"/></draw:custom-shape></text:p>
      </style:footer-left>
    </style:master-page>
    <style:master-page style:name="Converted23" style:page-layout-name="Mpm13" draw:style-name="Mdp1">
      <style:header>
        <text:p text:style-name="MP6"/>
      </style:header>
      <style:header-left>
        <text:p text:style-name="MP6"/>
      </style:header-left>
      <style:footer>
        <text:p text:style-name="MP1"><draw:custom-shape text:anchor-type="char" draw:z-index="48" draw:name="Form34" draw:style-name="Mgr1" draw:text-style-name="MP3" svg:width="0.484cm" svg:height="0.235cm" svg:x="11.836cm" svg:y="27.561cm"><text:p text:style-name="MP2"><text:span text:style-name="Header_20_or_20_footer">411</text:span></text:p><text:p text:style-name="MP2"><text:span text:style-name="Header_20_or_20_footer"><text:page-number text:select-page="current">0</text:page-number></text:span></text:p><draw:enhanced-geometry draw:type="0"/></draw:custom-shape><draw:frame draw:style-name="Mfr1" draw:name="Rahmen41" text:anchor-type="char" svg:x="0cm" svg:y="0cm" svg:width="0.485cm" draw:z-index="0"><draw:text-box fo:min-height="0cm"><text:p text:style-name="MP2"><text:span text:style-name="Header_20_or_20_footer">411</text:span></text:p><text:p text:style-name="MP2"><text:span text:style-name="Header_20_or_20_footer"><text:page-number text:select-page="current">0</text:page-number></text:span></text:p></draw:text-box></draw:frame></text:p>
      </style:footer>
      <style:footer-left>
        <text:p text:style-name="MP1"><draw:custom-shape text:anchor-type="char" draw:z-index="51" draw:name="Form35" draw:style-name="Mgr1" draw:text-style-name="MP3" svg:width="0.486cm" svg:height="2.618cm" svg:x="11.836cm" svg:y="27.561cm"><text:p text:style-name="MP2"><text:span text:style-name="Header_20_or_20_footer">411</text:span></text:p><text:p text:style-name="MP2"><text:span text:style-name="Header_20_or_20_footer"><text:page-number text:select-page="current">0</text:page-number></text:span></text:p><draw:enhanced-geometry draw:type="0"/></draw:custom-shape><draw:frame draw:style-name="Mfr1" draw:name="Rahmen43" text:anchor-type="char" svg:x="0cm" svg:y="0cm" svg:width="0.487cm" draw:z-index="0"><draw:text-box fo:min-height="0cm"><text:p text:style-name="MP2"><text:span text:style-name="Header_20_or_20_footer">411</text:span></text:p><text:p text:style-name="MP2"><text:span text:style-name="Header_20_or_20_footer"><text:page-number text:select-page="current">0</text:page-number></text:span></text:p></draw:text-box></draw:frame></text:p>
      </style:footer-left>
    </style:master-page>
    <style:master-page style:name="Converted24" style:page-layout-name="Mpm13" draw:style-name="Mdp1" style:next-style-name="Converted23">
      <style:header>
        <text:p text:style-name="MP1"><draw:custom-shape text:anchor-type="char" draw:z-index="20" draw:name="Form36" draw:style-name="Mgr1" draw:text-style-name="MP3" svg:width="4.024cm" svg:height="0.387cm" svg:x="5.241cm" svg:y="4.835cm"><text:p text:style-name="MP2"><text:span text:style-name="Header_20_or_20_footer">LORD MELVILLE (2)</text:span></text:p><draw:enhanced-geometry draw:type="0"/></draw:custom-shape></text:p>
      </style:header>
      <style:footer>
        <text:p text:style-name="MP1"><draw:custom-shape text:anchor-type="char" draw:z-index="21" draw:name="Form37" draw:style-name="Mgr2" draw:text-style-name="MP3" svg:width="16.768cm" svg:height="0.387cm" svg:x="11.31cm" svg:y="26.926cm"><text:p text:style-name="MP10"><text:span text:style-name="Header_20_or_20_footer">408<text:tab/></text:span><text:span text:style-name="Header_20_or_20_footer"><text:page-number text:select-page="current">409</text:page-number></text:span></text:p><draw:enhanced-geometry draw:type="0"/></draw:custom-shape></text:p>
      </style:footer>
    </style:master-page>
    <style:master-page style:name="Converted25" style:page-layout-name="Mpm8" draw:style-name="Mdp1" style:next-style-name="Converted22"/>
    <style:master-page style:name="Converted26" style:page-layout-name="Mpm14" draw:style-name="Mdp1">
      <style:header>
        <text:p text:style-name="MP6"/>
      </style:header>
      <style:header-left>
        <text:p text:style-name="MP6"/>
      </style:header-left>
      <style:footer>
        <text:p text:style-name="MP1"><draw:custom-shape text:anchor-type="char" draw:z-index="23" draw:name="Form38" draw:style-name="Mgr1" draw:text-style-name="MP3" svg:width="0.488cm" svg:height="1.546cm" svg:x="11.836cm" svg:y="27.561cm"><text:p text:style-name="MP2"><text:span text:style-name="Header_20_or_20_footer">411</text:span></text:p><text:p text:style-name="MP2"><text:span text:style-name="Header_20_or_20_footer"><text:page-number text:select-page="current">411</text:page-number></text:span></text:p><draw:enhanced-geometry draw:type="0"/></draw:custom-shape><draw:frame draw:style-name="Mfr1" draw:name="Rahmen47" text:anchor-type="char" svg:x="11.836cm" svg:y="27.561cm" svg:width="0.487cm" draw:z-index="0"><draw:text-box fo:min-height="0cm"><text:p text:style-name="MP2"><text:span text:style-name="Header_20_or_20_footer">411</text:span></text:p><text:p text:style-name="MP2"><text:span text:style-name="Header_20_or_20_footer"><text:page-number text:select-page="current">411</text:page-number></text:span></text:p></draw:text-box></draw:frame></text:p>
      </style:footer>
      <style:footer-left>
        <text:p text:style-name="MP1"><draw:custom-shape text:anchor-type="char" draw:z-index="6" draw:name="Form39" draw:style-name="Mgr1" draw:text-style-name="MP3" svg:width="0.489cm" svg:height="1.546cm" svg:x="11.836cm" svg:y="27.561cm"><text:p text:style-name="MP2"><text:span text:style-name="Header_20_or_20_footer">411</text:span></text:p><text:p text:style-name="MP2"><text:span text:style-name="Header_20_or_20_footer"><text:page-number text:select-page="current">410</text:page-number></text:span></text:p><draw:enhanced-geometry draw:type="0"/></draw:custom-shape></text:p>
      </style:footer-left>
    </style:master-page>
    <style:master-page style:name="Converted27" style:page-layout-name="Mpm15" draw:style-name="Mdp1">
      <style:header>
        <text:p text:style-name="MP1"><draw:custom-shape text:anchor-type="char" draw:z-index="25" draw:name="Form40" draw:style-name="Mgr1" draw:text-style-name="MP3" svg:width="4.964cm" svg:height="0.408cm" svg:x="5.906cm" svg:y="4.479cm"><text:p text:style-name="MP2"><text:span text:style-name="Header_20_or_20_footer">LORD WILLIAM </text:span><text:span text:style-name="Header_20_or_20_footer_20__2b__20_10_20_pt_2c_Bold">BENTEVCK</text:span></text:p><draw:enhanced-geometry draw:type="0"/></draw:custom-shape><draw:frame draw:style-name="Mfr1" draw:name="Rahmen49" text:anchor-type="char" svg:x="5.906cm" svg:y="4.479cm" svg:width="4.964cm" draw:z-index="0"><draw:text-box fo:min-height="0cm"><text:p text:style-name="MP2"><text:span text:style-name="Header_20_or_20_footer">LORD WILLIAM </text:span><text:span text:style-name="Header_20_or_20_footer_20__2b__20_10_20_pt_2c_Bold">BENTEVCK</text:span></text:p></draw:text-box></draw:frame></text:p>
      </style:header>
      <style:header-left>
        <text:p text:style-name="MP1"><draw:custom-shape text:anchor-type="char" draw:z-index="26" draw:name="Form41" draw:style-name="Mgr1" draw:text-style-name="MP3" svg:width="4.964cm" svg:height="0.408cm" svg:x="5.906cm" svg:y="4.479cm"><text:p text:style-name="MP2"><text:span text:style-name="Header_20_or_20_footer">LORD WILLIAM </text:span><text:span text:style-name="Header_20_or_20_footer_20__2b__20_10_20_pt_2c_Bold">BENTEVCK</text:span></text:p><draw:enhanced-geometry draw:type="0"/></draw:custom-shape></text:p>
      </style:header-left>
      <style:footer>
        <text:p text:style-name="MP1"><draw:custom-shape text:anchor-type="char" draw:z-index="28" draw:name="Form42" draw:style-name="Mgr1" draw:text-style-name="MP3" svg:width="0.493cm" svg:height="0.773cm" svg:x="11.882cm" svg:y="26.666cm"><text:p text:style-name="MP2"><text:span text:style-name="Header_20_or_20_footer"><text:page-number text:select-page="current">413</text:page-number></text:span></text:p><draw:enhanced-geometry draw:type="0"/></draw:custom-shape><draw:frame draw:style-name="Mfr1" draw:name="Rahmen51" text:anchor-type="char" svg:x="11.882cm" svg:y="26.666cm" svg:width="0.492cm" draw:z-index="0"><draw:text-box fo:min-height="0cm"><text:p text:style-name="MP2"><text:span text:style-name="Header_20_or_20_footer"><text:page-number text:select-page="current">413</text:page-number></text:span></text:p></draw:text-box></draw:frame></text:p>
      </style:footer>
      <style:footer-left>
        <text:p text:style-name="MP1"><draw:custom-shape text:anchor-type="char" draw:z-index="30" draw:name="Form43" draw:style-name="Mgr1" draw:text-style-name="MP3" svg:width="0.493cm" svg:height="0.773cm" svg:x="11.882cm" svg:y="26.666cm"><text:p text:style-name="MP2"><text:span text:style-name="Header_20_or_20_footer"><text:page-number text:select-page="current">412</text:page-number></text:span></text:p><draw:enhanced-geometry draw:type="0"/></draw:custom-shape></text:p>
      </style:footer-left>
    </style:master-page>
    <style:master-page style:name="Converted28" style:page-layout-name="Mpm16" draw:style-name="Mdp1" style:next-style-name="Converted27">
      <style:header>
        <text:p text:style-name="MP6"/>
      </style:header>
      <style:footer>
        <text:p text:style-name="MP6"/>
      </style:footer>
    </style:master-page>
    <style:master-page style:name="Converted29" style:page-layout-name="Mpm15" draw:style-name="Mdp1">
      <style:header>
        <text:p text:style-name="MP6"/>
      </style:header>
      <style:header-left>
        <text:p text:style-name="MP6"/>
      </style:header-left>
      <style:footer>
        <text:p text:style-name="MP1"><draw:custom-shape text:anchor-type="char" draw:z-index="63" draw:name="Form44" draw:style-name="Mgr2" draw:text-style-name="MP3" svg:width="16.924cm" svg:height="0.387cm" svg:x="11.882cm" svg:y="27.192cm"><text:p text:style-name="MP11"><text:span text:style-name="Header_20_or_20_footer">414<text:tab/></text:span><text:span text:style-name="Header_20_or_20_footer"><text:page-number text:select-page="current">415</text:page-number></text:span></text:p><draw:enhanced-geometry draw:type="0"/></draw:custom-shape></text:p>
      </style:footer>
      <style:footer-left>
        <text:p text:style-name="MP1"><draw:custom-shape text:anchor-type="char" draw:z-index="31" draw:name="Form45" draw:style-name="Mgr2" draw:text-style-name="MP3" svg:width="16.92cm" svg:height="0.387cm" svg:x="11.882cm" svg:y="27.192cm"><text:p text:style-name="MP11"><text:span text:style-name="Header_20_or_20_footer">414<text:tab/></text:span><text:span text:style-name="Header_20_or_20_footer"><text:page-number text:select-page="current">416</text:page-number></text:span></text:p><draw:enhanced-geometry draw:type="0"/></draw:custom-shape><draw:frame draw:style-name="Mfr1" draw:name="Rahmen54" text:anchor-type="char" svg:x="11.882cm" svg:y="27.192cm" svg:width="16.921cm" draw:z-index="0"><draw:text-box fo:min-height="0cm"><text:p text:style-name="MP11"><text:span text:style-name="Header_20_or_20_footer">414<text:tab/></text:span><text:span text:style-name="Header_20_or_20_footer"><text:page-number text:select-page="current">416</text:page-number></text:span></text:p></draw:text-box></draw:frame></text:p>
      </style:footer-left>
    </style:master-page>
    <style:master-page style:name="Converted30" style:page-layout-name="Mpm15" draw:style-name="Mdp1">
      <style:header>
        <text:p text:style-name="MP6"/>
      </style:header>
      <style:header-left>
        <text:p text:style-name="MP6"/>
      </style:header-left>
      <style:footer>
        <text:p text:style-name="MP1"><draw:custom-shape text:anchor-type="char" draw:z-index="32" draw:name="Form46" draw:style-name="Mgr1" draw:text-style-name="MP3" svg:width="0.481cm" svg:height="0.773cm" svg:x="12.263cm" svg:y="27.307cm"><text:p text:style-name="MP2"><text:span text:style-name="Header_20_or_20_footer"><text:page-number text:select-page="current">419</text:page-number></text:span></text:p><draw:enhanced-geometry draw:type="0"/></draw:custom-shape><draw:frame draw:style-name="Mfr1" draw:name="Rahmen55" text:anchor-type="char" svg:x="12.263cm" svg:y="27.307cm" svg:width="0.482cm" draw:z-index="0"><draw:text-box fo:min-height="0cm"><text:p text:style-name="MP2"><text:span text:style-name="Header_20_or_20_footer"><text:page-number text:select-page="current">419</text:page-number></text:span></text:p></draw:text-box></draw:frame></text:p>
      </style:footer>
      <style:footer-left>
        <text:p text:style-name="MP1"><draw:custom-shape text:anchor-type="char" draw:z-index="34" draw:name="Form47" draw:style-name="Mgr1" draw:text-style-name="MP3" svg:width="0.482cm" svg:height="0.773cm" svg:x="12.263cm" svg:y="27.307cm"><text:p text:style-name="MP2"><text:span text:style-name="Header_20_or_20_footer"><text:page-number text:select-page="current">418</text:page-number></text:span></text:p><draw:enhanced-geometry draw:type="0"/></draw:custom-shape></text:p>
      </style:footer-left>
    </style:master-page>
    <style:master-page style:name="Converted31" style:page-layout-name="Mpm17" draw:style-name="Mdp1" style:next-style-name="Converted30">
      <style:footer>
        <text:p text:style-name="MP1"><draw:custom-shape text:anchor-type="char" draw:z-index="35" draw:name="Form48" draw:style-name="Mgr2" draw:text-style-name="MP3" svg:width="16.895cm" svg:height="0.387cm" svg:x="11.857cm" svg:y="27.153cm"><text:p text:style-name="MP12"><text:span text:style-name="Header_20_or_20_footer">416<text:tab/></text:span><text:span text:style-name="Header_20_or_20_footer"><text:page-number text:select-page="current">417</text:page-number></text:span></text:p><draw:enhanced-geometry draw:type="0"/></draw:custom-shape></text:p>
      </style:footer>
    </style:master-page>
    <style:master-page style:name="Converted32" style:page-layout-name="Mpm8" draw:style-name="Mdp1" style:next-style-name="Converted2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date>2023-03-14T20:36:32.024000000</dc:date>
    <meta:editing-duration>PT3H13M1S</meta:editing-duration>
    <meta:editing-cycles>1</meta:editing-cycles>
    <meta:document-statistic meta:table-count="0" meta:image-count="0" meta:object-count="0" meta:page-count="42" meta:paragraph-count="2066" meta:word-count="19384" meta:character-count="100865" meta:non-whitespace-character-count="83873"/>
  </office:meta>
</office:document-meta>
</file>